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135cm" fo:margin-left="0cm" fo:margin-right="0.155cm" table:align="margins"/>
    </style:style>
    <style:style style:name="Táblázat1.A" style:family="table-column">
      <style:table-column-properties style:column-width="3.161cm" style:rel-column-width="25466*"/>
    </style:style>
    <style:style style:name="Táblázat1.B" style:family="table-column">
      <style:table-column-properties style:column-width="4.974cm" style:rel-column-width="40069*"/>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Frame_20_contents">
      <style:paragraph-properties fo:text-align="center" style:justify-single-word="false"/>
    </style:style>
    <style:style style:name="P4" style:family="paragraph" style:parent-style-name="Text_20_body">
      <style:paragraph-properties fo:break-before="page"/>
    </style:style>
    <style:style style:name="P5" style:family="paragraph" style:parent-style-name="Frame_20_contents">
      <style:paragraph-properties fo:margin-top="0.199cm" fo:margin-bottom="0.21cm" fo:text-align="center" style:justify-single-word="false"/>
    </style:style>
    <style:style style:name="P6"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7"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8"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9"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justify" style:justify-single-word="false"/>
    </style:style>
    <style:style style:name="P12" style:family="paragraph" style:parent-style-name="Frame_20_contents">
      <style:paragraph-properties fo:text-align="center" style:justify-single-word="false"/>
      <style:text-properties fo:font-style="italic" style:font-style-asian="italic" style:font-style-complex="italic"/>
    </style:style>
    <style:style style:name="P13" style:family="paragraph" style:parent-style-name="Heading_20_1" style:master-page-name="Hajnalvilág_20_tartalom"/>
    <style:style style:name="P14" style:family="paragraph" style:parent-style-name="Text_20_body">
      <style:paragraph-properties fo:margin-left="3.5cm" fo:margin-right="0cm" fo:text-indent="-0.965cm" style:auto-text-indent="false">
        <style:tab-stops/>
      </style:paragraph-properties>
    </style:style>
    <style:style style:name="P15" style:family="paragraph" style:parent-style-name="Text_20_body" style:list-style-name="L3"/>
    <style:style style:name="P16" style:family="paragraph" style:parent-style-name="Heading_20_2" style:master-page-name="">
      <style:paragraph-properties fo:break-before="page"/>
    </style:style>
    <style:style style:name="P17" style:family="paragraph" style:parent-style-name="Text_20_body">
      <style:paragraph-properties fo:margin-left="0.46cm" fo:margin-right="0.575cm" fo:text-indent="0cm" style:auto-text-indent="false"/>
      <style:text-properties fo:font-style="italic" style:font-style-asian="italic" style:font-style-complex="italic"/>
    </style:style>
    <style:style style:name="P18" style:family="paragraph" style:parent-style-name="Text_20_body">
      <style:paragraph-properties fo:margin-left="0.46cm" fo:margin-right="0.575cm" fo:text-indent="0cm" style:auto-text-indent="false" fo:break-before="page"/>
      <style:text-properties fo:font-style="italic" style:font-style-asian="italic" style:font-style-complex="italic"/>
    </style:style>
    <style:style style:name="P19" style:family="paragraph" style:parent-style-name="Text_20_body">
      <style:paragraph-properties fo:margin-left="0.46cm" fo:margin-right="0.575cm" fo:text-indent="0cm" style:auto-text-indent="false">
        <style:tab-stops>
          <style:tab-stop style:position="10.41cm" style:type="center"/>
        </style:tab-stops>
      </style:paragraph-properties>
      <style:text-properties fo:font-style="italic" style:font-style-asian="italic" style:font-style-complex="italic"/>
    </style:style>
    <style:style style:name="P20" style:family="paragraph" style:parent-style-name="Text_20_body" style:list-style-name="L4"/>
    <style:style style:name="P21" style:family="paragraph" style:parent-style-name="Heading_20_1">
      <style:paragraph-properties fo:break-before="page"/>
    </style:style>
    <style:style style:name="P22" style:family="paragraph" style:parent-style-name="Text_20_body">
      <style:text-properties fo:font-style="italic" style:font-style-asian="italic" style:font-style-complex="italic"/>
    </style:style>
    <style:style style:name="P23" style:family="paragraph" style:parent-style-name="Heading_20_4">
      <style:paragraph-properties>
        <style:tab-stops>
          <style:tab-stop style:position="1.379cm"/>
        </style:tab-stops>
      </style:paragraph-properties>
    </style:style>
    <style:style style:name="P24" style:family="paragraph" style:parent-style-name="Heading_20_4">
      <style:paragraph-properties fo:break-before="page"/>
    </style:style>
    <style:style style:name="P25" style:family="paragraph" style:parent-style-name="Text_20_body">
      <style:paragraph-properties fo:text-align="center" style:justify-single-word="false"/>
    </style:style>
    <style:style style:name="P26" style:family="paragraph" style:parent-style-name="Heading_20_3">
      <style:paragraph-properties fo:break-before="page"/>
    </style:style>
    <style:style style:name="P27" style:family="paragraph" style:parent-style-name="Text_20_body">
      <style:paragraph-properties fo:margin-top="0cm" fo:margin-bottom="0.011cm"/>
    </style:style>
    <style:style style:name="P28" style:family="paragraph" style:parent-style-name="Text_20_body" style:list-style-name="L5">
      <style:paragraph-properties fo:margin-top="0cm" fo:margin-bottom="0.011cm"/>
    </style:style>
    <style:style style:name="P29" style:family="paragraph" style:parent-style-name="Text_20_body" style:list-style-name="L5"/>
    <style:style style:name="P30" style:family="paragraph" style:parent-style-name="Heading_20_2">
      <style:paragraph-properties fo:break-before="page"/>
    </style:style>
    <style:style style:name="P31" style:family="paragraph" style:parent-style-name="Text_20_body" style:list-style-name="L6"/>
    <style:style style:name="P32" style:family="paragraph" style:parent-style-name="Text_20_body">
      <style:paragraph-properties fo:text-align="center" style:justify-single-word="false"/>
      <style:text-properties fo:font-style="italic" style:font-style-asian="italic" style:font-style-complex="italic"/>
    </style:style>
    <style:style style:name="P33" style:family="paragraph" style:parent-style-name="Heading_20_2" style:master-page-name="">
      <style:paragraph-properties fo:margin-top="0.019cm" fo:margin-bottom="0.21cm" fo:break-before="page"/>
    </style:style>
    <style:style style:name="P34" style:family="paragraph" style:parent-style-name="Heading_20_3">
      <style:paragraph-properties fo:margin-top="0.019cm" fo:margin-bottom="0.21cm" fo:break-before="page"/>
    </style:style>
    <style:style style:name="P35" style:family="paragraph" style:parent-style-name="Text_20_body" style:list-style-name="L7"/>
    <style:style style:name="P36"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Wingdings" style:font-name-asian="Wingdings" style:font-name-complex="Wingdings"/>
    </style:style>
    <style:style style:name="T4" style:family="text">
      <style:text-properties fo:font-style="normal"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049cm" fo:border="0.002cm solid #ffffff" style:shadow="none">
        <style:columns fo:column-count="0" fo:column-gap="0cm"/>
      </style:graphic-properties>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0"><draw:text-box fo:min-height="3.912cm"><text:h text:style-name="P2" text:outline-level="1">Mondo Aŭrora</text:h></draw:text-box></draw:frame><draw:frame draw:style-name="fr2" draw:name="Keret5" text:anchor-type="paragraph" svg:width="4.987cm" draw:z-index="1"><draw:text-box fo:min-height="1.194cm"><text:p text:style-name="P3">Fondaĵo Hajnalvilág<text:line-break/>2009</text:p></draw:text-box></draw:frame></text:p>
      <text:p text:style-name="P4"><draw:frame draw:style-name="fr2" draw:name="Keret8" text:anchor-type="paragraph" svg:width="5.674cm" draw:z-index="3"><draw:text-box fo:min-height="1.39cm"><text:p text:style-name="P5"><draw:frame draw:style-name="fr3" draw:name="kép1" text:anchor-type="paragraph" svg:width="1.697cm" svg:height="0.596cm" draw:z-index="4"><draw:image xlink:href="Pictures/10000000000000580000001F0B652353.png" xlink:type="simple" xlink:show="embed" xlink:actuate="onLoad"/></draw:frame>Fondaĵo Hajnalvilág</text:p></draw:text-box></draw:frame><draw:frame draw:style-name="fr4" draw:name="Keret9" text:anchor-type="paragraph" svg:x="1.05cm" svg:y="2.09cm" svg:width="14.898cm" draw:z-index="5"><draw:text-box fo:min-height="10.959cm"><text:p text:style-name="P6">Petoj</text:p><text:list text:style-name="L2"><text:list-item><text:p text:style-name="P7"><text:span text:style-name="T1">Kontinueco</text:span>: ene de la unuopaj ĉapitroj de la libro mi disvolvas mozaikece temojn malpli grandajn, ofte malproksimajn unu de la aliaj, tamen kroĉiĝantajn iel unu al aliaj, tiel ke la ĉapitroj finsume apogas sin unu sur aliaj. Malgraŭ ĉi tiu diskontinua stilo indas do legi ilin laŭ ilia fluo, sen pli grandaj saltoj…</text:p></text:list-item><text:list-item><text:p text:style-name="P7"><text:span text:style-name="T1">Mediokonscio</text:span>: mi ne scias, kio preferindas: legi centpaĝan libron per komputilo (energikonsumo) aŭ printi ĝin (papero). Ĉi-momente mi volus peti vin legi la elektronikan version prefere per malpli konsumaj rimedoj (e-librilo, tekkomputilo), aŭ post printado (laŭeble sur repapero) pludoni ĝin, se ĝi plaĉis al vi.</text:p></text:list-item><text:list-item><text:p text:style-name="P7"><text:span text:style-name="T1">Reago</text:span>: la elektronika versio estas senpage akirebla, kaj se estos ankaŭ presita versio, oni devos pagi nur ties produktokostojn. Kompense mi volus peti de vi reagojn. Vane mi klopodas kun mia plejebla zorgemo elekti la plej gravajn vidpunktojn kaj trapensi ilin, mia scio estas limigita kaj mia verko respegulas nur unu vidangulon. Min interesus ĉiaj ideoj, subtenaj aŭ kontraŭaj opinioj, kiujn mi atendas al la retpoŝta adreso kl [heliko] hajnalvilag [punkto] hu. La retpoŝtan adreson de la sendinto mi ne uzos por alia celo kaj konservos ĝin ekskluzive en okazo, se oni petos min por tio.</text:p></text:list-item><text:list-item><text:p text:style-name="P7"><text:span text:style-name="T1">Kunagado</text:span>: aparte min interesus ĉiuspecaj proponoj, kiuj rilatas al la efektivigo de la vojplano de Mondo Aŭrora.</text:p></text:list-item><text:list-item><text:p text:style-name="P7"><text:span text:style-name="T1">Lingvo</text:span>: la celo de Mondo Aŭrora estas krei tutteran strukturon, kiu uzas Esperanton kiel komunan lingvon. Konforme al tio pretiĝis la esperantigo de la libro, kiu tradukeblas en aliajn naciajn lingvojn kun unusola kondiĉo: la libro publikigeblas ekskluzive en formo dulingva, kun la Esperanta vortumo maldekstre; kaj tio validas ankaŭ por la hungara varianto. Esceptita estas kompreneble la Esperanta versio, kiu eldoneblas ankaŭ memstare.</text:p></text:list-item></text:list><text:p text:style-name="P8">Dankon</text:p><text:p text:style-name="P9"><text:tab/>Kedves Loránd</text:p></draw:text-box></draw:frame><draw:frame draw:style-name="fr5" draw:name="Keret7" text:anchor-type="paragraph" svg:y="18.83cm" svg:width="8.393cm" draw:z-index="6"><draw:text-box fo:min-height="2.926cm"><table:table table:name="Táblázat1" table:style-name="Táblázat1"><table:table-column table:style-name="Táblázat1.A"/><table:table-column table:style-name="Táblázat1.B"/><table:table-row><table:table-cell table:style-name="Táblázat1.A1" office:value-type="string"><text:p text:style-name="P10">Aŭtoro:</text:p></table:table-cell><table:table-cell table:style-name="Táblázat1.B1" office:value-type="string"><text:p text:style-name="P11">Loránd Kedves, 2008-2009</text:p></table:table-cell></table:table-row><table:table-row><table:table-cell table:style-name="Táblázat1.A2" office:value-type="string"><text:p text:style-name="P10">Tradukis:</text:p></table:table-cell><table:table-cell table:style-name="Táblázat1.B2" office:value-type="string"><text:p text:style-name="P11">Jozefo Horvath</text:p></table:table-cell></table:table-row><table:table-row><table:table-cell table:style-name="Táblázat1.A2" office:value-type="string"><text:p text:style-name="P10">Kontrollegis:</text:p></table:table-cell><table:table-cell table:style-name="Táblázat1.B2" office:value-type="string"><text:p text:style-name="P11">Ottmár Járeb</text:p></table:table-cell></table:table-row><table:table-row><table:table-cell table:style-name="Táblázat1.A2" office:value-type="string"><text:p text:style-name="P10">Lingvo:</text:p></table:table-cell><table:table-cell table:style-name="Táblázat1.B2" office:value-type="string"><text:p text:style-name="P11">Esperanto</text:p></table:table-cell></table:table-row><table:table-row><table:table-cell table:style-name="Táblázat1.A2" office:value-type="string"><text:p text:style-name="P10">Lasta modifo:</text:p></table:table-cell><table:table-cell table:style-name="Táblázat1.B2" office:value-type="string"><text:p text:style-name="P11">11.11.2010</text:p></table:table-cell></table:table-row></table:table><text:p text:style-name="Frame_20_contents"/></draw:text-box></draw:frame></text:p>
      <text:p text:style-name="P4"><draw:frame draw:style-name="fr4" draw:name="Keret3" text:anchor-type="paragraph" svg:x="0.97cm" svg:y="7.68cm" svg:width="15.268cm" draw:z-index="2"><draw:text-box fo:min-height="2.466cm"><text:p text:style-name="P12">En ajna direkto ni ekiras, ni ne evitos fari erarojn dumvoje</text:p><text:p text:style-name="P12">… kaj se ni neas ilin aŭ obstinas pri ili,</text:p><text:p text:style-name="P12">certe ni maltrafos la celon. </text:p></draw:text-box></draw:frame></text:p>
      <text:h text:style-name="P13" text:outline-level="1">Kial?</text:h>
      <text:p text:style-name="Text_20_body"/>
      <text:p text:style-name="Text_20_body">Nia mondo pelata de ĉiopovaj „ekonomiaj procezoj” agonias en akceliĝa ritmo.</text:p>
      <text:p text:style-name="Text_20_body">Ni dividas ĉi tiun planedon kun specioj, de tago al tago malpliiĝantaj, ĵetas ĝiajn resursojn en plirapidiĝanta sinsekvo al gigantaj rubamasegoj, ĝiajn malpuraĵojn en ĉiam pli ofte revomantajn akvojn. En la vivon de la „civilizita homo” ĉiam pli profunde penetras la odoraĉo kaj bruo de maŝinoj; en nia cerbo konkuras produktoj de profesiaj psiĥologoj, kiam ni serĉas respondojn al la demandoj de nia vivo, enkorpiĝantaj en ŝampuoj, lesivoj aŭ aŭtoj. Samspecaj „sciencistoj” trudtamburas politikon en nian ĉiutagon; eĉ tri frazojn ni ne povas elparoli sen uzi „devizon jam okupitan” de iu partio; el ĉiuj pli gravaj temoj fariĝas „komunikaĵo de proparolanto” – kies kernon konsistigas ne la senco de la frazoj sed la taksita nombro de esperataj voĉdonantoj. </text:p>
      <text:p text:style-name="Text_20_body">Niajn interhomajn kontaktojn analizas ĉiam pli subtilaj algoritmoj kaj ne plu gravas, eĉ ke oni legas niajn leterojn, se la „servo” estas cetere „senpaga”. Ni konatiĝas kaj amikiĝas el distanco de cent, mil kilometroj, sed ĉiam malpli ni konas la homojn tuŝe apudestantajn, kiuj dividas kun ni la teron, aeron, nutraĵon kaj vivon – sen paroli ja pri kompreno, tuŝo, amo.</text:p>
      <text:p text:style-name="Text_20_body">Eĉ se ni ne prozorgas, tamen ni rezigne fleksiĝas sub tiun jugon, kiu mezuras finsume ĉion per mono kaj fermas nin ĉu rekte, ĉu pere de la ĝin servanta kaj teorie nin reprezentanta ŝtato en iun karceron de la senfina ĉeno de bankoj. Nia vivo dividiĝas inter miloj da virtualaj karceroj, indulgon ni ne povas esperi, ja niaj provosoj estas vampiroj vivantaj el nia sango: la impostoj, kreditoj kaj interezoj estas fakte nia vivotempo transformita en monon. </text:p>
      <text:p text:style-name="Text_20_body">Kiel ĉiu organizo, tiel ankaŭ la homaro estas memkonserva sistemo, ĝia imuna sistemo ekfunkciis kaj nun ĝi laboras. Ĝi klopodas formi malgrandajn insulojn ĉirkaŭ bone limigeblaj problemoj, protekti lokajn valorojn: lernejon, rojon, vivulojn. Ĝi provas „ĉelnivele” regeneri sin; plimultiĝas rondoj strebantaj restarigi la internan ekvilibron, harmonion de la homo, ekz. religiaj, spiritaj aŭ rondoj pri kuracherboj, homeopatio, feng-ŝuo.</text:p>
      <text:p text:style-name="Text_20_body">Ĉi tiuj rimedoj havas enorman signifon, sen ili la sistemo – la homa civilizo – eble jam estus kolapsinta sub la premo de la malsano. Kun tio mi tamen opinias, ili solaj servas por konservi kaj kuraci la funkcikapablon de nur unuopaj insuloj, sed ne taŭgas por la bridado de la malsano, resanigo de la sistemo.</text:p>
      <text:p text:style-name="Text_20_body">La nuna homa civilizo troviĝas en stato de sepsemio: la sistemoj organizantaj-certigantaj ĝian propran funkciadon, vivon estas infektitaj: kune kun la nutraĵoj ili saturas ĉion, al kio ili ligiĝas, ankaŭ per veneno. Ne estas do hazarde, ke la menciitaj insuloj devas barakti ne nur kun siaj propraj taskoj, sed ankaŭ kun senĉesa ŝtata-institucia premo. Ĉi tiu stato ne kuraceblas per la eltranĉo de la difektitaj partoj, kun ili ja la tuta organizo pereus.</text:p>
      <text:p text:style-name="Text_20_body">Ekzemplon liveras ankaŭ ĉi-foje la imuna sistemo: la unua paŝo devas esti la rekono de la patogenaj mikroboj. La rekono ne povas resti specifa; por trovi la kaŭzintojn oni devas nepre plurigardi trans la konkretajn fenomenojn, rolantojn, tendencojn. Ekzemple: veneniĝo elvokas inflamon en la hepato, kiu estas kompreneble krita problemo kaj postulas tujan intervenon, sed por la resaniĝo oni devas pluiri kaj identigi la patogenaĵon, fonton de la veneniĝo – sen tio ni estas trudataj al senĉese defenda, retreta lukto, kiun laŭlogike ni perdos, la homa korpo ja ne estas batalkampo kaj ne kapablas normale funkcii en senĉesaj luktoj furiozantaj en ĝia interno. </text:p>
      <text:p text:style-name="Text_20_body"/>
      <text:p text:style-name="P4">La sama analogio validas por la protekto de la medio, naturo, malplimultoj, malavantaĝuloj, maljunuloj, homaj rajtoj kc: ĉiu aparte estas elstare grava tasko, sed izolite ili estas perditaj aferoj. Se ni ne konsciiĝas pri tio, <text:span text:style-name="T1">kial propre necesas la protekto</text:span> de ekz. „niaj konstituciaj rajtoj” kaj ni ne trovas kontraŭrimedon por la radiko de la problemo, tiam bedaŭrinde neeviteble kaj definitive ni perdos la „malsanulon”: la homan civilizon.</text:p>
      <text:p text:style-name="Text_20_body">Kompreneble ni povus diri, ke la vivo ne haltos, la leĝoj de la evolucio pluvalidas; kio neniiĝas, tio ja devas laŭnature neniiĝi. Mi tamen diras, ke ĉi tiu nuntempa mondo homa estas tiu, kiun mia patro, la patro de mia patro, ĉiuj miaj prauloj imagis al si kaj konstruis! (La „patro” ĉi-sence estas la krea ideo, dum la patrino la ĉiutempa ricevanta, koncipiĝanta kaj konservanta ento – ĉi lasta ankaŭ nuntempe estas senŝanĝa, dum la „semo” estas malsana.) Ja vere povas mortigi infekto ĉi tiun mirindan organismon, kadavrovoruloj povas disŝiri ĝin kaj prilabori ĝian korpon kaj tio estas procezo tute konforma al la leĝoj de la naturo. Samtempe estus honte nure algapi kun dorsmetitaj manoj –, eĉ, gvidataj de momentaj interesoj ankaŭ aktive partopreni tion kaj poste konstati kun disetenditaj brakoj, ke „estis ja homoj pli malbonaj ol mi”. </text:p>
      <text:p text:style-name="Text_20_body"><text:span text:style-name="T1">Ni mem estas tiuj,</text:span> kiuj individue kaj kiel specio uzas la rezultojn de la praulaj fortostreĉoj traarkantaj generaciojn, por prirabi, detrui kaj veneni la mondon, kiun ni postlasos al niaj infanoj. Ni scias, sentas tion, sed sub la premo de la amaskomunikiloj gurdantaj nian etecon, senpovecon rezigne ni mansvingas pri la antaŭa frazo kaj ŝaltas la televidilon, aŭ ni daŭrigas nian senesperan lokan batalon defendante iun el la organoj.</text:p>
      <text:p text:style-name="Text_20_body">Ĉi tiu verko temas pri la kaŭzoj de la malsano, pri tio, kiel ĝi estiĝis, kio faras ĝin mortiga, kio kaŝas ĝin for de la imuna sistemo kaj kio vivigas ĝin en la organismo de nia civilizo, kiel eblas identigi kaj apartigi ĝin disde la procezoj de la vivo.</text:p>
      <text:p text:style-name="Text_20_body"/>
      <text:p text:style-name="Text_20_body">Ĝi konsistas el jenaj ĉefpartoj:</text:p>
      <text:p text:style-name="Text_20_body"/>
      <text:p text:style-name="P14"><text:span text:style-name="T2">Fenomenoj</text:span><text:line-break/>kelkaj terenoj prenitaj el nia mondo, kiuj bone ekzemplas la misfunkciadon.</text:p>
      <text:p text:style-name="P14"><text:span text:style-name="T2">Kaŭzoj<text:line-break/></text:span>problemoj kaŝitaj malantaŭ la fenomenoj pelantaj nin al la genero de la listigitaj fenomenoj.</text:p>
      <text:p text:style-name="P14"><text:span text:style-name="T2">La efektiva rolo de la faktoroj de la krizo<text:tab/></text:span><text:line-break/>kio estas la signifo, utilo de tiuj faktoroj, kiujn ni eskapas?</text:p>
      <text:p text:style-name="P14"><text:span text:style-name="T2">Elvojo</text:span><text:line-break/>bazaj pensoj, kiuj povas utili ĉe la ĝusta kunmuntado de la pecoj.</text:p>
      <text:p text:style-name="P14"><text:span text:style-name="T2">Penseroj</text:span><text:line-break/>pensoj naskitaj dum la verkado kaj nur loze rilataj al la temo.</text:p>
      <text:p text:style-name="P14"><text:span text:style-name="T2">Postvorte</text:span><text:line-break/>miaj personaj motivoj. </text:p>
      <text:h text:style-name="Heading_20_1" text:outline-level="1">Fenomenoj</text:h>
      <text:p text:style-name="Text_20_body">Mi babilas kun najbaroj, parencoj, konatoj; spektas televidon, legas. Ĉio, kio venas al mi tra ĉi tiuj kanaloj, sugestas, ke la „situacio pligraviĝas”: kvazaŭ ia obskura potenco peziĝus sur la mondon kaj elpremus antaŭ niaj okuloj el ĝi, el ni la vivon, la feliĉon kaj la tempon liberan kaj reciproke por ni utiligeblan. Ju pli mi cerbumis pri ĉi tiu sento, des pli mi konsciiĝis, ke ĉi tiu imago estas tre preciza, kvankam sufiĉe malhela; do permesu al mi ilustri la okazaĵojn per kelkaj aktualaj ekzemploj. Kompreneble tio baziĝas sur partaj konoj akireblaj ĉe kuireja tablo, sed ankaŭ en posedo de konkretaj informoj mi/ni ne povus esprimi nin pli unusence, temas ja ne pri kulpuloj kaj jurprocesoj, nur pri fenomenoj.</text:p>
      <text:h text:style-name="Heading_20_2" text:outline-level="2">Mono…</text:h>
      <text:p text:style-name="Text_20_body">Nia mondo subiĝis al la regado de la mono. Finfine ĉion ni ŝanĝas en monon, ĉion ni mezuras per ĝi; la realigebleco de ĉiuj niaj planoj dependas de ĝi: „ĉio kaj ĉiu estas aĉetebla, restas nur demandi, kiam kaj por kiom”. Efektive, la supra frazo elvokas en multaj homoj, tiel ankaŭ en mi fortan malaprobon kaj mi ekkrias idealiste-optimisme: tamen ekzistas, kion mi donus, farus por neniom da mono! Kaj mia realema memo respondas: bone, se oni jam promesis miloble pli multe kaj vi same diris neon, ĉu oni ne trovus homon anstataŭ vi, kiu emus entrepreni por samtiom?</text:p>
      <text:p text:style-name="Text_20_body">Ankaŭ la bazo de la valormezurado estas la mono, tiel ĉiuj demandoj decidiĝas finfine en la borso aŭ unu nivelon malpli alte, ĉe la bankoj. Ili estas, kiuj donas aŭ rifuzas fontojn kaj siajn decidojn ili faras ekskluzive surbaze de la antaŭvideblaj riskoj kaj mallong-perspektivaj rendimentoj. Ili eĉ ne povas fari alimaniere, en la donita momento signifas ja konkurencan malavantaĝon ĉiu decido, kiu en la intereso de la postmorgaŭo reduktas la hodiaŭan gajnon, aŭ faras oferojn por mone ne mezureblaj evoluigoj (ekz. ĝusta pritrakto de rubaĵoj, plibonigo de la ĝenerala farto de la laboristoj ks). Rezulte malboniĝas la borsa prijuĝo, falas la akciaj indeksoj, malboniĝas la bankaj kondiĉoj, malvastiĝas la kreditfontoj. Kompreneble la sekvoj de tiaj neraciaj decidoj dum pli-malpli longa tempo traviveblas, sed se la ”ĝenerala financa situacio malboniĝas”, ĉi tiuj firmaoj logike formortadas, aŭ aĉete englutas ilin konkurantoj ne okupiĝantaj pri similaj „akcesoraĵoj” (ekz. kiuj laborigas Hindiajn sklavojn kaj havas, eĉ singarde esprimite, obskuran mediokulturon).</text:p>
      <text:p text:style-name="Text_20_body">La plej timiga eco de tia valormezurado estas, ke por ĝi mankas fiksitaj celoj aŭ oni ne devas ilin atingi. Mankas emo kontentigi ian homan, socian bezonon per utiligo de konvenaj resursoj; nuras la strebo esti finance sukcesa, produkti profiton. Eĉ se oni ne sukcesas atingi la „principan celon”, ne gravas, oni nur ne fiasku je tio. La celo estas ja realigi vendeblajn servojn, minimumigi la kostojn, pliigi la enspezojn.</text:p>
      <text:p text:style-name="Text_20_body">Se evidentiĝas, ke iu servo estas sukcesa, aperos la konkurenco, kiu klopodas doni la saman servon al la sama personrondo; tio neeviteble malpliigas la nombron de alparoleblaj homoj. Sekve la konkurantoj en plena akordo plialtigas la prezon de la servo (kompreneble senĉese konkurencante en la amaskomunikiloj), dum ili reduktas siajn elspezojn (tiel praktike la kvaliton), ĝis ili sinkas al nivelo, kie ni ricevas servon kun apenaŭ akceptebla kvalito sed ankoraŭ pagebla prezo, por kiu pluraj firmaoj konkuras (kaj elspezas sian monon por stultaj reklamoj).</text:p>
      <text:p text:style-name="Text_20_body">Oni komprenu bone: la monopola situacio, do kiam mankas konkurantoj, estas avantaĝa, nur ĝis kiam la firmao efektive koncentras sin al la servo kaj troviĝas ekster la vido de la financa mondo. En la momento, kiam investo, banko, borso venas en vidon, ree ekflamas la konkurso, sed nun jam tute sendepende de ĉiaj materialaj ligiĝoj: gravas ekskluzive la financa plenumo: el kiom da investoj kiom da profito realigeblas; se la negoco bone prosperas, oni devas plivastigi ĝin, se en la aĉetantoj „ankoraŭ troviĝas rezervoj”, oni devas allogi ilin per novaj prezkampanjoj, lertaj plikarigoj ktp). Jen TION oni nomas sukceso el financa vidpunkto!</text:p>
      <text:p text:style-name="Text_20_body"/>
      <text:p text:style-name="P4">Kaj kiu ne sekvas ĉi tiujn regulojn, tiu mem malfermas pordon al konkurenco pli aroganta ol li, por kiu ne gravas principoj. Aĉetanto kiel amasano mezuras per financaj parametroj, aĉetas melonon en supervendejo, vestaĵon de ĉina ĉipvendisto kaj la princip-obea etbutiko fermas sin, la najbaro dungita en kudrejo fariĝas senlabora. </text:p>
      <text:p text:style-name="Text_20_body">Resume: estas mode diri, ni ne estu pesimismaj, ni ne vidu ĉion tiel malhele, ni iom malstreĉu nin. Sed mi diras: ni ne malstreĉu nin, ĉar la malbono estas ja pli granda! Aliflanke estas dolĉe trankvilige „trovi la respondeculon”, demonstri, ke XY estas kulpa pri malversacio, koluzia komerco, ofica preterlaso ktp kaj merite puni lin. La sistemo mem kaj la procezoj gvidataj de ĝi ne havas respondeculojn ligeblajn al personoj. Multe pli da deliktoj ni ĉiuj faras ol publike videblas (ekde la komplica rideto pri fakturoj ĝis la reciproka okulumo de gvidantoj pri multaj milionoj) sub premo, al kiu ni ne povas kontraŭstari.</text:p>
      <text:p text:style-name="Text_20_body">Ni ĉiuj kune konsistigas ĉi tiun potencan sistemon, sub kies egido ni trudas unu la aliajn en ĉiam pli malfacilan situacion. Jes ja, ekzistas kulpuloj, kiuj konscie parazitas sur homaj suferoj, havante potencon ordonas al aliuloj neniigi iliajn kontraŭulojn: mafianoj, teroristoj, „spiritaj” kaj ŝtataj gvidantoj; la homo restas sama, diferencas nur la historia rolo. Sed ili estas tro malmultaj por tio, ke ni povus nomi ilin vere respondecaj; respondecaj estas ni mem, kiuj konsistigas ĉi tiun sistemon kaj ebligas tiel, por kelkaj subevoluintaj animoj, direkti aliulojn.</text:p>
      <text:p text:style-name="Text_20_body">La afero similas al ĉevalĉaro. Dum nia historio tra longa tempo ni havis la feliĉon sperti, ke la koĉeroj pli-malpli frue misuzas sian potencon, ĉu ili estas reĝo, prezidanto, partiestro, oficeja ĉefo aŭ provoso. La „granda generacio” do decidis rifuzi la tutan sistemon, elĉariĝis kaj foriris pluki florojn. Kiam evidentiĝis, ke tiel la ĉaro haltas, jam neniu residiĝis sur la sidboko, oni cedis la kondukilojn al la ĉevaloj – dirante, ke ili (la „libera”merkata ekonomio) obeos siajn leĝojn, kaj sekvos el tio nenia pli granda malbono. La ordono estas: hot! ha! hot!, difinita direkto ne estas, ni ĝojas, ke la markoŝtonoj postlasiĝas unu post aliaj (kreskas la malneta enlanda produkto). Sed la ĉevaloj ne antaŭvidas longdistance, la ĉaro pasas inter manĝoj kaj trinkoj laŭ tio, ĉu la ĉevaloj estas ĝuste malsataj aŭ soifaj kaj ĉe danĝero ili panike kuras en direkto, kiu en la aktuala momento ŝajnas pli sekura. Nuntempe de tago al tago kreskas la danĝero, ke nia tuttera civilizo fariĝos malstabila (pro la difektoj de la homa kaj natura medioj vivtenantaj ĝin), kvazaŭ la rivereto, kiun ni kutime trapasas, estus ŝveliĝinta. La ĉevaloj timas, puŝtiradas la ĉaron, la tempo, dum oni povas transbordiĝi, ĉiam malpliiĝas. Por transpasi oni devas iri en direkto, kiu estas por la ĉevaloj certe pli malbona ol iu ajn alia: rekte en la akvon. <text:span text:style-name="T1">Per si mem ili neniam iros tiudirekte,</text:span> la tempo de saviĝo baldaŭ konsumiĝos, kaj la akvo eble kaptos kun si la ĉaron. Ni ne havas alian elekton: la Homo (post kiam li alfrontos la kaŭzon de sia eskapo kaj prilaboros siajn misajn motivojn) devos residiĝi sur la sidboko, repreni la kondukilojn en siajn manojn, ĉar li sola posedas la donacon de antaŭvido kaj kredo pri la estonteco.</text:p>
      <text:h text:style-name="Heading_20_2" text:outline-level="2">Financa krizo</text:h>
      <text:p text:style-name="Text_20_body">Bone vestitaj, seriozaj fakspertuloj klarigas, kio okazas nuntempe en la mondo, ne malmultaj el ili mem estis partoprenintoj, kreintoj kaj gajnintoj de tiu ludo, kiu nun ŝajnas fali. Ni vidu mian interpreton.</text:p>
      <text:p text:style-name="Text_20_body">La mono ebligis origine la abstraktadon de la valoro de la produktitaj bonoj, t.e. la greno produktita de mi iĝis ŝanĝebla al pano, fromaĝo, martelo produktitaj de iu alia, sen neceso marĉandi ĉe ĉiu interŝanĝo. Helpe de la mono mi povas akiri eĉ produktojn de homoj, kiuj momente ne bezonas la bonojn produktitajn de mi.</text:p>
      <text:p text:style-name="Text_20_body"/>
      <text:p text:style-name="P4">Alte organizita civilizo havas pli perspektivan vidon kaj efektivigas investojn; ĉi tiuj estas agadoj, kiuj aktuale ne alportas profiton, mankas „produkto”, kiun oni povus interŝanĝi por la nun foruzataj resursoj; profito estiĝos nur pli malfrue, kaj por ĝi necesas „kredito”. Se la mono ankaŭ plue reprezentus bonojn, la interrilato estus rekta: mi pretas investi kvin monatojn da laboro en entreprenon, kies produktoj servos poste por mia aŭ aliula utilo laŭ la mezuro, kiel ili kovros miajn fortostreĉojn.</text:p>
      <text:p text:style-name="Text_20_body">La sistemon venenas tamen la inventaĵo de maldiligentuloj: la interezo. Ĝi estis origine la laborprezo de homo „negocanta” per riĉfontoj. Li alportas ne la rezulton de sia laboro en la plenumon de la tasko sed zorgas pri tio, ke la diversaj faktoroj necesaj por la investo estu disponeblaj en la konvenaj loko kaj tempo, haviĝu laboristoj, manĝo kaj trinko, krudmaterialo ktp. Ĉi tiujn donas (aĉetas per sia mono) la posedanto de riĉfontoj, la investanto, proprietulo esperante, ke lia investo repagiĝos, kaj poste li gajnos el ĝi pli da mono.</text:p>
      <text:p text:style-name="Text_20_body">La akumulita mono ebligas, ke la kreditoro kaj la entreprenisto apartiĝu unu de la alia. La entreprenisto ne povas realigi sian ideon, ja aktuale li ne havas sufiĉan monon por produkti estonte bonojn, kiuj kovros poste la komencan investon, li bezonas do la helpon de kreditoro. La kreditoro dividas per sia mono la riskon de la entreprenisto, tial (kvankam efektivan laboron li tute ne alportas en la sistemon) li kalkulas interezon.</text:p>
      <text:p text:style-name="Text_20_body">Tragike estas en ĉi tiu ludo, ke la kreditoro funkcias ne kiel servanto, kies tasko estus racie grupigi la resursojn, do disponigi fontojn, dividi la riskojn kaj kompense dividi la gajnon, por ke la entreprenisto produktanta realajn bonojn laŭeble plej bone profitu. Male, la kreditoro konsideras la interezon sia propra gajno, kiun li ne devas returni en la produktadon, malkiel „bona mastro” kaj „proprietulo”. Konforme al tio, ju pli da mono disponas la kreditoro, en des pli da entreprenoj li povas eniri, des pli da profito li povas noti al si, kiun li povas refoje alprunti kiel krediton. Tiel do ĉiuj rolantoj de la financaj procezoj estas interesitaj en tio, ke laŭeble plej multe da mono cirkulu, kiu deprunteblas kiel kredito kaj el kiu kontinue rikolteblas interezogajno.</text:p>
      <text:p text:style-name="Text_20_body">Pro tio ne estas mirinde, ke naskiĝas la regulo, laŭ kiu banko povas alprunti pli da mono, ol ĝi disponas, ĉar la produktanto ja iel aŭ tiel repagos ĝin, kaj la profito de la banko estas la interezo. Ties maniero kaj grandeco estas kompreneble kontinue kontrolataj de inspektaj organoj, sed kiom serioza povas esti tia kontrolo, kiam komuna intereso de ĉiuj partneroj estas la kreskigo de la kvanto de la cirkulanta mono (pli ĝuste la kredita mono)? Naskiĝas manieroj lerte pretergliti la regulojn de la deviga rezervigo, respektive la bankoj ĉiam malpli ekzamenas la efektivan repagan kapablon de la kreditprenantoj, ja ĉiu forinto, dolaro, eŭro, kiuj ripozas en la monŝrankoj de la banko, estas perdo, ili ja ne rentumas. Ekserpentumas diabla spiralo, fine de kiu la kvanto de mono traktata de la financa mondo multoble (en centa grandoklaso) superas la sumon de la disponeblaj valoroj.</text:p>
      <text:p text:style-name="Text_20_body">Hodiaŭ ĉiuj niaj agadoj baziĝas sur mono: ni ricevas monon por la plenumita laboro, pagas monon en vendejo. Je ĉiutaga nivelo la mono funkcias kiel normala valorportanto; kiu havas relative malmulte da ĝi, ankaŭ tiu povas regi per ĝi sian vivon. Ni ĉiuj kredas, ke ni povas aĉeti panon en la vendejo, ricevas gason kaj elektron, se konvenan parton de nia salajro ni elspezas por ili. Ĉi tiu nia kredo komuna tenas en movo la realan, ĉiutagan vivon.</text:p>
      <text:p text:style-name="Text_20_body">Samtempe la organizoj, en kies mano akumuliĝis terure grandaj havaĵoj, venis en tute nerealan situacion. Kalkulante per la nunaj kurzoj ili povus aĉeti la duonon de la planedo, eble eĉ la tutan, sed ekzistas aliaj centoj, kiuj povus same fari. La kovro de la havaĵo troviĝanta en ilia mano praktike ne ekzistas. Se ili komencus aĉeti, ankaŭ la aliaj komencus aĉeti, kaj proponante unu kontraŭ la aliaj ili suprenpelus la prezojn, falegus la valoro de la mono, ĝis krevus ĉi tiu terura baloneto. Sed kio okazus, se la prezoj subite plialtiĝus plurcentoble? Kompreneble ankaŭ la salajrojn oni devus konforme plialtigi, la kostoj de investoj flugus en la ĉielon, responde plialtiĝus la interezoj ktp – la fina rezulto estus totala ĥaoso.</text:p>
      <text:p text:style-name="P4">Por eviti ĝin, la bankoj „kuracas” nuntempe la ŝanceliĝintan fidon per kreo de terura kvanto da pli nova fabelmono. Pli klare: kiam banko devas alfronti, ke post ĝiaj kreditoj ne ekzistas kovro, eldonis ĉiun monon havatan en sia mano kaj ne rericevos ĝin pro la simpla kaŭzo, ke ne ekzistas en la sistemo tiom da produktitaj aŭ produktotaj valoraĵoj, kiuj efektive alportus la pretendatan interezprofiton, tiam la ŝtato diras: jes ja, jen al vi la mono, kiu nun mankas al vi. Estas evidente, ke ankaŭ post ĉi tiu mono ne sidas reala valoro, la mankantan muron oni ŝajnigas per tapeto, ĝi ja aspektas simile. Ne ekzistas alia maniero eviti la ĥaoson, sed ĉi tiu „interveno” restigas en vivo, eĉ plunutras tiun sistemon, kiu kondukis al tiel malfeliĉa stato, kaj kiu havas nenian internan motivon elrampi el ĉi tiu marĉo.</text:p>
      <text:h text:style-name="Heading_20_2" text:outline-level="2">Periodaj militoj</text:h>
      <text:p text:style-name="Text_20_body">La buŝe kaj ankaŭ skribe tradiciita historio de la homaro egale atestas pri tio, ke spite nian evoluon en regulaj tempospacoj ni „aranĝas” militojn, dum kiuj (rezulte de nia evoluo) en ĉiam pli granda nombro ni neniigas niajn samspecianojn, kiuj persone neniel damaĝis al ni krom tio, ke post siaj armiloj celitaj al ni ili volus resti vivaj. Post la ĉeso de la bataloj naskiĝas kortuŝaj artaĵoj pri la sensenceco de la murdado, heroeco, sinofero kaj pri la amo al la vivo, kaj post kelka tempo denove ĉio rekomenciĝas ĉiufoje en tia grado de organiziteco, kiun ni aktuale atingis: tribo, landoj, ŝtataliancoj, fine en formo de mondmilitoj.</text:p>
      <text:p text:style-name="Text_20_body">Ni faras tion malgraŭ la fakto, ke ni scias: individue ni estas nek fizike nek spirite pli evoluintaj ol la homoj de la pli fruaj generacioj; niajn pli bonajn ĝeneralajn kondiĉojn ni povas danki ekskluzive al tiu akumulita scio kaj organiziteco, kiun de tempo al tempo ni forviŝadas. Eĉ pli, „defende de la interesoj de la organizo” (familio, tribo, nacio, religio), sen personaj motivoj ni neniigas la vivon unu de la aliaj.</text:p>
      <text:p text:style-name="Text_20_body">Ĉi tiu tendenco ŝajnas interrompiĝi niaepoke, ja nediskuteble, la lasta mondmilito okazis antaŭ pli ol duonjarcento, sed sub la surfaco laboras la samaj detruaj fortoj kiel antaŭe kun la diferenco, ke nun ne spektaklece, sur batalkampoj ni murdas unu la aliajn sed sur la tutteraj ekonomiaj, politikaj, religiaj batalkampoj; aŭ kaŝrimede, post la kulisoj iras milito „kontraŭ la terorismo” en ĉiuj punktoj de la mondo. Niaj nocioj restas senŝanĝaj, ankaŭ plu ni pentras ĉion ruĝa kaj blua, la batalo estas fiksita en la statutoj de ĉiuj niaj sistemoj, kaj dume definitive ni detruas nian propran vivospacon.</text:p>
      <text:p text:style-name="Text_20_body">La principa problemo estas delonge konata, nenombreblaj libroj estas jam verkitaj pri ĝi (kun seniluziige malmulta efiko) – nur kelkaj el la de mi konataj: Ernest Callenbach: Ecotopia (1975), Daniel Quinn: Izmael (1992), David C. Korten: Mondregado de financaj societoj (1995), Soros, György: Krizo de la tutmonda kapitalismo (1998). Sed la por mi plej klaran analizon donis la libro de Helmut Creutz: Monsindromo (1995). Li klarigas per tre simplaj kalkuloj, kiel garantias la neklarigiteco de la nocio de la mova-organiza forto de nia civilizo, la mono (samtempe rimedo por resursotransigoj, individua rezervokreo kaj kreditado) la estiĝon kaj eksponentan kreskon de havaĵaj diferencoj.</text:p>
      <text:p text:style-name="Text_20_body">El tio jam unusence demonstreblas, kiel la nocio de la mono kaj proprieto, la rilato de la membroj de la socio al la mono praktike neprigas la neregeblan kreskon de ekonomiaj-sociaj distancoj inter la individuoj kaj la netolerebliĝon de la akompana streĉo – kaj sekve la militojn. Se oni sukcesas ŝovi la respondecon al „ekstera malamiko”, eksplodas milito (kiu alportas eksteran, divideblan „proprieton” en la sistemon por la venkinto kaj samgrade malriĉigas la perdinton), se ne, tiam ekflagras revolucio, en kiu refoje (deklarita, kvankam karakterize ne atingata) celo estas la egala divido de bonoj. Ambaŭ eventoj sekvigas grandegan detruon en la proviza sistemo, t.e. ne eblas tuj ree akumuli resursojn (proprieton), sed en la intereso de la vivrestado ili devas esti disponigataj por la efektivigo de tujnepraj celoj (nutroproduktado, loĝebligo, trafiko, instruado, sansistemo,…), kaj tio portempe redirektas la monon en la rolon de transiganto de resursoj.</text:p>
      <text:p text:style-name="Text_20_body"/>
      <text:p text:style-name="P4">Sed kun la restarigo de la ordo tuj komenciĝas erozio: akumulado de havaĵoj, kreditoj, interezoj, financoj – la streĉo ree komencas kreski.</text:p>
      <text:p text:style-name="Text_20_body">Ĉu povas malpravigi ĉi tiun teorion la fakto, ke la dua mondmilito estis la lasta „granda kaj sanga” amasmurdado en nia historio? Laŭ mia opinio ne, temas nur pri tio, ke la mondo ŝanĝiĝis, kaj estiĝis nova mirinda rimedo: la moderna demokratio. </text:p>
      <text:p text:style-name="Text_20_body">La signifo de la vorto demokratio estas: popolregado, sed fakte apenaŭ ĝi havas ion komunan kun ĉi tiu signifo, ja la nocio de la „popolo”, samkiel tiu de la „regado”, fariĝas tuj malklara ĉe pli grandaj mezuroj ol civito, homgrupo formanta rektan vivkomunumon kun samaj religio, lingvo kaj genta aparteno. La moderna demokratio estas nenio alia ol apartigo de la praktika (financa) potenco disde la videbla (politika) potenco kun organizado de periodaj, reguligitaj „internaj militoj” por la ellaso de la akumulitaj sociaj streĉoj, kion oni nomas parlamentaj elektoj.</text:p>
      <text:p text:style-name="Text_20_body">Dume la regado de la posedantoj de la praktika potenco (bankoj, investistoj) estas seninterrompa, eĉ… Ni vidu simplan ekzemplon: la populareco de la politikaj partioj multe dependas de ilia apero en la amaskomunikiloj: reklamoj, fakspertuloj, konsilantoj, enketoj – la diskonigo havas potencan kaj tre multekostan industrion. La posedantoj de la amaskomunikiloj estas kompreneble ne politikistoj (por la defendo de la demokratio), sed „civilaj” potenculoj, esence la samaj, kiuj donas monon al la partioj por tio, ke ili financu siajn kampanjojn. Kaj la politikistoj diligente reklamas, aĉetas fakspertulojn, televidajn reklamojn, afiŝojn kaj programtempon kaj tiel <text:span text:style-name="T1">ili pagas la subvencion al tiuj, de kiuj ili ricevis ĝin</text:span> – kun la diferenco, ke dume ili fariĝis devontigitoj.</text:p>
      <text:p text:style-name="Text_20_body">Ĉi tiu solvo estas cetere fakte grandega antaŭenpaŝo kompare kun la pli fruaj sangaj revolucioj: la infrastrukturo kaj scio akumulitaj en la produkta periodo ja ne damaĝiĝas, ne okazas vana homofero. La milito pludaŭras en milda formo, sed ĝuste pro tio ĝi perdas ankaŭ sian pli fruan bonefikan influon: ne forviŝas la fakturojn, kreditojn kaj ŝparojn, la financaj sistemoj ne devas esti refunkciigataj de nulo. Ne estiĝas urĝe kaj nepre solvendaj taskoj, kiujn oni ne povas ŝajnigi, forkovri per kontraktoj, eksterfirmaigi, antaŭkalkule bankrotigi ktp, ĉar ili unusence, rekte efikas al la vivokvalito, perspektivoj de la partoprenantoj.</text:p>
      <text:p text:style-name="Text_20_body">Tio memorigas pri riveroreguligo, kiu kvankam ŝirmas la homan infrastrukturon, tamen senigas la ŝirmatajn kampojn je nutrosubstancoj venantaj kune kun la inundoj, kio longdaŭre postsekvigos la elĉerpiĝon de la grundo – sekve malebligos la produktadon, kvankam la rimedaro restas netuŝita. Klaralingve: la ĉiam pliiĝanta streĉo incitita de financaj nepraĵoj, havaĵaj diferencoj ne malaperas el la sistemo kaj fariĝas neregebla eĉ por la elpensintoj de la reguloj.</text:p>
      <text:p text:style-name="Text_20_body">Por pli-malpli longa tempo iluzieblas la „reganta popolo” per la imagobildo de la „konsumula socio”, sed la planedo suferas gravan difekton pro tio. Per fabelecaj kreditoj poste per ŝtata ŝtopado de la estiĝintaj breĉoj kreeblas ja la monkvanto postulata de la rigora matematiko, sed estas ĉiam pli malfacile konservi la ŝajnon, ke ĉio ĉi ankoraŭ reprezentas iaspecan konkretan valoron, produkton. Per sekretservaj metodoj eblas gvidi tutteran militon kontraŭ nevidebla malamiko, kiu vivante ie en formonda anguleto, inter teruraj vivcirkonstancoj, ekmalamis la altruditan, por li nur malavantaĝan pensmanieron kaj levis sin por venĝo. Oni povas marŝi kun arsenalo sufiĉa por la neniigo de la duonmondo kontraŭ Irako, Irano kaj ankaŭ Nord-Koreio, kiu skuas siajn pugnojn el sia tukvasta teritorio preskaŭ „kontraŭ la tuta civilizo”.</text:p>
      <text:p text:style-name="Text_20_body"><text:span text:style-name="T1">La milito iras fakte kontraŭ la fantomo de la ĥaoso.</text:span> Ni estas tro fortaj por tio, ke ankoraŭfoje ni perdu nian „speci-nivelan memregon”. Al la supre (kaj ĉi-libre daŭre) kritikata „ordo” <text:span text:style-name="T1">ni povas danki</text:span>, ke hodiaŭ ses miliardoj da vivantaj, pli-malpli sanaj homoj loĝas pli-malpli en paco ĉi tiun planedon, kio estas ja ekologie potenca defio, sed multe pli bona rezulto ol kelkaj milionoj da radioinfektitaj mutaciintoj vagantaj dise inter la ruinoj de la tuttera civilizo. Estis ne malmulta ŝanco por tia disvolviĝo…</text:p>
      <text:p text:style-name="Text_20_body"/>
      <text:p text:style-name="P4">Ni devis do eviti la „kutiman” sangan nuligon de la financa sistemo, sed kun tio ni bedaŭrinde nur prokrastis la alfrontiĝon kun la faktoj. Per la entrudo de la kontinua mortotimo en civilizitajn kadrojn ni trapasis efektive eksterordinare rapidan teĥnikan evoluon, sed ĝi fariĝis nuntempe jam tute memcela: generado kaj kontentigo de svagaj „konsumulaj bezonoj” por konservi la amplekson de la produktado kaj servoj, ĉar se tio ĉi mankas, aperos senlaboreco kaj recesio, krizo kaj ĥaoso. Kaj dume suferas en terura stato la ekologiaj sistemoj donantaj la bazon de nia vivo, la konservaj-organizaj sistemoj de la socio kaj la homa animo.</text:p>
      <text:h text:style-name="Heading_20_2" text:outline-level="2">Medio kaj naturo</text:h>
      <text:p text:style-name="Text_20_body">Unu el miaj ŝatataj herooj estas Bjorn Lomborg, kiu ne timas tuŝi kritike la batalon kontraŭ la klimatŝanĝiĝo kaj per tio kolerigas kontraŭ si tre multajn bravajn homojn, kvankam kion li faras, malfacile kontraŭargumenteblas. Unuflanke li atentigas, ke ni scias ridinde malmulte pri la funkciado de nia planedo por fari perspektivajn konkludojn: ni ja povus tiri radikale diferencajn konkludojn el la samaj mezuradoj. Sed ankaŭ la mezuradoj estas eksterordinare malcertaj kaj interpreteblaj laŭ la intencoj de la esploristo: kvazaŭ pulo analizus la vivociklojn de la ĝin portanta gorilo. Aliflanke li avertas, ke la klimatŝanĝiĝo estas la organika parto de nia nuna civilizo, la batalo kontraŭ ĝi rezultas ne multon krom politika voĉoĉasado aŭ investoj venditaj laŭtvoĉe kiel „verdaj”. La plej grandaj poluantoj de la mondo ne bezonas la argumentojn de Lomborg por rifuzi la kunlaboradon; sufiĉas, se ili rigardas la fontojn de siaj enspezoj. </text:p>
      <text:p text:style-name="Text_20_body">Aŭ ĉu ni estus forgesintaj la kampanjon „Ni savu la pluvarbarojn”? La koncertojn por la malsataj infanoj de la mondo? La tiamaj „pintofamuloj” kaptis avide la temon, la amaskomunikiloj gurdadis ĝin tra kelkaj tagoj kaj noktoj, centmiloj dancis laŭ la „verdaj melodioj”, sed la tropikaj arboj ne fariĝis malpli vendataj; samkiel ne ĉesis tiuj ekonomiaj interesoj, kiuj neniigis la memkonservajn komunumojn kapablajn kontentigi la lokajn bezonojn kaj postlasis amasojn dependajn de subvencioj. Nun ili estas ĉiuj: steluloj de la amaskomunikiloj ekde la Greenpeace-piratoj ĝis la mondsavaj sciencistoj kaj la mirakloteĥnologioj prisilentigitaj de „malicaj kapitalistoj”, ĉar estas multe pli agrable kredi fabelmondon, en kiu finfine venkos la bonuloj, kaj ĉio refariĝos bela, ol akcepti, ke ni ne estas pli bonaj ol la antaŭaj generacioj, kiuj sukcesis atingi malpli multe.</text:p>
      <text:p text:style-name="Text_20_body">Kvankam zorgoj ekzistas ja efektive. Ni estas la unua – kaj konsiderante la provizojn de nia planedo – la unusola generacio, kiu fakte kapablas neniigi signifan parton de la arbohavaĵo. Ni estas tiuj, kiuj kapablas forfumi la milionjaran naftotrezoron de la planedo en la aeron pro la „nepre necesa trafikado” aŭ superŝuti per ĝi la teron kaj la oceanojn en formo de trinkaĵaj, lesivaj, ŝampuaj ktp flakonoj. Ni povas forlavi la vivan grundon en la akvojn „per la nekutime intensaj pluvadoj”, ni povas renversi la dum jarmilionoj disvolviĝintan ekologian sistemon de tutaj regionoj per memproduktitaj kaj/aŭ importitaj fremdaj specioj. Ni povas malŝpari la miljaran scio- kaj spertotrezoron de nia civilizo, sen kiu daŭremaj lokaj komunumoj bedaŭrinde ne povas ekzisti. Ekzemple por tio, ke iu pretigu meblon por ducent jaroj sen gigantaj maŝinoj el juglandarbo proksime kreskinta (tiel la familio bezonos pli novan juglandarbon plej frue post ducent jaroj) ne sufiĉas rigardi videofilmon, por tio necesas kapablo kaj dekjaro pasigita kun diligenta laboro en lignaĵistejo sub la direktado de majstro… Kaj juglandarbaj lignoj sekiĝantaj tra dudek jaroj en la laborejo de la majstro, ĉar el ĉi-jare hakita arbo emas fari meblojn nur freŝbakita metilernanto.</text:p>
      <text:p text:style-name="Text_20_body">Jes ja, ni estas la unusola generacio, ĉar al la sekva ne restos sufiĉe da arbaroj, nafto, kultivebla grundo; en la kamparoj aperos pli frue nekonataj damaĝinsektoj, malsanoj, sed malaperos la kutimaj ordotenantoj, ekzemple la abeloj. La pli fruaj patroj laboris por tio, ke iliaj infanoj havu pli bonan vivon, nun la devizo estas „estu al ni bone”, kaj por ni ne plu gravas, kion faros niaj posteuloj kun la postlasita mondo, kaj se tio tamen enkapiĝas al ni, ni flankenrigardas.</text:p>
      <text:p text:style-name="Text_20_body"/>
      <text:p text:style-name="P4">Kaj kiu tamen tiel pensas, ke kolektos al si belan havaĵon por „siaj maljunulaj tagoj” aŭ postlasos ĝin al sia infanoj, al tiu mi mesaĝas: jam ne pasos multa tempo, kaj <text:span text:style-name="T1">iĝos honte posedi havaĵon!</text:span> Ĝia valoro cetere estas ridinda ono de tio, kion ĝi principe signifas (ja la produktadon de la tuta planedo, antaŭprojekciitan por jardekoj ni jam „dolarigis” en formo de donitaj kreditoj, kion do vi povos aĉeti por ĝi?), sed la respondeco fariĝos plena: vi estis riĉa, vi estus povinta fari ion por tio, ke ni ne devu vivi sur via rubamaso! Unu loĝeblan planedon ni ŝuldas al niaj infanoj, ne la prezon de dek…</text:p>
      <text:p text:style-name="Text_20_body">La argumentoj de Lomborg estas pravaj, se ni volas mezuri la klimatŝanĝiĝon en Celsiaj gradoj aŭ marnivelo, kiel nun ni faras. La „klimato” tamen signifas la totalan, tutplanedan medion, ĝia ŝanĝiĝo estas la modifiĝinta dislokiĝo de precipitaĵoj, forŝoviĝo de la veterkurboj, transformiĝo de la vivocikloj kaj biotopoj de la vivestaĵoj. Ni konsideras la nunan staton ĉiamvalida; ĉio, nia el financa vidpunkto ekstreme optimumigita (el ĉiuj aliaj vidpunktoj brutale malŝpara) ekonomia sistemo baziĝas sur tio, ke ni ĉiam havos ion por manĝi kaj trinki, la tero ja niakrede produktados.</text:p>
      <text:p text:style-name="Text_20_body">Kiom nia mondo kapablos regi la situacion, se subite ni vidos – ne nur en la televido –, ke centmiloj malsatas en rifuĝtendaroj, kaj ĉi tie, en la „evoluinta Okcidento” neatendite tro malmultiĝas nutraĵo? Kompreneble malaperos la „kutimaj malsatantoj” el la amaskomunikiloj, ĉar ili ja mortos. Kio okazos, se pro la plioftiĝantaj inundoj kelkaj asekuristoj bankrotos, kaj la ceteraj ofertos siaj servojn kun ĉiam pli malbonaj kondiĉoj aŭ tute ne por la agrokultivaj produktantoj? La ŝtatoj fabrikos pli novajn fabelmonojn kaj kredite depruntos ilin por savi la bankojn, kaj tiuj praktike amasaĉetos la grundojn, kaj komenciĝos ia stranga sklaveco, kvankam ni elpensos por ĝi multe pli belsonan nomon. Aŭ: kolapsos la sistemo de la fabelmono, restos la senpere interŝanĝa komerco, kaj denove aperos la rabado je industria nivelo, nu kaj kompreneble la popolmigrado, ĉar ni kapablos nur je la iomono de la produktaĵo de la nuna intensa nutraĵindustrio bazita sur tutteraj sistemoj, sekve la pliparto de la nuna populacio de la planedo bedaŭrinde formortos.</text:p>
      <text:p text:style-name="Text_20_body">Evidente, oni povus senfine pluŝpini la fadenon, fari scenarojn kaj diskuti pri ili, sed tio ne havas sencon. Laŭ mia opinio ni antaŭstaras la sojlon de drasta ĝenerala transformiĝo, ne teneblas la nuna tendenco, kiu sub la regado de momentaj interesoj definitive ekspluatas la medion; sed sensenca estas ankaŭ la „tre verda” sinteno, samkiel tiu serĉanta la solvon en la malproksima estinteco, ĉar ili preteratentas la motivojn de la nuna homo (eĉ la motivojn de la idealigita homo de la malproksima estinteco, kiuj ja kondukis nin ĝis ĉi tie…) kaj la tutteran ĥaoson, kiun la efektiviĝo de niaj sonĝoj sekvigus. Kaj dum la du laŭtvoĉaj tendaretoj orelŝire interkriaĉas kun ruĝiĝintaj kapoj, kaj la plimulto senespere kroĉas sin je sia sidilo, la ĉaro vigle bruimpetas malsupren sur la deklivo (ho, ĉi tiu estas tre hungareca planedo <text:span text:style-name="T3"></text:span> ).</text:p>
      <text:h text:style-name="Heading_20_2" text:outline-level="2">Laboro</text:h>
      <text:p text:style-name="Text_20_body">La bazo de la pluekzistado de nia socio estas por ni plimultaj la laboro: kiel plenkreskuloj ni pasigas ĉirkaŭ unu kvaronon de nia vivo per laboro, por tio ni ricevas nian salajron kaj per ĝi ni aĉetas la laboron de aliuloj: ni manĝas, trinkas, vivas en varmo kaj tiel plu. </text:p>
      <text:p text:style-name="Text_20_body">Al apenaŭ iu estas donita laboro, kiu ne ekspluatas lin fizike aŭ home pli multe, ol kiom li volus, kaj tamen ebligas al ili vere trankvilan vivon. Ties kaŭzo estas la pli frue eksplikita financa evoluo ĉe la laborprenantoj: dum la saman taskon eblas solvi per malpli da homoj (aŭ la konkurenco kapablas tion), dum eblas trovi homon, kiu faras la saman laboron por malpli da mono – aŭ por la sama mono faras pli multe –, la personaro malpliiĝas, kaj interŝanĝiĝas la homoj. La bona ĝenerala farto, la sencohave pasigataj jaroj, la vivanta, kunagema laborkomunumo donanta amikecon kaj fidon ne gravas por ĉi tiu vidmaniero, eĉ ĝi estas damaĝa, ĉar la grupo home „kuntenas sin” kaj klopodas protekti siajn membrojn, kio signifas, ke ĝia funkciado ne estas centprocenta. La ideala laborulo estas la sin tropelanta, la postenon de siaj laborkunuloj kaŝavidanta, karierema strebulaĉo, jen kion la sistemo premias.</text:p>
      <text:p text:style-name="Text_20_body"/>
      <text:p text:style-name="P4">Kiu ekzemple havas ankaŭ komunumajn taskojn, pro kio li ne havas tempon aŭ laboras ne kun plena koncentriĝo, ne plu estas sufiĉe efika, necesas forŝanĝi lin. Kaj kiu havas aŭ ŝatus havi infanojn, tiu forgesu siajn dezirojn, ĉar li kaŭzas nur komplikaĵojn: li forestas, se la infanoj malsanas, oni ne povas lin loke kaj tempe tien-reen tiri-ŝovi, li havas zorgojn, pro ĉiuspecaj reguloj eĉ elĵeti lin estas malfacile, do plej bone estas, se oni eĉ ne dungas aŭ ĝustatempe forŝanĝas lin.</text:p>
      <text:p text:style-name="Text_20_body">Tio ne estas cinika sinteno, atribueblas ne al la „ŝtipkapa ĉefo”, tutsimple la labordonanto devas konformiĝi al valormezura sistemo, kiu lin trudas al tia konduto, eĉ ŝancon li ne havas fari alimaniere. Ankaŭ li mem estas laborprenanto aŭ entreprenisto timzorganta pro siaj investoj aŭ partopaganta siajn ŝuldojn kaj ne taŭgas en sia posteno, se li ne povas vringi el la sistemo direktata de li la financan maksimumon. Krome ĉie troviĝas „blankkolumaj krimuloj”, kiuj antaŭscias, ke ili bankrotigos sian firmaon, sed subofertas al la pli honestaj konkurantoj, per kio ili elpuŝas ankaŭ ĉi tiujn el la konkurso. Ili, estas karakterize, iel elturniĝas kaj daŭrigas same, ĉar la instancoj inspektantaj pri la reguloj simple ne havas sufiĉan laborkapablon kaj forton por fermi ĉiujn „dosierojn” estiĝintajn kaŭze de la bazaj misfunkcioj de la sistemo kaj pro tio ade-ree reproduktiĝantajn. Kaj se oni eventuale sukcesas „kapti” iujn, tio estas la natura selektiĝo de ĉi tiu krimula rondo, kaj postrestas la pli ruzaj, disponantaj pli bonan advokatan helpantaron, kontraŭ kiuj la honestaj konkurantoj havas eĉ malpli da ŝancoj.</text:p>
      <text:p text:style-name="Text_20_body">Pli altan nivelon reprezentas la gvidantoj de transnaciaj entreprenoj, kiuj „en la intereso de la konsumantoj” povas iam ajn transmeti aliloken la produktadon, serĉi novan subliveranton aŭ importi akvomelonojn el Grekio – puŝante la lokajn produktantojn en bankroton. Ili ne plu estas krimuloj sed bonvenigataj investantoj, kiuj alportas kapitalon en la landon. Kaj rapide ni forgesu, ke ili faras tion ekskluzive por tio, ke ili esperas elpremi el ni pli multan profiton, ol se ili metus sian monon en bankon. Kaj la profito apartenas al ili, kaj ili kunportas ĝin tien, de kie „ili alportis la kapitalon.”</text:p>
      <text:p text:style-name="Text_20_body">Revenante al ni: pro la supraj reguloj konsideriĝas malofta escepto tiu, kiu trovas ĝojon en sia laboro, sekve restas nur apatio kaj malpliiĝanta plenumkapablo, aliflanke malbona ĝenerala farto kaj detruiĝanta fizika stato. En atmosfero plena de streĉoj ni plenumas monotonan laboron, kroĉas nin al nia salajro kaj al tio, ke poste, en semajnofinoj, dum libertagoj ĉio fariĝos alia; iom ni resopiras la tempon, kiam la homo laboris subĉiele, laciĝis, vespere metis fajron kun siaj amikoj, gapis al la steloj, kantis kaj dancis kune, rakontis kaj aŭskultis fabelojn. Kvankam tiuj homoj laboris praktike de vekiĝo ĝis kuŝiĝo kun tre malbona efikeco, ili ja povis uzi nur sian fizikan forton kaj ne disponis infrastrukturon, kiu povus mobilizi vere grandajn, unu de aliaj tre distancajn amasojn por la efektivigo de samaj taskoj. En tio, ke nun oni povas enrigardi en malsanulon helpe de ultrasono, kuŝas la laboro de pluraj centmiloj da homoj, de la instruistoj de la homo projektinta la aparaton tra la laboristo fabrikanta por ĝi ŝraŭbojn ĝis la kuracisto uzanta la instrumenton. Niaj prauloj sonĝis pri tio, ke iam venos la tempo, kiam ili povos meti pontojn super riveroj, konstrui digojn kontraŭ inundoj, kiam ŝtono levita ne rompos piedon, kaj se ĝi tamen rompas ĝin, ili ne fariĝos kripluloj por sia tuta vivo. <text:span text:style-name="T1">Ili sonĝis pri nia vivo.</text:span></text:p>
      <text:p text:style-name="Text_20_body">Kaj suferante ni travivas ĉi tiun revitan mondon, verŝante neeviteble nian konfuziĝon kaj koleron je individua kaj ankaŭ je specia nivelo sur nian medion. Ni havas potencajn eblojn, rimedojn, ni fariĝis mirinde organizita specio, sed ni ĉiuj sentas esti finrezulte dentoradetoj de stulta sistemo, kaj kiel ties partoj ni reprezentas ne komunajn sed inter si kontraŭajn interesojn, pro kio ni senĉese interfrotiĝas, disputas, akumulas streĉojn.</text:p>
      <text:p text:style-name="Text_20_body">Finfine kio do estas la frukto de nia seninterrompa, streĉa laboro? Sensenca enhavo pakita en brilantan, individue dezajnitan rubon, per kiu oni plenŝarĝas la senfinajn bretojn de magazenoj. Mi havas novajn, pucajn, ĉiosciajn poŝtelefonojn, kvankam mi volus nur babili kelkfoje kun iu, kiu ne troviĝas apud mi. Mi havas mirtelevidilojn, kvankam mi sopiras nur societon, aŭdi rakontojn, veron. Mi havas novajn aŭtojn, kvankam jam nun terure multe da ili troviĝas, ili forsuĉas de mi la aeron, forbruligas la nafton, kiun eble ankaŭ mia nepo volas uzi (aŭ eĉ, puŝas milionojn en teruran malsatadon), transformas la urbojn kaj ankaŭ la provincon en maron da furiozantoj fermitaj en metalskatoloj.</text:p>
      <text:p text:style-name="Text_20_body"/>
      <text:p text:style-name="P4">Krome: novaj „aferoj”, aktoj, leĝoj, dokumentoj, identigiloj, kiujn gravuloj ŝovadas tien-reen, priopinias, subskribas, registras, resendas, kaj kiam ni priskrapas la surfacon de ĉi tiuj aferoj, videblas nur, ke ĉio havas nur unu funkcion, pravigi sian necesecon, ĉar la faka scio perdiĝas, la respondeco dividiĝas, poste malaperas el la sistemo.</text:p>
      <text:p text:style-name="Text_20_body">La nocia krizo de la laboro similas tiun de la financo, ĝi ja nutras sin el ĉi lasta. La strebo kontentigi efektivajn bezonojn kaj la konfrontado de la efektivaj kostoj (resursoj kaj rubaĵoj) kun la postuloj rezultigus, ke la pliparto de la nuna freneza rapidemo, kvalitmurde plenumita, multfoje ripetiĝanta „amaslaboro” malaperus. Ni memoru: la financa valormezura sistemo strebas ekskluzive al mone mezurebla efikeco, en ĉiuj aliaj rilatoj ĝi senlime malŝparas. Se mi kontraktus kun fabriko pri tio, ke ĝi liveru al mi ŝuojn, evidente ĝi estus interesita produkti longdaŭrajn kaj komfortajn piedvestojn kaj ne volus generi modondojn per reklamoj, por vendi pli da pecoj kaj ne reduktus la postulon pri daŭreco. Se la reguloj de la komunumo enhavus la ĉiamvalidajn rimedojn de sencohava kunlaboro kaj ne fiksus konfliktajn interesojn, tiam oni ne devus ade-ree ripari, kontroli la regulojn kaj tiel plu. Sed sen tio ni pasigas nian valoran kaj ne revenontan vivotempon – malgraŭ ĉiuj bonegaj cirkonstancoj – sub senĉesa premo sciante, ke tio, kion ni faras, efikas ofte en superflua kaj malbona direkto.</text:p>
      <text:h text:style-name="Heading_20_2" text:outline-level="2">Sanitara sistemo</text:h>
      <text:p text:style-name="Text_20_body">La sanitara sistemo estas tipa demonstra figuro de malsanoj, vera el-ligna ferringo. Unuflanke: ĝi estas unu el la plej rudimentaj homaj postuloj, unu el la rimedoj de la efektivigo de la persona vivsekureco, se tiel plaĉas: ĝia frontlinio. Kvankam menciindas ĉi-rilate krome ankaŭ la instruado, polico, fajrobrigado, sed la lernejo jam estas post mi, policanon, fajroestingiston „kial bezonus ĝuste mi?”, male kuraciston pli-malpli frue mi renkontos; laŭ tio, kiel pasas la jaroj, kun ĉiam pli da verŝajno. Estas do trankvilige scii, ke kiam mi bezonos, mi venos inter la manojn de homoj, kiuj elektis kiel vivdestinon la kuracadon de homoj.</text:p>
      <text:p text:style-name="Text_20_body">Aliflanke: la sanitara sistemo (precipe ĝia plej grava parto, aŭ se plaĉas al vi, pro kio ĝi ricevis sian nomon, la profilakto) ne produktas monon. „Ĝia produkto” estas la bona ĝenerala farto, sano, laborkapablo, konservataj tra pli longa tempo, restarigitaj en pli malbona okazo per diversaj intervenoj. Plie, maljuniĝantaj homoj bezonas ĉiam pli da „restarigoj”, sekve ili estas pli kostaj, samtempe malpli „utilaj” laŭ financaj indicoj.</text:p>
      <text:p text:style-name="Text_20_body">La baza kondiĉo por la bona funkciado de la sanitara sistemo estas la finance neniel motivebla redundo: la multobla trocertigo kompare al la „averaĝaj bezonoj”. Traŭmatologia sekcio funkcias bone, se la kuracistoj, asistantinoj, flegistoj kaj diagnozistoj „enuas”. Nur ĉi-kaze ili nombras sufiĉe por tio, ke ili ne devu starigi vicordon inter vunditoj de akcidento kaj ĉiu enhospitaligita malsanulo ricevu prizorgon de tia nivelo, kvazaŭ li sola estus alveninta. Ne estas indiferente, kun kiagrada trocertigo kapablas realigi la ambulanca servo la laŭnorme 15-minutan atingotempon.</text:p>
      <text:p text:style-name="Text_20_body">La sanitara servo baziĝas sur la senpera interhoma kontakto de la helpobezona, malsana homo kaj la lin prizorganta flegista personaro devanta toleri ĉiujn liajn plendojn, timojn kaj kolerojn. La ĉi-kampe laborantoj devas elteni tre gravajn psiĥajn kaj fizikajn ŝarĝojn, sed bedaŭrinde ne produktas profiton, aldone ilia agado bezonas minimuman identigeblan fakscion. Tiel do la malpliigo de la nombro de la plej malalta nivelo: la malsanulportistoj, flegistoj, flegistinoj per „interŝanĝo por pli malmultekostaj”, minimumigo de iliaj salajroj estas evidenta rimedo de kostoreduktado, sekve ilia laboro ricevas nek moralan nek materialan rekonon nek esprimiĝantan en konvenaj laborkondiĉoj.</text:p>
      <text:p text:style-name="P4">La vera fonto de la enspezoj de la sanitara servo estas la bone salajrata, tiel do alte asekurita malsanulo, respektive ties du tipoj: la akuta malsanulo, kiu estas prizorgata pro ia akcidento, ne antaŭvidita okazaĵo kaj la kronika malsanulo, kiu partoprenas longdaŭre kuracistajn konsultadojn kaj bezonas kontinuan medicinan traktadon. Unu parto de la sumo „gajnita” pere de ili elspezeblas por la kuracado de „pli malmultekostaj” malsanuloj.</text:p>
      <text:p text:style-name="Text_20_body">Konsiderante nur pure financajn vidpunktojn la sanitara servo devas funkcii jene:</text:p>
      <text:list text:style-name="L3">
        <text:list-item>
          <text:p text:style-name="P15">Ne valoras okupiĝi pri la kreo de sankonserva vivmaniero, ĉar tiamaniere reduktiĝus la nombro de homoj venantaj en ĝian interesosferon;</text:p>
        </text:list-item>
        <text:list-item>
          <text:p text:style-name="P15">ne valoras okupiĝi pri la kvalito kaj disetendo de profilaktaj ekzamenoj, ĉar ili tre malofte „kaptas” pagantajn pacientojn: ĉefulo ja ne havas tempon atendi unu horon en asperganta pluvo en parkejo antaŭ la kontenero de pulmonologia ekzamenejo.</text:p>
        </text:list-item>
        <text:list-item>
          <text:p text:style-name="P15">ne valoras atingi definitivan resaniĝon, tiam ja la malsanulo elvenas el la atingosfero. La kronika malsanulo estas la „plej bona konsumanto”, li ja nepre bezonas la produkton vendatan al li, volas kredi pri ties efikeco kaj se li povas esperi nenion pli bonan, li do atendas esti trompata, kondiĉe ke tio agrable sonu;</text:p>
        </text:list-item>
        <text:list-item>
          <text:p text:style-name="P15">male, valoras doni elstarajn servojn por malvasta rondo (luksaj cirkonstancoj, sci-fi-ecaj diagnozaj kaj ĥirurgiaj rimedoj). Tio generas la mirigan evoluon (teĥnikan kaj enspezan) de la medicinaj instalaĵoj.</text:p>
        </text:list-item>
      </text:list>
      <text:p text:style-name="Text_20_body">La fortostreĉon, per kiu ni produktas mirinstalaĵojn, ni povus uzi ankaŭ por transigi jam 25 jarojn ekzistantajn teĥnologiaĵojn al evolulandoj, postrestintaj regionoj. Evidente, ni perdus „ĉi tie” multajn centojn da homoj en okazoj, kiam vere gravas la diferenco inter la du diagnozaj niveloj – aliflanke ni povus dediĉi pli da atento al la utiligo kaj konservado de fakspertoj de malnovaj kuracistoj.</text:p>
      <text:p text:style-name="Text_20_body">Sed la ŝparitan monon povus ricevi asistantinoj, instruistoj de medicina gimnastiko, diplomitaj flegistoj, oni ne devus preni kreditojn ktp. Kaj en la postrestintaj regionoj signifus centoblan utilon la proviziteco per instrumentoj, nun bedaŭrinde nerealigebla en mondofinaj lokoj. Efika rimedo por reguligi la populacion estas arte konservi, je alta nivelo, la proporcion de mortokazoj kaj individue selekti laŭ financaj-ekonomiaj vidpunktoj (ja tiel oni nomas la aferon!), sed eble ne la sola…</text:p>
      <text:p text:style-name="Text_20_body">La sama rimedo kontribuas al la konservado de la alta grado de la tutteraj civilizaciaj streĉoj. Eĉ en la lasta kabanaĉo oni povas havi televidilon kaj spekti la prihospitalajn telenovelojn perantajn la amerikan sonĝon; eĉ tiu vidas la „suferojn” de la riĉuloj, kies tria infano mortas pro intestoinfekto (nur tion ne, ke centoj da miloj de liaj samsortanoj vivas en mizerego, elpuŝitaj el la mondo de mirakloj). En ilia loko ankaŭ mi furioze atencus iun ajn, kiun nomas kiel respondecan tiuj, al kiuj mi fidas: kaj jen pretas la freŝbakita terorismo.</text:p>
      <text:p text:style-name="Text_20_body">Estas absurdo super absurdoj, ke por la ŝirmo de sana homo, interese de la konservado de lia sanstato oni devus konsili nur tiajn aferojn, kiuj el ekonomia vidpunkto estas plej malkonvenaj. Ekzemple: ne alportigu nutraĵojn genmanipulitajn, trokonservitajn per ĥemiaĵoj ks el milkilometra distanco, sed manĝu tion, kio produktiĝas en la najbareco, kaj tiam, kiam ĝi produktiĝas: por via organismo evoluinta tia dum milionoj da jaroj estas fremdaj la fridujo, nutraĵindustrio kaj transportado; ili estas establitaj por utiligi la disponeblajn resursojn. Laboru tiom, inter tiaj cirkonstancoj kaj por tiaj celoj, kiujn vi vere konsideras bonaj, gravaj, jen tio konservas vin en spirita freŝeco kaj sano; la konstanta laboreja streso mallongigas je jaroj vian vivon, krome ĝi pelas vin en staton, ke vi eĉ ne zorgas pro tio. Vivu en medio, kie vi bone fartas, ne veturu mil kilometrojn por „libertempumi”; la seninterrompe agrabla ĝenerala farto pli valoras ol furioze „intensa distriĝo” post la frustrigaj ĉiutagoj. Evidente, hodiaŭ ni jam estas pli saĝaj kaj fruktuzas la scion de generacioj por plibonigi nian ĝeneralan farton, sed ni rimarku, ke la sistemo konstruita sur ekonomiaj interesrilatoj estas interesita pri ties kontraŭo.</text:p>
      <text:h text:style-name="P16" text:outline-level="2">Sporto</text:h>
      <text:p text:style-name="Text_20_body">Se ni volas vidi veran, plensangan karikaturon pri tio, kiel la monbazita regosistemo tordas ĉiun frazon, vorton, literon kaj interpunkciaĵon de ideo, la sporto plej taŭgas kiel ekzemplo.</text:p>
      <text:p text:style-name="Text_20_body">Pri kio ni pensas aŭdante la vorton „sporto”? Pri sano, ŝvito, rideto, distriĝo, agrabla koncentriĝo, kaj poste pri la meritita ripozo, vivo. Kaj kion ni vidas? Plurmilionajn semajnomonojn por futbalistoj kaj futbalpilkojn fabrikitajn en Ĉinio (dume ni fieras, ke sekve de internacia premo ĉi-kampe ĉesis [surpapere] la infanlaboro – ĉu ni ankaŭ kredas tion?). Krome nekredeblajn sciencajn atingojn, kiuj servas por tio, ke XY plibonigu sian rezulton je tri milonoj da minutoj. „Gravas la partopreno” sonas la principo, sed efektive la sponsoroj konkuras por la unualokitoj, en kiuj ili vidas kelkajn jarojn da reklamaj surfacoj kaj aĉetas ilin per oro. Kaj ĉar neniu ŝatas aparteni al la „ceteraj”, ĉiam pli penetra ĥemiaĵodoro ĉirkaŭŝvebas la tutan aferon, sportistoj mortadas en konkursoj, trejnadoj ktp.</text:p>
      <text:p text:style-name="Text_20_body">Mi vidis kelkfoje mian filon en futbalaj trejnadoj en la bazlernejo kaj, mi konfesas, mi ne fariĝis multe pli feliĉa pro la vidaĵo. Ĉar jen kio modas: senartikulacie kriaĉi kaj konfuze kuregi por golo – ho, enbatita! Interpuŝadi per etenditaj brakoj kurante post la pilko – jen kaptita! Lamige piedbati ali-teamanon, kiam la ludjuĝisto ne povas vidi – nu, kio malbona?! Aktoraĉi, konvulsie tordiĝi surtere en espero de punŝoto – jen kiel brave! Lamenti kaj furiozi, kiam ne esperigas la ludo kaj la kontraŭulo estas pli brava kaj prave superanta – nu jes. Kaj la alia flanko: observi la neskribitajn regulojn de la sporto, obei la instrukciojn de la trejnisto, kuri ankaŭ tiam, kiam tio jam lacigas kaj dankinte por la tempo, agrable kunpasigita, manpremi kaj alrideti la ali-teamanojn sendepende de la rezulto – jen kio ankoraŭ ne tro sukcesas al ni. Propradire mi estas feliĉa, ke laŭ la supra listo ĉi tiuj knaboj ne estas „veraj sportistoj” kaj sincere mi esperas, ke neniam ili iĝos. Bedaŭrinde mi ne povas citi ekzemplojn el la amaskomunikiloj pri tio, kion mi nomus sporto – nu ja, ĉar la ekzemploj ne estas „kongruaj” kun ĝi.</text:p>
      <text:p text:style-name="Text_20_body">Sportistoj ne havas eblon elekti, estas tre malofta esceptulo, kiu vivante normale homan vivon kapablas „resti en konkurso” kun tiuj, kiuj ĉion oferas por la „rezulto”, preparas sin per trejnadoj de neelteneble granda kvanto kaj intenseco por tio, ke kelkfoje, en plej bona okazo tra kelkaj jaroj ilin salutu la himno kaj ili okupu la titolpaĝojn. Koran dankon al la Grafithomo (Dániel Merényi), kiu skribis pri Marco Olmo. Iun tagon ni vidos unuhoran kompilon, ni diru en Discovery Channel, pri tio, kiel kontribuas la scienca prepariĝo, sportiloj, nutrado al tio, ke iu gajnu la Supermaratonon Mont Blanc (166 kilometroj, 9000 m da niveldiferenco – trakurado de Mont Blanc). En ĝi oni supozeble ne mencios lian nomon, kiu kun neniu el tiaj rimedoj en aĝo de 59 kaj 60 jaroj gajnis dufoje unu post alia ĉi tiun konkurson antaŭ profesiaj sportistoj disponantaj la menciitajn rimedojn.</text:p>
      <text:p text:style-name="Text_20_body">Pri kio fakte temas? Pri mono, kiu doniĝas nur al pintuloj kaj strebantoj al la pinto. Kiun oni ne juĝas esperiga, tiu pli-malpli longe luktas senŝance postdorse de aliuloj, poste rezignas. Pri scienco, kiu streĉas sin por elpremi ankoraŭ kelkajn gramojn, milonsekundojn el la homa organismo. Pri nacia, teama kaj individua fiero, kiu validas nur por la venkopodio. Tio, ke XY fariĝis deka kun nova tutlanda rekordo en konkurso, aŭ elfalis kun sia individua plejbono el la antaŭfinalo, sufiĉas nur por malgaja rideto kaj rezignema gesto esprimanta „vidu, la situacio de la hungara sporto…”, „la aliaj dopas”…</text:p>
      <text:p text:style-name="Text_20_body">Mi ne havas personan konflikton kun la Budapeŝta Olimpika Movado (kiel mi povus, mi ja ne tiom gravas), sed… laŭ ĝia retejo ŝtata mono de 2800 miliardoj da forintoj havus bonan lokon, se ni, por la nutro de „nia nacia fiero” elspezus ĝin por la aranĝo de olimpiko. Kaj jam nun estas „senekzempla interkonsento” pri tio, ke oni devas fari studon pri ĝia realigeblo (mi pensas senpage, pro sindevigo al la nacia afero). Nu, se temas pri nacia fiero…, ĉu ni ne povus fieri prefere pri tio, ke ekzemple nia lando decidis uzi nur nialandajn sportilojn kaj klopodas krei ĉi tiujn kun scienca fono konforme al la bezonoj de sia propra popolo.</text:p>
      <text:p text:style-name="Text_20_body"/>
      <text:p text:style-name="P4">Kaj ĉion ĉi pro tio, ĉar ĝi fiksis al si cele servi la sanon de la hungaroj ne per ilia sidigo antaŭ la televidajn ekranojn, konstruo de por ili nepageble multekostaj hoteloj, stadionoj kaj „olimpika vilaĝo”, sed per la persona demonstro de bona ekzemplo kaj kreo de vere altiraj sporteblecoj. Sed por tio oni devus plenumi efektivan laboron (kiu ne estas mediat-kongrua) – kun minimuma kaj loke reinvestebla financa gajno (kiu tamen estas seninteresa por la bankoj). Restas do la preparo de la olimpiko.</text:p>
      <text:h text:style-name="Heading_20_2" text:outline-level="2">Disfalanta individueco</text:h>
      <text:p text:style-name="Text_20_body">Dum sia socia evoluo la homo pasigis sian tutan vivon en tre etnombraj komunumoj; la cetera parto de la mondo praktike eĉ ne ekzistis por li. Laŭ esploroj la lima nombro de regeblaj homaj kontaktoj por la plimulto el ni estas ĉirkaŭ 120 (al mi eĉ tiom ne doniĝis), ĉi tiu estas la plej granda komunumo kapabla efike kunlabori; aŭ inverse: dum la selektado de nia socia evoluo la regado de tiom da kontaktoj estis ĝuste sufiĉa por la funkciado de memkonservaj, aktive kunlaborantaj komunumoj.</text:p>
      <text:p text:style-name="Text_20_body">Nia vivo estas mallonga, ni ne povas travivi, trasperti ĉiujn eblajn vivojn, ellerni ĉiujn metiojn, akiri ĉiujn konojn, tial ni serĉas modelojn, ni observas homojn, aŭskultas rakontojn. Estas karakteriza demando: kio lernindas el tio? Kiuj estas la mozaikeroj en la rakonto, kiujn indas noti al ni, kiuj povos utili al ni dum nia vivo.</text:p>
      <text:p text:style-name="Text_20_body">La mitologioj kaj religioj (al kiuj dankeblas esence la konstruo kaj kunteno de komunumoj, kreo de pli altaj celoj) precize indikas ties gravecon: pere de sennombraj nomoj, <text:span text:style-name="T1">rakontoj pri dioj aŭ homoj</text:span> ili pludonas moralajn instruojn, manierojn regi streĉojn aperantajn en la homaj interkontaktoj kaj prijuĝo de la sorto, avertas pri la damaĝaj sekvoj de ne subtenataj kondutmanieroj. Kelkaj religioj eĉ pluiras: ili forĵetas la pli fruan historion kompilitan el sennombraj rakontomozaikoj kaj metas en la centron la vivon kaj instruon de <text:span text:style-name="T1">unusola homo,</text:span> pritraktas unusolan, absolute pozitivan modelon konsiderante, ke se oni sukcesas kompreni ĉi tiun unusolan, ĝi sufiĉos por la konvena vivado. Ĝuste ĉi tiuj „minimumismaj”, „unupersonaj” religioj fariĝis la plej sukcesaj: (ne laŭ vicordo de graveco) Jesuo, Budho, Mahometo, Kriŝno… La historia sperto do montras, ke por la formado de la individueco, kreo de fortaj, amoplenaj, sukcese kunlaborantaj, la etendiĝon bone tolerantaj komunumoj la vojo kondukas ne tra la ekkono de laŭeble plej multe da modeloj, sed tra la enprofundiĝa studado de eĉ nur unu, sed absolute pozitiva ekzemplo.</text:p>
      <text:p text:style-name="Text_20_body">La klerisma civilizo strebas ne en ĉi tiu direkto. La amaskomunikiloj ebligas inundi nian vivon, konscion per multaj modeloj; ĉi tiu fenomeno estas samaĝa kun la libropresado. Jam tiutempe signifis por multaj homoj eliron el la neakceptinda, tamen decida loka (vilaĝa) komunumo la alia, nekonata mondo venanta al ili pere de libroj (la eblon de efektiva forŝiriĝo signifis nur la senpera dungiĝo je la servo de la eklezio aŭ feŭdulo). Per la libroj, eblo de lernado, elformiĝo de la urba vivmaniero komenciĝis tiu procezo, en kiu ankaŭ la individuo mem povis elekti la sekvindan pensmodelon, en pli feliĉa okazo ankaŭ la akceptantan komunumon.</text:p>
      <text:p text:style-name="Text_20_body">Sed por la transpreno de modeloj necesas serioza antaŭkleriĝo: <text:span text:style-name="T1">kapablo legi,</text:span> por kio oni devis kontaktiĝi kun tiutempe maloftaj, legokapablaj homoj, kiuj transdonis ne nur la kapablon de legado sed ankaŭ mondovidadon, pensmanieron, ideojn. Manke de tradukoj necesis la <text:span text:style-name="T1">ekkono</text:span> de unu aŭ pluraj <text:span text:style-name="T1">aliaj lingvoj,</text:span> manke de lernolibroj ankaŭ tio okazis per de-al-homa transdono, kio signifis senperan kontakton kun fremdaj kulturoj, vidmanieroj, historioj. La verkistoj, ofte same kleraj homoj, regule referencis al aliaj verkistoj kaj verkoj, kaj por ties kompreno necesis <text:span text:style-name="T1">la konceptado de pli grandskala kultura reto.</text:span> La ekkonitaj artistoj, scienculoj estis verŝajne ne ĉiuokaze tute sinceraj sed kontruis la sistemon de karakterize homaj aŭ spiritaj valoroj, klopodis kun laŭebla zorgemo malkaŝi kaj prirespondi la aktualajn aŭ eterne validajn homajn, komunumajn problemojn.</text:p>
      <text:p text:style-name="Text_20_body"/>
      <text:p text:style-name="P4">Ĉio ĉi postulis enorman laboron de la transprenanto, kiu povis alveni al la novaj modeloj nur pere de sia persona evoluo sendependa de la senpera komunumo, kaj konforme al tio li klerigis sin samranga, libera pensulo. Li foriĝis de la modeloj, aŭtoritate regantaj la lokan komunumon sed esploris kiel sendependa, ekstera observanto, memstara estulo ankaŭ la ricevitajn modelojn. Lia situacio ne ebligis al li adaptiĝi al iu el ili, transpreni kaj senkritike realigi ilin, li estis devigita konstrui sian pensmanieron, mondobildon laŭ konscia, elektema maniero el la malnovaj kaj novaj ekzemploj. En okazo de sukceso li fariĝis loka intelektulo, instruisto, eble kreulo; la literatura priskribo de sensukcesa integriĝo estas la figuro de Don Kiĥoto.</text:p>
      <text:p text:style-name="Text_20_body">Konsiderante ĉion ĉi indas observi, kion faras la nuntempa mediat-baza civilizo kun la individuo. Por la akcepto necesas nenia kapablo, la modeloj venas al la akceptanto en formo de bildoj, sonoj en lia propra lingvo, propra kultura medio. La torento de modeloj aperas jam en etinfana aĝo, kiam la konscio ankoraŭ ne evoluis ĝis nivelo kapabla konsideri sin kiel individuan estulon apartiĝantan de la medio. La akcepto do okazas sen prilaboro kaj kritiko, ĝi baziĝas ne sur la konscia elektado kaj konstruado de la individuo sed sur asimiliĝo, transpreno de viditaj roloj.</text:p>
      <text:p text:style-name="Text_20_body">La signifa parto de porinfanaj programoj enbruligas antaŭdifinitajn rolojn en la elekti ne kapabla konscio, kaj ilia celo estas unusence market-orientita: ili konsideras la infanojn kiel aĉetantan publikon, ili deziras krei bezonon por siaj produktoj: ludiloj, dolĉaĵoj, menuoj, lernejaj iloj kc, plektitaj ĉirkaŭ la aktuala rakonto. Kaj la fona historio estas laŭeble simpla: amuza konservaĵo vekanta laŭeble malplej multe da pensoj. Tio sola eble ne estus tro malbona, sed la kromefikoj estas tragikaj el homa, komunuma vidpunkto: ĉesas esti ĉefa demando „kiu mi estas?”, kaj anstataŭ ĝi aperas la demando „kia mi estas?”; la lokon de la unusola, neripetebla, de ĉiaj cirkonstancoj sendependa <text:span text:style-name="T1">mio (subjekto)</text:span> transprenas <text:span text:style-name="T1">la amaso de roloj (identecoj)</text:span> alprenataj en diversaj situacioj.</text:p>
      <text:p text:style-name="Text_20_body">La akiro de scio hodiaŭ ne estas la eblo de interesiĝantaj kaj sindediĉaj malmultuloj sed nur devo de la amaso sentanta ĝin kiel trudon. La roloj ŝanĝiĝis, la instruisto transdonas nur lernendan materialon al pliparte seninteresa klaso; ne kulturon, scion, travivitajn intelektulajn, pensulajn vivmodelojn; la modelo, kiun la infano vidas, estas efektive kontraŭa al la pretendata: la lernado estas devo, kaj la sinvalidigo, sukceso estas sendependa de ĝi; tio tuj videblas en la lernejo kaj ĉe la instruistoj post komparo kun ekzemploj el la medio kaj filmoj.</text:p>
      <text:p text:style-name="Text_20_body">La taŭge „prilaboritan” amason elvenintan el la baza instruado prenas jam profesiuloj en la manojn. Ĉiu havas rajton, kvazaŭ komunuman devon, havi televidilon, kiu fariĝas parto de la plej intima vivospaco, ĝi ĉeestas en ĉiu hejmo kaj seninterrompe superŝutas nin per diversaj viv- kaj surfacaj scieroj. Krome ĝi ne bezonas propran cerbofunkciadon kiel legado, lernado kaj la de ili movata fantazio, ĉio ŝutiĝas el ĝi preta, kvazaŭ ĉio estus propra travivaĵo. Jen la sekva grandega zorgo: en la limigita provizo, el personaj konatoj, de nia cerbo la lokon de realaj homoj okupas elpensitaj rolantoj, niaj ĉiutagaj babiloj temas ne pri nia vivo, niaj spertoj sed pri elpensitaj rakontoj. Kaj la celo de la nuntempaj artokreantoj jam delonge ne estas la plibonigo de la socio kaj la homo, ili ne plu transprenas respondecon por la interveno, kiun ili faras; ilia celo estas „amuzi” kaj pere de tio integri varojn, vidpunktojn konformajn al investistaj intencoj en la pensadon de la spektantoj.</text:p>
      <text:p text:style-name="Text_20_body">Oni povus obĵeti, ke ni rigardas ne nur dolĉecajn televidseriojn sed ankaŭ informprogramojn, intervjuojn, raportaĵojn pri vivantaj homoj, famuloj, politikistoj… Jes, ili estas vere vivantaj personoj, sed tra la komunikiloj venas al ni ne ilia tuto kiel ekzemplo, ni ricevas ja nur bildon desegnitan pri ili de la amaskomunikiloj. Feliĉe, ĉi tiu mondo estas dividita, tiel ni povas samtempe vidi sur la ekrano la saman personon antaŭ impona fono, en eleganta kostumo fari memcerte deklarojn, diri saĝaĵojn kaj embarasite retiriĝi, furioze ataki en alia kanalo, dum la kamerao alproksimiĝas al liaj nervoze vibrantaj manoj, timpelata rigardo. Ĉi tie li estas diablo, tie respondeca patrioto, kiu do estas lia vera vizaĝo?</text:p>
      <text:p text:style-name="Text_20_body"/>
      <text:p text:style-name="P4">Ne parolante pri la por-vivtenaj famuloj, kiuj verŝas en nian vivoĉambron informojn pri si, realajn aŭ ĵus elpensitajn de tute seninteresa intimeco… Ni povas trankviliĝi: la amaskomunikiloj estas negoco, tra ili neniel povas veni al ni tuteca, pripensebla ekzemplo, efektiva homa valoro, samkiel mankas eblo ankaŭ transpreni verajn ekzemplojn el la historio, literaturaĵoj aŭ de ie ajn: iujn ekzemplojn influas la aktuale reganta politiko, aliajn la personeco de la verkisto.</text:p>
      <text:p text:style-name="Text_20_body">La rolantoj estas skize desegnitaj, ne havas eĉ pri- kaj elpensitan profundon, historion, homan ekziston, tiel, konforme al la verkista intenco, ili estas multe pli „facile digesteblaj” ol vivanta homo. Krome se ili ne plaĉas, mi povas malŝalti ilin, mi povas trankvile klaĉi pri ili, insulti ilin aŭ ion ajn fari kun ili, mi ja neniel ofendas ilin, sekve ili ne rebatos ktp. Pro tio pli ol iam mi izoliĝas de la realaj, karnaj homoj havantaj personecon, sorton, kiujn mi devus respekti, kiujn mi ne povas uzi por mildigi miajn stresojn, kiuj, se ofenditaj, sentas efektivan doloron kaj povas ankaŭ kontraŭataki.</text:p>
      <text:p text:style-name="Text_20_body">Propradire iĝas al mi dezirinde, ke ĉiuj homoj ĉirkaŭ mi estu simple manipuleblaj rolantoj, kun bone difinitaj prembutonoj, kiuj, se premataj, igas okazi kutimajn aferojn. Ĉi tiu idealigita, unusenca konduto retroefikas al mi, tiel same mi ja ŝatus havi klaran vivovojon, kutimajn komunumojn, aferojn ne ŝanĝiĝantajn, do ke ĉio estu kvieta kaj kutima, neniam mi estu malgaja, senespera, kolera, mi ne devu elekti inter malbonaj ebloj. Mi do kreas amason da por mi simpatiaj roloj, serĉas la komunumon de homoj elektintaj similajn aŭ kongruajn modelojn kaj mi ludas mian rolon. Kaj tiam evidentiĝas, kiom senprofundaj estas la alprenitaj modeloj: ili donas respondon nur al kelkaj situacioj; ni babilas sammaniere pri la samo, estas feliĉe, ke la amaskomunikiloj donas ĉiam novajn temojn. Kaj kio eĉ pli gravas: mankas la konscia, respondeca elektado inter la modeloj, kaj surprizite mi konfrontiĝas kun tio, ke pro la damaĝoj kaŭzitaj dum la plenumo de mia rolo oni prirespondecigas min.</text:p>
      <text:p text:style-name="Text_20_body">Savon el tio ofertas la roloj, eĉ pluraj, alprenitaj en diversaj komunumoj de Interreto, kie pro la manko de fizika kontakto estas kaŝeblaj, ŝanĝeblaj aŭ tute seninteresaj la plej bazaj karakterizaĵoj de mia ekzisto (sekso, raso, klero, staturo ks). La sekvoj estas forŝoveblaj per ŝultroleveto: kial do, mi ne pensis serioze la rasneniigon proponitan de „ikso 7”, kaj cetere tio estis ne mi… nenion komunan mi havas kun tio, ke pliiĝas la interetna streĉeco.</text:p>
      <text:p text:style-name="Text_20_body">Sendepende de tio mi estas bedaŭrinde la unusola biologia estaĵo kun bone difineblaj ecoj kaj kapabloj, finhava kaj ĝene mallonga vivodaŭro kaj komunuma rolanto kun spiritaj kapabloj evoluigeblaj nur per seriozaj fortostreĉoj ĝis uzebla nivelo. Ĉiam pli grandan parton de mia mallonga ekzistado mi malŝparas per tio, ke mi serĉas, konstruas kaj efektivigas ne mian taskon, miajn eblojn, mian mion, „mian subjekton”, unuvorte: <text:span text:style-name="T1">mi vivas ne mian propran vivon,</text:span> mi nur ludas plurajn elpensitajn, fragmentajn kaj apenaŭ uzeblajn personec-erojn. <text:s/>(Mi dankas por la inspiraj prelegoj de d-ino Petra Aczél, kiuj helpis min formi miajn pensojn.)</text:p>
      <text:h text:style-name="Heading_20_2" text:outline-level="2">Disruliĝantaj komunumoj</text:h>
      <text:p text:style-name="Text_20_body">Pro nia laboro ni veturadas: multaj pendolas inter siaj labor- kaj loĝlokoj, aliaj faras longajn oficajn vojaĝojn. Ni regule veturas propaafere, sur malpli longaj distancoj: por aĉeti, aranĝi aferojn, amuziĝi, veturigi infanojn aŭ parencojn; sur longaj distancoj pro familiaj kialoj, por ekskursi, somerumi. Subite, dum unu generacio la distanco traveturita dum nia vivo nemezureble plilongiĝis. Ĉu tio estas reala bezono aŭ deziro nutrata de ebloj?</text:p>
      <text:p text:style-name="Text_20_body">Tio estis pli frue fizike neebla: la perpieda trafiko, la senpera resursbezono (nombro de transportbestoj) kaj efikeco (instalitaj resursoj kontraŭ la nombro de transportataj homoj kaj rapideco) de la trafika infrastrukturo konsistanta el ĉaroj, ĉevaloj, diliĝencoj ne povis solvi la transgrupigon de grandaj amasoj da homaj resursoj. Tio faris nerealigebla la pliparton de la nuntempe kutimaj „megainvestaĵoj”.</text:p>
      <text:p text:style-name="Text_20_body"/>
      <text:p text:style-name="P4">La evoluon de vojaĝado/transportado katalizis supozeble la militoj, ĉi tie ja ŝlosile gravas, kiel rapide povas transgrupigi la interbatalantoj grandajn amasojn da homoj kaj militaj rimedoj. Kaj la elkonstruita infrastrukturo, rimedoj kaj spertoj plu servas ankaŭ en paca tempo – ĉefe al la venkinto (tiuj de la venkito ja plejparte neniiĝas).</text:p>
      <text:p text:style-name="Text_20_body">Ĉi tiuj solvoj do finfine ebligis, kvankam ne tute kontentige, la evoluigojn postulatajn de la nova epoko. Oni povis konstrui grandegajn fabrikojn, ĉar realigeblis la alloka transportado de la necesaj resursoj kaj la defora kontentigo de la bezonoj de la novaj urboj konstruitaj por la transloĝigitaj homoj (do ne organike evoluantaj, relative memkonservaj). La spertoj kaj rimedoj kreis evidente novajn situaciojn: antaŭ la ŝveliĝo de la urboj malaperis la bariero levita ĝis tiam de la memkonserva kapablo; ĝuste mezurita transporta infrastrukturo (konsumaĵoj enen, rubaĵoj kaj ekskrementoj elen) ja ĉion solvas. Kio samtempe signifas ankaŭ tion, ke la urbo povas etendiĝi, ĝis ĝia servosistemo kolapsos…</text:p>
      <text:p text:style-name="Text_20_body">La evoluigo de la servosistemo pezas per teruraj kostoj sur la komunumo – kompense por la realigo de la pli frue neeblaj planoj, tial la demando de transportado kaj vojaĝado iĝas komunuma tasko kaj konforme al tio naskiĝas taŭgaj solvoj: relvojo, komunuma ŝipveturado, kamionoj kaj aŭtobusoj. La gvidprincipo estas transporti laŭeble plej grandan amason kun laŭeble plej malaltaj kostoj, por ke la investo repagiĝu por la financanta komunumo.</text:p>
      <text:p text:style-name="Text_20_body">Sed la postaj planoj kaj investoj ricevas la infrastrukturon, la loke provizatan homamason kiel ekzistantajn, tial ili ne plu okupiĝas pri la demando de transportado, ĝin ili konsideras donita respektive ili efektiviĝas en lokoj, kie jam ĉio ĉi disponeblas. La transportindustrio restas sen merkato, tial ĝi serĉas novan kaj trovas ĝin inter la individuoj: komenciĝas la individua vojaĝigo, kreo de la logbildo de aŭtoveturado, unue nur kiel luksa servo por konforma prezo (oni ja devas financigi per iuj ties infrastrukturon, do vojojn, trafikregulojn, sekurigajn instalaĵojn, benzinstaciojn, servoreton), kaj poste, kiam ĉio ĉi jam disponeblas, plu malpliiĝas la kostoj, kaj celgrupo fariĝas „ĉiuj”.</text:p>
      <text:p text:style-name="Text_20_body">Limon starigas ankaŭ ĉi-foje la bankroto de fonaj servoj, la senĉesaj trafikŝtopiĝoj, akcidentoj. Laŭ neracia maniero ĉio ĉi fariĝas refoje temo por la marketiko: en aŭtoreklamoj aperas la movlibereco, la solece glitanta aŭto – kaj oni forgesas, ke la amaso superruzita per reklamoj kreas efektive tiun inferon, el kiu ĝi elsaviĝos laŭ la sugesto de la reklamfabelo. Ŝlosilvortoj estas la sekureco, la valorindikaj steloj de rompotestoj, kvankam la plej sekura aŭto estas tiu, en kiu mi ne sidiĝas, en ĝi mi ja neniel mortos… Estas kurioze, ke la plej simpla maniero de sekureco: la limigo de la maksimuma rapideco ne rolas en la listo, kvankam la magia „movenergio” – detruanta ĉe kolizio kaj dispeciganta min – duapotence proporcias al ĝi, samkiel rekte proporcias al ĝi ankaŭ la same kontinue pliiĝanta maso…</text:p>
      <text:p text:style-name="Text_20_body">La alia „fona servo” de la aŭtoindustrio, la pagipova postulo bedaŭrinde same bankrotis. Vane oni blindigas la „popolon” per reklamoj, se ĝi ne povas pagi la aŭton. Sed intervenis bonaj bankoj, kiuj donis kreditojn, tiel malfermiĝis la fabelmondo por ĉiam pli novaj amasoj, kiuj fine povis permesi al si akiri aŭtojn – kaj jam ne plu Ladaon ripareblan en garaĝaĉoj, sed manovrante per diversaj kreditoj ĉiam pli novajn kaj novajn miraklaĵojn.</text:p>
      <text:p text:style-name="Text_20_body">Kaj kiam la nombro de aŭtoj transpasas certan limon, la publika veturigo ekiras dekliven. Ĝi ne plu estas komforta, tia veturilo ja same krablas en ŝtopiĝoj kiel la personaŭtoj, kvankam se oni sidigus en komfortajn busojn la samtempe veturantojn, pli ol sufiĉus spaco sur la vojoj. Ĉiam malpli da homoj do uzas la publikan trafikon, tiel ĝi fariĝas malprofita, ĉesas liniveturoj, iĝas pli malfacile adaptiĝi al ĝi, sekve malpli da homoj veturas publike – jen diabla cirklo. La laborlokoj ĉiam malpli kalkulas kun la kostoj kaj tempobezono de la regula veturado (al laborloko, por aĉeti, aranĝi aferojn, akompani infanojn ktp), oni diras: ĝi estas individua problemo, ĉiu mem solvu ĝin. Kaj la malplioftiĝanta publika trafiko, la ĉiam pli longaj enurbaj distancoj trudas sidiĝi, ja karakterize, la virinojn en aŭtojn (eventuale en la duan de la familio).</text:p>
      <text:p text:style-name="Text_20_body"/>
      <text:p text:style-name="P4">La resursojn necesajn por la elkonstruado kaj funkciigo de vere komforta, sekura publika trafiko eltiras la bankoj kaj aŭtofabrikoj praktike po partoj el la poŝoj de la homoj – postlasante amason, kiu fakte ne povas akiri al si aŭton, kaj kiu iom post iom elpremiĝas ankaŭ el la ruiniĝanta kaj samtempe ĉiam pli kosta publika trafiko. Kaj la „ŝajnriĉulo” havanta aŭton penas senespere kovri la partopagojn de la kreditoj kaj ne havas tempon okupiĝi pri tiaj problemoj…</text:p>
      <text:p text:style-name="Text_20_body">Ĉu tio estas optimuma solvo? Ne ja. Optimuma ĝi estis, kiam la kostojn pagis tiuj, kiuj uzis la veturigajn servojn, depost tiam la servantoj optimumigas siajn enspezojn koste de la pli frue establita priserva fono, respektive koste al la socio „prilaborata ĉiam pli multe per reklamoj”.</text:p>
      <text:p text:style-name="Text_20_body">Sed ne nur la kreintoj de la publikaj trafikebloj trovis sin en aermanka spaco, kiam la baza trafika infrastrukturo establiĝis, same sentis sin ankaŭ la veturigantoj mem kaj la konstruintoj. Ne estas do mirinde, ke ankaŭ ili malkovris la homojn „kiel merkaton”. Analoga procezo kiel la historio de la aŭtoveturado okazas ankaŭ ĉi-kampe: la „veturigantoj” enigas en la publikan konscion siajn liberajn kapacitojn en formo de „nur por malmultaj atingeblaj luksaĵoj”. Tiam ankoraŭ ĉio estas multekosta, la veturiganto ja devas kovri siajn kostojn kaj tiujn de la elkonstruado de la rilata priserva sistemo. Sed ju pli la sistemo elkonstruiĝas, des pli ĝi iĝas malpli kosta, deposte ja ne plu necesas investado, oni devas nur elprodukti la profiton de la konstruintoj; sekve aperas la somerumado kiel amasa servo. Nun la konkurso celas ne tion, ke „ni unufoje en nia vivo vizitu la Kanariajn insulojn”, sed kiu kiomfoje, kiel malproksime partoprenu en kiel multekostaj somerumadoj/vintrumadoj kaj kiajn „lokajn ekstremajn specialaĵojn” manĝu, trinku, ludu, sportu ktp tie. Ĉiun el ĉi tiuj servoj enplanas zorgemaj marketikistoj en la servojn ĝuste por tio, ke ni povu rakonti pri ekzotaĵoj, veki per tio pliajn enviantojn kaj potencialajn aĉetontojn.</text:p>
      <text:p text:style-name="Text_20_body">La vojaĝado similas ĉiam malpli al „aventurado”, ĝi iĝas plie tumultado ĉe ŝanĝo de laŭhore trafikantaj veturiloj kaj lukto por „bonaj lokoj”; ankaŭ la „ekzota veturcelo” estas tia kiel hejma plaĝo kun la diferenco, ke ĝi pli multe kostas, kaj oni renkontas malpli da najbaroj; estas vere, kiujn ni tie renkontas, tiuj reprezentas proksimume la saman „socian tavolon” kiel ni mem. Ni do apenaŭ elŝiriĝas el nia ekonomia kastosistemo, samkiel ankaŭ la „granda vojaĝo” malpli rezultigas „medioŝanĝon” kun bonefikaj psiĥaj postsekvoj.</text:p>
      <text:p text:style-name="Text_20_body">Laŭ mia opinio, kiam oni elpensis ĉi tiun „kuracilon” por enuantaj riĉuloj tedataj de sia vivo (indas rememori ĉi tiun priskribon dum spektado de pri-somerumaj reklamoj), sub medioŝanĝo oni komprenis tion, kio komenciĝas ĉe la haŭto de la homo: spertadon de fremdaj homoj kaj sortoj, adaptiĝon al tute nekonata kulturo, travivadon de kutimoj, ĝojoj kaj malĝojoj, similecoj kaj malsamecoj de vivantaj, energiplenaj komunumoj. Tio rezultigis, ke oni fine povis rigardi sin iom de ekstere, elpaŝi el la kutimaj pensadaj tretoradoj, trovi novajn pensojn, novajn vojojn.</text:p>
      <text:p text:style-name="Text_20_body">Eĉ mencii ne indas, ke tiu ĉi celo estas ĝuste kontraŭa al tiu de la „sistemo”. Se oni jam sukcesis eduki iun bona konsumanto, kiu ĵus pagis por ia dezirata vojaĝo ekkonita pere de siaj konatoj, el dolĉecaj televidserioj aŭ de ie ajn, tiam por nenio en la mondo oni devas instigi lin sperti ŝanĝojn en sia vivo. Pro tio li jam povas antaŭrigardi sian hotelĉambron en Interreto, priparoli la tutsemajnan programon kun sia bonfartiga trejnisto, virtuale trairi la tutan hotelon, antaŭmendi ĉiujn biletojn. Kaj surloke oni klopodos paroli kun li en lia propra lingvo, meti antaŭ lin liajn proprajn ŝatmanĝaĵojn kaj kelkajn „lokajn specialaĵojn” faritajn konsumeblaj por „blankuloj”, kiujn la lokanoj eble eĉ ne rekonus. Same li ricevas „ekzotan kulturprogramon” organizitan kaj kontrolatan de la hotelistoj (kiun li kompreneble jam vidis sur kolorfotoj, eĉ scias la nomojn de la partoprenontaj dancistoj kaj povis ĝisrigardi la tutan programon de la ensemblo en la turisma oficejo). La aventuremuloj povas „perdiĝi” en la „tumulto de la bazaro” aŭ io konforma al ĝi – laŭŝajne kompreneble, ja neniu estas interesita, ke okazu ia prestiĝmurda „asekura afero”, kaj oni pretas ankaŭ elspezi iom tiucele.</text:p>
      <text:p text:style-name="Text_20_body"/>
      <text:p text:style-name="P4">La „konstruintoj”, kiuj iam laboris por mendoj kaj celoj de komunumoj, nun kreas „simbolojn de la nacia (aŭ firmaa) fiereco”, konstruas por-turistajn spektaklaĵojn, neniel motivitajn per ekzistantaj bezonoj: estiĝas centetaĝaj domoturegoj, monumentaj sportinstalaĵoj, teatroj, sidejoj.</text:p>
      <text:p text:style-name="Text_20_body">Post kiam ni vidis la kulisojn de la servoj, ni ĵetu rigardon al la vojaĝceloj. La turismo progresigas regionojn, alportas monon, kreas laborlokojn, certigas eblojn de evoluo, eĉ senprecedentajn. Hmm…</text:p>
      <text:p text:style-name="Text_20_body"/>
      <text:p text:style-name="Text_20_body">Ekzemple iu komunumo vivas de jarcentoj sur iu teritorio – sen borso, longdistancaj veturadoj, rubotransporto kaj similaj benaĵoj – en ekologie fermita, stabila sistemo. La anoj de la komunumo havas imagon pri la estonteco, vivsekurecon, kvankam pro la subevolueco sufiĉe grandas la „varianco”: naskiĝas multaj infanoj, sed relative malmultaj ĝisvivas la plenan aĝon, forta biologia/socia selektiĝo efikas. Kiuj ĝisvivas la plenan aĝon, estas belaj, fortaj, „ekzotaj”.</text:p>
      <text:p text:style-name="Text_20_body">Alvenas nun al ili la beno de la civilizo, la turismo kaj renversas la ekvilibron. Ĝi kreas laborlokojn, jes: unue la nocion mem. Ni aĉetas vian teron, konstruas sur ĝi hotelon. Ĉi tie vi ne plu rajtas kultivi teron, ĉasi, fiŝkapti, vi ne plu povas travivi viajn religion, socion, viajn pli fruajn kutimojn, sed vi povas vendi ilin al ni, se vi faros ilin tiaj, kiajn ni inklinas akcepti. Donu al ni vian korpon, vi ricevos por ĝi monon, eventuale perforton, morton, aidoson… Donu al ni vian infanon! Vi povas servi nin por mono, por kiu vi povos aĉeti tiajn aĵojn, kiajn ni havas. Kompreneble ni laboras efike, kion ni povas efektivigi per unu homo kaj maŝinoj, por tio ni ne bezonas vilaĝon da homoj – ili serĉu laboron aliloke. Nu ja, ĉi tie pli ne estas…</text:p>
      <text:p text:style-name="Text_20_body">Kaj la rezulto? Post la diseksplodigo de la komunumo ekestas etnombra, kompare al la ĉirkaŭaĵo bone salajrata servistaro kaj granda, mizere vivanta amaso sen estonteco. Anstataŭ mastrumado kalkulanta longperspektive kun la donitaĵoj kaj la estonteco: gigantomaniaj konstruaĵoj kaj medioŝanĝado: la „ekzotaĵo signifas ne la spertadon de la vere diferenca ĉirkaŭaĵo, sed ĝian „spektadon” el la kutima fotelo, konsumante la kutimajn manĝon kaj trinkon, babilante pri la kutimaj temoj kun la kutimaj partneroj. La rubaĵo, malpuraĵo restantaj post la aĵoj servantaj la komforton de la turistaj amasoj, la barbare distretitaj vegetaĵo kaj grundo estas en feliĉa okazo nur transportproblemo, se entute iu okupiĝas pri tio.</text:p>
      <text:p text:style-name="Text_20_body">Post la trarigardo de la maniero de la vojaĝado kaj ties influo al la celloko indas esplori ankaŭ, kion ĉio ĉi faras kun la homo, kun la komunumo, kies vivneceso fariĝis vojaĝadi kaj vojaĝigi.</text:p>
      <text:p text:style-name="Text_20_body">La malfacilaĵoj de la lokoŝanĝado (malrapida, tre kosta kaj riska) kaj la fakto, ke la havaĵo estas malfacile kunportebla, ligis ĉiun homon al la loka komunumo kaj limigis sur tre malalta nivelo la proprietajn malsamecojn. Dum la „havaĵon” reprezentas tritiko en la grenejo aŭ bovaĵo, ne ekzistas „akumulado de kapitalo”, la kapitalo ja estas io granda kaj malfacile traktebla. La baza regulo, ke ju pli da greno mi havas kaj ju pli da malsatantoj troviĝas ĉirkaŭ mi, des pli altan prezon mi ricevos, ne validas inter lokaj cirkonstancoj, ĉar pli-malpli frue mi ne povos defendi mian havaĵon aŭ eĉ mian vivon. Kaj se mi ne vendos mian grenon, ĝi malboniĝos kaj valoros neniom, mi do estas interesita interŝanĝi ĝin laŭeble plej frue (do kun relative malgranda profito) por aliaj utilaĵoj, servoj. Kvankam mi havas eblon „doni prunton” al iu kaj noti al mi lian ŝuldon, por pli poste repagigi ĝin per laboroj, sed tio same ligas min al la loko: por la ŝuldo de la meblisto mi ja ne povas aĉeti novan veston.</text:p>
      <text:p text:style-name="Text_20_body">Kiam la mono aperas, ĉio ĉi ŝanĝiĝas: mi havas eblon krei rezervon en mono respektive uzi la resursojn laŭ miaj aktualaj bezonoj (kaj ne pere de ekzistantaj ŝuldoj aŭ fizika varinterŝanĝo, senpera kontentigo de bezonoj). La mono estas des pli bona, ju pli facile, sekure kaj granddistance ĝi transporteblas. Tiel fariĝas el orercoj, perloj imperia monero, poste kambio, pli malfrue banknoto, valutkurso.</text:p>
      <text:p text:style-name="Text_20_body"/>
      <text:p text:style-name="P4">Tiamaniere la ŝtato perdas la batalon kontraŭ la bankoj: ĝi ne plu povas interveni en la movojn de sia valuto, tion aranĝas la bankoj inter siaj kontoj, fine, ĝi deĵetas ĝin kiel ĝenan pezon kaj kreas „komunan monon” – kun tio definitive ĉesas la kontrolo de la fizika komunumo pri la cirkulado de resursoj.</text:p>
      <text:p text:style-name="Text_20_body">Estiĝas do stato, en kiu oni mezuras la kontraŭvaloron de ĉiuj agadoj per mono, kiu praktike senlime transporteblas, ie ajn interŝanĝeblas por varo, homa laboro; kaj samtempe kun tio ankaŭ nia fizika movkapablo etendiĝas – al ĉi lasta starigas limon nur la havaĵo. Ambaŭ ili ebligas la totalan likvidon de la ligiloj al la fizika komunumo. Mi havas eblon akumuli kapitalon, kiu povas esti la multoblo de la kuna proprieto de la homoj vivantaj en mia senpera ĉirkaŭaĵo. Mi ne devas timi, ke tio kaŝas por mi riskojn, ĉar la sistemo protektas min, kvankam la malriĉeco de tiuj homoj estas nerekte la sekvo de mia riĉeco. Mi vivas en virtuala komunumo, „miaj amikoj” estas homoj vivantaj sur la sama „socia nivelo” (teorie, praktike ni komprenas sub ĝi havaĵon) en distanco de dudek, mil aŭ kiom ajn da kilometroj de mi, al kiuj mi iam ajn povas veturi, pri kiuj iam ajn mi povas aŭdi aŭ legi. Por ripozi mi veturas en malproksimajn landojn, kie mi kolektas „fantastajn travivaĵojn”, per kiuj mi povas poste brili „en la societo”.</text:p>
      <text:p text:style-name="Text_20_body">Dume tamen io mankas al mi. Nekonataj estas la homoj, kiujn mi ĉiumatene vidas, nekonata estas la rideto, la amo, kun kiuj ni turnas nin unu al aliaj. Mi zorgas pro tio, kio iĝos kun mi, se foje mi falos surstrate kaj ne povos voki telefone la sekurigan servon: ĉu iu levos min de la tero? Ĉu mi ricevos glason da akvo de iu ankaŭ tiam, se mi ne povos pagi por ĝi? Entute: kiam mi petis, kiam mi dankis por io sincere, kiam mi sentis vere dankemon, kiam mi faris ion ajn nur por tio, ke fremdulo pli bone sentu sin?</text:p>
      <text:p text:style-name="Text_20_body">(Hodiaŭ la „ekonomia krizo” estas ties multobla formo. Malantaŭ la akumulitaj proprietoj troviĝas ne valoro, sed la por kvin-dek–dudek jaroj antaŭprojekciita (esperata) laboro de senespere ŝuldiĝintaj amasoj ebriigitaj per la por ili science elpensitaj mensogoj. Ne ekzistas efektiva ekonomio, nur konfuza amaso da ŝuldoj, kiujn ni kolektis dum postkurado de nenecesaj revoj. Ili ne povas esti validigitaj per aĉeto, ĉar mankas valoro malantaŭ ili. Se ni ĉiuj volus aĉeti kaj la valoro de la mono alfrontus la kvanton de la disponeblaj havaĵoj, evidentiĝus, ke ni ĉiuj estas multe pli malriĉaj, ol ni teorie estas. Por iu tio signifas, ke li ne povas aĉeti plasman televidilon, sed estas ja egale, ĉar tiu, kies laboro necesas por tio, ke estu kurento en la loĝejo, ĉi-momente ne povas aĉeti panon…)</text:p>
      <text:h text:style-name="Heading_20_2" text:outline-level="2">La unufoje irebla vojo </text:h>
      <text:p text:style-name="Text_20_body">La ekologian kaj resursan krizojn maturiĝontajn laŭ ni multaj en la proksima estonteco oni ofte konceptas tiel, ke oni devas nur retiriĝi, produktadi sur la propra tero, kaj la mondo iom post iom reordiĝos. Laŭ mi la situacio pli similas al la lukto de la militŝipo Balmoral kun la ciklono:</text:p>
      <text:p text:style-name="Text_20_body"/>
      <text:p text:style-name="Text_20_body"/>
      <text:p text:style-name="P17">La ŝipo tranĉis la maron kun mirinda rapideco. De fore, inter kirliĝantaj elvaporaĵoj aperis tre svage la puntecaj bordoj de la Bengala golfo. Nun kvazaŭ iom pliheliĝus la ĉielo.</text:p>
      <text:p text:style-name="P17">– He, Fred! retrorigardu, pro Dio!</text:p>
      <text:p text:style-name="P17">Fred trankvile returnis sin, ĉar li kredis ekvidi militŝipon postkalkane. Kion ĝi povus fari kun ili? Se ĝi estas pli malgranda destrojero, ili ŝajnigos kapitulaci, kaj se ĝi pli proksimiĝos, ili komandos salvon, dronigos ĝin kaj fino. Kial fari multe da bruo por nenio?</text:p>
      <text:p text:style-name="P17">Sed kiam li returnis sin, ankaŭ al li fariĝis iom pli varme.</text:p>
      <text:p text:style-name="P17"/>
      <text:p text:style-name="P18">Sub la malproksima ĉielo vidiĝis bela, vigle hela fendo, tra kiu elaperis eĉ kelkaj steloj, kaj ĉi tiu stranga, neregula fenestro iluminis per timige verda lumo la obskure kirliĝantan firmamenton. Fine de la nuboj, en la direkto de la lumaĵo pendis profunden nigra, oblonga, balonforma mallumaĵo el la ĉielo, rapidege proksimiĝis, kaj ĝia vosteca finaĵo kvazaŭ spirale turniĝadis dum ĉi tiu kurego…</text:p>
      <text:p text:style-name="P17">Abrupta tiro je la stirbrako: „Malrapidigu! Duonvaporo! Maldekstren!” </text:p>
      <text:p text:style-name="P17">Venas ciklono!</text:p>
      <text:p text:style-name="P17">Flavaj, konsternitaj vizaĝoj rigardis unu la aliajn en la timiga, senaera, streĉe arda nokto. Kun strange mirfrapita esprimo rigardis returnen ĉi tiuj harditaj vizaĝprofiloj. Sed vane. La ruĝan cepon formanta nubo kun minca vosto jam pendis ĝis la marnivelo kaj kuregis, kuregis rekte al ili…</text:p>
      <text:p text:style-name="P17">Oni devas haltigi la plenrapidan krozoŝipon! Oni devas estingi la kaldronfajron laŭeble plej rapide. Ĉiu laboris por tio. Se ili ne sukcesos, kaj la ciklono kaptos la kuregantan ŝipon, la kaldrono flugigos ilin en la aeron kvazaŭ ŝrapnelon. Havenon ili ne plu povas atingi. La ruĝcepforma, kureganta nubo venis ĉiam pli proksimen kaj malsupren, tiriĝe longiĝis je turbego.</text:p>
      <text:p text:style-name="P17">Freneze ili laboris por bridi la monstron, kiun ili vorigis per vaporo. Pulioj grincadis, ŝnuroj streĉiĝis, duonnudaj homoj enpuŝis kaj elrulis metalĉaretojn plenajn de ardaĵoj, malfermadis valvojn, fermofrapis manilojn, kaj Rustulo starante ĝismaleole en oleo, trabatita de la ĵetiĝoj de la skuegata ŝipo, provis malsuprenlasi la akvon… Kiom eblis, ili malpliigis la rapidecon.</text:p>
      <text:p text:style-name="P19"><text:tab/>(Jenő Rejtő: La perdita krozoŝipo)</text:p>
      <text:h text:style-name="Heading_20_3" text:outline-level="3">Profundeco</text:h>
      <text:p text:style-name="Text_20_body">Homojn vivantajn en diversaj socioj diferencigas malpli, kion ili vidas kaj povas kompari, plie tio, kion ili eĉ ne vidas, ja tio estas tiel malproksime. Ni vivas nun, en la evoluinta mondo en radikale alia medio, devas konformiĝi al aliaj postuloj ol eĉ nur antaŭ cent jaroj aŭ en la pli postrestintaj areoj de la planedo. Ni kutimiĝis al tio, ke el la krano fluas trinkebla akvo, el la konektingo preneblas kurento, ni informiĝas (laŭ nia kredo) tuj kaj precize pri la okazaĵoj en la mondo.</text:p>
      <text:p text:style-name="Text_20_body">Estas vere, oni povas rezigni pri ĉio ĉi. Sed ĉu ni povas rezigni pri tiu sekureco, ke pro simpla intesta infektiĝo nia infano ne mortas, ĉar ekzistas hospitalo, infuzado kaj medikamentoj? Ĉu rezigni pri tio, ke ni povas iri pro nia doloranta dento al lerta kaj bone provizita kuracisto kaj ne al hufforĝisto? Ke ostorompiĝo ne faras nin kriplulo por la tuta vivo? Aŭ ke pro ajna havaĵo nia oni hodiaŭ (principe) ne povas nin bati, mortigi sen risko de puno? Miaj tri infanoj plenkreskos hodiaŭ kun bona ŝanco – male al tio, ke mi povas esti feliĉa, se du el ok ĝisvivos la plenkreskiĝon; krome pro komplikaĵoj ĉe la nasko mi eble perdos la virinon, kiun mi amas… Radikale alian rilatiĝon ni havas al nia vivo, kunhomoj, kontaktojn de alia profundeco ni kreas kaj en ties posedo ni pensas per alia tempa skalo – male al tio, ke ĉiutempe ni devas senĉese batali unu kun aliaj kaj nia medio por resti vivaj aŭ eviti suferojn.</text:p>
      <text:p text:style-name="Text_20_body">Efektive tio estas la civilizo. Por ĝi batalis la homaro tra pluraj jarmiloj en malmildaj kaj ĉioriskaj bataloj, kaj se ni pro nia stulteco lasas kolapsi la sistemon konstruitan de niaj gepatroj, ni reĵetiĝos jarmilojn sur nia vojo. Modaj rakontoj havas teme, ke postvivintoj de mondkolapso kolektadas fragmentojn de la pasinta sciaro, sed tio estas nur fabelo. La hodiaŭa aplikata scio (industrio, medicino ktp) estas senvalora sen la nuna priserva sistemo, kaj la homoj ne havus tempon dum tia konstanta batalo por transviviĝo „amuzi sin” per io tia, por tio bezonatas grandega civilizacia rezervo, tia komunuma fono, kiu per la produkta laboro de la plimulto povas vivteni malplimulton okupiĝantan nur pri tio.</text:p>
      <text:p text:style-name="Text_20_body"/>
      <text:h text:style-name="Heading_20_3" text:outline-level="3">Daŭro</text:h>
      <text:p text:style-name="Text_20_body">La riĉeco de resursoj signifis ĉiam por la homaro la civilizacian rezervon, kiam por la kontentigo de la bezonoj de la komunumo oni ne devas uzi la tutan vivodaŭron de ĉiu membro (tio sonas por hodiaŭaj oreloj tre kruele). Tiun ĉi restintan tempon oni dividis laŭ la pensmaniero de la aktuala epoko plie „horizontale” (iometon por ĉiu) aŭ „vertikale”: per kreo de direktantaj, profitantaj kastoj.</text:p>
      <text:p text:style-name="Text_20_body">La saltrapidan ŝanĝiĝon elvokis tio, ke la atingeblaj energifontoj povis rekte helpi en la produkta laboro (karbo, vapormaŝino, nafto, …), tiel grandskale kreskis la kvanto de rezervo, oni povis atenti la bezonojn de la tuta populacio, instrui ĝin ktp, iĝis konceptebla (ne plu estis tute sensenca) la ideo de „libereco, egaleco, frateco”.</text:p>
      <text:p text:style-name="Text_20_body">Hodiaŭ ni jam grandkvante foruzis la fosiliajn energifontojn: ju pli malnova estas iu evoluinta civilizo en donita teritorio, des pli granda estas la loka energibezono – kaj des malpli multa estas la loke atingebla energifonto. Krome ankaŭ la ekspluatado kaj foruzado bezonas multan energion kaj evoluintajn servojn (transporto, labororganizado). La energio estas memfortiga procezo: ju malpi disponeblas en donita momento, des malpli oni povas produkti.</text:p>
      <text:p text:style-name="Text_20_body">Resume: la energimanko plej damaĝas en kampoj, kie la scio akumuliĝis, kaj pro la foruzitaj rezervoj ankaŭ ne plu eblas trairi la saman vojon de evoluo. Temas ne simple pri tio, ke ni refalas sur certan punkton, sed eĉ esperon ni ne havos regrimpi sur la saman vojon…</text:p>
      <text:h text:style-name="Heading_20_3" text:outline-level="3">Rapideco</text:h>
      <text:p text:style-name="Text_20_body">En nia ĉiutaga vivo ŝajnas neimageblaj ĉiaspecaj radikalaj ŝanĝiĝoj, laŭ nia kredo la aferoj malrapide ŝanĝiĝas; se io estas malbona, por tio iu respondecas, kaj oni devas puni lin, kaj tiam la aferoj reordiĝos. Por ĉi tiu kredo ni povas pagi en malbona okazo altegan prezon. Jen ni vidu scenaron (mi esperas, tro pesimisman kaj refuteblan per faktoj de la realeco).</text:p>
      <text:p text:style-name="Text_20_body">Unu el la uraganoj atingantaj ĉiam pli grandnombre kaj kun pli intensa forto la bordojn de Ameriko iam ne preteriros ankaŭ laŭ la statistikoj la gas- kaj naftoekspluatajn, rafinajn centrojn kaj grave damaĝos ilin. La senekzemplan mediokatastrofon vualos la fakto, ke la produktado restarigeblos koste de multmonata laboro. La efiko estos la tuja prezosalto de la naftoproduktoj (ili plialtiĝadas jam post ĉiu <text:span text:style-name="T1">anonco de uragandanĝero</text:span>), kiun oni povos iomlonge kompensi per kaŝa elĉerpado de la plimulto de la rezervoj (tio estas potenca negoco), sed la informoj iĝos ĉiam pli zorgigaj, kaj la prezoj efektive senbridiĝos: simple ne ekzistos sufiĉe da naftaĵoj por kontentigi la postulojn, kaj nun jam ankaŭ rezervoj ne plu restos. La fenomeno disvastiĝos al ĉiuj energipostulaj sektoroj: publikaj servoj, komerco, komunikado, sanitara servo, minado, industria agrikulturo… La tuttera liverado komencos interrompiĝadi, kolapsos la fabrikadaj kaj provizaj sistemoj bazitaj sur ĝi kaj laborantaj kun minimuma rezerva kapacito: eĉ se ekzistos produktada kapablo kaj loka energio, ne alvenos certa parto de la bazaj materialoj, la pretaj produktoj ne povos esti forliverataj. Subite venos en vivdanĝeron ĉiuj, kiujn ĉi tiu sistemo vivtenas: malsanuloj en kronika aŭ grava stato, loĝantoj de grandurboj, vivantoj fore de akvo- kaj nutraĵfontoj; la paniko grave malutilos eĉ al funkciantaj provizaj sistemoj. Evidentiĝos, ke neniu kapablas financi la restarigon de la produktadaj kapabloj en tia malstabila ekonomia situacio, eĉ, manke de energio pliaj fontosistemoj ĉesos funkcii. </text:p>
      <text:p text:style-name="Text_20_body">Resume, la vivtena kapablo de la sistemo reduktiĝos dum unu jaro al sia ono – kvazaŭ en pli malfeliĉaj lokoj oni devus loti, kiuj dekaj homoj povas resti vivaj… Ĉu ni kapablus trakti la situacion en rolo de tuttera specio kiel komunuman problemon? Aŭ dum restus karburaĵo, ekmarŝus, laŭ la kutima maniero, la milita aparato por trudakiri la lastajn fontojn – kaj foruzante praktike la lastajn rezervojn ĝi detruus ankaŭ la reston de la proviza sistemo… </text:p>
      <text:p text:style-name="Text_20_body"/>
      <text:h text:style-name="Heading_20_2" text:outline-level="2">Esti hungaro</text:h>
      <text:p text:style-name="Text_20_body">Jam de multaj jaroj mi sentas neordinara donaco de la sorto, ke mi naskiĝis hungaro. Ne pro tio, ke laŭ kelkaj nia DNS estas plej konforme tordita, kaj propre ni devenas el Siriuso, aŭ ke ni havas amason da Nobel-premiitoj (kiuj kompreneble ne povis vivi kaj labori ĉi-lande) aŭ pro similaĵoj. La senton mi vortigas tiel, ke ni staras <text:span text:style-name="T1">ĝuste meze de deklivo.</text:span></text:p>
      <text:h text:style-name="Heading_20_3" text:outline-level="3">Meze de deklivo</text:h>
      <text:p text:style-name="Text_20_body">Kiel hungaroj ni havas eblon bone lerni, prepari nin por niaj taskoj kaj per honesta laboro, laŭgrade de nia talento elstariĝi eĉ en tute grandaj komunumoj. Ni havas eblon ankaŭ por tio, ke kun preteratento de la moralaj reguloj ni apliku nian inteligentecon kontraŭ nia medio kaj tiakoste ni leviĝu super aliaj. Ni povas fari, ke ripoze ni klinas nin malantaŭen kaj atendas, ke aliaj vivtenu nin kaj ni povas ankaŭ elekti, ke sinkante en la abismon de memkompato akompanata de mallaboremo ni kulpigu la mondon pro tio, ke ĝi preteriras, nin kaj ni povas travivi ankaŭ ekstreman mizeron. Sed egale ni povas ankaŭ konservi nian relative sanajn menson kaj organismon kaj havi ŝancon denove elleviĝi el ĉi tiu abismo, aŭ malsupreniĝi/falegi el la alteco. „En nia pli alte situanta” socio la supra tavolo kuntenas sin, tial oni ne povas elfali el ĝi. Sed kiom ajn ni luktas per niaj kubutoj, por certaj rondoj ni restas servistoj – interŝanĝeblaj kaj forĵeteblaj. „Pli malsupre” la alsuĉo de la mizero estas definitiva, la rezigno pri lukto puŝas la homojn en tiajn moralajn kaj fizikajn abismojn, de kie ne eblas elleviĝo (aŭ estas multe pli facile morti senspure kaj sen veko de interesiĝo).</text:p>
      <text:p text:style-name="Text_20_body">Hungario estas la „mezo de la mondo”… kun ĉiuj ties avantaĝoj kaj malavantaĝoj, belaĵoj kaj malbelaĵoj. Ni povas vidi antaŭ ni mirindajn kaj seniluziigajn ekzemplojn, nia sorto ne estas per si mem antaŭdestinita, ni mem povas elekti ĝin, multe pli ol socioj starantaj ĉu super, ĉu sub ni. Nun ni iras sur vojo, kie en malgranda amplekso ni realigas la definitivan disŝiriĝon de la mondo en kelkajn procentojn da troriĉuloj kaj plimulton tre malriĉan kompare al ili. La „pintuloj” klopodas alsuĉi ĉiujn resursojn kaj dividi ilin tiel, ke la streĉo en la „popolo” restu apenaŭ sub la eksplodlimo, kaj dume ili ne zorgas pro tio, ke manke de respondeco kaj ofte kompetento ili kaŭzas terurajn damaĝojn. La realaj bezonoj de la „popolo”, por kies kontentigo abunde disponeblus resursoj, ne havas rolon en la ludo de la „granduloj”.</text:p>
      <text:p text:style-name="Text_20_body">Sed ĉi tiu situacio ne estas per si mem antaŭdestinita, definitiva kaj senespera. Ni povas elekti ankaŭ malan sintenon kaj ekirante el la profundoj en la direkto de kunteniĝo, pureco, justeco, ni povus validi eĉ kiel modelo, povus inspiri esperon ankaŭ al nia nuna, disfalanta mondo. Se ni povas stariĝi el ĉi tiu ridinde dividita, senpovigita kaj narkotita stato, tiam prave ni povas kredi, ke ankaŭ kiel specio tutteriĝinta ni kapablus fari ion similan.</text:p>
      <text:h text:style-name="Heading_20_3" text:outline-level="3">Nacio kaj nacieco</text:h>
      <text:p text:style-name="Text_20_body">Dum sia novepoka historio Hungario perdis signifan parton de sia teritorio kaj populacio, kaj kvankam okazis (iam perfortaj, iam pacaj) popolmigradoj, signifa malplimulto de hungara nacieco vivas praktike ekster ĝiaj limoj. Inter tiaj cirkonstancoj estas neordinara tasko konservi la hungarecon tiamaniere, ke tio ne kaŭzu konfliktojn inter la hungara malplimulto vivanta eksterlime kaj la loka plimulto – afero progresanta ĝis nun ne tro sukcese.</text:p>
      <text:p text:style-name="Text_20_body">La eldiro „mi estas hungaro” ne kaŭzas eĥon en Hungario, ĝi enhavas profundan signifon por malmultaj homoj (tion bone observeblas ĉe malferma festo de lernojaro dum la aŭskultado de la naciaj kantoj Himno kaj Proklamo). Kontraŭpunkte al tio aperis malplimulto, por kiuj la „konscio esti hungaro” estas elstare grava, sed ĝi rolas plie kiel diferenciga ol komunumiga: ĝi estas rimedo de sinapartigo de la „ceteraj” (grizigitoj de la konsumisma socio).</text:p>
      <text:p text:style-name="Text_20_body"/>
      <text:p text:style-name="P4">Male, por la eksterpatrujanoj la hungareco, la hungaraj kulturo kaj lingvo, flego kaj konservo de tradicioj validas kiel kuntena forto kontraŭ la ade-ree reaperantaj multspecaj premoj. Ni do havas tian magazenon ekster la limoj de nia lando, kiu kapablas revivigi vere pozitivan nacian memkonscion bazitan sur akceptemo kaj amo. Ne terpecojn oni devas reaneksi al Hungario, ni devas anime rekonektiĝi al tiu spiriteco, kiun iam la hungareco signifis, kaj kiun oni pli bone konservas transflanke de nia landlimo.</text:p>
      <text:h text:style-name="Heading_20_3" text:outline-level="3">En la sandviĉo de antaŭjuĝoj</text:h>
      <text:p text:style-name="Text_20_body">„Cigano”…: ia obskura, neekkonebla nocio, bruo, multaj infanoj, stranga, perforta, kruda mondo. Limo, kie ĉesas la normoj, kiujn ni obeas en la ĉiutagoj (plejparte ne nur vorte). „Ĉe ili” estas aliaj normoj, aliaj gestoj, parolo, kanto; fremda estas la esprimo de ĝojo kaj malĝojo. Kelkaj ts-ts-ante, kelkaj kun ŝaŭmanta buŝo, aliaj nur gestante – sed ni tre multaj „judaĉumas”<text:note text:id="ftn1" text:note-class="footnote"><text:note-citation>1</text:note-citation><text:note-body><text:p text:style-name="Footnote">Malfavore prijuĝi kaj paroli pri judoj.</text:p></text:note-body></text:note>. Se ne, tiam ni fingromontras al tiuj, kiuj judaĉumas. Ia obskura, stranga, timiga interplektiĝo, nevideblaj muroj, spirito de tribaj hierarĥioj ŝvebas en la aero; rigoraj, komplikaj, nekompreneblaj reguloj regas la okazaĵojn. Iuj maldekstren, aliaj dekstren – sed same malproksimen.</text:p>
      <text:p text:style-name="Text_20_body">Ni devus pli ofte kunesti. Pli multe rakonti pri ni, montri, revivigi la trezorojn de niaj proprecaj, unikaj, vere diferencaj kulturoj, mondovidoj, ĝoje travivi kaj dividi ilin inter ni. Akcepti hungarojn kiel hungarojn, ciganojn kiel ciganojn kaj judojn kiel judojn. Eble fariĝus okulfrape, ke la fonto de niaj antaŭjuĝoj estas nia forfermiĝemo disde aĵoj fremdaj kaj strangaj – anstataŭ esti scivolemaj kaj sinmontremaj. Evidentiĝus, ke ankaŭ niaj timoj estas kompareblaj: ciganoj konsideras fremda en ni, „gaĝoj” ĝuste tion, pro kio ni gardas nin de la judoj, por kiuj ni, „gojoj” estas ĝuste tiaj, kiaj por ni la ciganoj.</text:p>
      <text:p text:style-name="Text_20_body">Malbela esprimo estas la „cigana krimado”, ĉu ne? Ni komprenas sub ĝi agreson „minacantan la kutiman ordon”, ĝi povas iam ajn persone trafi iun ajn el ni, timo nin tenas, sed ni ne ŝatas, se iu tion vortigas. Kaj kio nova pri la „blankula krimado”? Defraŭdado de miliardoj, fortrompo de impostoj, instituciigita mensogado, malmultekosta elvendado kaj atrofiado de komunumaj provizosistemoj, transŝovo de la respondeco sur ekonomiajn neeviteblaĵojn, prokalumniaj procesoj, poste dekjaraj kriminalaj procesoj kun pluaj teruraj kostegoj, ruzaj advokataj trukoj, medicinaj fakspertaĵoj ktp. Kies „socia danĝereco” estas pli granda? Kio estas <text:span text:style-name="T1">kaŭzo</text:span> kaj kio <text:span text:style-name="T1">sekvo</text:span>?</text:p>
      <text:p text:style-name="Text_20_body">La mondo estas bizara, plena de streĉoj, kiel ĉiu tia situacio, el kiu eblas vere lerni, edifiĝi, ekkoni – ni devas nur rigardi en ĝusta direkto.</text:p>
      <text:h text:style-name="Heading_20_3" text:outline-level="3">Stefano, la reĝo<text:note text:id="ftn2" text:note-class="footnote"><text:note-citation>2</text:note-citation><text:note-body><text:p text:style-name="Footnote">Sankta Stefano (975-1038), la unua hungara reĝo, kiu pace kaj perforte kristanigis la tutan hungararon kaj venkis la kontraŭribelintajn tribestrojn (Koppány, Ajtony).</text:p></text:note-body></text:note></text:h>
      <text:p text:style-name="Text_20_body">Laŭ mi estas karakterize, ke ni ligas la fondon de la hungara ŝtato ne al ia feliĉa „proklamo” bazita sur interakordiĝo, sed al religia milito realigita per intercivitanaj bataloj, kies rezulto estis la forĵeto de la malnovaj religio, triba reĝimo kaj vivkoncepto kaj aliĝo al la mondo de la „loksidiĝintaj popoloj”. Nin oni devis sidigi per forto al la tablo, ĉar memvole ni prefere estus restintaj sub la libera ĉielo; tio estis forto – pluekzistanta laŭ mia kredo eĉ nun sub la surfaco –, kiu neprigas streĉe tenatan bridon.</text:p>
      <text:p text:style-name="Text_20_body">Mi kredas, ke la postlasaĵoj de Stefano kaj Koppány unuigeblas, ilia konflikto ne estas imanenta trudo sed kaŭzita nur de historiaj nepraĵoj; ankaŭ la reciproka mordado, tiel karakteriza por la hungararo, estas sole sekvo. La konstanta dividiteco, se konsideri nur la pasintajn dudek jarojn, pruvis, kiel profunden ni povas sinki. Sed la afero rigardeblas ankaŭ tiel, ke ni eĉ imagi ne povas, kiom ni kapablus, se ni interkroĉiĝus…</text:p>
      <text:h text:style-name="Heading_20_2" text:outline-level="2">La Sinjoro de l’ Ringoj</text:h>
      <text:p text:style-name="Text_20_body">Ĉi tiu verko estis konceptita origine kiel libro, kies titolo estus „La mondo de l’ Ringo”. La ideon konsistigis pensoĉeno, en kiu mi provis parigi hodiaŭajn, aktualajn rolantojn, fenomenojn, procezojn al la rolantoj de la romano de Tolkien esperante, ke tio donos fiksajn punktojn por eblaj solvoj. Poste mi konsciiĝis, ke tia libro estus tro komplika, „el-post-dorsa” aliro al la tasko analizi kaj kiom eble, trovi eliron el la nuntempa „bela” ordo de la mondo. Tiel do restis ĉi tiu nuna, multe pli magra formo, sed en la ĉapitro Fenomenoj mi tamen devas memori pri la elirpunkto. Tiamaniere disponeblas bedaŭrinde relative malmulta spaco por la eksplikado de la sufiĉe frapaj konkludoj; mi esperas, ke malgraŭ tio ĝi estos pensoveka „literatura enmetaĵo” ebliganta (?) samtempe mallongan malstreĉiĝon…</text:p>
      <text:p text:style-name="Text_20_body">Ĉar mi serĉis elirvojon, mi klopodis esplori la motivojn de la oficialaj ĉefrolantoj de la romano, la individuajn ecojn, kiuj kapabligas ilin turni sin kontraŭ nevidebla malica forto havanta nekredeble grandan potencon. Mi tamen konfrontiĝis kun tio, ke la rolantoj estas fakte nuraj mirherooj kreitaj de la verkisto, kiuj ĉion transvivas, venkas kaj fino. Tiaspeca analizo de la romano rezultis tute senfrukta. La recepto ja estas simpla: prenu kelkajn rokfirmajn fabelheroojn, helpu ilin per la plej neverŝajnaj mirakloj, kaj fine ili savos la mondon.</text:p>
      <text:p text:style-name="Text_20_body">Unu elemento tamen ne lasis min trankvila: la Ringo mem, kiu estas nekredeble bone trafita simbolo. Laŭ la historio pretiĝis sume dudek ringoj, ĉi tiuj simbolis la potencon de po unu reĝlando kun escepto de unu, kiu havas potencon super ĉiuj aliaj, krome portas en si la spiriton de la malica ĉefheroo Saŭrono. En la filmo troviĝas perfekte kaptita sceno, kiam oni vidas, ke la Ringo tamen ne povas resti ĉe la elfoj. Gimli, la nano provas disrompi ĝin, sed lia armilo diseksplodas en splitojn, Gimli falas, kaj la Ringo, nedamaĝita, brilas meze de la ŝtona tablo. Ja fakte <text:span text:style-name="T1">ĝi ne estas tie</text:span>. Poste la rolantoj konkuras, por iĝi la herooj, kiuj posedante la Ringon alfrontos la mallumon. La kamerao enfokusigas la Ringon, aŭdiĝas kantaĉo, la herooj preskaŭ atencas sin reciproke por ĝi. Ĉi-momente ekfulmas la vera forto de la Ringo, ĉar cetere, dum la okazaĵoj ĝi ŝajnas strange malforta kompare al la aliaj, tre spektaklecaj sorĉaĵoj. Ĝi kapablas esence nur fari nevidebla sian posedanton por la ĉiutagaj rolantoj, sed samtempe ekvidas ĝin la fortoj de la Malbono – sufiĉe malbona negoco, ĉu ne?</text:p>
      <text:p text:style-name="Text_20_body">La Ringo estas por mi unusence la enkorpiganto de la mono. Ĝi mem ligiĝas al neniu konkreta rimedo aŭ potenco – ĝi mem estas la Potenco, kiun ĉiu rolanto avidas. Neneniigebla ĝi estas, kiel ankaŭ la mono: banknotoj bruligeblas, moneroj disbateblas, sed la nocio de la mono, la valoro ŝanĝebla en ion ajn vivas en ni individue kaj ankaŭ socie. Ĉi tiu potenco estas jam danĝera eĉ tiam, kiam ĝi ligiĝas al ia fermita socia grupo, sed ĝia vera, obskura forto montriĝas, kiam, liberigita de ĉiaj ligitecoj, ĝi fariĝas tuttera. Se mi havas sufiĉan monon, mi povas fari ion ajn, povas veni ien ajn, povas akiri ion ajn. Jen estas la absoluta potenco kapabla preskaŭ ĉiun elturni el li mem. Se iu komencas uzi ĝin, ĝi kapablas malaperi antaŭ sia medio: ĝi povas liberiĝi de siaj ligitecoj, respondecoj, samtempe fariĝas videbla por la vera posedanto de la Potenco, la sinjoroj de la financa mondo.</text:p>
      <text:p text:style-name="Text_20_body">Entuziasmigita de la analizo de la Ringo mi komencis serĉi la plej potencan rolanton en la historio, kiu estas neniu alia, ol… Tolkien, la verkisto mem! Li estas tiu, kiu senbride, senĉese intervenas en la historion, kiel estis kutime en la antikvaj grekaj tragedioj, en tute senesperaj situacioj li savas la ĉefheroojn certigante tiel la favoran disvolviĝon, kies ŝanco estis praktike nul procento. Se ni estas realistoj, ni diras, ke la historio finiĝas post la unuaj minutoj, la herooj falas, Saŭrono akiras la Ringon. Tio ŝajnas unuavide frapa penso, sed indas pensoludi per ĝi.</text:p>
      <text:p text:style-name="Text_20_body"/>
      <text:p text:style-name="P4">La kontraŭpunkto de Tolkien (la „bona dio”) estas Sarumano. Li (male al Saŭrono) estas fakte aktiva rolanto en la historio, disponas preskaŭ senliman potencon. Ili konsistigas iasence paron, kvazaŭ Saŭrono estus la monstro, kiun ĉiuj timas kaj Sarumano la „forta infano”, kiu estante la amiko de Saŭrono povas bati en lia nomo ĉiujn en la infanĝardeno. Pli kuraĝa komparo: li estas kiel la skribistoj kaj fariseoj de la Nova Testamento: la amikoj de la senindulga Dio, kiuj povas fari ĉion en lia nomo. Kaj lia nuna reprezentato estas neniu alia ol la scienco, la homa inteligenteco, la preskaŭ supernatura potenco, kiu tamen dungiĝis serve al la „malbona flanko”. Sed kial, se ĝi estis origine „blanka” kaj ĵuris servi al la homo kaj la vivo?</text:p>
      <text:p text:style-name="Text_20_body">La respondo estas bedaŭrinde evidenta. Kiam en la mondo aperas la Sinjoro timegata de la simplula amaso, ne havas lokon la „blanka scienco” , kiu celas la servon al la homo per la rimedoj de la intelekto, tenante sin rigore al la funkciado de la videbla, ekkonebla mondo. La amaso, eble bona, eble malbona sed incitita pro la timo al la transmondo (aŭ ajno alia) kaj sensenta al la valoroj de la scio forbalaas ĝin – bruligas la Aleksandrian bibliotekon, distretas la cirklojn de Arĥimedo, persekutas Galileon, bruligas la sorĉistinojn. Sarumano povas kreskigi la arbojn kaj direktadi la riverojn, sed kion li povas fari, se aperas antaŭ li amaso da murdi- kaj morti-pretaj sovaĝuloj anoncante al li, ke ĉio ĉi ne plaĉas al Saŭrono. Aŭ li aŭ eterne luktos kontraŭ la senĉese alfrapiĝantaj ondoj, aŭ lasas sin konvinki, ke estas pli prudente, stariĝi pinte de la sovaĝuloj kaj proklami sin reprezentanto, unua servisto de la volo de la Sinjoro. Kiu estas ĉi tiu Sinjoro, kia Li entute estas, ĉu Li fakte ekzistas – ĉio ĉi ne gravas. La sorton de Sarumano kaj de la mondo difinas unu afero: <text:span text:style-name="T1">kion pensas la amaso pri la Sinjoro.</text:span></text:p>
      <text:p text:style-name="Text_20_body">La Ringo do estas la tuttera mono, Sarumano la scienco, sed <text:span text:style-name="T1">kiu estas Saŭrono?</text:span> En la trilogio li efektive neniam aperas, esence li estas ia arda okulo, kiu de tempo al tempo videbliĝas, kaj tiuj, kiuj kontaktiĝas kun li, faras malicajn aferojn. Li mem (spite al la filmaj bildo- kaj sonefektoj) estas sufiĉe senforta, li eĉ ne kapablas neniigi la por li sole danĝeran Frodon, kiu penetris en lian teritorion. Nu prave, li „preskaŭ” faras tion, sed kompare al la sorĉoj kaj mirakloj de la historio Frodo devus neniiĝi dum minuteto – sed ne tiel okazas. El teologia vidpunkto Saŭrono estas (male al Tolkien) korekte kondutanta, kaŝiĝanta, ne intervenema dio. Lia simbolo estas la „okulo”, kiu ĉion vidas, de kiu ne eblas forkuri; kiu kulpas kontraŭ li, tiu ricevos pli-malpli frue sian punon, dum li mem staras ekster tiu ĉi mondo, ne eblas ribeli kontraŭ li. <text:span text:style-name="T1">Kion li efektive faras?</text:span> Li unuigas la pli frue reciproke kontraŭbatalantajn orkajn tribojn, donas al ili komunan celon, kredon pri tio, ke la mondo povas iĝi ilia, per sia potenco li igas ilin unuiĝi. Ĉu Saŭrono <text:span text:style-name="T1">estas vere malica?</text:span> Demando de vidpunktoj, la orkoj certe ne tiel pensas, ĉar se ili sukcesos fakte okupi la mondon, tiam por ili li estas ja potenca forto, malmola sed justa, kiu malfermas antaŭ ili la vojon al supreniĝo. Ĉu la historio estus alia, se Saŭrono <text:span text:style-name="T1">eble ne ekzistus,</text:span> nur oni elpensus lin kaj vivtenus lian miton per ĉiuj rimedoj? Ne nepre…</text:p>
      <text:p text:style-name="Text_20_body">Ĉio ĉi memorigas min multe pri la historio de nia civilizo. La homo aktive ĉasadis en tribetoj; estas karakterize, ke krom individuoj de aliaj specioj ankaŭ siajn samspecianojn, tiel li mem tenis malalta la nombron de la individuoj de sia specio. La rangordon ene de la grupoj certigis la fizika forto, kiu senĉese ŝanĝiĝis, tiel ne firmiĝis stabila hierarĥio. Saltan progreson por li signifis, ke li sukcesis validigi kondutregulojn transirantajn liajn individuajn postulojn, por kio bezonatis fakte nenio alia ol ia <text:span text:style-name="T1">neneniigebla</text:span>, samtempe <text:span text:style-name="T1">ĉiovida</text:span>, supernatura estaĵo <text:span text:style-name="T1">minacanta</text:span> senindulge <text:span text:style-name="T1">tra generacioj puni</text:span> ĉiujn pekojn.</text:p>
      <text:p text:style-name="Text_20_body">Ĉiu el ĉi tiuj ecoj estas nemalhavebla por tio, ke ni ricevu efektivan forton kapablan formi civilizon. Ĉi tiu estaĵo devas esti „superkonkursa”, eterna kaj absoluta venkanto, kiun ni povas neniam renkonti, kiun ni povas minaci per nenio, ĉar li estas neatingebla sur fizika ebeno. Li vidas ĉion, estas neeble kaŝi nin antaŭ Li; vane nenio okazas, kiam mi faras ion kontraŭ Lia volo, tio estas nur provizora stato, pli-malpli frue Li senindulge punatingos min.</text:p>
      <text:p text:style-name="Text_20_body"/>
      <text:p text:style-name="P4">… kaj ĉiam troviĝos homoj, kiuj sen koni dubojn klarigos al mi, ke malsano, vundiĝo, morto estas nenio alia ol puno de Saŭrono pro miaj pli fruaj pekoj, kvankam mi jam kredis preteriri la punon. Ĉion ĉi mi tamen povus akcepti, se rekompence por tio mi povus elbatali malhonestajn avantaĝojn por miaj idoj, sed Saŭrono ne forgesas kaj punas miajn infanojn eĉ tra generacioj pro ĉiuj miaj pekoj.</text:p>
      <text:p text:style-name="Text_20_body">Ĉu mi parolas nun pri Saŭrono aŭ Dio de ajna religio, eventuale pri la leĝo de la karmo? Pri neniu el ili: ne la ekzisto kaj ecoj de unu aŭ sennombraj estaĵoj ŝvebantaj super la fizika mondo estas interesaj, sed la rilato de la ilin kredanta homo al ili, al la komunumo kaj al li mem. Aŭ el la alia vidangulo: en kia formo aperas por ni la forto, kiu forĝas el ni, individuoj komunumon. La evidenta vojo el la absolute sovaĝa stato direktata de biologiaj leĝoj al la civilizo estas la estiĝo de la menciita dioimago. La demando estas nur, kiajn konsekvencojn sekvigas la konservo de ĉi tiu imago dum la evoluo de la rimedaro de la civilizo.</text:p>
      <text:p text:style-name="Text_20_body">La ĉefa ideo de la historio de Tolkien estas, ke <text:span text:style-name="T1">la Ringo ne devas veni en la manojn de Saŭrono.</text:span> Interpretante tio signifas por mi, ke la tuttera valorportanto ne devas veni en la posedon de tia specio, por kiu la forto formanta socion el individuoj baziĝas sur malforteco, deziro de kaŝiĝo kaj timo al puno. Se tio okazos, Saŭrono, kiu estas esence trudanta, senlima potenco, enkorpiĝos. Mi vidas tiel, ke tio jam estas okazinta.</text:p>
      <text:p text:style-name="Text_20_body">Niaj leĝoj, niaj interrilatoj respegulas, ke niaj individuaj interesoj turnas nin unu kontraŭ aliaj kaj la socikreaj leĝoj tenas nin bridataj per punoj. Aperis la ringoj de la Potenco en la formo de la monoj de la landoj. Tio ebligis la realigon de pli grandskalaj komunumaj projektoj kaj la akumuladon de la homa scio, samtempe malfermis spacon por la posedantoj de la potenco realigi tiajn sonĝojn, kiuj estas ofte diagonale kontraŭaj al la bezonoj de la regatoj. Sendepende de ĉio, tiu ĉi potenco ne estis movebla, reganto kaj regato vivis sur la sama teritorio, la reganto povis aĉeti interŝanĝe de mono servojn aŭ havaĵojn nur de siaj regatoj. La senĉesa fizika minacateco certagrade ankaŭ limigis la realigeblon de liaj deziroj: la kreskantan malkontentecon de siaj regatoj li povis kontraŭpezi per tenado de ĉiam pli granda milita forto, al kiu li same ne povis tutcerte fidi. La kontraŭaj fortoj en la fermita sistemo kreis iaspecan senĉese ŝanĝiĝantan sed esence konserveblan ekvilibron (ĉu kun longaj stabilaj periodoj, ĉu kun sinsekvaj revolucioj).</text:p>
      <text:p text:style-name="Text_20_body">La tuttera moncirkulado ĉesigas la efikon de retroinformo, reganto kaj regato (per pli modernaj vortoj ekspluatanto kaj ekspluatato) povas vivi en kontraŭaj anguloj de la planedo. La ekspluatanto eĉ ne konscias sian respondecon, la detruon faritan de li; inter aliaj cirkonstancoj ankaŭ li mem estas ekspluatato… de kio? De senvizaĝa „sistemo”, ekonomiaj aŭ politikaj „necesaĵoj”. La sistemo de nia mondo aperas kiel „ekstera”, super ni staranta forto havanta propran volon kaj intencon, en kiu ni partoprenas nur kiel interŝanĝeblaj pecoj (konsumanto, oficisto, laboristo); ni forgesas, ke ĉion ĉi ni mem kreis kaj konservas tagon post tago per niaj pensoj, vortoj, agoj.</text:p>
      <text:p text:style-name="Text_20_body">Se tio estas tiel, ni povus decidi ankaŭ neniigi ĝin, ĉu? Ho ne, kiel ankaŭ la Ringon oni ne povas neniigi, la problemo estas ja ne la fizika formo, la socia strukturo sed nia sinteno al ĝi, kiu kreas ĝin. La potenco de la Ringo, de Saŭrono troviĝas ne sur tablo, en oficejoj, komputilaj sistemoj, sed en ni, kiuj kreis ĝin. Nia tasko estas trovi la fonton de la Ringo, reporti kaj enĵeti tien la Ringon. Alivorte: trovi la fonton de niaj individuaj alkroĉiĝoj, deziroj igantaj nin krei Saŭronon; rezigni pri ili kaj konstrui novan civilizon bazitan sur kunlaboro kaj amo.</text:p>
      <text:p text:style-name="Text_20_body">Nu, la ebenaĵo en Mordoro ŝajnas kompare promenejo…</text:p>
      <text:p text:style-name="P4"><draw:frame draw:style-name="fr6" draw:name="Keret1" text:anchor-type="paragraph" svg:x="0.647cm" svg:y="1.132cm" svg:width="15.704cm" draw:z-index="7"><draw:text-box fo:min-height="20.098cm"><text:p text:style-name="Text_20_body">La listigo estas kompreneble ankoraŭ longe daŭrigebla, sed laŭ mia opinio tiom sufiĉas por konfirmi miajn sekvajn asertojn:</text:p><text:list text:style-name="L4"><text:list-item><text:p text:style-name="P20"><text:span text:style-name="T1">La procezoj okazantaj nuntempe en nia mondo alportas</text:span> senpere, ankaŭ de ni sperteblajn <text:span text:style-name="T1">negativajn efikojn</text:span>, vane ni klopodas vuali ilin per memtrompo. Sed ĉiuj ĉi efikoj ŝajnas negravaj kompare al tio, kiel ili tuŝos niajn idojn, kiuj ne plu havos elekteblon.</text:p></text:list-item><text:list-item><text:p text:style-name="P20">Kvankam unuopaj fenomenoj de <text:span text:style-name="T1">la krizo</text:span> atribueblas al konkretaj personoj, organizoj (ŝtataj gvidantoj, industriaj firmaoj, bankoj), ties <text:span text:style-name="T1">kaŭzoj troveblas pli profunde</text:span>; la rolantoj faras fakte nenion alian, ol ludas la rolon disdonitan al ili. Ilia respondeco estas ja efektiva kaj persona, sed ilia movlibereco limiĝas esence nur al tio, ĉu kunfari aŭ foriri.</text:p></text:list-item><text:list-item><text:p text:style-name="P20"><text:span text:style-name="T1">La sistemo ne reboniĝos de si mem,</text:span> nenian motivon ĝi havas en si, kiu povus rekonduki la regulojn al la sekvado de la realo, la individuaj interesoj estos ĉiam kontraŭaj al ili.</text:p></text:list-item><text:list-item><text:p text:style-name="P20">Fakte ne ni „malbonigis ĉion”. Ni estas nur travivantoj de revo, kiu ŝvebis antaŭ la okuloj de longa vico de generacioj. Ni nur <text:span text:style-name="T1">ne sukcesis</text:span> prilabori, teni bridata kaj <text:span text:style-name="T1">doni novan direkton</text:span> al la de ni kreita, <text:span text:style-name="T1">en ni enkorpiĝanta potenco.</text:span> Ankaŭ niajn praulojn ne ilia spirita grandeco, sed la baroj starigitaj de la naturo kaj la ĉiutaga vivo tenis en akordo kun la mondo kaj devigis ilin trovi konsolon pro siaj malfacilaĵoj en la pli bela estonteco realigota por ni.</text:p></text:list-item><text:list-item><text:p text:style-name="P20"><text:span text:style-name="T1">Mi ne supozas tian eksteran, malican forton</text:span> starantan super la fizike ekkonebla ebeno, kiu ĵuris por la neniigo de nia specio, kaj mi ankaŭ ne intencas argumenti per la kontraŭo por por solvi la problemon. Kompreneble mi ne neas ties ekziston, eĉ, laŭ mia kapablo mi kredas la ekziston de aliaj ebenoj, sed tio ne influas la bazan ideon, ke ĉi tie kaj nun ni, homoj havas problemojn, kiujn ni mem faris al ni, kaj kiujn ni mem devas solvi.</text:p></text:list-item><text:list-item><text:p text:style-name="P20">Ni estas proksime al la limo inter ambaŭ statoj de la sistemo (praktike inter ekzistado kaj kolapso), la nuna mondo malaperos en mallonga tempo – <text:span text:style-name="T1">la demando estas nur, ĉu ni transprenos la direktadon de la ŝanĝiĝo,</text:span> aŭ ni lasos kolapsi la sistemon de si mem, ĉar ĝis la lasta minuto ni volas ĝui ĝiajn avantaĝojn.</text:p></text:list-item><text:list-item><text:p text:style-name="P20">Kiam mi diras: mi kredas la ŝancon de eliro, pozitiva disvolviĝo, mi bazas tion ne sur tio, ke mi kovras miajn okulojn – ĝuste male, mi klopodas laŭeble plej precize malkovri la problemojn, serĉi la solvon rekte ĉe ties radikoj. <text:span text:style-name="T1">Laŭ mia kredo la individuo,</text:span> ĉiu unuopa homo, ekzemple vi, kara Leganto, <text:span text:style-name="T1">imunigeblas kontraŭ la veneno</text:span> cirkulanta en la sistemo, se ni rekonas ties kaŭzojn: do kial ni kreis ilin, kiel ili reefikas al ni, kaj kiel ili fakte efikas, kiamaniere estas inde, utile kaj laŭcele trakti ĉi tiujn faktorojn.</text:p></text:list-item></text:list><text:p text:style-name="Text_20_body">Pri tio temas la plua parto de ĉi tiu verko.</text:p></draw:text-box></draw:frame></text:p>
      <text:h text:style-name="P21" text:outline-level="1">Faktoroj kaŭzantaj la krizon</text:h>
      <text:p text:style-name="Text_20_body">Kial ne estas natura stato de la homo la ekvilibra, harmonia pensado, kial li devas lukti por ĝi? Se ĝi estus natura, la nun reganta stulteco ne „estus trovinta kroĉilojn” en la homa civilizo. La homo estas bonintenca (alie ni ne estus postvivintaj eĉ la jardekojn de la malvarma milito…), sed samtempe, laŭ la atesto de la menciitaj fenomenoj tre damaĝa, se alvenas la vico de agoj. Tio signifas, ke inter intenco kaj ago viciĝas tragikaj miskomprenoj – nun ni vidu ilin laŭvice!</text:p>
      <text:h text:style-name="Heading_20_2" text:outline-level="2">Modelalĝustigo </text:h>
      <text:p text:style-name="Text_20_body">Nia „oficiala”, „okcidenta” kultura tradicio apogas sin multe sur la kredo je la homa inteligenteco, sur tio, ke ni disponas logikan pensadon kaj ĉion ni ŝuldas al ĝi. Ni povas konigi unu al la aliaj la rezultojn de niaj antaŭuloj kaj de ni mem, ni prilaboras kaj komprenas la informojn, poste ni utiligas ilin. Tio estas diagonale kontraŭa al la orienta tradicio, kiu la samon ne multe taksas, sed anstataŭe preferas la sperton kaj konsciiĝon.</text:p>
      <text:p text:style-name="Text_20_body">Kiam ni, „raciaj, okcidentuloj” rigardas nin mem, ni esence imagas al ni aŭtomaton: eniras ĝin ĉiuj informoj, ili interplektiĝas kun la pli fruaj konoj, ni pripensas ilin kaj rezulte de la konscia analizo de la ebloj naskiĝas la rezulto. Se ni prenas malĝustan decidon, ni prikialas tion ĝenerale per mankantaj informoj aŭ nesufiĉa scio, kaj se tio (post tro multe da eraroj) fariĝas ridinda, ni elektas membedaŭron kaj subtaksadon – je individua sed ankaŭ je socia nivelo.</text:p>
      <text:p text:style-name="Text_20_body">Laŭ mia aserto la modelo mem estas erara: diference de la komputilo enkorpiganta la teoriojn pri pensado <text:span text:style-name="T1">la homa cerbo estas efektive nekapabla je tiaspeca logika pensado.</text:span></text:p>
      <text:p text:style-name="Text_20_body">La komputilo disponas ĝis hodiaŭ, en karakteriza maniero, (senkonsidere ekstremajn ekzemplojn) kelkajn (2, 4, …) prilaborajn unuojn (procesorkernojn). Ĉi tiuj konsistas el amaso da treege komplikaj logikaj cirkvitoj, kiuj neniam ŝanĝiĝas. La ŝanĝiĝanta parto estas la programo, kiun la maŝino rapidege legas kaj efektivigas pri la aktualaj datenoj. Unu prilabora unuo plenumas samtempe nur unusolan taskon; la ŝajno, ke ĝi okupiĝas samtempe pri multaj aferoj, devenas de tio, ke ĝi „tenas en sia kapo” multajn paralelajn procezojn kaj kapablas rapide ŝanĝi inter ili. Ekzemple se post frapo sur klavo aperas litero sur la ekrano, tio okazas tiamaniere, ke ĝi ĉesigas por momento sian aktualan agadon kaj prilaboras la signalon venantan de la klavaro, poste ĝi daŭrigas, kion ĝi faris ĝis tiam. Ni povas aserti, ke en la komputilo precize kaj fidinde tio okazas, kion ni preskribis por ĝi per la programo; ĝia funkciado estas logika, antaŭkalkulebla.</text:p>
      <text:p text:style-name="Text_20_body">La homa cerbo kondutas ĉiukampe precize kontraŭe. Anstataŭ kelkaj kompleksaj, bone reguligataj prilaboraj unuoj ĝi konsistas el <text:span text:style-name="T1">multaj miliardoj da simplaj interkonektiloj</text:span> (Interretaj fontoj mencias nombrojn inter 25 ĝis 300 miliardoj!): se la signaloj aperantaj ĉe la „enira flanko” de neŭrono superas certan sojlon, tiam ankaŭ ĝi sendas signalojn. En la kazo de la komputilo la „programo” similas al „dateno”: vico da ordonoj plenumendaj; ĉe la cerbo la „programo” estas la cerbo mem; la lernado, t.e. „enigo” de programo signifas la ŝanĝiĝon de la strukturo de la cerbo, kreon kaj ĉesigon de konektoj. Ĉiu unuopa elemento de la cerbo estas ĉiuminute aktiva, troviĝas en ekscitita stato; ne ekzistas elektita procezo, programo, kiu ĝuste ruliĝus, kiel ankaŭ programo ne ekzistas: ĉio okazas samtempe. Se mi volas ĉesigi, poste rekomenci la funkciadon de la komputilo, mi devas scii nur, kiuj programoj kie ĝuste ruliĝas, tion mi povas save konservi, iam ajn denove enigi kaj daŭrigi samloke. En la kazo de la cerbo tio signifus, ke mi devus rimarki al mi la ekscitatan staton de ĉiu unuopa neŭrono, respektive kopii la tutan strukturon de la cerbo, ja ĉiuminute kreiĝas kaj ĉesas konektoj. Kaj se mi ĉion faris, kopiis kaj post kvin minutoj mi reenigis ĉion, mi egale ne povus diri, ke la kopio malfruas nur kvin minutojn kompare al la originalo, ĉar la originalo jam povis ajnagrade ŝanĝiĝi dum ĉi tiuj kvin minutoj – sendepende de la kopio.</text:p>
      <text:p text:style-name="Text_20_body"/>
      <text:p text:style-name="P4"><text:span text:style-name="T1">La strukturo de la cerbo do estas ĉio alia ol „fidinde pensanta maŝino”</text:span>; kio do estas ĝia efektiva tasko? <text:span text:style-name="T1">La cerbo estas „modelalĝustiga maŝino”!</text:span> La unusola tasko de la nervosistemo, ĉiam pli komplikiĝanta dum la evolucio, estas: pliigi la ŝancojn de transvivo de la individuo (!) tiamaniere, ke utiligante siajn spertojn pli diference ĝi reagu al la mediaj influoj – male al la fiziologia evolucio, kiu je la nivelo de la konserviĝo de la specio baziĝas sur la pli rapida neniiĝo de la malpli taŭgaj individuoj. (Ironie, la du efikoj estas kontraŭaj: la selektan efikon de la fiziologia malforteco povas malpliigi, eĉ neniigi la pli delikata nervosistemo; ties specinivela ekzemplo estas la homaro mem).</text:p>
      <text:p text:style-name="Text_20_body">La tasko de la cerbo estas do duobla: surbaze de la pli fruaj spertoj elekti la plej konvenan reagon, respektive senĉese integradi „utilajn” modelojn. Por ĉi tiu celo unuflanke ĝi elfiltras laŭeble plej rapide modelojn el la informofluo venanta seninterrompe el la sensiloj kaj aliflanke decidas pri la sekvinda konduto surbaze de memorspuroj plej kongruaj kun la modeloj. Samtempe ĝi mallongtempe enmagazenigas la alvenintajn okazaĵojn, t.e. senĉese ŝanĝiĝas ĝia „mallongtempa stapla” strukturo, naskiĝas en ĝi memoraj modelĝermoj. Se al la modelo aliĝas fortaj internaj ŝanĝiĝoj (al la odoro de tigro la atakanta besto, al tuŝo de branĉo la sperto, ke ĝi rompiĝas sub la piedo), la modelo engravuriĝas en la longtempa modelmagazeno, por preventi sekvafoje malagrablan situacion. Por la laŭeble plej rapida reago la cerbo konstruas hierarĥion kaj sur la enira kaj sur la elira flanko: el la memoroj ĝi ellevas por si esencajn elementojn kaj enmagazenigas nur ĉi tiujn; inter la alvenantaj milionoj da paralelaj ekscitoj ĝi serĉas – ankoraŭ antaŭ alĝustigo – modelojn, similecojn (tia estas ekzemple la rekono de mienoj sur ĝis tiam ne vidita vizaĝo), tiel ĝi povas redukti la komplikecon de la modelalĝustigo; kaj ankaŭ sur la flanko de la direktado ĝi organizas hierarĥion: je la nivelo de la konscio sufiĉas decidi, ke mi iros al tablo, la por tio necesan, nekredeble komplikan muskolregan vicon mi ne plu devas laŭfari paŝon post paŝo, ĉar ĝi „integriĝis” en mi: la por movoj respondeca tavolo de la cerbo ellernis ankoraŭ en la infanaĝo dum milionoj da ŝajne hazardaj moveksperimentoj realigi la intencon.</text:p>
      <text:p text:style-name="Text_20_body">En la skizita funkciado kaŝiĝas ankaŭ la radiko de la „pensado”, kiu estas nenio alia ol kapablo revivi spertojn, serĉi similecojn kaj preterlasi neesencajn detalojn. Por doni rapidan respondon restas neutiligeblaj milionoj da plendetalaj memorbildoj: anstataŭ ili necesas kelkaj elstarigitaj karakterizaĵoj kaj amasego da paralelaj fadenoj, laŭ kiuj la momenta stato „penetras” en la memoron kaj kun diversa intenso eligas sur la surfacon kelkajn memorbildojn, el kiuj la reago konsistigeblas.<text:span text:style-name="T1"> La „kapablo” pensi konsistas do en tio, ke certaj subsistemoj de la cerbo povas sendependigi sin de la eksteraj efikoj</text:span> kaj cirkuligas internajn, de si mem estigitajn ekscitojn inter la nervoĉeloj (kiel ni diras, ni enprofundiĝas en niaj pensoj). La rezulto de la pensado povas esti la simpligo de la modeloj devenantaj el la memorbildoj sed ankaŭ kreo de novaj (t.e. memorbildoj de nerealaj okazaĵoj), plue ankaŭ ŝanĝo de la antaŭfiltra sistemo (la regule preterlasatajn karakterizaĵojn indas forfiltri jam sur la enira flanko, tiel ni „fariĝas sensentaj” por certaj informoj). Ni ne forgesu, ke <text:span text:style-name="T1">ankaŭ la pensadon mem nia cerbo faras, kiu adaptiĝas per sia strukturo al la procezoj okazantaj en ĝi,</text:span> ja ne ekzistas „programo”, tiel do ĝi povas „ellerni” optimismon, samkiel pesimismon – dependas de ni, en kiu ni ekzercas nin.</text:p>
      <text:p text:style-name="Text_20_body">Ankaŭ en la besta mondo funkcias refoja travivado: dum eksperimento oni blokis en la cerbo de kato la meĥanismon, kiu dum dormado diskonektas la direktan sistemon de la menso disde la korpo – kaj la dormanta kato komencis ĉasi. Ĉu nia speciala pensokapablo estas nenio alia ol rompado de la rigora tempa divido de la duopo maldormo (kolektado de informoj kaj regado de reagoj) kaj sonĝo (prilaboro, sistemigo de informoj, transformo de la strukturo), kaj ni kapablas validigi la sonĝajn funkciojn ankaŭ dum maldormado? Ĉu la pensado estas esence maldorma sonĝado?</text:p>
      <text:p text:style-name="Text_20_body"/>
      <text:p text:style-name="P4">La pensado do estas fakte procezo kontraŭdirekta al la ĉefa funkciado de la cerbo: dum la primara celo de la nervosistemo estas la laŭeble plej rapida kaj kompleta fiksado kaj reago, la pensado estas la interna „konscia” transformado de la strukturo kaj funkciadaj reguloj de la cerbo, kio povas retroefiki tiel sur la akcepton de impulsoj, kiel ankaŭ sur la konservitajn memorbildojn. <text:span text:style-name="T1">La logiko servas por la kontrolado de la pensado,</text:span> por ke la internaj transformiĝoj okazu vere en sencohava direkto, la faritaj simpligoj estu firme bazitaj kaj utilaj en la plua tempo. Eraroj povas esti tragikaj (kaj je individua, kaj je socia niveloj): neglekto de gravaj informoj dum la kognado, preterlaso de esencaj kaj misinterpreto de elektitaj spertoj, nesufiĉa mezurado kaj misa pritaksado de la efikoj de reagoj.</text:p>
      <text:p text:style-name="Text_20_body">La duobla funkciado de la cerbo estas tia, kia la moviĝo de la homo, por kiu estas same nemalhaveblaj la malmolaj ostoj (reguloj de logiko), artikoj (konkludoj ŝanĝeblaj surbaze de novaj informoj) kaj muskoloj tenantaj la tuton en kontinua moviĝo kaj havantaj konstante ŝanĝiĝantan staton (akcepto de la impulsoj de la ekstera mondo kaj reagoj al ili). Se la partoj ne plenumas siajn taskojn, la harmonio suferas.</text:p>
      <text:p text:style-name="Text_20_body">La (por ĉiuj atingeblaj) reguloj de la logiko reprezentas la paŝojn de la pensado: kiel la diversaj informoj estas trakteblaj, takseblaj kaj interkroĉeblaj; kiamaniere laŭcelas ion aserti, kaj kiaj frazoj estas senvaloraj. La logika pensado estas alproprigebla kaj praktikebla kun senĉesa ekzercado, sed manke de bontenado kaj konvenaj modeloj ĝi de si mem erodiĝas – ne parolante pri tio, kio okazas kun ĝi, se oni klopodas detrui ĝin je institucia nivelo. Ni prenu ekzemple la frazojn „Hungario atingos sian celon” aŭ „kiu estas hungaro, tenas sin kun ni”, kiuj laŭlogike estas ekvivalentaj al jena frazo: „armukli paktter pu!!”. La parolanto ne difinas, kion li komprenas sub „Hungario”, „celo”, „hungaro” aŭ sub „teni sin kun ni”, sed ĝuste male: celas la sentan enhavon de la vortoj, klopodas elvoki efikon ne je pensada sed je instinkta nivelo. Por tio ne valoris ellerni paroli, skribi, disvolvi tutteran interkomunikadon, ankaŭ simpla „huuaaaa!” sufiĉus antaŭ la samsenta amaso. La samo veras ankaŭ pri reklamoj, filmoj, ludoj, amuziĝoj – praktike pri ĉio, per kio ni hodiaŭ ĉirkaŭas nin.</text:p>
      <text:p text:style-name="Text_20_body"><text:span text:style-name="T1">Jam temp’ está akcepti, ke ni devas konsciigi la regulojn de la pensado, senĉese zorgi pri ties bontenado,</text:span> alie ĝi „malboniĝos” kaj plenigos la agospacon de la efektiva kognado kaj konkludoj per milspecaj superstiĉoj. Tio ne estus kaŭzinta problemon antaŭ cent jaroj, sed hodiaŭ kiel tuttera specio ni posedas nekredeble grandan potencon, tiel do ni ne plu povas permesi al ni ion tian sen sekvoj. Hodiaŭ iu stulta ideo, erara modelo (ekz. nur tablo el tropika ligno estas „vere bona” aŭ tigraj lipharoj estas medicinaĵo por ĉio, la eburo, la …; la unufoje uzebla trinkbotelo aŭ subvindaĵo estas „moderna”; se vi ne havas bonan aŭton, vi estas nululo; aŭ elituloj somerumas en Tajlando) atingas ĉien tra la tutteraj interkomunikiloj, tiaj bezonoj estas ie ajn kontentigeblaj danke al la tutteraj transportaj kaj komercaj kontaktoj – kaj ambaŭflanke de la negoco (resursoj kaj rubaĵoj) rezultas brutala detruo.</text:p>
      <text:h text:style-name="Heading_20_2" text:outline-level="2">Konscio de morto kaj vundebleco </text:h>
      <text:p text:style-name="Text_20_body">Esplorante pli atente la demandon, ni venas ĝuste al la kontraŭa flanko: esti homo estas la plej nervoziga afero en la mondo. Ni disponas penskapablon, kiun la evolucio „eltrovis”, por ke la individuo povu konservi siajn proprajn vivon kaj sanon en posedo de ĉiam pli subtilaj konoj. Por tio li unue ellernas, helpe de la logiko, grupigi la lin atingantajn impulsojn, interligi kaŭzojn kaj sekvojn, ĝis fine li kapablos konkludi pri okazontaĵoj, pretigi planojn. Kaj en ĉi tiu momento li ricevas la plej grandan vangofrapon: la konscion de sia fineco. </text:p>
      <text:p text:style-name="Text_20_body">Vanas lerteco, forto, scio – la „ludo” iam senindulge finiĝos. Krome, ĉi tiu „iam” povas okazi ĉiuminute, abrupte aŭ malrapide, facile aŭ koste de multaj suferoj, invalideco, mensa malkomponiĝo. Se mi mortos juna, amaso de miaj sonĝoj restos nerealigitaj, se maljunaĝe, mi devos flegi, sepulti multajn amatajn parencojn, amikojn.</text:p>
      <text:p text:style-name="Text_20_body"/>
      <text:p text:style-name="P4">Povas esti, „la vivo estas maljusta al mi”, en ajna minuto mi povas perdi iun ajn kaj ion ajn (krome, mi devas konscii, ajne malbone estas al mi, milionoj da homoj troviĝas en pli malbona situacio, en terura senpoveco, sen la plej eta ŝanco de elleviĝo). En ĉiuj miaj homaj rilatoj kaŝiĝas la eblo de vundiĝo, perdo; ju pli strikte mi kroĉiĝas al aliuloj, des pli grandan riskon de doloro mi prenas sur min.</text:p>
      <text:p text:style-name="Text_20_body">Nia menso do venas en la laŭeble plej malbonan situacion. Ĝia tasko estas minimumigi la eblojn de vundiĝoj, certigi la laŭeble plej longan vivon, samtempe ĝi malkovras per sia analizkapablo, ke tio estas tute neebla: ambaŭkampe ĝi neeviteble perdas, kaj tio povas okazi iam ajn kaj iel ajn – malgraŭ ĉiuj ĝiaj fortostreĉoj. Aliflanke ruliĝas la eterna, brulgravurita programo: <text:span text:style-name="T1">serĉu eliron!</text:span></text:p>
      <text:p text:style-name="Text_20_body">El ĉi tiu situacio prezentiĝas elsaviĝo en du direktoj, la fina rezulto estas ĝenerale ie inter ambaŭ. Unu eblo estas la preteratento de konkludoj: kial timzorgi, la afero ja estas ankoraŭ multe for… Dume la logika pensado (memkontrola funkcio) signalas, ke ne ekzistas „multe for”, io ajn iam ajn povas okazi, t.e. la protektaj funkcioj de la volo kaj bona ĝenerala farto, la „mempremiantaj” meĥanismoj de la cerbo konfrontiĝas kun la logika pensado. La mempremiantaj meĥanismoj regas la memprogramadan agadon de la cerbo (la konfirmitaj modeloj restas, la eraraj malaperas), tiel la menso komencas detrui siajn proprajn logikajn kapablojn per internaj („troaktiviĝo”, magriĝantaj interna dialogo kaj homaj interrilatoj) kaj eksteraj rimedoj (alkoholo, drogoj, adrenalin-dependeco). Likvidi ilin kompreneble ĝi ne povas, ja sen logiko ĝi ne estus kapabla ion ajn lerni. Ĉe multaj tio kaŭzas karakterizan humorondiĝadon aŭ la disŝiriĝon de la tavoloj de la individueco.</text:p>
      <text:p text:style-name="Text_20_body">La alia savo estas serĉi „trankviligajn modelojn”: kiuj esperigas per scio pri la neeviteblaj negativaj okazontaĵoj. La rekonita kaj nesolvebla interna konflikto de nia cerbo postulas havi iajn trankviligajn, esperigajn informojn pri la suferoj „elfulmantaj el serena ĉielo”, pri la morto alvenonta sen ĉia logika klarigo, ofte plej malĝustatempe. Ĉu ili estas dioj, leĝoj de la karmo aŭ ludo de demonoj – estas tutegale: ja iaspecaj kroĉiloj, al kiuj oni povas orientiĝi, finfine iaj „ludreguloj”, al kiuj ni povas adaptiĝi, kiuj montras elvojon, promesas la eviteblecon aŭ trakteblecon de la tragedioj.</text:p>
      <text:p text:style-name="Text_20_body">La serĉo de supernaturaj procezoj estas do „instinkta bezono” de la cerbo – tute sendepende de tio, ĉu ekzistas ĉi tiu supernatura nivelo. La elstarigo de du fenomenoj ĉi-rilate estas tre grava: unuflanke tio estas potenca „merkato”: se oni sukcesas planti en iu konvenajn modelojn, li fariĝas plene regebla! Nia cerbo klopodas ĉiuminute ŝirmi nin, serĉas la plej bonan solvon, sed senĉese ŝvebas en ĝi la penso, ke iam ajn io ajn povos okazi, ni do devas prepari nin por ĉio, aŭ (kio estas pli simpla): zorgi pri tio, ke la aferoj iru „en bona direkto”. Malantaŭ ĉiun penson kaj agon oni povas ŝovi la nevideblan mondon de la spiritoj, kun kiuj oni devas senĉese flegi bonan rilaton por eviti missorĉojn, demonojn aŭ damniĝon. Kaj tiu, kiu sugestas la manieron de la „ĝusta sinteno”, povas do fari ion ajn, interveni preskaŭ iam ajn en la vivon de la „kredanto”. Ne estas do mirinde, ke nuntempe la spiriteco, sektoj, aŭgurado, „okultaj sciencoj” kreskis al tiel grandega negoco.</text:p>
      <text:p text:style-name="Text_20_body">La alia grava faktoro estas la alkroĉiĝemo de la „kredanto”, kio estas same natura: Dio (aŭ karmo, Budho, Kriŝno, vuduo, iu ajn) estas la klarigo por ĉiuj fenomenoj, ties nekomprenitaj intencoj estas la fonto de la problemoj. Li do estas absolute vera, Li estas tiu ekstermonda punkto, al kiu ĉio estas almezurata (nun kaj en la horo de nia morto). Atentu: ĉi tiu frazo temas ne pri Dio (…), sed pri tio, ke instinkta bezono de la kredantoj estas, ke ekzistu absoluta, ĉiopova kaj sole vera iu, je kiu ili kredas. Fone de duboj ja ĉiam aperas la totala malcerteco, senfundamenteco de la cerbo. Tio klarigas la kramfan alkroĉiĝon al nomoj, tabuoj, revelacioj, tio estas la fonto de la religiaj militoj de la pasinteco kaj bedaŭrinde de la nuno (kiujn – ne miskomprenu! – <text:span text:style-name="T1">gvidas kontraŭ ni ne</text:span> judoj, kristanoj, islamanoj ktp, sed kun la sama respondeco ni gvidas unu kontraŭ aliaj).</text:p>
      <text:p text:style-name="Text_20_body"/>
      <text:p text:style-name="P4">Pli frue la historiaj eklezioj devis senĉese lukti por la kunteno de la komunumo, devis prezenti por ĉiuj tavoloj atingeblan kaj trankviligan konsolon. Hodiaŭ la diversaj mirakloprofetoj povas „labori” el ajna distanco, kun zorge „filtrita” grupo de kredantoj; sufiĉas kelkaj potenc- aŭ nomhavaj, entuziasmaj sekvantoj, kaj la eklezio vivas kaj prosperas sendepende de la kvalito de siaj instruoj, kapabloj kaj intencoj de siaj profetoj. La malĝojiga sekvo de tia alkroĉiĝo estas, ke ju pli malaŭtenta estas tia „gvidanto”, des pli fanatikaj estas liaj sekvantoj, per des pli nekredeblaj imagoj oni devas subapogi – aŭ eĉ tute subpremi – la logikan pensadon. En ekstrema okazo la spiriteco povas bedaŭrinde interplektiĝi kun la subpremo de la logika pensado kaj fariĝi eĉ „surogato” multe simila al alkoholo.</text:p>
      <text:p text:style-name="Text_20_body">Resume: se ni ne povas prilabori la problemon de nia falemo, tiamaniere ni tenas la sistemon respondecan finfine por nia konduto en senĉesa streso, kaj inter tiaj cirkonstancoj ne atendeblas de ĝi ĝusta funkciado. Nia nuna mondo prezentas ĉi-rilate tre malmultajn kroĉilojn por la individuo, aliflanke larĝe malfermas la pordon al ŝarlatanoj, kiuj misuzas ĉi tiun situacion aŭ el propra intereso aŭ pelataj de propraj vundiĝoj. La malsano ekzistas, sed la medikamento venas ofte en la manojn de ŝajnkuracistoj, trovi veran valoron inter ili estas tre malfacile en ĉi tiu bunta pulbazaro.</text:p>
      <text:h text:style-name="Heading_20_2" text:outline-level="2">Limigitaj resursoj</text:h>
      <text:p text:style-name="Text_20_body">Krom ĉio ĉi ni devas dividi niajn limigitajn resursojn: eĉ ĉi tiun mallongan tempeton ni ne povas tiel pasigi, ke ĉiu manĝu, trinku kaj agu en paco kaj kvieto tion, kion li trovas ĝuste plaĉa kaj bona (la imagita „Edeno”); sed ĝuste kontraŭe: ĉion, kion ni bezonas, ni devas perlabori (pli precize, hodiaŭ ni prefere diras: <text:span text:style-name="T1">iu</text:span> devas perlabori); krome ni ne povas havi „iom ajn”, tiel ni devas dividi inter ni tiun „iomon”, poste plu dispartigi la propran, por ke ĝi sufiĉu ĝis la sekva dividado. Kaj tio estas frustriga, <text:span text:style-name="T1">mi ja volas</text:span> tiun ion, kaj ĝenas min, ke ankaŭ iu alia volas ĝin. Kial ne eblas, ke ĉiu posedu multon, kaj se ne <text:span text:style-name="T1">ĉiu</text:span> povas, kial ĝuste <text:span text:style-name="T1">mi</text:span> ne povas havi multon.</text:p>
      <text:p text:style-name="Text_20_body">Denove mi devas reciti: la homa cerbo disvolviĝis por la maksimumigo de la transvivaj ŝancoj de la individuo, la alia homo tute ne ludas ĉi tie rolon, krome ankaŭ tiu havas <text:span text:style-name="T1">samtian cerbon</text:span>. Se ni ne scias sufiĉe unu pri la aliaj, ne estiĝas modeloj en nia cerbo por tio, ke kunlaborante ni povas pli efike dividi la limigitajn bonojn, kaj tiam ni ja rigardos unu la aliajn kiel konkurantojn. Se mi diros: nu bone, mi allasos vin, la alia rikane forprenos la tuton, kaj al mi restos la negativa memoro: sekvafoje eĉ por ĉio en la mondo mi ne estos bonvolema.</text:p>
      <text:p text:style-name="Text_20_body">Por povi funkcii kiel komunumaj estaĵoj, ni devas instrui nian cerbon por tiaj procedoj. Se iujn membrojn de la komunumo „infektas” modeloj de la komunuma konduto (nun povas rideti la kredantoj de kulture regataj stereotipoj), ĉi tiuj modeloj – generante pozitivajn reagojn – povas fariĝi ĉiam pli fortaj. Mi ripetas: temas ne pri logikaj klarigoj, ĉar ili signifas nenion, sed pri modeloj, personaj spertoj konsiderataj absolute veraj kaj devenantaj el eksteraj fontoj. Jes, ĉi tie aperas en la ĝenerala bildo la mitologio, religio de popoloj. En kio konsistas ekzemple la greka mitologio? Historioj pri la konfliktoj de estaĵoj posedantaj potencon. Kial la Malnova Testamento similas kelkloke al telefonlibro? Tiamaniere oni povas ligi al io la historiojn rakontatajn en ĝi. La esenco estas: la membroj de la komunumo zorgas pri tio, ke en ĉies cerbo fiksiĝu ĉi tiuj modeloj. La intereskonfliktoj inter la individuoj elvokas laŭnature interpuŝiĝojn praktike en ĉiuj okazoj, sed se ambaŭ partneroj disponas por tio komunan, brulgravuritan modelaron, ili ne bezonas reagi bestonivele al situacioj, ja ekzistas modelo, al kiu oni povas referenci. Se malgraŭ tio ili ne sukcesas aranĝi inter si iun demandon, ekzistas modelo ankaŭ por tio: homo, al kiu ili povas turni sin, do pastro, rabeno ktp, kiu estas la deponejo de la komunumaj saĝeco kaj modelaro. </text:p>
      <text:p text:style-name="Text_20_body"/>
      <text:p text:style-name="P4">Alia granda „konflikto-mildiganto” estas la fermitaj komunumoj, la senperaj spertoj. Se la magrecon de resursoj travivas la bezonantaj homoj kiel komunan problemon, deekstere fontantan zorgon, la kerno de la problemo estos ne tio, kiuj fine ricevu tiujn malmultajn, sed kion oni povas fari kontraŭ la manko, konfliktofonto estiĝinta je komunuma nivelo. Por tio oni bezonas havi spertojn pri mankeco, scii, kiel ĝene estas, se io bezonata mankas, kaj ke ni sentu komunumanoj tiujn homojn, kiuj samtempe kun ni signalas siajn bezonojn. Tiam okazas la ŝanĝo de la detrua <text:span text:style-name="T1">„donu ĝin al mi, ĝi estas mia!”</text:span> al la konstrua <text:span text:style-name="T1">„he, kiu ankoraŭ bezonas ĝin? Ĉu ni estas sufiĉe multaj por forigi la mankon, aŭ ni provu dividi tion, kion ni havas?”</text:span>. Indas rimarki ankaŭ la fonon: en la unua okazo oni sekretumas, en la dua publikigas. En la unua oni fidas la propran forton, en la dua gravas la forto de la komunumo; oni fidas, ke la publika diskonigo de la manko rezultigos ne pliajn konkurantojn sed helpantojn, kun kiuj decideblas, ĉu la komuna forto estu uzata por la justa divido aŭ por pliproduktado.</text:p>
      <text:p text:style-name="Text_20_body">Ĝis la pasinta jarcento ambaŭ kondiĉoj praktike ekzistis. La fizikaj distancoj estis nekredeble grandaj (tempo, riskoj de veturado, informa distanco – foririnto al plurcent-kilometra distanco eble neniam plu aŭdis pri la restintoj), do la fermita komunumo estis donita. Ĉiuj ĝiaj membroj partoprenis en la vivtenaj laboroj de la komunumo: agrikulturo, metioj; homoj produktantaj „vendeblaĵojn” zorgis pri la importado de eksteraj bonaĵoj (salo, krudmaterialoj ktp). Ne estis diskuto pri tio, ke ĉiu havas la taskon, por kiu la komunumo konsideras lin plej taŭga, kaj ĝi tuj punis maldiligentecon. Ĉiutagaĵoj estis gravaj malsanoj, kripliĝoj, morto, oni vivis kune kun ties konscio, aliflanke ĉiuj persone memoris pri tio, kiel multe li ricevis de la ĵus „senutiliĝinta” homo. Samtempe estis natura ankaŭ la rezigno ĉe situacioj sensavaj, kiam la scio aŭ momenta mizero malebligis helpadon. Por tio la komunumo havis siajn modelojn el mitoj, religioj, kiuj donis ĉiam forton kaj konsolon en la malfacilaj tempoj.</text:p>
      <text:p text:style-name="Text_20_body">La forto de komunumo kreskas kune kun sia amplekso: pli efike ĝi povas dividi la laboron, restas pli da rezervoj por neproduktantaj, memkonservaj agadoj (instruado, kuracado, ordogardado, konkerado ktp), tiel la komunumo neeviteble etendiĝas: la pli grandaj neniigas aŭ asimilas la pli malgrandajn. Ĉiam pli vastaj „makuloj” estiĝas laŭ komuna „mitologio” (religio, lingvo, „nacia konscio”, …), ĉe kies limoj la antagonismoj ĉiam pli akriĝas; la komunumoj kondutas kiel stultaj individuoj dum konfliktoj, inter ili ne ekzistas „komunuma konscio”, mankas modeloj, surbaze de kiuj ili povus trovi kune solvojn, ili do eksplodigas militojn. Batalas kompreneble individuoj, kiuj persone havas neniajn konfliktojn inter si, eĉ, vivas ĝenerale en pli profunda, rekonita sortokomuneco unu kun aliaj ol kun siaj gvidantoj, tial la komunumo zorgas pri tute miskondukaj modeloj, kiuj ebligos la eksplodigon de militoj. Poste la personaj negativaj modeloj: mortigo de kunuloj, konatoj fare de la „malamiko” jam estas sufiĉe detruaj por la ekturno de la spiralo.</text:p>
      <text:p text:style-name="Text_20_body">Tio funkcias, ĝis la individua konscio de la membroj de la komunumo kapablos superi la ideologian premon ekscititan de ĝiaj gvidantoj. La individuo prefere neas sian komunumformantan modelaron, se li rekonas, ke pere de ĝi oni volas instigi lin malutili al siaj kunhomoj. Se ĉi tiu procezo ne estus ĝustatempe ekirinta, nun ni povus priplori la forkonsumitan civilizon kiel radioinfektitaj viktimoj de nuklea milito. La „granda generacio” provis kompili propran modelaron el ĉiuj religioj, kulturoj de la mondo, por ke homoj konsiderantaj sin membroj de la monda komunumo povu liberiĝi de ĉiaj premoj, kiuj incitus ilin al reciproka neniigo.</text:p>
      <text:p text:style-name="Text_20_body"/>
      <text:p text:style-name="P4">Ĉi tiu bela teorio havas unu faligan ŝtonon: por la konstruo de funkcikapabla modelstrukturo necesas du aferoj: kohera modelaro kaj senpera komunumo, kiu funkcias laŭ ĝi. El hazarde-blinde kunplukitaj fragmentoj rezultas senĉesa kapricado: por la travivado de internaj spertoj necesas profunda, stabila kredo kaj sindediĉo. Se dek kvin samspecaj religioj kalejdoskopas ĉirkaŭ mi, kial mi restus ĉe iu, se ĝi, „kredata jam de semajnoj, okazigas neniajn miraklojn”… Kvankam baze de ĉiuj troviĝas komunaj spertoj, sed por havi ilin, necesus eble jaroj, jardekoj. Aŭ iom da drogo, kiu kapablas alsorĉi dum minutoj ĉirkaŭ ĉiuj mondon de mirakloj.</text:p>
      <text:p text:style-name="Text_20_body">La vera valoro de Himalajo aŭ iu sankta fonto ne sperteblas pere de unusemajna „spirita vojaĝo”, en ties profundo ja kaŝiĝas la forto de vivanta komunumo: miaj gepatroj, ĉiuj miaj konatoj, ĉiuj de mi respektataj homoj iras al tiu loko, levas siajn okulojn al la Monto nur tiam, kiam ili volas renkontiĝi kun Dio kaj purigis antaŭe sian animon. La respekto de ritoj kaj ties kontinua prispertado instruas al ni paciencon, subigon de la propraj interesoj al pli alta nivelo. Per aliaj vortoj: ĉi tiu konduto povas integriĝi en la modelaron de mia cerbo (atentanta pro evoluciaj kialoj sole individuajn interesojn), se ekskluzive pozitivaj, konfirmaj spertoj, perceptebla utilo (subteno el la komunumo, forto, sekureco gajnitaj el ĝi) akompanas tian rezignon pri la propraj interesoj.</text:p>
      <text:p text:style-name="Text_20_body">La rezulto de la transformiĝo estas nia nuna mondo. La individua libereco (almenaŭ en la kulturoj indigataj de ni por ekkono, klaravorte: interkonsentaj pri ĝi) fariĝis superreganta; la unusola maniero dividi la resursojn restis la batalo, kiun la konkurenckoncepto de la merkatekonomio sankcias. En la lokaj komunumoj ne ekzistas de ĉiuj same respektataj modelaroj, sur kiuj oni povus bazi la traktadon de konfliktoj, eĉ, la modeloj sugestataj de la amaskomunikiloj popularigas en karakteriza maniero – la batalon. Mankas ankaŭ komunaj spertoj, ĉar la apudvivantoj ne dependas senpere unu de la aliaj, sed komplikaj sistemoj peras inter ili; ilia materiala situacio kaj rondo de iliaj virtualaj konatoj estas tute fremdaj.</text:p>
      <text:p text:style-name="Text_20_body">Antaŭ ol tio ekhavus la ŝajnon de „respondecigo”, mi devas aldoni, ke nenio mirinda estas pri tio, ke kune kun la banakvo ni elverŝis ankaŭ la infanon, ĉar ambaŭflanke ni estus devintaj konservi ĝenaĵojn: la barojn kaj regulojn de la malnova sistemo kaj konstrui sur ĉi tiuj plene akceptitan personan respondecon. Ni elektis kompreneble la kontraŭon: liberiĝon disde la baroj kaj eviton de la respondeco.</text:p>
      <text:h text:style-name="Heading_20_2" text:outline-level="2">Timo, mensogo, kaŝiĝemo</text:h>
      <text:p text:style-name="Text_20_body">Estas do jam donitaj du seriozaj streĉofontoj: unuflanke la konscio de fineco kaj vundebleco, aliflanke la fakto, ke ankaŭ la resursoj estas finohavaj, do ne nur en la nebula futuro minacas min doloro, sufero kaj morto, sed ankaŭ en la nuna momento povas iam ajn okazi, ke mi fariĝos malsata, soifa aŭ sentos froston kaj ne povos solvi la problemon, ĉar la resursoj estas finiĝontaj kaj troviĝas eventuale ĉe aliaj. Ĉi tiuj informoj vekas konstantan timon en mia cerbo, kvankam en karakteriza maniero ili ne leviĝas ĝis la surfaco de la konscio; kaj fakte, per ĉiuj miaj fortoj mi luktas dum mia tuta vivo kontraŭ tio, ke ili leviĝu surfacen. Mi preferas okupiĝi pri agrablaj, pozitivaj aferoj ol ekzemple pri la konstanta kaj prava timo de danĝeroj de – ni diru – morto kaj mizero. Kian sencon ja havus la kontraŭo?</text:p>
      <text:p text:style-name="Text_20_body">Al la naturaj funkcioj de mia cerbo apartenas, ke ĝi ŝirmas sian integrecon, klopodas eviti tiajn, eventuale disvolviĝontajn, sinfortigajn procezojn, kiuj reduktus mian atenton direktitan al la ekstera mondo, mian reagopretecon kaj preparitecon. Ĉi tien apartenas ankaŭ, ke mi cerbumas pri evidente nesolveblaj demandoj; post iom da tempo la tretrado komencas min puŝi: la protektaj meĥanismoj de mia cerbo ekfunkcias, „mi ne havas emon” okupiĝi pri ĉi tiuj demandoj. Mi ŝatus nun tre precize vortumi: <text:span text:style-name="T1">la fermo de la pensado havas nenion komunan kun pigreco aŭ senrespondeco.</text:span></text:p>
      <text:p text:style-name="Text_20_body"/>
      <text:p text:style-name="P4">Okazas simple tio, ke la homa cerbo faras sian taskon: tenas sur konvena nivelo la bazajn funkciojn necesajn por la vivteno de la individuo. Se ĝi perceptas, ke agado senfrukta el ĉi tiu vidpunkto (propradire senesperigaj, senrevigaj pensoj) tro longe premas mian cerbon, ĝi defendas sin kaj donas kontraŭajn ordonojn, oni povus diri: malŝaltas la lampon.</text:p>
      <text:p text:style-name="Text_20_body">Simile al malŝaltita lampo en infanĉambro: la timo ne estingiĝas, eĉ, eble plifortiĝas, kiam la kontrolo de la konscio ĉesas. Interrompiĝas la serĉado de ia esperiga elvojo fare de la konscia pensado, la „malbono” kvalifikiĝas neevitebla, fatala „katastrofo” kaj sinkas sur „instinktan nivelon”. Estas ja ĉio egala, do ni faru ĉion, dum ni povas; kaj por la ĉiutaga konscio ni serĉu, kreu tian medion, en kiu ĝi povas teni la nesolveblajn problemojn „sialoke, en la kelo” – t.e. sub la konscio.</text:p>
      <text:p text:style-name="Text_20_body">Tio estas la motoro de la bruado, kolorkavalkado, produktoabundo de la nuna civilizo: krei medion, kiu izolas nin de niaj propraj, nesolvitaj problemoj. Ĉi tie radikas ankaŭ ĝia neneniigebleco: diference de ĉiaj kutimaj asertoj temas ne pri tio, ke ĉi tiu mondo mizerigas la homon, sed ĝuste kontraŭe: la homo mem protektas sin kontraŭ la konscio de sia rekonita kaj neriparebla mizero, kiam li kreas kaj ĉirkaŭas sin per ĉi tiu infero. Ne ekzistus la mensogo de la reklamoj, se ne troviĝus celgrupoj de konvena amplekso, kiuj ĝuste tiajn mensogojn deziras aŭdi – temas ĉu pri kosmetikaĵoj, aŭtomobiloj, poŝtelefonoj, ĉu pri pagitaj politikaj reklamoj.</text:p>
      <text:p text:style-name="Text_20_body">Plurajn generaciojn de niaj prauloj vivantaj en niaj instinktoj kaj timegantaj malsaton blindigas la plenŝarĝitaj bretoj de la magazenoj. Jen ĉi tiu instinkto estas, por kies trankviligo ni vagadas en supervendejoj rigardante montrofenestrojn: ĉit, vidu, troviĝas sufiĉa manĝo, trinko, vesto, ĉio… Sed ĝi – vivante sub la sojlo de nia konscio – malgraŭ ĉio ne trankviliĝas, ĉar ĝi konas ne nur la mensogojn de la konscia nivelo, sed ankaŭ la kaŝitajn timojn: ĝi scias, ke vane estas amasegoj da varoj, ni povas partohavi el ili nur laŭ la mezuro de la monujpufeco. Ĝi scias, ke en ĉi tiu momento ni vidas, perceptas nenombreblajn homojn vivantajn kun ni samloke, al kiuj neniom doniĝas el la abundaĵoj, kiuj ŝuldiĝis ĝis la oreloj, perdis siajn loĝejojn, ne povas enveni tra ĉi tiu malfermita pordo, povas depreni nenion de ĉi tiuj malfermitaj bretoj, vane la delikataĵoj dezirindigas sin. Ili scias, ke ankaŭ en ĉi tiu minuto sat- kaj soifmortas homoj kaj buĉas unu la aliajn en plej sofismaj manieroj kun motivo aŭ nur por amuziĝo. Ĝi scias, ke nin savis de la mizero nur la kramfa alkroĉiĝo al nia laborejo, kaj de la milito nur la feliĉaj naskiĝloko kaj -tempo, sed en ajna minuto povas ĉesi ĉio, kion nun signifas sekurecon. </text:p>
      <text:p text:style-name="Text_20_body">Ĝi precize scias ĉion, ni ja ekzilas ĉiujn informojn samloken, en la kelon, sub la sojlon de nia konscio. Tial vanas ĉiuj brilaĵoj, la plenŝarĝitaj bretoj, la kariero – la malsato iĝas ĉiam pli turmenta, la timo ne mildiĝas, la deziro al mensogo, bruo, kirloturniĝo ĉiam pli fortiĝas. Kaj por kio montriĝas postulo, por tio kompreneble tuj aperas komplezemaj liverantoj, kiuj superkriante unu la aliajn kaptas niajn brakojn, dorlotas nin kaj klarigas, karesas kaj ridetas kaj kondukas nin antaŭen – dum nia mono sufiĉas. Kaj ni kelkajn minutojn rigardas konfuzitaj malantaŭen, al la aliaj, kiuj malsatas, soifas, frostas, malsanas; ili multe pli bezonus helpon ol ni la plej novajn artefaritajn mirindaĵojn. Poste baldaŭ ni malstreĉas nin, ĉar multe pli agrabla estas la baniĝo en lumo, babilado kun niaspeculoj ol timo kaj embaraso. Kaj nia cerbo, la modelalĝustiganto plej ene scias: iam neeviteble ni iĝos malsataj, soifaj kaj malsanaj kaj postlasitaj ni rigardos la iom post iom reglatiĝantajn vizaĝojn, malpleniĝantajn rigardojn de niaj komence ĝenite retrorigardantaj konatoj. Ĉi tiu informo refoje iros en la kelon, sub la sojlon de la konscio.</text:p>
      <text:p text:style-name="Text_20_body">Kaj la timo estas granda sinjoro, teruro elradiadas el la kelo, ĝi pelas la konscian memon, ke ĝi ne postrestu en la konkurso, ne elfalu el la selo, ĉar falegon oni ne povas haltigi. Kaj la konscio serĉas elvojon, luktas, konkuras por la konserviĝo; kiu perdas, malaperas el la vido, kiu restas, fariĝas ĉiam pli senindulga kontraŭulo, la batalo neeviteble fariĝas ĉiam pli feroca. La lokon de la pli frua ludema konkurado „nu nun montru, kion vi povas” okupas murdema lukto.</text:p>
      <text:p text:style-name="Text_20_body"/>
      <text:p text:style-name="P4">La aĉetado de bagateloj – kiel horloĝo, vesto, aŭto aŭ ŝuoj –, ĉe kiu komence temis pri tio, ke „mi povas permesi al mi iun pli multekostan sed komfortan pecon” – degeneras: esploremaj okuloj gvatas, kiom mi povas elspezi por mi. Se pli multe ol la apuduloj, tiam mi estas pli valora, estas „gajnulo”, oni eme babilos kun mi, se ne, mi „elfalos el la societo”, kaj vidos baldaŭ tiujn terure foriĝantajn, malpleniĝantajn okulojn. Memekscita, murda konkurso furiozas sur la pinto, ĝiaj loĝantoj jam delonge apartiĝis de la bezonoj de la homa vivo, ne vidas, ke ĉio por ili bagatela „ĉi-sube” povus plibonigi la vivon eĉ de miloj, kaj rigardata de supre, ĉu vivo, kia vivo, ĉu entute vivo estas ĉi tiu …? Kaj ĉu vivo estas tiu, tie supre?</text:p>
      <text:p text:style-name="Text_20_body">Batalo, se ĝi iras ne por ia komune aprobita celo kaj en al ĝi konforma maniero, laŭnature fariĝas malhonesta: ju pli neatendita estas ia fitruko, kun des pli granda verŝajneco ĝi konsideriĝas gajna taktiko kaj des pli rapide ĝi venas en la kutiman arsenalon, ĝis aperos nova, eĉ pli impertinenta solvo. Ju pli „supre” oni restadas, des pli multe da similaĵoj oni jam vidis kaj uzis, tial baza regulo estas kaŝiĝi, oni ja hontas pro tio, kion oni faris; oni timas, ke estiĝos malfacilaĵoj el tio, se la afero diskoniĝos; kaj eĉ pli oni timas, ke iu turnas la saman armilon kontraŭ la elpensinto. Nia socio disŝiriĝas do ne nur „horizontale” en tavolojn apartigitajn per netraponteblaj distancoj, sed ankaŭ individue la loĝantoj de la pli altaj tavoloj ĉiam pli foriĝas unu de la aliaj, kontaktoj estiĝas nur konforme al momentaj interesoj, poste la partneroj dum minuteto fariĝas malamikoj.</text:p>
      <text:p text:style-name="Text_20_body">Estiĝas tute absurdaj nociaj perturboj: mi fariĝas malliberigito de la nocio libereco, kiun mi difinas tiel, ke mi povas akiri ĉiujn vere nenecesajn manĝojn, aĵojn aŭ „travivaĵojn”, kiujn sagacaj homoj elpensis por satigi min. Mi estas libera, ĉar mi povas kaŝi min post pseŭdonimoj, pseŭdopersonecoj kaj roloj, detalojn de mia esenco mi povas kaŝi antaŭ „scivolemaj okuloj”.</text:p>
      <text:h text:style-name="Heading_20_2" text:outline-level="2">Tempaj distancoj</text:h>
      <text:p text:style-name="Text_20_body">Propreca formo de sintrompo estas balai subtapiŝen la postsignojn de la senindulge pasanta tempo, trakti malracie la nocion de la tempo. En nia publika konscio ricevas lokon la jarmiliarda daŭro de la kosma evoluo kaŝita en astronomiaj distancoj; babiltemo de niaj infanoj estas la jarmilojn pli frua historio de la „dinoj<text:note text:id="ftn3" text:note-class="footnote"><text:note-citation>3</text:note-citation><text:note-body><text:p text:style-name="Footnote">dinosaŭroj</text:p></text:note-body></text:note>”. Kiu okupiĝas pri ĝi, povas mediti pri la okazaĵoj de la unua sekundo de la „Granda Bum”, pri ĝis milionsekundoj apartigeblaj temperoj de la eksplodo de nuklea bombo aŭ pri la rapideco de reakcioj en partikloakceliloj.</text:p>
      <text:p text:style-name="Text_20_body">Samtempe ni tre malmulte observas kelkjarajn senperajn tempodistancojn, respektive kelk-jardekajn, kiuj trapontas unu homan generacion. Preteratentiĝas la plej grava modelo: la kelk-jardeka tempodistanco valida por ĉiu homo, tiel ankaŭ por mi: la kreo de la modeloj de mia persona vivenhavo, ebla kariero, kiuj egale enhavas mian naskiĝon, evoluon, aktivan vivperiodon, dekliniĝon kaj forpason. Ne ekzistas modelo por tio, kiel integriĝas mia aktivado, kariero en procezojn trapontantajn pli grandajn distancojn.</text:p>
      <text:p text:style-name="Text_20_body">La imagita „gajnulo”, idealo de nia ekonomia vivo estas homo, kiu kiel venkinto de konkurso atingas ankoraŭ en sia aktiva aĝo, ke li devas fari nenion, nur klini sin malantaŭen, pendoli per siaj kruroj, direkti sian imperion, kiam li havas emon al tio kaj cetere cerbumi pri tio, kia estu lia sekva ŝipo kaj kian ĉampanon li trinku matene. Sed ĉi tiu bildo ekzistas nur teorie, fakte nia sistemo kapablas certigi tion nur al tre-tre eta ono, la ceteraj sentas sin evidente malgajnuloj kompare al ĉi tiuj kaj viciĝas en la armeon de priservantoj.</text:p>
      <text:p text:style-name="Text_20_body">Ĝuste pro tio ne ĉi tiuj aperas en la amaskomunikiloj kiel atingindaj celoj, modeloj, al kiuj oni povas adaptiĝi, sed la strebemaj, belaj, 20-30-jaraj, gajaj, videble bonhavaj gejunuloj, kiuj bezonas okupiĝi laŭŝajne nur pri amuziĝo, ja ĉiujn iliajn problemojn – ekde digesto ĝis loĝejpurigado aŭ ludigo de infanoj – solvas la produktoj de la priserva industrio.</text:p>
      <text:p text:style-name="Text_20_body"/>
      <text:p text:style-name="P4">Jam nun videblas, ke la belaj knabinoj ŝprucigantaj hodiaŭ per akvopistolo, post kvin jaroj jam „for-maljuniĝos” el la profesio kaj povos nur gapi al pli junaj sur la samaj afiŝoj, kie antaŭ kelkaj jaroj ankoraŭ ili briladis. La reklamata juneco estas eterna, ni, la gapantoj al la gigantaj afiŝoj fariĝas ĉiujare pli maljunaj, frustrataj, tiel do ĉiam pli falemaj al surogatoj.</text:p>
      <text:p text:style-name="Text_20_body">Ankaŭ por tiuj malmultaj „gajnuloj” ne validas la sonĝeca bildo. Ekzistas tiaj, kiuj ĝis vivofino ne povas elŝiri sin el la konkurso, kies objekto fariĝas ĉiam pli absurda. Bonan ekzemplon por tio liveras la industrio de luksaj ŝipoj, sportaŭtoj, privataj aviadiloj, kromvirinoj, drogoj, frenezaj hobioj kaj amasego da ĉiam pli sensencaj elektronikaj „pepaĵoj”, per kiuj oni klopodas anstataŭigi la homajn kontaktojn, la trankvilan rigardon en la spegulon. Kaj aliaj, rekoninte la pezon de la respondeco pro la akiritaj ebloj, klopodas ion redoni en tiujn sistemojn, kies (nerekta aŭ senpera) detruo certigis ilian individuan elstariĝon; sufiĉas mencii György Soros aŭ Bill Gates.</text:p>
      <text:p text:style-name="Text_20_body">Kun tio nun mi vere konfrontiĝis, kiam ĉe la aranĝado de miaj domo kaj ĝardeno mi ne havis eblon labori per „fabrikaj paneloj”; la transformadoj – grundaranĝo, herbigado ktp – signifas jarlongajn paŝojn; post lokado de arbo, vinberujo, arbedo mi devas plani en perspektivo de jardekoj kaj vidi, ke ĝis fruktiĝos iu arbo, mia filo jam fariĝos mezlernejano, studento kaj kune kun tio ankaŭ mi plimaljuniĝos refoje plurajn jarojn, je samtiom da jaroj mi havos malpli el mia vivo. Ĉiuj arboj kun femur-dikaj trunkoj de la migdalujaro staris tiuloke jam antaŭ mia naskiĝo, la apuda robiniaro, kontraŭ kiu mi senĉese batalas, restos samloke ankaŭ tiam, kiam mi ne plu vivos. La decidoj, kiujn mi nun prenas, la laboro, kiun mi nun investas, ĉeestos ankaŭ en la vivo de la sekva generacio, „miaj kontraŭuloj” kaj „fruktarboj” same transvivos min.</text:p>
      <text:p text:style-name="Text_20_body">Malaperis ĉirkaŭ mi la viva komunumo konata ekde mia infanaĝo, kiu donus modelojn, helpon, forton por ĉi tiu transformado, ĉi tiu tempodistanco; konsolon, rideton, mildigon por la malĝojo hantanta en miaj pensoj. Ne estas do mirinde, ke elvokas tian streĉon kaj krias por surogatoj la „generacia”, homskala pensado en niaj komunumoj disatomiĝintaj.</text:p>
      <text:h text:style-name="Heading_20_2" text:outline-level="2">Demandoj ĉirkaŭ la kredo </text:h>
      <text:p text:style-name="Text_20_body">Kompare al la logika pensado la kredo havas multe pli grandan signifon, ol kiom ni hodiaŭ atribuas al ĝi. Laŭ mia difino la kredo estas „nesciado”: tiu parto de niaj konoj, kiun ni ne povas konfirmi per persona prispertado, klarigi per raciaj argumentoj, sed akceptas tiel, kiel ĝi estas, kiel ni legis, aŭdis ĝin.</text:p>
      <text:p text:style-name="Text_20_body">Ĉi tiu difino etendas en konsterna mezuro la rolon de la kredo. Ni devas rekoni, ke ni scias vere eksterordinare malmulte pri la mondo. En posedo de konscia memoro ni vivas jam kelkajn jardekojn, ni havas spertojn pri nia propra vivo, sed ili estas tre mankohavaj (krome ni scias ankaŭ, ke niaj sensiloj povas trompi nin, kaj nia memorkapablo estas tre selektema, eĉ: per konvenaj rimedoj atingeblas, ke alimaniere ni rememoru aferojn, ol ni ilin fakte travivis). Eĉ la plej rudimentajn fizikajn, biologiajn eksperimentojn ne ni mem faris, „la nivelo de nia scio” estas preskaŭ tute bazita sur tio, kion ni lernis en la lernejo, aŭdis en la radio, televido – kaj ni kredas, ke ĉio estas tiel, ja saĝaj homoj diras tion.</text:p>
      <text:p text:style-name="Text_20_body">Jes, kompreneble mi scias, ke tio estas faktoj pruvitaj per sciencaj eksperimentoj. Sed flanke de la akceptanto, kia mi estas, ĉio ĉi ne multe diferencas de tio, ke antaŭ kelkcent jaroj konsistigis parton de la „scio”, ke la Tero estas plata kaj cetere la mezo de la kosmo. Oni aŭdis ion kaj tion de Galileo, sed tio ŝajnis tre stranga, nekomprenebla kaj konfuza, ĝis naskiĝis la nova, trankviliga, scienca mondobildo entenanta jam ankaŭ liajn malkovrojn. Poste venis Einstein kaj komencis klarigi eksterordinare konfuzigajn, ŝajne nelogikajn aferojn; aperis la kvantumteorio… La fiziko iom post iom fariĝis kiel la dio de la mezepoko: iu nebuleca, komprenebla nur por ordinitaj klerikoj, por kiu oni tamen devis ĉiupene konstrui katedralon. Tiun taskon plenumas nun LHC, la ĝeneva partikloakcelilo.</text:p>
      <text:p text:style-name="Text_20_body"/>
      <text:p text:style-name="P4">Estas ja ĝene, ke ĉiam alvenas novaĵoj el trans la muroj de tiu ĉi scienco. Homoj, kiuj estus devintaj morti laŭ la leĝoj de la biologio kaj fiziko, ne faris tion. Fizikistoj asertas, ke la rezultojn de la eksperimentoj ŝajnas influi tio, kion oni ĝuste volas pruvi per ili. Psiĥologiaj eksperimentoj pruvas la konsternan influeblecon de la homo aŭ tion, ke sub la ĉiutaga memo de multaj homoj kaŝiĝas inklinoj, kiuj eksplodigis la mondmilitojn kaj konstruis mortotendarojn. Tiu tereno, kiun estas mode nomi „scio”, de tempo al tempo montras sian veran vizaĝon: per enorma laboro ni ja etendis la limon, kiu apartigas la ĉiutagajn, kompreneblajn aferojn disde la nekonataj, kaj ni „popolis” la konkeritajn terenojn (maŝinoj, elektro, ŝipado, flugado, kosmoesplorado, medicino), sed trans, sub kaj super ĉi tiu limo ankaŭ nun troviĝas nekonataj teroj. Ni ne scias, kio estas tie, kien la lumo de nia lampo nun ne atingas.</text:p>
      <text:p text:style-name="Text_20_body">Pro tio mi asertas: nia cerbo bone konas la limon, kiu troviĝas inter la – ni konfesu: ĝene mallarĝa – zono, efektive kaptita de ĝi kaj la „kredata”, sen kontrolo akceptita mondo. Elstare grave do estas, ĉu „ni kredas al nia kredo”.</text:p>
      <text:p text:style-name="Text_20_body">La spirita vortouzo nomas „konvertiĝo” aŭ „iluminiĝo” la staton, kiam homo post longa serĉado kapablas sperti sian kredon kiel internan realon, kiel ion propran (kvankam ankaŭ tio estas malperfekta nomo por tiu stato). La interna stabileco de konvertiĝinta / iluminiĝinta homo estas neŝancelebla, ne dogmeca, li sekvas ne plu eksterajn regulojn, sed trovas sian internan voĉon, kiu alportas kun si pacon, komprenemon, respekton kaj humilecon en lian vivon kaj ankaŭ en la mondon.</text:p>
      <text:p text:style-name="Text_20_body">Ĝis ĉi tiu stato kreiĝas, iras, marĝene de la konscio, konstanta batalo (ĉu konscie, ĉu subkonscie, ĉu enkadre de formala religieco aŭ pendole inter kredosurogatoj, eventuale kiel kredanta ateismo), kiun senĉese incitas la necerteco de la kredo.</text:p>
      <text:h text:style-name="Heading_20_3" text:outline-level="3">Fonto de la ĉiutaga kredo</text:h>
      <text:p text:style-name="Text_20_body">Komence de la historio de la homa specio niaj prauloj vivis en grupetoj, kies internan strukturon, agadon decidis unu afero: la momenta fortorilato inter la individuoj. La plej forta iĝis ĉefo, kaj ĉiu perbatalis sian lokon en la rangovico. Tia sistemo logike limigas la nombron de la grupo, super certa nombro oni pasigus praktike la tutan tempon per kvereloj, estas ja neeble teni en la memoro eĉ nur centopan vicordon kaj batali por la pozicioj (kio povas iĝi en ajna momento demando de vivo kaj morto). Trokreskinte la limon la grupoj partiĝas, dismigras, poste en pli magraj tempoj eventuale batalos por teritorioj, kaj la venkinta grupo asimilos la venkitan, ja dum la bataloj la nombro de la individuoj reduktiĝis sub la limon. </text:p>
      <text:p text:style-name="Text_20_body">Nur komuna kredo povis krei regulojn, kiujn sen batalo obeis ĉiu individuo – la kontraŭstarantojn la komunumo elpuŝis el si per komuna forto. Ĝi ebligis la plinombriĝon de individuoj en la grupo – ĝi ja pli gravis ol la rangvico de individuaj fortoj – kaj reduktis la signifon de la bataloj. </text:p>
      <text:p text:style-name="Text_20_body">La kredo troviĝis origine en la posedo de iaspeca pastraro, ĝi egale signifis la ne persone akiritan materialan scion pri la ekstera mondo (rimedoj, plantoj, kuracado, naturaj cikloj kaj fenomenoj) kaj la spiritan vidmanieron koherigajn ĉi tiujn (Dio aŭ dioj, spiritoj ktp) en unu tuton. Dum sia historio la eklezio komencis vidi endanĝerigita sian potencon per la materiala scio; neis, ekskludis ĝin el la mondo de la kredo, tiel tiu ekhavis propran vivon kaj ne malofte lanĉadis atakojn kontraŭ la eklezio.</text:p>
      <text:p text:style-name="Text_20_body">Kial tio estas grava? Por establi kunlaborantan komunumon kun granda nombro da individuoj – anstataŭ individuaj rangvicoj konservataj koste de konstanta perforto – estas nemalhavebla ia komuna kredo, komprenante sub ĝi la lernitan kaj respektatan materialan scion kaj la konvenan nivelon de spiriteco!</text:p>
      <text:p text:style-name="Text_20_body"/>
      <text:p text:style-name="P4">Alivorte, komunumo havas veran vivon, dum ĉiuj ĝiaj membroj respektas la instruiston kaj la pastron, al unu ĝi turnas sin por scio, al la alia por konsolo, trankviliĝo, konservo de la paco (unuvorte saĝo) – kaj, kompreneble, ĉi tiujn poziciojn okupas vere taŭgaj, unu la aliajn akceptantaj personoj.</text:p>
      <text:p text:style-name="Text_20_body">Hodiaŭ ni praktike refalis al la antaŭhistoriaj tempoj: „en sia angulo ĉiu estas bravulo”. Vane ni kreas surpapere „komunumojn” el pluraj centmiloj, milionoj, miliardoj da individuoj, ekzistas fakte nur atomecaj komunumoj el kelkaj individuoj en ĉiuj medioj kun potencbataloj per rekta perforto kun la diferenco, ke nun la objekto de disputoj estas ne la divido de la freŝe mortigita predo sed pozicioj, subvenciaj aŭ poresploraj monoj, mendoj ktp.</text:p>
      <text:p text:style-name="Text_20_body">La loko de la kredo, la postulo de stabileco certigata de ĝi ne ĉesis en la homa estaĵo, sed ĝia fonto fariĝis ekstreme malabunda. La instruojn de la eklezio ni vipas per kritiko, ne parolante pri tio, ke ni scias pri amasego da religioj kaj ne scias, kiu estas la ĝusta. Efektive, kiun alparolon ŝatas Dio? Kaj kio okazos, se mi elektos ne la ĝustan? La potenco de la scio… Sufiĉas ĵeti rigardon al la taksado de la instruista profesio aŭ al tio, kiel validiĝas hodiaŭ la vera scio kaj honesteco en la mondo de la senĉesa poziciĉasado, truklertado, serĉado de pretervojoj. La transvivon, la „antaŭeniĝon” certigas hodiaŭ ne la sekvado de la komunumaj normoj sed ties preterglito dum la individuaj interbataloj.</text:p>
      <text:p text:style-name="Text_20_body">La amaskomunikiloj peris origine la aktualan staton de la komunumo, ĝian kredosistemon kaj planojn, ebligante tiamaniere establi vastajn komunumojn (efektivajn, fundamentitajn sur valoroj, kredo kaj komunaj celoj), kie la pliparto de la individuoj neniam renkontis unu la aliajn. Praktike ili plenumis la rolon de la fonto de la kredo. Hodiaŭ ili sinkis en staton de totala koruptiĝo: ili vendas ion ajn kiel veron, sia ĉefcelo ili konsideras la „distradon”, kvankam estus ja multe pli bone, se ni povus denove serĉi la amuziĝon sendepende de la „zumskatolo” en ni mem kaj en la rondo de niaj kunuloj, amikoj…</text:p>
      <text:p text:style-name="Text_20_body">Evidente tio ne estas hazarda: la homa specio ne estis preparita por la amplekso kaj traktado de la amasoj moveblaj de la amaskomunikiloj; al tio ĉi estas atribueblaj la mondmilitoj, la postsekva malvarma milito. Se ni pripensas, la hodiaŭa sensenca kalejdoskopo estas ja tamen pli bona ol la tute konscia, unudirekta manipulado… Sed estas jam tempo konsciiĝi: ankaŭ tio estas nur trudsolvo kaj kondukas en malbona direkto.</text:p>
      <text:h text:style-name="Heading_20_3" text:outline-level="3">La prapeko</text:h>
      <text:p text:style-name="Text_20_body">La fontoj de streĉoj tamen ne haltas ĉe la limo de la religio, ili aperas ankaŭ ene de la religia kredo.</text:p>
      <text:p text:style-name="P22">Sube mi ŝatus rakonti pri kelkaj miaj herezaj pensoj, ili ŝajnos por homoj de kristana religio unuavide certe bizaraj. Ilin mi petas konsideri: mi, en mia propra, obstina maniero kredas je Dio, kaj ĝuste tio malkapabligas min akcepti tiun ridindan komediaĉon, en kiu la Sinjoro ŝnurtiradas kun la Diablo tiamaniere, ke Li donis la rolon de la ŝnuro al la homo. Mia kredo sugestas al mi, ke ĉi tiu rilato estas multe pli profunda kaj amoplena.</text:p>
      <text:p text:style-name="Text_20_body">La historio de la Biblia homo komenciĝas per tio, ke Lucifero, la „malbona filo” ofertas al la virino la fruktojn de la arbo de la scio pri bono kaj malbono. Eva manĝas el la pomo, poste donas ĝin al Adamo, kiu same gustumas ĝin, sed la peco haltas en lia gorĝo. Pro tio Dio elpelas ilin el la Edeno kaj starigas gardiston ĉe la pordo, por ke ili ne povu ŝtele reiri. Jen tio estas la prapeko, kiu tuŝas ĉiun homan estaĵon, oni do povas malbenadi pro tio la virinojn (eĉ hodiaŭ ili ne liberiĝis el la mezepoka flankigiteco), kaj la ĉefa respondeculo estas la malica Lucifero, se li ne estus, ankaŭ nun ni pace kaj kviete vivus en la Edeno.</text:p>
      <text:p text:style-name="Text_20_body">Ni rigardu la aferon iom el la alia flanko. Kiam ni estas vere fieraj pri tio, ke ni estas homoj? Kaj nun mi pensas ne pri tio, ke „eĉ kun ducent kvindek mi povas flugi per mia nova kabrioleto”, aŭ ke ni povas konstrui eĉ artefaritajn insulojn kaj 200-etaĝan luksan hotelon sur sablo, sed pri tio, kiam la gorĝo iom kuntiriĝas, la kapo kliniĝas, kaj ni diras al ni mem: „jen li, jes, li estas vere homa homo”. Ni diras tion, kiam flankenmetinte siajn proprajn interesojn iu endanĝerigas eĉ sian vivon, aŭ oferas amason da tempo por atingi pli altnivelan celon, por fari bonon al siaj kunhomoj.</text:p>
      <text:p text:style-name="Text_20_body">Ni alte taksas, se iu prenas personan moralan decidon, rekonas la diferencon inter „bono kaj malbono” kaj elektas la bonon, ne en Edena ĉirkaŭaĵo, ĉar tie estus ja egale, sed en la malmilda, ĉiutaga mondo. Kiel do statas la afero? Ĉu ni estas fieraj pri tio, ĉu ni konsideras pinto de la homa ekzistado tion, kion ni ne povus sperti, se ni ne kulpus la „prapekon”, se tiu malica Lucifero ne estus ŝerctrompinta la virinon?</text:p>
      <text:p text:style-name="Text_20_body">La fonto de la kontraŭdiro estas ne la Biblio, ĉar ĝi ankaŭ ĉi-okaze vortumas eĉ tro unusence, sed ĝia kutima interpreto, kvankam ni jam estas sufiĉe for de la mezepoko.</text:p>
      <text:p text:style-name="Text_20_body">Kiu estas la ĉefkulpulo? Ĉu Lucifero, kies nomo signifas: Lumportanto… Kian lumon li efektive alportas? Kial ni ne parolas pri li per ia moknomo, se ni devas atribui al li nian elpuŝitecon? Mi opinias tiel, ke la Lumo, kiun li alportis, estas la kapablo decidi morale, kiun li donas el la mano de Dio en tiun de la homo, per kio li ŝarĝis sur ĉi tiun ankaŭ ties respondecon. Lia parenco en la greka mitologio estas Prometeo, la titano, kiu ŝtelis la fajron el la ĉiela forĝejo kaj donis ĝin al la homoj, pro kio li ja poste ricevis sian punon de Zeŭso. Estas spektakleca la diferenco inter la du mitologioj: laŭ la greka kredaro la posedo de la fajro estas eksterordinara donaco, kiu devenas de dio kaj ellevas la homon el la mondo de la naturo. Sed la Biblio konsideras la scion de la bono kaj malbono diferenciga forto, kiu starigas la homon sur novan vojon.</text:p>
      <text:p text:style-name="Text_20_body">Lucifero donas la pomon al la virino… ĉar la virino estas tiu, kiu taŭgas por tio, ŝi estas la portanto, nutranto de la nova vivo, ŝi estas tiu, kiu kapablas flankenpuŝi ĉiujn regulojn, fari ion ajn por la vivo, por la infano. Ŝi estas tiu, kiu fleksas adapte la diferencon de bono kaj malbono, ties rigidajn konturojn al la vivo – kun amemo, pacienco, pardonemo kaj humileco. Kaj ŝi estas tiu, kiu donas iom da pomo al la viro, al kiu tamen ĝi haltas en la gorĝo, kiu ne povas gluti ĝin. Por li gravas la reguloj, eksteraj formoj, al kiuj li povas almezuri, alĝustigi sin, kaj laŭ kiuj li deziras formi la mondon.</text:p>
      <text:p text:style-name="Text_20_body">Dio elpelas la homon el la Edena ĝardeno: ni ricevas la magrajn resursojn kaj la ludregulojn de mallonga ekzistado. Sed tio ne estas malicaĵo, ne pitanima venĝo pro malbonagoj, sed ekzameno, eblo por tio, ke ni efektive metu sur pesilteleron nian internan sintenon, valoraron. Per niaj vivo kaj elektoj ni demonstras, kiel grandan valoron signifas la potenco de decido metita en nian manon, kiom ni sentas la respondecon pri ĝi. Li starigis gardiston ĉe la pordo de Edeno, Li do ne levis muron antaŭ ĝi forfermante por eterne la mondon de mirakloj, Li nur gardigas ĝin, ligas la enpaŝon al kondiĉoj.</text:p>
      <text:p text:style-name="Text_20_body">Kompreneble ni povas fari ankaŭ, ke ni sugestias al ni kulposenton referencante ĉu al la kristana kredo, ĉu al niaj pasintaj decidoj, ago-nekapableco kaj ni povas eskapi dum nia tuta vivo niajn taskojn, eblojn kaj pesadon de niaj ĉiutagaj decidoj, sed oni povas interpreti ĉi tiun instruon ankaŭ tiel, ke ni ricevis grandegan donacon kaj tian vivon, en kiu ni povas esti mezurataj kaj havas okazon plenkreski por la ricevitaj ebloj.</text:p>
      <text:h text:style-name="Heading_20_3" text:outline-level="3">Krucumu lin…</text:h>
      <text:p text:style-name="Text_20_body">Alia ŝatata temo mia estas la morto de Jesuo – el pluraj vidpunktoj. Kiel elirbazon ni akceptu la historion priskribitan en la Biblio, kiel faras ĉiuj kredantoj kaj tiuj nekredantoj, kiuj kritikas Dion aŭ la Biblion surbaze de ties rakontoj. Samtempe ni flankenmetu la spiritajn konvinkiĝon kaj spertojn fontantajn el individua kredo.</text:p>
      <text:h text:style-name="P23" text:outline-level="4">Kia Dio estas tiu, kiu oferas sian filon, sendas lin al turmenta morto?</text:h>
      <text:p text:style-name="Text_20_body">Antaŭ ol serĉi respondon valoras mediti pri tio, kion signifas la demando mem? Ĉu Dio volas la morton de Jesuo? Ĉu entute interpretebla estas la nocio „volo” ĉe estaĵo, por kiu ne ekzistas tempo, Li ja samtempe vidas pasintecon, nunon kaj futuron (kiun kapablon de tempo al tempo Li donas ankaŭ al la profetoj)? Ĉu Dio decidas? Ne… Ni estas tiuj, kiuj travivas la tempon kiel procezon, ni, kiuj disponas pri la libereco de decido; kvazaŭ ni trakurus fadenon post fadeno tapiŝon teksitan el ni kaj niaj agoj, kiun Dio desupre vidas kiel pretan. Ne li kondamnas sian filon al turmenta morto, sed ni…</text:p>
      <text:p text:style-name="P4">Kion signifas, ke Jesuo estas la filo de Dio? Mi ne opinias interpretebla la biologiajn vidpunktojn, ian senperan devenigon; la afero signifas por mi prefere tion, ke la naskiĝo de Jesuo estas „laŭ la intenco” de Dio, Li ĉeestas ĉe lia koncipiĝo – <text:span text:style-name="T1">kiel ankaŭ ĉe tiu de ni ĉiuj.</text:span> Por kredanta homo ni ĉiuj, ĉiu unuopa homo, vivanta estaĵo kaj ĉiu senviva aĵo estas filo de Dio, ili ekzistas laŭ Lia intenco kaj portas mesaĝon por la aliaj. Jesuo estas tiu, kiu vortumas kun matematika precizeco: li nomas sin Filo de la Homo, ne homo. Tio signifas por mi, ke li konsistas el homo, sed estas pli, ol ni komprenas sub ĉi tiu nocio, kaj pro tio li ne povas nomi sin tiel. Kaj ĉi tiu pli estas tio, ke li amas Dion kiel sian patron – konscie akceptante ĉiujn sekvojn de tio.</text:p>
      <text:p text:style-name="Text_20_body">Kial estas malbone, ke la filo de Dio mortas? Ni ja ĉiuj mortas. Ĉu eble Dio agus ĝuste tiam, se Li metus sian filon super la ludregulojn, kaj Li eterne vivus inter ni? Tio estus multe malpli akceptebla ol tio, ke ankaŭ la Filo vivas kaj mortas, kiel iuj ajn el ni. Samtempe tio donas iom alian tonon al la komenca demando, kiu efektive tekstas jene: kia Dio estas tiu, kiu oferas – min? Kiu toleras, ke mi naskiĝas por morti, faras nenion por savi min, ne faras miraklon, ne elkaptas min subite el miaj suferoj? Kiel Li povus atendi, ke mi amu Lin, sur kia bazo Li diras, ke Li amas min? Ĉi tiuj demandoj povas esti responditaj nur tiam, se mi kapablas akcepti la ludregulon – sendepende de tio, ke ĝi signifas mian propran finecon. Kaj jen ni revenis al la „prapeko”, kiu interpreteblas pozitive kiel eblo, kiel sola eblo por tio, ke la sorto de Jesuo aŭ de mi plenumiĝu, realiĝu.</text:p>
      <text:p text:style-name="Text_20_body">La sorto de Jesuo, la homo, kiu amas Dion vere kiel patron, estas ekzemplo kaj atentigo por ni ĉiuj. Ni ĉiel vivas finohavan vivon, kaj ne certigas eliron ankaŭ tio, se ni vivas tute dioplaĉan vivon: la morto egale venos por ni. Nia estas la decido, kion ni konsideras pli grava: fizikajn ĝojojn kaj avantaĝojn, posedadon, kiujn la vivo povas doni al ni aŭ vivon en amo, dividon de niaj bonoj, „talentoj”? Jesuo estas ekzemplo por tio, ke Li elektis antaŭ ĉio kaj konsekvence la agadon laŭ la leĝo de divido, donado al aliaj kaj amo, kaj por tio Li fordonis ĉion en plej strikta senco, eĉ sian vivon – la leciono ne estus ja plena, se ĉi tiu fina ofero ne aperus en ĝi. La alian flankon bildigas Lia tentiĝo, kiu ricevas plenan disvolvon en la historio de Faŭsto, kiu elektas la kontraŭan flankon: li ricevas ĉiujn ĝojojn, trezorojn, potencon de la fizika mondo – la sola prezo estas lia animo, t.e. la deziro kaj kapablo trakti la alian homon kiel egalrangan, amatan kunulon. Samtempe ĝi estas atentigo, ĉar ni povas vidi, ke la vojo de la animo povas postuli sennombrajn rezignojn kaj eĉ la finan oferon. Kaj fakte, ne Jesuo estas la sola, kiu oferis sian valoran, mirindan kaj unusolan vivon por aliaj.</text:p>
      <text:p text:style-name="Text_20_body">Kaj jen estas ankoraŭ unu grava momento, Jesuo eldiras ĉe sia morto la ŝlosilfrazon: „kial Vi forlasis min?” La morto de Jesuo, homo de la animo estas tiu momento, kiam Li vidas perdiĝi la kontakton kun Dio. Por Li la morto estas ja inversa paŝo: en sia vivo Li agis en harmonio kun Dio, sia propra spirita voĉo, tiu kondukis Lin tra Liaj sennombraj aventuroj. Por Li la fino de la vivo estas nenio alia ol tiu momento, kiam ne plu estas tasko, la interna voĉo silentiĝas, la lumo, kiu Lin ĉiam gvidis, estingiĝas. Post konsterniĝo Li komprenas, ke tio ne estas la ŝanĝiĝo de Dio sed de Li mem: finiĝis la taskoj, <text:span text:style-name="T1">estas finite.</text:span> </text:p>
      <text:p text:style-name="Text_20_body">Nia nuna vivo estas kontraŭa al tio: la nuna mondo estas tiu de Faŭsto: ni rezignadas decidon post decido, paŝon post paŝo pri nia Jesua memo kaj strebas al la malvera sekureco de la fizika mondo, ni serĉas ĝiajn ĝojojn. Fremdas por ni la interna lumo, kiun multaj ekvidas eble nur en la momento de sia morto aŭ pli precize: kiam en la lasta minuto ĉiuj niaj fizikaj ligiloj kaj alkroĉiĝoj defalas de ni, nur tiam ni rimarkas la dum la tuta tempo preteratentatan Vojon: pri tio temas la vivofilmo, pri kiu spertintoj de mortoproksimaj travivaĵoj rakontas. Por ni do la morto ne estas forlaso sed ĝuste male: retrovo, kaj kiam ni konfrontiĝas kun ĝi, ni povas montri al ĝi nenion alian ol: <text:span text:style-name="T1">tion mi faris.</text:span> La distanco inter la du fermaj frazoj: „estas finite” kaj „tion mi faris” estas terure granda, kaj la demando antaŭ ni estas unusenca: kiu el la du kontraŭsencaj historioj staras „surplande” kaj kiu „kap-al-tere”?</text:p>
      <text:p text:style-name="Text_20_body"/>
      <text:h text:style-name="P24" text:outline-level="4">Pilato</text:h>
      <text:p text:style-name="Text_20_body">Ni ne ŝatas Pilaton, ĉar li estas eksterstaranto, li ja povus savi Jesuon, anstataŭe li igis Lin turmenti, fine donis Lin en la manon de liaj malamikoj, montris malbonan ekzemplon. Estas interese, ke Jesuo senkulpigas lin de la unua momento, kiam Li parolas pri tio, ke Lia potenco originas de supre kaj vane tiu klopodas, li povas fari nenion kontraŭ la fluo de la okazaĵoj. Ĉu temas pri Dio kaj antaŭdestinismo, insistado pri la skribitaj profetaĵoj? Ne nepre…</text:p>
      <text:p text:style-name="Text_20_body">La potenco de Pilato originas el Romo. Pro tio li sidas en tiu seĝo, la mondo konata de li estas la „mondo de la Romia provincestro”, li estas ne iu el la personoj de la rakonto sed enkorpiganto de rolo. La konsciencriproĉoj de la homo Pilato ne gravas, la plenumenda rolo devigas: Pilato, la homo savus Jesuon, ĉar li trovas Lin pura, sed Pilato, la provincestro estas senpova; ĝuste la potenco sentata de li kiel „posedata” faras lin senpova por alpreni decidon, kiun li kiel homo deziras. Li povus fari unu aferon: liberigi sin de la potenco, abdiki kun la klarigo, ke li ne volas alpreni ĉi tiun decidon, sed ankaŭ per tio li ne savus Jesuon. Sekvus nova provincestro, en la sama situacio, kaj okazus iel ajn: la sorto de Jesuo fine restus la sama. „Vi povas fari nenion” – diras Jesuo, kaj tio ne estas rezigno, ne la laŭtlego de la libro de la sorto sed simpla fakto.</text:p>
      <text:p text:style-name="Text_20_body">La kompatinda Pilato tamen klopodas fari ĉion por savi Lin. La zorgon de la provincestro kaŭzas, ke la judoj kredas Jesuon reĝo sendita de Dio, kion li ne povas toleri en ĉi tiu rolo. Romo interkonsentis kun la oficiala estraro de la judoj, tiel li esperas, ke eble ili aranĝos la problemon „inter siaj muroj”. Sed la pastroj estas tiel same senpovaj kiel Pilato: ili povas fari nenion kun Jesuo kaj la lin sekvanta amaso pretendanta vidi en Li liberiganton. Ili provas interkonsenti kun Li: se Li pruvos sian diecon per miraklo, tiam ĉio estos en ordo: Dio vere decidis savi sian popolon, ili do stariĝos apud Li kaj tiel transsavos siajn postenojn sub la nova estrado. Sed Jesuo ne faras miraklon por sia saviĝo, kaj la amaso ĉeestas. Do se necesas propeka kapro, ĝi estu prefere romia, sekve ili resendas Jesuon.</text:p>
      <text:p text:style-name="Text_20_body">Tiam Pilato provas konvinki la amason: ĝi vidu, ke Li estas homo kiel ili: bateblas, sangas, veas kaj ploras, oni ja kredu, ke Li ne estas reĝo sendita de Dio, ĉiuj iru hejmen kaj daŭrigu sian normalan vivon; tiel Jesuo saviĝos, Romo ja havas nenion kontraŭ li; tamen la ribelantan amason oni devas iel emigi. La ŝlosilfrazo estas: „jen la homo!” Mi estas konvinkita, ke en ĉi tiu momento nur unusola homo staras sur la balkono: ja Jesuo, la filo de la ĉarpentisto kaj Barabaso (t.e. Bar Abbas: la filo de la Patro), pro kiu jam nun eksplodis ribelo en la imperio, <text:span text:style-name="T1">estas unu kaj sama persono!</text:span> Se la amaso rekonos en Li Jesuon, la filo de la ĉarpentisto, la instruisto, saniganto kaj sankta homo povas libere foriri, sed se ĝi salutas la Dian Reĝon, Romo ne havos elekton, Li devos perei. Kaj la amaso elektas.</text:p>
      <text:p text:style-name="Text_20_body">Kial ni ne ŝatas Pilaton? Ĉar li memorigas nin pri nia memo. En nia propra mondo ni mem estas la Provincestro, kiu, kiel reprezentanto de Romo, la ekstera, fizika mondo, provas bridi niajn internajn dezirojn, strebojn, revojn. Ni faras interkonsenton kun la „konvenciaj ordonoj” de la kredo, pli-malpli integras ilin en nian vivon, ni kreas relativan pacon inter la ekstera kaj interna mondoj. </text:p>
      <text:p text:style-name="Text_20_body">Sed ĉi tiun pacon Jesuo forpuŝas, la Kredo, la interna voĉo, kiu estas diagonale kontraŭa al ĉi tiu ordo kreita kun multaj kompromisoj, eltrudas nin el la kutimeco de niaj roloj, devigas ĉiun montri sian veran vizaĝon en situacio, kiam la decido de la „rolo” estas unusenca. Krome, estas ankaŭ certe, ke la forlaso de la rolo ja neniom ŝanĝus la aferon: la homo sidiĝanta sur mia loko farus trankvile, sen pripesi tion, kion mia animo ne permesas al mi. Mi provas kroĉiĝi al la spirita flanko de la afero, sed mi egale konvinkiĝas, ke Dio ne faros por mi miraklon por montri al mi la vojon. Mi humiliĝas antaŭ la forto de la senvizaĝa amaso, sed vane: mi devas neniigi la internan voĉon en mi por rehavi pacon en mi; de paŝo al paŝo, de decido al decido mi forlasas la filon de Dio vivantan en mi.</text:p>
      <text:p text:style-name="Text_20_body"/>
      <text:h text:style-name="P24" text:outline-level="4">Lia sango sur ni</text:h>
      <text:p text:style-name="Text_20_body">Kaj fine ni aparte koleras la judojn, ĉar esence nur ili voĉdonis por la morto de Jesuo, ĝisrigardis lian pereon, eĉ prenis sur sin la respondecon por tio. Aŭ?...</text:p>
      <text:p text:style-name="Text_20_body">Kiuj estis propre la judoj? Nekredeble forta, kuntena popolo. En sia grandega imperio Romo asimilis sennombrajn popolojn, transprenis ties kulturojn, aliformante ilin konforme al si, starigis iliajn instruistojn, gvidantojn en sian servon. Kun la judoj li ne povis fari tion laŭplaĉe, ne povis rompi ilian konscion de „elektita popolo”, ilian fermitecon; tial ĝi deviĝis al kunvivado, kiun per hodiaŭaj vortoj ni nomus parta aŭtonomio.</text:p>
      <text:p text:style-name="Text_20_body">En la juda popolo seninterrompe vivis la kolero pro ilia neinda sorto, tio respeguliĝas en la rakontoj de la Malnova Testamento, en kiuj Dio faris la plej grandajn miraklojn, por konservi ĉiufoje sian popolon, por antaŭenigi ĝin, neniigi ĝiajn malamikojn. Certe de tago al tago ili rememoris Egiptujon, Moseon, la sennombrajn miraklojn, per kiuj Dio rompis la faraonon havantan ŝajne senliman potencon kaj savis sian popolon. (Ni ne forgesu, tio certe estas tute la samo, kion hodiaŭ ĉiuj islamanoj aŭdas, kiuj estas konvinkitaj, ke surloke de Romo staras nun la „okcidenta civilizo”, idole adoranta la potencon de la mono kaj detruanta la donacon de Dio, la Teron. Kaj vere, ni povas vidi: ĉi tiu kredo kapablas movi pluroble multajn homojn al kompleta sinofero. Sed nun ni ne levu la demandon, kiu pravas…) Judo iris kun ĉiuj siaj zorgoj-aferoj al sia rabeno, ricevis saĝon, kredon, scion senpere el la sama fonto, kiel ankaŭ la historion de la fuĝo kaj esperon. En ili konserviĝis la pli frue jam menciita kohera mondobildo, kiu formas veran, vivantan komunumon.</text:p>
      <text:p text:style-name="Text_20_body">En ĉi tiu medio aperas Jesuo. Liaj agoj levas (manke de detektiva ĵurnalismo kaj tuttera komunikilaro) potencajn ondojn en la komunumoj, kaj ĉiu plurakontanto de liaj vortoj enplektas siajn revojn, sopirojn, esperon de liberiĝo el la mizero. El Jesuo, la malriĉa instruisto baldaŭ fariĝas surlipe de la amasoj dia sendito, la Nova Moseo, kiu venis por finfine rompi la potencon de la malamataj legioj kaj impostistoj. Jen trosufiĉis al Dio la suferoj de Lia popolo, iliaj vekrioj ja atingis la ĉielon, kaj la Sinjoro venigis elĉiele sian senditon. Multaj „Barabasoj” aperas, kiuj jam sentas la vorton de la tempoj, ili povas fine elverŝi sian koleron, povas bati jen tie, jen aliloke la romianojn, la provinco bolas.</text:p>
      <text:p text:style-name="Text_20_body">Kaj Jesuo iras al Jerusalemo! Evidente, li ne povas preteriri sian sorton, ĉiuj puŝas-ŝovas lin tien. Li eble volus renkontiĝi kun la oficiala kredo, kun multaj homoj kaj instrui, helpi, kiel ĝis tiam li ĉiam faris. Sed la amaso vidas alie: la Dia Reĝo proksimiĝas al la trono, li eldiros la veron, denove gvidos sian popolon. Vane vidas la ĉefpastroj, rabenoj, ke Jesuo estas vere dia homo, ankaŭ ili ne povas regi la premon de la popolo, kiu fine povis kapti en la manojn la revon, per kiu ĝi ĝis tiam teneblis trankvila.</text:p>
      <text:p text:style-name="Text_20_body">„Jes ja! Ĉi tiu homo estas la filo de Dio, Ĉiela Reĝo! En via malsaĝeco vi povas bati, humiligi lin, vi nekredanta romiano, pro via sencerbeco vi povas provi neniigi lin. Tamen jen vidu, li estas ĉi tie, Dio estas kun ni kaj batos vin per puno, denove ni vidos miraklojn, la popolo ree estos libera kaj feliĉa, Dio elkondukos nin el la imperio! Li estas el nia sango, ni akceptas komunecon kun li, ni mortos por li, se necese!”</text:p>
      <text:p text:style-name="Text_20_body">Tiom simple. La judoj tute ne volis pereigi Jesuon, ĝuste male: ili estus mortintaj por li, por la Reĝo kaj simple ne kredis, ke Pilato faros, kion li faris. Kiam li tamen faris tion, subite iĝis tre profunda silento. La Filo de Dio, la Savanto ne estus mortinta… sed se tiel, li ja ne povis esti tio, tiam li estis – nur unu el la multaj instruistoj, profetoj. La ĉefpastroj ja pravis, al Dio tamen ne iĝis sufiĉaj la suferoj; la kulpoj de lia popolo estas ja pli grandaj, ol oni kredis, ankoraŭ pludaŭros la subpremateco.</text:p>
      <text:p text:style-name="Text_20_body">Kiu do mortigis Jesuon? Se tiel plaĉas, neniu alia ol la antikristo. La signifo de la vorto Kristo estas „sanktoleito”, homo portanta sanktan oleon sur sia frunto, kiu laŭ mia kredo sekvas sian internan voĉon gvidantan, flegas personan kontakton kun Dio, transprenas respondecon por ĉiu sia ago, vivas en amo, akceptas sian sorton, dividas siajn havaĵojn.</text:p>
      <text:p text:style-name="Text_20_body"/>
      <text:p text:style-name="P4">La antikristo ne estas unusola persono, sed kvintesenco de sinteno. Li neas ĉion ĉi; kiam li konfrontiĝas kun la forto de la kredo, li turnas sin al ĝi ne kun sindediĉo, sed klopodas vidi en ĝi siajn proprajn revojn, atendas miraklojn. Liaj okuloj soifas, ensuĉas la miraklojn, sed liaj oreloj surdas por kapti, ke mirakloj ne estas ekstera forto, demonstro de potenco sed la vivo mem. Ni, fanatikuloj negocantaj kun Dio por helpo kaj potenco aŭ nur timuloj kurantaj al li por helpo krucumas lin en ni tagon post tago.</text:p>
      <text:h text:style-name="Heading_20_2" text:outline-level="2">Ju pli bona, des pli malbona</text:h>
      <text:p text:style-name="Text_20_body">„Mi malŝatas la tutan dudekan jarcenton” – diras kolere la kantisto. Kvankam la loka feŭdulo ne trudvizitis lian edzinon en la nuptonokto, ne sangovipigis lian dorson, ĉar li ne volis tion toleri, el liaj ok infanoj ne nur tri ĝisvivis la plenaĝiĝon, por ke ili estu samtiaj duonsklavoj kiel ilia patro – sen la plej eta ŝanco elŝiri sin el sia sorto. Kiam li falas kaj rompiĝas al li la brako, aŭ kiam li malsaniĝas, li estas konfidata ne al la loka hufforĝisto kaj herbistino kun la necerteco, ĉu li kripliĝos, ĉu li restos viva, sed ene de 15 minutoj (nu bone, eble teorie) li jam estas veturigata kun bone instruita kuracisto en ambulanco al la plej proksima hospitalo.</text:p>
      <text:p text:style-name="Text_20_body">Kiom ajn ni neas, niaj vivcirkonstancoj estas nekompareblaj eĉ kun tiuj de suvereno vivinta du jarcentojn antaŭ ni: nia civilizo zorgas laŭ siaj kapabloj pri nia sano kaj sekureco, tial laboris por ĝi kun ĉiaj siaj fortoj tiuj, kiuj vivis antaŭ ni.</text:p>
      <text:p text:style-name="Text_20_body">Nia sekurecosento venigas kun si samtempe timigajn sekvojn: manke de propraj spertoj ni fariĝas sensentaj al la problemoj de aliaj homoj, ni ne havas modelojn, al kiuj ni povus rilatigi la murdeman aŭ sinmortigan koleregon de malsatanta, soifanta homo travivanta la kontraŭdirojn de la mondo inter malgajnuloj. Niajn pensojn kaj agojn influas nur tio, kiel efikas sur nin, kiom limigas nian agliberecon la problemoj de aliaj homoj.</text:p>
      <text:p text:style-name="Text_20_body">La alkoholkonsumo, droguzo – sed ni povus diri ankaŭ la „ciganecon” (intence kun la fonaj negativaj sentoj) estas ĉe la unua renkonto socia problemo, kiun „la fakuloj okupiĝantaj pri ĝi” solvos kaj ili faru tion tiel, ke ĝi tuŝu min laŭeble malpli, mi ja „ne estas tia”. Kaj poste en persona kontakto ĉi tiu sento plifortiĝas: kiel malagrabla estas ebriulo ŝancelirantan antaŭ mi sur la trotuaro, plensnufinta drogulo apud mi en la buso aŭ bando da romaoj, kiuj parolas alie, vivas nian komunan mondon alie.</text:p>
      <text:p text:style-name="Text_20_body">Sole la rekta kunfermiteco – kiam do la suprajn sortojn ni spertas sen ekstera takso kaj muroj – ebligas, ke nia menso akceptu la vivsituaciojn malproksimajn de ni kiel modelojn, rekonu kaj metu ilin inter siajn decidajn meĥanismojn. Kiam mi eksentas, kiel grandaj ŝarĝoj, kiom da doloroj kaj senpoveco pelas en la mondon de surogatoj tiun homon, kiun pli frue mi malestimis, forpuŝis, ne komprenis kaj malamis; kiam mi eksentas, kiel malproksima estas la mondo de la alia homo de la de mi konata, kaj kiel amariga estas la konscio de tia distanco „observata de sube”, kiom koleriga estas la rigardo, per kiu oni rigardas min, la voĉo, per kiu oni alparolas min. Tiam mi sentas, ke ilialoke mi eĉ tiom ne eltenus…</text:p>
      <text:p text:style-name="Text_20_body">Al la manko de bone organizita, funkcianta socia medio atribueblas ankaŭ, ke ĝi kaŝas la valoron de la plenumoj de la unuopaj homoj: dum nia laboro ni vidas ĉiam malpli klare, kiel ni integriĝas en pli grandan tuton, kaj kiel ni fariĝas per tio utilaj por aliaj – ties rolon transprenas la mono. La laboro estas ĉi-sence mongajno (necesa malbono), per kiu ni povas fari aliulojn servistoj (trudas ilin por nia mono toleri por ni malbonajn aferojn), kvankam la laboro estas servado, kiu ankaŭ per si mem estas valoro, krome, ni povas kompensi per ĝi la fortostreĉojn, faritajn por ni, de aliaj homoj.</text:p>
      <text:p text:style-name="Text_20_body">La komunaj suferoj kaŭzataj de transformiĝantaj sistemoj, katastrofoj, subpremateco – la neperfekta medio – kreas veran sortokomunecon, kiam ni ĝoje premas la manon etenditan al ni, kiam ni prenas sur nin oferojn unu por aliaj sen ia ajn organizado por la bildo de pli bela mondo, vivanta en ni.</text:p>
      <text:p text:style-name="Text_20_body"/>
      <text:p text:style-name="P4">Tiaj spertoj montras vere, kial indas vivi, ke estas bele vivi kaj esti homo – male al la tedoplena, bone organizita, ĉiutaga robotado. Ne monigeblas la sincera danko por bone plenumita laboro; kaj la vera perdulo pro ĉi tiu manko estas ne la laboristo, sed tiu, kiu sen tia modelo ne kapablas senti dankemon, sekve percepti kaj taksi dankemon direktitan al li, kaj pro tio iam ajn fari agojn direktatajn de sinceraj, pure bonaj intencoj sendependaj de propraj interesoj.</text:p>
      <text:p text:style-name="Text_20_body">Kiu ne sentas dankemon, estimon, al tiu estas malfacile akcepti la aliecon kaj valorojn de sia kunhomo kaj pro manko de ili la interfrotiĝojn, neeviteble aperantajn en senperaj kontaktoj, perdon de unu parto de sia memo favore al la kontakto. La perdoj, suferoj en malbone funkciantaj kontaktoj montras, faras klara la valoron de interaparteneco staranta super la individuo tiel en personaj, kiel ankaŭ en komunumaj kontaktoj. Sen humileco kaj memvola rezigno de iuj partoj de nia egoo (kion ni neniam almezuras al la avantaĝoj donitaj de alia homo, komunumo) ne ekzistas profunda kontakto, sincera sento, nur surfaca, transire agrabla, iam ajn malhavebla kunestado. Sed ĉi tiu neniam donos la sekurecon, kiun ni vere sopiras; kaj la nekontentigiteco pelas nin al eterna serĉado, pelas nin sonĝi amon en la brakoj de ĝojigistinoj.</text:p>
      <text:p text:style-name="Text_20_body">Manke de la rekta spertado de interdependeco ni opinias, ke ĉio aĉeteblas, takseblas per mono, tiel do ni fariĝas tute sensentaj al tio, kiomgrade ni dependas de nia medio, de ties konataj interrilatoj. Ni konsideras nature, ke miloj da homoj laboras por tio, ke estu akvo, lumo kaj varmo en nia hejmo, ni povu manĝi kaj trinki, kiam al ni plaĉas. Ni konsideras baza servo, ke sufiĉa nutraĵo produktiĝas sur la kampoj, ke pluvas kaj sunas, kaj ĉio estas tiel, kiel ni kutimas vidi – mankas modelo en ni por tio, ke tio povus esti ankaŭ alimaniere. Estas vere, en la telekroniko ni vidas tagon post tago, kiel mortas homoj sekve de naturkatastrofoj, sed unuflanke tio venas el la sama fonto, kiel la krimfilmoj kaj dolĉecaj telenoveloj, aliflanke la sole ĝusta kaj esenca decido de nia menso estas tio, ke tien ni ne iros, kun tiuj homoj ni ne kreos komunumon, por saviĝi de la malbono.</text:p>
      <text:p text:style-name="Text_20_body">Sed la rifuzo de sortokomuneco signifas laŭvorte mortan danĝeron por nia mondo. La homa specio disponas du specialajn ecojn: elstaran inteligenton kaj kapablon esti la ĉefa rabobesto por si mem. Laŭ mia konvinko tio ne estas hazarda koincido, sed al ĉi tiu dankeblas tiu (kaj kompreneble al la inteligento, ke nia specio fariĝinta memraba besto ne ekstermis sin).</text:p>
      <text:p text:style-name="Text_20_body">En la plej granda parto de la mondo de vivestaĵoj la evolucion movas la rilato inter la fizikaj kapabloj de la individuoj kaj la ecoj de la medio: la individuoj, pli konformaj al la mediaj kondiĉoj kapablas produkti pli da posteuloj, tiel iliaj kapabloj ĉiam pli dominas en la populacio. Sed se la individuoj de la specio egale kapablas ekstermi unu la alian, ne ekzistas propre io, al kio oni povus adaptiĝi, ja ne estas esencaj fizikaj diferencoj inter la konkurantaj flankoj. Tamen estas fakto, ke pluraj homoj estas pli fortaj ol unu, per bastono oni povas bati pli forte ol per mano, t.e. la kapablo krei komunumon, interkomuniki, uzi rimedojn fariĝas la plej forta selekta faktoro. La samo pelas antaŭen la evoluon de la memorganiza, grupiga, sistemiga kapablo de la pensado, esence la formiĝon de la, de senperaj stimuloj sendependa posta taksado, pensado, memkonscio, ĉar ili akcelas la analizadon de la momentoj (ĉu la aperanta samspeciano estas amiko aŭ malamiko, ĉu ni ĉasas kune aŭ unu kontraŭ aliaj?) – unu milonsekunda avantaĝo povas ja rezultigi la transvivon. Sed se la ĉasistoj de la sama grupo ekstermas unu la aliajn, baldaŭ la tuta grupo malsatmortos, aŭ ekstermos ĝin alia grupo: la unueca, bone organizita komunumo havas do evolucian avantaĝon.</text:p>
      <text:p text:style-name="Text_20_body">Ĉi tiun heredaĵon vivantan en niaj fibroj utiligas tiu, kiu organizas komunumon – la demando estas, ĉu li faras tion por atingi bone difinitan, pozitivan celon aŭ surbaze de svaga koncepto, eventuale misuzante iajn diferencigajn trajtojn (rasajn, pensmanierajn, religiajn) de la komunumanoj. Komunumo turnanta sin eksteren, prenanta sur sin la sortokomunecon iras sur la pozitiva vojo, akcelanta la vivon kaj progreson, de la evolucio, male la sinapartiga, sinenferma reprezentas la murdan branĉon de la natura selektiĝo. En okazo de tuttera specio posedanta senlimajn rimedojn ĉi lasta rezultigus terurajn sekvojn.</text:p>
      <text:h text:style-name="Heading_20_2" text:outline-level="2">Redundo</text:h>
      <text:p text:style-name="Text_20_body">Per ĉi tiu bela vorto ni nomas la rezervojn imanentajn en sistemo, do tion, kiom da procentoj de niaj kapabloj partoprenas en la realigo de averaĝa servo, kaj kiel granda estas tiu povo, kiu disponeblas por la traktado de ekstremaj ŝarĝoj, neordinaraj okazaĵoj.</text:p>
      <text:p text:style-name="Text_20_body">Ĉi lasta povas esti tute alta, se la servo de sistemo estas ŝlosile grava, ekzemple estas kutime, ke en la centro de komputika servanto staras pretaj du centraj, samkapacitaj komputiloj, el kiuj nur unu faras efektivan laboron, la alia servas ekskluzive por „tuj” transpreni la laboron en okazo de la malfunkciiĝo de la aktiva maŝino, ekskludante tiel la ĝenan ĉeson de la servado. En aliaj okazoj la saman laboron plenumas pluraj, same provizitaj maŝinoj, al kiuj ŝarĝodivida ilo, kontinue observanta ilian alireblecon kaj respondotempon transigas la petojn. La averaĝa okupateco de tiel laboranta(j) maŝino(j) estas tre sub 50%, ĉar la ŝarĝado estas neniam egala, kaj neniu ŝatas atendi nur pro tio, ke hazarde li trafis kelkminutan pintotrafikon. Tiel ni procedas, se ni taksas sistemon laŭ ĝia servokapablo, havas eblon fari objektivajn mezuradojn kaj neeviteble, grave ni punas ĝin pro servoĉesoj. Tia sinteno vekas firman sekurecosenton en la homo.</text:p>
      <text:p text:style-name="Text_20_body">Kion tio signifas el la vidpunkto de la homaj resursoj? En ĉiu fabriko, ĉiu oficejo almenaŭ DU homoj scias pri ĉiuj aktualaj procezoj por tio, ke se unu, kiu aktuale okupiĝas pri la tasko, senpoviĝus pro ajna kaŭzo, la alia povu daŭrigi la laboron. Krome, ĉiuj datenoj de la procezoj estas centre konservataj en maniero alirebla, trarigardebla, daŭrigebla por aliaj. Ĉiu dungito plenumas sian taskon kun la laŭeble plej granda precizeco, tamen (aŭ eble ĝuste por tio), ni diru, la kvaronon de sia labortempo li pasigas per devige refreŝigaj agadoj (sporto, spiritaj ekzercoj, artoj ktp) en la rondo de siaj kunlaborantoj; se ĉi tiu tempo malpliiĝus, necesas apliki novan kunlaboranton aŭ novan servogrupon („firmaon”) laborantan sur la sama kampo. La proporcion oni devas rigore atenti, per aŭtomataj rimedoj, la periodajn trolaborojn estas devige forripozi, „labormaniulojn” oni devas atentigi, ke ilia sinteno ne estas konvena.</text:p>
      <text:p text:style-name="Text_20_body">Tiel konsistiĝas servogrupo – egalvalora al la kapabloj de komputilcentro –, kiu ankaŭ en ekstremaj okazoj (samtempa senpoviĝo de pluraj kolegoj, subita altiĝo de ŝarĝado) kapablas certigi glatan plenumadon. Ekzemple la funkcikapablon de ambulanca stacio plej bone montras tio, ke eĉ en la periodoj de la plej alta ŝarĝado ekzistas iuj, kiuj „oscedas de enuo”: ilia tasko estas, ke ankaŭ en tre maloftaj amasakcidentoj sufiĉe da kuracistoj ĝustatempe eliru al la okazejo.</text:p>
      <text:p text:style-name="Text_20_body">Sed en la okazo de la merkata konkurso temas diference pri tio, kiel oni povas fari kun malplej multa investo tiel, kvazaŭ la aferoj irus en ordo. Tio estas eble akceptebla en produktadaj laborejoj: ekzemple oni agordas la rapidecon de la produktada ĉeno tiel, ke – kvankam koste de neeviteblaj misproduktoj farataj de la tropelataj laboristoj – elvenu fine de la laborĉeno kvante pli multe da produktoj kun ankoraŭ akceptebla kvalito. Oni reduktas la nombron de la alte salajrataj dungitoj ĝis tia grado, ke la restintoj ankoraŭ povu plenumi la produktadajn taskojn (kun minimumo da trokalkulo: de tempo al tempo ja ĉiuj povas malsaniĝi, volas libertempi ktp).</text:p>
      <text:p text:style-name="Text_20_body">Subtaksante la bezonon oni riskas perdojn ankaŭ tiam, se oni luas homojn de laborpruntaj firmaoj, aŭ ĉi tiun riskon transŝarĝas al subentreprenantoj. Ĉi tie staras do objektiva baro, kiu ligas la manojn de la posedanto. Ni rimarku: ĉi tiu sinteno estus ekzemple en okazo de hospitalo morale tute neakceptebla, sed finance la premo klare direktiĝas en ĉi tiu direkto.</text:p>
      <text:p text:style-name="Text_20_body">En okazo de laborantoj pri la konservo de la socia strukturo (instruistoj, kuracistoj, policanoj, fajrobrigadanoj, oficistoj ktp) la afero estas malpli klara, la celo estas ja nur tioma etato, ke la sekurecosento de la averaĝa homo restu super krita limo. Oni difinas „normojn”: Baza Nacia Instruplano, nombro de deĵorhoroj kaj similaĵoj; la minimuma plenumo de la normoj iĝas celo, ĉar ĉiu „plusa” homo aŭ horo estas perdo, malbona mastrumado, kiun oni devas ĉesigi. </text:p>
      <text:p text:style-name="Text_20_body"/>
      <text:p text:style-name="P4">Por la stabileco de la sistemo respondecas unusola afero: la troŝarĝebleco de la eĉ por la plenumo de la minimuma nivelo preskaŭ plenŝarĝataj, minimume pagataj laborfortoj. Kaj tio antaŭvidigas, ke ne nur en ekstremaj situacioj sed ankaŭ en normala reĝimo fariĝas eraroj, kiuj ja ne devus okazi. Tio havas seriozan detruan efikon sur la tiel nomatan „sekurecosenton”, kies konservo estas la tasko de la ŝtato. Kio do okazos? Ni serĉas kaj punas la „respondeculon”, iniciatas juĝproceson kontraŭ la hospitalo, denuncas la policanon. Kaj la amaskomunikiloj avide kaptas por la informo, ni povas vidi, kiel la maliculo ricevas sian punon. Alifoje senpove ni rezignas kaj grumblas inter ni pri la ŝtipkapeco de la oficistoj, kiujn ni vivtenas por tio, ke ili aranĝu niajn aferojn.</text:p>
      <text:p text:style-name="Text_20_body">Kvankam… se la nekapableco aŭ homa netaŭgeco de la kulpinto kaŭzis la problemon, tiam la sistemo devus forfiltri lin, antaŭ ol li povus fari damaĝon. Tamen kion ni spertas: hodiaŭ oni „varbas” sanitarajn dungitojn „el la strato”; demandindas, kun kia rezulto. Kaj se kulpas taŭga homo, li do ne regis tiumomente siajn kapablojn, li devus ripozi anstataŭ labori.</text:p>
      <text:p text:style-name="Text_20_body">La individua respondeco de homoj erarintaj estas kompreneble nediskutebla, sed oni ne forgesu la respondecon de la sistemo, kiu ne protektis sin, malfermis vojon al eraroj: ĝi devigis homojn mensogi – por certigi sian vivtenon – neposedatajn kapablojn, labori en stato, en kiu verŝajnas la risko de gravaj eraroj. Estante tiel ne estas mirinde, ke pro la ekonomiaj vidpunktoj konsiderataj primaraj (laŭeble malplej koste plenumiĝu la normo) ĝi ne kontrolis sufiĉe la ekziston de la bazaj kondiĉoj, per tio ĝi kreis la eblon de eraroj, kiuj en la donita konkreta situacio estas ankaŭ okazintaj. Pri tio same ne indas miri, ĉar la financa taksado de la sociaj sistemoj bone percepteble plifortigas ĉi tiun tendencon – kaj sub „sistemo” mi komprenas ne la sanitaran, edukan ktp sistemojn, sed ties financan taksadon.</text:p>
      <text:h text:style-name="Heading_20_2" text:outline-level="2">Formulo de la evolucio </text:h>
      <text:p text:style-name="Text_20_body">En nia planedo estas ia baza, radikala antagonismo inter la homo kaj „ĉiuj ceteraj estaĵoj”. Ĉi lastaj vane estas pluroble pli multaj laŭ amaso, nombro de individuoj kaj specioj, ekzistas io, kion ili ne scias (kaj ankaŭ la homa specio scias, el evolucia vidpunkto, de treege mallonge), io, kio nin instigas kaj kapabligas al nekredeble eksponenta ŝanĝiĝo. Nun mi vidas tiel, ke la diferenco estas ĉi tiu simpla formulo:</text:p>
      <text:p text:style-name="P25">TEMPO x KAPABLO = VALORO</text:p>
      <text:p text:style-name="Text_20_body">La individuoj de ajna besta specio integriĝas dum sia vivo en la ekzistadon de pli granda rondo. Kapreolo naskiĝas, manĝas multajn herbon, berojn, sterkas la grundon, fine ĝi mortas; kadavrovoruloj kaj malkomponaj organismoj recikligas ĝin en la grundon. Ĝia valoro aperas je biologia nivelo, koncerne ĝin mem la nocio „valoro” ne estas difinita: la kapreolo havas lokajn interesojn, kiuj regas ĝiajn reagojn al ĝia medio.</text:p>
      <text:p text:style-name="Text_20_body">Voje al la homiĝo ni trovas grupojn kun ĉiam pli komplikaj komunumaj reguloj, kie la funkciadon de la grupo ankoraŭ cizelas evoluciaj reguloj, sed jam aperis ankaŭ ia grupnivela „valoro” kodita en la individuoj, kiu efikas ne senpere tra la vivo, bona/malbona farto aŭ pereo de individuoj, sed ekzemple tra la alkutimigo de idoj al la grupo kaj medio. Valoro estas ekzemple la grupnivele heredigita kono, se necese, protekto de manĝeblaj/nemanĝeblaj beroj, kaŝejoj, akvorezervujoj.</text:p>
      <text:p text:style-name="Text_20_body">Salto okazas, kiam komunumo difinas memstarajn valornociojn, komencas „recikligi” la agadon de la individuoj, t.e. transprenante la rolon de la longa, malrapida procezo de la evolucio ĝi mem komencas funkcii kiel selekta faktoro. Ĝi deklaras komunumajn rolojn, en kiujn ĝi „enklasigas” la individuojn, donas al ili retroinformajn signalojn, do selektas aŭ trudas ilin al individua evoluo.</text:p>
      <text:p text:style-name="Text_20_body"/>
      <text:p text:style-name="P4">Dum en la kazo de lupoj vane estas komplika socia konduto, la unusola celo estas „esti bona lupo”, ĉiu rolanto same konkuras por ĉi tiu titolo; en la homaj komunumoj estiĝas „bona ĉasisto”, „lerta kolektisto”, „akvoserĉisto”, „ilfaristo”, kiujn la komunumo prijuĝas ne same, sed laŭ siaj bezonoj kaj konforme priservas ilin per la komune akiritaj bonoj. Ĝi kontentigas pluajn bezonojn kaj selektas. Ĝi modelas la evolucion, sed etskale kaj terure rapide, tio ja efikas en la vivo de unusola individuo.</text:p>
      <text:p text:style-name="Text_20_body">Nun ni vidu la formulon en ĝiaj detaloj.</text:p>
      <text:h text:style-name="Heading_20_3" text:outline-level="3">Tempo</text:h>
      <text:p text:style-name="Text_20_body">Ĝin aldonas la individuo, ĉar ĝin havas nur li. Esence la tempo estas nia unusola reala valoro, da kiu ni ne scias kiom ni ricevis, sed estas certe, ke ĝi iĝas kun ĉiu minuto malpli. La sola vera donaco, kiun ni povas doni al ni aŭ aliaj estas la dediĉita tempo.</text:p>
      <text:p text:style-name="Text_20_body">La komunumo do „proponas negocon” por nia tempo, kiun ni pasigas ne per nia amuziĝo, ripozo ktp, sed per por ĝi utila agado. Interŝanĝe ĝi havigas al ni bonojn, kiujn ĝi akiras per simila tempoaĉeto ĉe aliuloj.</text:p>
      <text:p text:style-name="Text_20_body">Se komunumo perdas sian „tempobankon”, t.e. ne havas sufiĉe da membroj emaj pasigi sian tempon per agadoj utilaj al la komunumo, la komunumo pereas. Ĉi tiu faktoro certigas la evolucion de la komunumoj: kiuj ne kapablas tiagrade servi siajn membrojn, ke ili dediĉu iom el sia plej valora (precize: unusola) trezoro: la tempo de sia ekzistado, tiuj ĉesos.</text:p>
      <text:p text:style-name="Text_20_body">Dum la direktado de la Satjagraha-movado Gandhi rifuzis ĉiun subtenon per pli grandaj monsumoj, la monon necesan por la funkciigo multaj-multaj aktivistoj devis ĉiuminute peralmozi (en tio ankaŭ li mem partoprenis). Li nome diris, ke la organizaĵo vivas kaj funkcias konforme al sia celoj, dum ĝi povas prezenti al tre malriĉaj homoj tiom da valoroj, ke ili tuj donacu parton de siaj tre malmultaj havaĵoj. Se ĉesos ĉi tiu rekta interrilato, la movado perdos sian pravigon.</text:p>
      <text:p text:style-name="Text_20_body">La sinteno, rilatiĝo de Gandhi estas neracia, almenaŭ laŭ la ekzistantaj ekonomiaj/komunumaj leĝoj: enorma investo, minimuma rezulto, absoluta ligiteco. Sed efektive ĝuste tio esprimas la esencon: la komunumo estas SERVISTO (!), ĝia tasko estas enkorpigi celojn, taskojn transpasantajn la propran ekzistadon, malgrandecon de la individuoj; ĝi certigas spacon por tio, ke la individuoj povu agadi kunlabore kun aliaj por ĉi tiuj celoj.</text:p>
      <text:p text:style-name="Text_20_body">Ekzamenante la komunumojn laŭ ĉi tiu vidpunkto, kie ni trovas grupojn, kiuj vere tiel funkcias? Nenie, ĉi tiu funkciado ja kontraŭdiras ekonomiajn leĝojn, ne certigas vivtenon al ĝiaj laborantoj, ne estas „efika”. La ekonomia, efikec-baza vidmaniero prostituas la kernon de la ekzistado de la komunumoj; sekve la vojo de la evoluo de la komunumoj kondukas rekte al partioj realigantaj teorie popolreprezentadon (sed fakte kverelantaj por hereditaj havaĵoj kaj impostoj metitaj sur valorkreajn individuojn), al dogmecaj eklezioj kaj mondsavaj sektoj.</text:p>
      <text:p text:style-name="Text_20_body">La komunumoj pasas hodiaŭ (malgraŭ siaj vere bonintencaj membroj pensantaj laŭ la spirito de servado) plejparte en kontraŭvento, kaj se ili ne konsciigas tion ekde la unua minuto de sia funkciado, ili neeviteble eraras la vojon, transformiĝas en tempobankon, anstataŭ kanaleca funkciado ili komencas paraziti, renaskiĝas kiel demonoj.</text:p>
      <text:p text:style-name="Text_20_body"/>
      <text:h text:style-name="P26" text:outline-level="3">Kapablo</text:h>
      <text:p text:style-name="P27">La donaco de la komunumo estas: tiuj faktoroj, kiuj kapablas transformi la tempon de la individuoj en laŭeble plej grandajn komunumajn valorojn. La kapablo estas multfaceta. Al ĝi apartenas:</text:p>
      <text:list text:style-name="L5">
        <text:list-item>
          <text:p text:style-name="P28">la talento, kvankam posedata de individuoj, taskas al la komunumo trovi, elekti, kuraĝigi ĝin, do kvankam ĝi estas fakte individua eco (kombiniĝo de multaj individuaj donitaĵoj konformaj al donita celo), tamen ĝi estas komunuma tasko. Plue, koncerne la staton de la komunumo ĝi estas relativa, ja la elstara manlerteco estas tute negrava, se la komunumo rompas ĝuste ŝtonon en minejo;</text:p>
        </text:list-item>
        <text:list-item>
          <text:p text:style-name="P28">la scio, kiun portas kaj transheredigas la membroj de la komunumo unu al aliaj. La tempo pasigata per agado en la posedo de la scio estigas valorojn, kreas objektojn, instrumentojn, produktas nutraĵon. Konforme al tio la komunumo „investas”, donas bonojn al tiuj, kiuj poste iĝos posedantoj de por ĝi utila scio. Same: ĝi „gardas” la scion ankaŭ tiam, se ĝi ĝuste ne alportas utilon: ĝi plufaras la terkultivadon eĉ tiam, se pro malbona jaro la rikolto estas malmulta.</text:p>
        </text:list-item>
        <text:list-item>
          <text:p text:style-name="P29">la koncentriĝo. Vanas tempo kaj scio, se la individuo okupiĝas ne pri tio, kio estas utila al la komunumo, ĉar li havas ĝuste aliajn zorgojn, turmentas lin timoj, luktas kun la problemoj de sia ekzistado. La komunumo donas apogon, senton de sekureco, revigas, montras pli altajn celojn ktp, farante per tio siajn membrojn pli efikaj, koncentritaj, entuziasmaj. Tial trovas sian lokon en la komunumo la arto, kulturo, religio ktp.</text:p>
        </text:list-item>
      </text:list>
      <text:p text:style-name="Text_20_body">La situacio ankaŭ ĉi-kampe estas sufiĉe konfuza, precipe se ni konsideras la ŝtaton komunumo. Manke de pli altaj celoj oni konsideras la indicojn de la ekonomio (la absoluta servisto) la sola mezurilo, kvankam ĝi portas nenian homan motivadon, ne instigas la individuon al pli efika agado, eĉ, male: ankaŭ la individuo strebas al ekonomiaj rezultoj, kiom ajn tio kostu al la komunumo.</text:p>
      <text:p text:style-name="Text_20_body">Per la sama buŝo la ŝtato diras, ke ĝia tasko estas certigi vivsekurecon, ekzemple per funkciigo de bone laboranta sanitara sistemo kaj tion, ke al ĝi ne taskas vivteni la sanitaran sistemon, ĉar la sanitaro estas negoco, kaj la leĝoj de la negoco (laŭ la reguloj de la evolucio) ŝtopos la estiĝintajn breĉojn, ajne larĝaj ili estas – ĝentile forgesante, ke la evolucio selektas, parto de ĝiaj procezoj estas la formortado de la pli malfortaj. Antaŭ ol ni forgesus: pri tio ĉi respondecas plejparte la komunumo, ja ne absolutaj biologiaj leĝoj, sed la reguloj de la komunumo kreas fortajn kaj malfortajn.</text:p>
      <text:p text:style-name="Text_20_body">La ŝtato investas en la edukadon, sed ne kapablas promesi lokon, celon, sekurecon, belan homan vivon al la kreskanta generacio. Do ne estas mirinde, ke la „hommaterialo” ricevita preze de la investado ne estas motivita, ne havas komunumecajn celojn, kvankam por la komunumo <text:span text:style-name="T1">„valoras” nur individuo,</text:span> kiu volas fariĝi parto de la komunumo kaj utiligi sian scion por ties interesoj. Tiel ne estas mirinde, se la edukado estas „duonfilo”, ĝi estas ja praktike nur monglutanto.</text:p>
      <text:p text:style-name="Text_20_body">Samtempe ni ne devas forgesi, ke ankaŭ la nuna komunumo estiĝis per evolucio, ĝia nuna stato estas la „atingeble plej bona”; plurfoje ĝi jam elmetis sin al brulvundoj per la demonstrado de la „granda celo”, kiu ne estis agordigebla kun la grandaj ideoj de aliaj komunumoj, tiel estiĝis aĉaj konfliktoj. Nuntempe la komunumo falis praktike en la de si mem elektitan komaton: mankas celoj, maŝinoj kontrolas la funkciadon de la aŭtonomaj sistemoj – nu, estas tamen pli bone, ol se ni stringadus al ni reciproke la kolojn.</text:p>
      <text:h text:style-name="Heading_20_3" text:outline-level="3">Valoro</text:h>
      <text:p text:style-name="Text_20_body">La valoro estas abstrakta „bono”, kiu apartiĝas de la paro vivo/morto, t.e. ĝi influas la individuojn ne per la malrapida efiko de la procento de naskitaj idoj, sed per la kvanto de havaĵoj disdonataj de la komunumo. Ĝia signifo estas tial duobla: kompreneblas sub ĝi la premio, kiun la individuo ricevas de la komunumo kaj la utilo, la produktitaj havaĵoj, kiujn la individuo enmetas en la komunumon.</text:p>
      <text:p text:style-name="Text_20_body">Por fizikistoj la problemo estas certe konata: la objektoj havas mezureblan pezon aŭ kalkuleblan mason. La rilato inter ambaŭ estas reala, tamen estas ia bizara ŝanĝo inter ili. La tragedio de nia epoko estas la diferenco de la duspecaj valoroj. Dum komunumo estis fermita, la havaĵoj produktitaj en ĝi estis redistribuataj inter la membroj, t.e. dum la valoro ne estis abstrakta, portebla al grandaj distancoj, la komunumo povis, eĉ devis reguligi sin: la pliparto de la havaĵoj produktitaj en la vilaĝo estis utiligata surloke, nur malmulto venis trans la limojn, ĉar manke de transportado kaj universala valorigo („absoluta mono”) pli multe valoris la greno konsumita de la najbaro ol la vendita, ĉar interŝanĝe la najbaro helpis sur la kampo ktp.</text:p>
      <text:p text:style-name="Text_20_body">Nuntempe la universale aplikebla mono ĉesigis ĉi tiun memreguligan kapablon: la produktitaj havaĵoj apartiĝas de la premio, la valoron de la individuo, la havaĵojn pagendajn al li difinas fakte pende ŝvebantaj reguloj de la komunumo. Ili havas nenion komunan kun tio, kiom da valoroj la individuo efektive produktis por la komunumo.</text:p>
      <text:p text:style-name="Text_20_body">La apliko de la formulo estas jena: kiom da valoroj produktas bankestro aŭ ministro por la komunumo? Neniom, lia plena vivociklo okazas en la memkreita valorrondo de la socio kaj ekonomio, li ne prenas sarkilon, instrumenton en la manojn… Sed ĉar li faras la leĝojn, li partohavas en elstara grado el la premio. Samtempe la komunumo forprenas, eĉ per forto, havaĵojn de tiuj, kiuj ilin produktas, ne malofte draste transpaŝante la limojn de honesteco kaj sobra menso.</text:p>
      <text:p text:style-name="Text_20_body">Eble pro tio vivas la konvinkiĝo en multaj homoj, ke post la videbla mondo, ĉu sur materiala, ĉu sur spirita nivelo, kaŝiĝas ia nekaptebla konspiro… Nu, se ne malebla, tamen surbaze de la diritaĵoj ne nepre necesa. La afero similas al tio, kvazaŭ ni volus konstrui digon el sablo: la akvo, sendepende de la investita laboro, pli-malpli frue trarompas la defendolinion, kiel pli frue jam plurfoje. Kompreneble ĉiam troviĝas loka respondeculo malica, senzorga, aĉa ktp (temas ĉu pri mondmilito, ĉu pri ciankatastrofo), sed la eraro sidas efektive en la bazaj elementoj, kiuj levas la „malbonan homon” tien, kie li povas fari malbonon.</text:p>
      <text:h text:style-name="Heading_20_2" text:outline-level="2">Anstataŭ tasko premiocentreco </text:h>
      <text:p text:style-name="Text_20_body">En nia komunuma kaj individua pensado la lokon de la bezono kaj tasko transprenis la premio: la mono ricevita por la plenumo de la tasko. Se ni demandas iun, kial li elektis ĝuste tiun laboron, kiun li faras, tre malmultaj respondas, ke pro entuziasmo, por la ĝojo de la laboro, kontenteco post bona plenumo. Temas plie pri tio, ke ni devas vivteni la familion aŭ kompare al la laboro la salajro estas akceptebla. Per tia sinteno ni faris nefunkcikapabla la plej gravan retroinforman meĥanismon.</text:p>
      <text:p text:style-name="Text_20_body">Tio similas al la rilato inter sporto kaj drogoj. La pozitiva efiko de morfinderivaĵoj sur la homan psiĥon estas konata jam de jarmiloj, sed nur de nelonge estas science pruvita la fakto, ke ĝi povas elvoki tian efikon, ĉar ankaŭ la cerbo havas similajn integritajn meĥanismojn, kiuj produktas endorfinon. La endorfino „premias” kaj malstreĉas la cerbon post serioza fizika ŝarĝado kaj mildigas dolorojn.</text:p>
      <text:p text:style-name="Text_20_body">Dum sia evolucio la homo de tago al tago renkontis situaciojn, en kiuj li devis fari seriozajn fizikajn fortostreĉojn por resti viva: ĉasado, fuĝo, laboro, dum kaj post kiam la cerbo „laŭdis” sin per endorfino konfirmante, engravurante tiujn pensadajn modelojn, agoseriojn, kiuj rezultigis la transvivon (mi vivas, do kion mi faris, estis bona, malgraŭ tio, ke mi laciĝis, vundiĝis). Alie la doloro kaj laciĝo pro lukto, kuro estus estintaj pli intensaj kaj la agado rezultanta la transvivon restus fiksita kiel negativa modelo.</text:p>
      <text:p text:style-name="Text_20_body"/>
      <text:p text:style-name="P4">Konforme al tio <text:span text:style-name="T1">la homa cerbo estas origine drogdependa</text:span>, ĝi ja estis kondiĉata tra generacioj tiel, ke ĝi regule ricevas sian dozon, dum sia funkciado ĝi bezonas ĉi tiun stimuladon. Sed estas ankaŭ grave, ke ĝi ricevas ĉi tiun drogon de interne, tra sia reguliga sistemo agordita preskaŭ perfekta same dum la evolucio, krome, nur rezulte de fizika laboro bezonanta seriozan ŝarĝadon aŭ de samgrade ŝarĝa spirita laboro, tiel do ĝi estas entute tre taŭga, unika rimedo por la engravurado de pozitivaj modeloj. Kiu simile al mi regule sankuras, certe trovas ne stranga la esprimon, ke la kurado „kaptotenas min”, eĉ, „mi kuras por mia dozo”: la liberiĝanta endorfino abunde kompensas min por la laciĝo sekve de la fizika laboro bontenanta cetere mian korpon, vekas en mi deziron por la sekvataga kurado, samtempe ĝi vere forigas la animan streĉon, la streson.</text:p>
      <text:p text:style-name="Text_20_body">Samtempe ni malkovris, ke ĉi tiuj substancoj estas enigeblaj ankaŭ de ekstere, kaj ni ankaŭ uzas senrespondece ĉi tiun scion. Se al la premio ne kroĉiĝas la ĝin reganta rafinita sistemo kaj tra ĝi laboro, oferdono, plenumo, tiam ĝi damaĝas ne nur pro trouzo, sed ankaŭ pro la leziĝo de la internaj meĥanismoj. Se mi povas premii mian cerbon per drogo, kiel ĝi mem farus post laŭdinda agado, tiam la efiko de la engravuro kroĉiĝas al la drogo, ĝin levas inter la ĝustajn kaj sekvindajn agoseriojn. Ĉar en la cerbo ne troviĝas rafinita mezurilo, la narkoto de la surogato pli fortas ol la natura mempremiado (do ĝojo atingebla fortostreĉe), tial do „la mondo griziĝas”, seninteresiĝas, ne donas sufiĉan motivadon por agado, laboro, elsaviĝo el la katenoj de la drogo. La sola ŝanco por eliri el ĉi tiu kaptilo estas, se drogulo ricevas ĉiam pli fortajn internajn kaj eksterajn „vangofrapojn” kaj per la pliigo de la drogokvanto ne plu povas ekvilibrigi la „bonan kaj malbonan” flankojn, do trudiĝas al konsciiĝo: li devas elekti inter enhavoriĉa vivo kaj malrapida morto. La travivo de ĉi tiu konflikto, engravuriĝo en la animon signifas ŝancon por la transvivo.</text:p>
      <text:p text:style-name="Text_20_body">La analogio estas klara: <text:span text:style-name="T1">ni vivas en drogdependa civilizo,</text:span> la narkotaĵo estas la mono, kiu premias la ĝustan agadon kaj dum sia evolucio apartiĝas de la agado mem. Ĉio turniĝas ĉirkaŭ ĝi, la celo estas la akiro de la „dozo”, ĉio apude griziĝas, fariĝas seninteresa: la grandajn taskojn, noblajn celojn (ĉu helpo al loĝantoj de postrestintaj regionoj, ĉu evoluo de la scienco, teĥniko, ĉu mildigo de sociaj streĉoj, esplorado de la kosmo) fonas unusola demando: kiel havigeblas mono por ili, kiel fareblas bona negoco. Mankas memreguligo, do ke la mezuro de la premio de certa agado konformu al la foruzitaj resursoj kaj al la produktita socia utilo. Diabla cirklo konturiĝas, kiu nevidebligas la fenomenojn, proporciojn de la reala vivo kaj anstataŭ ili faras solreganta la narkotaĵon: la monon. Aperas eksteraj kaj internaj, ĉiam pliintensiĝantaj konfliktoj (pligraviĝantaj internaj krizoj de la socio kaj similaj krizoj de la ekstera vivtena medio) kaj ne alportas solvon la plikvantigo de narkotaĵoj (ekonomia kreskado, malneta enlanda produkto).</text:p>
      <text:p text:style-name="Text_20_body">La demando estas: ĉu gravuriĝas en nian civilizon la instruo, ke la sekvado de la revomondo de la mono estas vojo kondukanta al agoniado sur la ĉiam pli griziĝanta, de eksteraj kaj internaj konfliktoj ĉiam pli ŝarĝata planedo. Ĉu ĝi donas al ni, planed-ampleksa specio sufiĉan motivon, por ekiri „returne” en la direkto al la efektiva vivo, efektivaj taskoj kaj ĝojoj, kiuj estas ja malpli multaj, ol kiom nun ni povas atingi per mono – ni devas efektive perlukti ilin –, sed kompense mane palpeblaj, tuŝeblaj, videblaj. Ili premias en konvena grado agadojn, kiuj efektive plibonigas la kvaliton de nia vivo kaj donas al ni perspektivon, je kiu ni vere povas kredi, por kiu vere indas vivi kaj labori.</text:p>
      <text:p text:style-name="Text_20_body">Ĉion ĉi ni povas vortumi ankaŭ alimaniere, ni povas diri, ke la fonto de la problemo estas la forŝoviĝo de la nocio <text:span text:style-name="T1">utilo</text:span>. En nia nuna mondo la utilo estas ekonomia nocio, la diferenco inter investo kaj enspezo, mone mezurebla kaj pagebla. Ne ĉiam estis tiel, pli frue utila agado estis tio, kio fariĝis avantaĝa por alia homo, por komunumo aŭ infanoj. Estas do utile fari objektojn, longe servantajn senripare al siaj posedantoj aŭ scii, kio baldaŭ foruziĝos en ili, kaj ĉe la planado, realigo prepari nin por la riparebleco, elŝanĝebleco de ĉi tiuj pecoj. Estas utile ripari objektojn, ĉar tiel ili povas pli longe servi sian posedanton, oni ne devas malŝpari resursojn por la akiro de novaj objektoj.</text:p>
      <text:p text:style-name="Text_20_body"/>
      <text:p text:style-name="P4">Tre utile estas planti kaj flegi fruktarbojn, ĉar la infanoj havos vivrimedon, manĝaĵon, ricevos valoron en siajn manojn. Kaj entute: tiuj aferoj estas utilaj, kiuj kontentigas iajn efektivajn homajn bezonojn en la plej efika maniero – kaj ĉi tie temas ne pri la maksimumigo de la financa gajno, sed pri la baze kontraŭa servokvalito, optimuma aplikado de fiksaj kaj operaciaj monrimedoj.</text:p>
      <text:p text:style-name="Text_20_body">Ties kontraŭo – do la pretigo de mallongdaŭraj objektoj, manko de klopodo pri vasta kaj etkosta riparebleco ĉe planado, preteratento de la interesoj de la posteuloj, kaj ĝenerale: kreo de aferoj kontentigantaj ne efektivajn, sed generitajn bezonojn – estas senutila. Almenaŭ laŭ la nocio de la komunuma utilo; el ekonomia vidpunkto ĝuste tio estas utila! Ni konfrontiĝas do ne kun loka eraro aranĝebla per reguloj, prirespondecigo kaj puno, kiam ekzemple fabriko pretigas en mediopolua maniero produktojn mallongdaŭrajn aŭ kontentigantajn nur bezonojn reklame generitajn, sed ni luktas, praktike senespere, kun la sekvoj de nocia eraro infektanta la tutan sistemon.</text:p>
      <text:p text:style-name="Text_20_body">Estas karakteriza ankaŭ la uzmaniero de la vorto: „senutila” komunikas laŭ sia senco neŭtralan fakton: io ne havas utilon, aŭdante ĉi tiun vorton al mi saltas en la memoron tamen la gepatra ekkrio, averto „Vi, senutila!”, kiu donas al la vorto ne neŭtralan sed negativan tonon. Laŭ la socia logiko esprimita en la lingvo do estas <text:span text:style-name="T1">prava postulo al ĉiu membro de la komunumo esti utila por la ceteraj,</text:span> la neŭtrala senutileco estas efektive negativa kondutmodelo. Kaj de tio ne tro distancas la instruo de la Nova Testamento pri la talentoj. Kaj la talentoj de Dio ne esprimeblas en oro, kiel ankaŭ la utilo gajnita per ili danke al oferema laboro. Samtempe estas terure malproksima de ĉi tiu koncepto la „konsumisma socio”. Oni devus foje zorge trapensi la sencon de ĉi tiu unusola esprimo, kion signifas, ke ni interŝanĝas revojn, kreadon, amon, respekton, honestecon kaj kredon por konsumado, kaj <text:span text:style-name="T1">ne doloras nin,</text:span> kiam ni skribas ĝin super nia pordego, eĉ, ni opinias tion natura! Trarigardante la longan vicon de niaj prauloj, kies ofereman laboron ni distretas, kies heredaĵon ni disipas kaj postlasas al niaj infanoj nur rubon kaj problemojn, ni devas diri, ke tio estas ja nenio alia ol – <text:span text:style-name="T1">honto</text:span>. </text:p>
      <text:p text:style-name="Text_20_body">Kial do ĉio ĉi estas tiel, kiel nun ni spertas? Nia nuna sinteno al la afero estas efektive tre simpla. Jen ekzemplo: mia filo prenas nuntempe la lernadon sufiĉe facile. Iu el miaj amikoj enkondukis simplan kontraŭrimedon: al la lernejaj notoj li asignas monpremion aŭ punon, la infano lernas por mono, la premio-centra sistemo plene triumfis, krome ĝi tute konformas al la strukturo de nia nuntempa mondo, la bubo akiras spertojn, kiujn li precize tiel same renkontos en la vivo. Ĉi tiu sistemo funkcius tutcerte ankaŭ ĉe ni bone, sed mi ne kapablas fari tion kaj jam n-an fojon mi klarigis al li kun modera sukceso, ke nur pere de nia scio ni povas fariĝi utilaj membroj de la komunumo. Infanoj nur tiamaniere povas ricevi tiajn taskojn, al kies solvo ili devos streĉi ĉiujn siajn fortojn, uzi ĉiujn siajn konojn kaj nur tiamaniere ili povas fariĝi vere valoraj homoj. Por ke, dum ili vivas, <text:span text:style-name="T1">ili serĉu rekonon en sia animo pura antaŭ Dio kaj en la okuloj, ne en la manoj de siaj kunuloj.</text:span></text:p>
      <text:h text:style-name="Heading_20_2" text:outline-level="2">Evolucia efiko </text:h>
      <text:p text:style-name="Text_20_body">Kiam lanĉiĝas en ni la demando, kian sencon, utilon entute havas por ni ĉi tiu mondskala ekonomia teksaĵo, tutteraj sistemoj, pli-malpli frue ni venas al la evolucio. Ĉio ĉi celas krei ludospacon etendiĝantan sur la tutan homaron, en kiu povas konkuri diversaj solvoj, kaj selektiĝas la plej bonaj, ĉu temas pri medicina traktado aŭ telefono. Tiu ĉi sistemo do estas garantio por la evoluo kaj certe bone ĝi funkcias, ja ankaŭ en la naturo simila procezo, la evolucio kondukis ĝis la homo. Tiel rakontiĝas la fabelo, kiu fakte ambaŭpiede lamas.</text:p>
      <text:p text:style-name="Text_20_body"/>
      <text:h text:style-name="P26" text:outline-level="3">La unua eraro: la difino de la nocio „bono”</text:h>
      <text:p text:style-name="Text_20_body">En la naturo ĝin reprezentas propradire ĉiaspeca energio, ĉe la produktantaj organismoj sunbrilo aŭ nutraj substancoj, akvo kaj aero, por ili luktas laŭ sia maniero la plantoj, transformante ilin en biomason portatan de ilia specio. Sur la sekvaj niveloj la batalo iras por ĉi tiu transformita energio, gajnos tiu, kiu pli efike akiras kaj konservas ĝin. Ankaŭ la retroefikoj de la batalo estas fortaj: „gajnulo” eltranĉas pli grandan onon el la biomaso, tiel pli akra konkurso komenciĝas por la de ĝi konservata energio, ĉiam pli efikaj „rabobestoj” aperas. Sed tro sukcesa rabobesto povas foruzi, ekstermi siajn energifontojn, tiel ankaŭ ĝi mem malaperos. La fina, tuttera celo de la longa procezo estas, ke laŭeble plej malrapide fluadu la energio tra la sistemo, laŭeble plej multajn nivelojn ĝi trapasu. La sama sunenergio, kiu iam nutris ĝermiĝantan kaj malkomponiĝintan algaron, hodiaŭ vivtenas milionojn da vivuloj de koralrifo, ĉar la establita sistemo kapablas reteni, cirkuligi la energion en la vivaj organismoj.</text:p>
      <text:p text:style-name="Text_20_body">Sur la scenejo de la mondmerkato la „bono” estas la mallongtempa financa gajno. Estas grave rimarki ĉi tiun diferenceton: ne la mono mem, sed la gajno, la „rendimento” estas ĉiopova, ankaŭ la mono mem estas nur rimedo por akiro de gajno. Kiu akiras pli grandan gajnon, al tiu alfluas mono, kiu produktas eĉ nur mallongtempe (sub tio oni povas kompreni eĉ kelkajn minutojn!) pli malmultan gajnon, kaj „ŝanceliĝas la investista fido” al li, tiu eĉ dum minutoj povas bankrotiĝi. Por gajno funkcias ĉi tiu tuttera ludospaco, ĝi estas la plej granda valoro, kies akiro estas la unusola celo de la sistemo. Tragika memtrompo estas, ke la „evoluo”, la „publika bono”, la „konservo de vivebla medio” povas ricevi ajnan rolon. La realo estas diagonale kontraŭa: la ĉaso de mallongtempaj gajnoj trudas kiel eble plej rapide foruzi la resursojn, kaj nur ĉi ties plej valorajn partojn.</text:p>
      <text:p text:style-name="Text_20_body">Jen elpensita ekzemplo: afrika tribo vivas sur iu teritorio kaj interalie ĉasas elefantojn, se doniĝas okazo por tio. Se ili sukcesas kapti iun, ili utiligas ĉiuj ĝiajn erojn de la kojnodentoj ĝis la vostofino: la elefanto mem estas resurso, ĝi „trafluetas” la tribon, kiel la sunenergio vivantan sistemon (ja temas pri la sama procezo). Dum longa tempo „reguliĝas la elefantokonsumo de la tribo”, t.e. periodo certiganta la akireblecon de la necesa nombro da elefantoj. Ne havas sencon kapti pli multe, ĉar la elefantoĉasado estas riskoplena, kelkaj homoj dume povas morti, krome la sekvo de la troĉasado estas la malpliiĝo de la nombro de elefantoj, kaj por nova teritorio oni devus batali kun la najbaraj triboj… Tiel do la objektoj faritaj el elefantoj reprezentas alte taksatan valoron, kaj oni atente gardas ilin. La „gajno” de la sistemo estas nula, ne ekzistas suprenstrebantaj grafikaĵoj, la tribo ne havas borsan valoron, en tian „firmaon” ja neniu investas.</text:p>
      <text:p text:style-name="Text_20_body">Kaj la kontraŭekzemplo: sur la teritorio de la tribo vivas elefantoj, la merkata prezo de la eburo estas alta. Perfekta negoco estas fondi firmaon, kiu akiros la teritorion kaj „ekspluatos” la eburon. La investo estas mallongtempa, promesas grandan profiton, kaj el ekonomia taksado estas <text:span text:style-name="T1">la plej bona,</text:span> ĉar laŭeble plej efike ĝi fruktuzas la donitaĵojn de la teritorio: per malgranda investo – granda enspezo. La kadavroj de la mortigitaj elefantoj putriĝas sur la stepo, ĉar la gajnon enhavas la kojnodentoj, pri la viando ne valoras okupiĝi; la tribo formigras. Tio ne videblas en la borso. Male videblas, se alia firmao povas produkti sur la sama teritorio nur la onon de tiu gajno, ĉar ĝi instalas „elefantofabrikon” por longtempa funkciado – kaj ĝi malgajnos, ĉar ĝi ne trovos investantojn. Kaj kio tute ne imageblas: oni lasas la valoran teritorion en la posedo de homgrupo, kiu nenion faras per ĝi, „nur” vivas sur ĝi de generacioj. Kio estas certa: ĉi lasta estas nur provizora stato, la „civilizo” iel aŭ tiel englutos ilin, ĉar tio estos „ankaŭ por ili pli bona” (?).</text:p>
      <text:p text:style-name="Text_20_body"/>
      <text:p text:style-name="Text_20_body"/>
      <text:h text:style-name="P26" text:outline-level="3">Dua eraro: reguligaj faktoroj</text:h>
      <text:p text:style-name="Text_20_body">La natura evolucio trudas ĉiujn speciojn adaptiĝi laŭeble plej efike al la regantaj cirkonstancoj (disponeblaj resursoj kaj aliaj specioj konkurantaj por ili). La kondiĉoj estas egale donitaj por ĉiuj rolantoj kaj estas tute sendependaj de ili: temperaturo, rapideco, forto, komunikadaj kapabloj. Iufoje hienaro forkurigas leonon, alifoje la finrezulto estas inversa: la transvivo dependas de la averaĝo de ĉi tiuj individuaj, ĉiam ŝanĝiĝantaj finrezultoj kaj konsistigas sistemon kun ĉiam ŝanĝigantaj, internaj proporcioj, sed troviĝanta en karakteriza maniero en ekvilibro. Ĝia specifa eco estas, ke de tempo al tempo ĝi ekstreme pendolas, ekzemple avantaĝe por kelkaj specioj, sed la negativaj retroinformoj rapide repelas la sistemon en la ĉeffluon (la elstariĝinta specio trouzas siajn resursojn, sed samtempe aperas ankaŭ kiel grandamasa, homogena nutrofonto, per tio ĝi plimultigas la nombron da estaĵoj ĉasantaj ĝin), tiel malgraŭ la senĉese ŝanĝiĝantaj fizikaj cirkonstancoj ĝi kapablas resti surprize stabila.</text:p>
      <text:p text:style-name="P22">Eĉ unu de la menciitaj kondiĉoj ne plenumiĝas por la homa civilizo, kiu onikrede garantius la evoluon de la partoprenantoj.</text:p>
      <text:p text:style-name="Text_20_body">Malfacilaĵojn prezentas ne objektivaj fizikaj, biologiaj karakterizoj, sed la leĝoj farataj de la homo, ĉe kies konceptado kaŝe aŭ ankaŭ videble la fortorilatoj de la reguligendaj partoprenantoj decidas la definitivan formon de la leĝoj. En ili tekstiĝas kompreneble „belaj principoj”, per kiuj ili estas komunikeblaj al la ĝenerala publiko, fariĝas „mediattaŭgaj”, sed pri la konkreta realigo laboras unuavice la fakspertuloj de la pintaj rabobestoj, por ke la establita situacio ŝanĝiĝu avantaĝe por ili. Kvazaŭ la ĝenerala kunveno de ŝarkoj decidus pri la fluoj, nutraj substancoj, temperaturo de la maroj – kaj kial? Por ke la predado estu optimuma por ili. Kaj fakte, kiagrade povas esti tia medio garantio por la transformiĝo, evoluo de la ŝarkoj?</text:p>
      <text:p text:style-name="Text_20_body">Ĉiutaga prijuĝateco inter evoluciaj cirkonstancoj – jen tio estas la avantaĝo de la „malgrandaj kaj multobliĝemaj” kontraŭ la potencaj: ĉiutage, en ĉiu konflikto ili devas kontraŭstari. La ekvilibro de la leonoj kaj hienoj signifas, ke kompare al unu forpelita, ekstermita leono mortfalas multaj hienoj en la senĉasaj bataloj, sed ĉi lastaj kapablas kompensi la perdon per siaj pli multnombraj grupoj kaj pli rapida multobliĝo, kaj tiel seninterrompe ekzisti paralele al la pli fortaj leonoj, tenante laŭvorte en limoj ties individunombron kaj trudante ilin al senĉesa evoluo. Sed niaj prijuĝoj, decidoj estas bazitaj sur precedentoj. Ni perceptas la ŝanceliĝemon de la bazaj pilieroj (de ni faritaj leĝoj), tial ni kredas trovi la stabilecon en maniero ironia kaj kontraŭa al la bazoj de la evolucio – en la rezulto. Dum en la evolucio decidas post sennombraj prijuĝoj ĉiam la hazardo, en kiu reguloj kaj kapabloj influas nur la ŝancojn, por ni gravas, ke marŝante kun laŭeble plej grandaj fortoj en la batalon ĉe la precedentiga prijuĝado la milito estu gajnebla „unu fojon por ĉiam”, kaj la konservadon de la nova decido, altrudon de la sekvoj al la koncernataj komunumoj jam faras la „jura ŝtato”, kiu respektas la decidon. Ĉi tiu loka stabileco estas en plena grado kontraŭa al la bazaj kondiĉoj de la longtempa ekvilibro.</text:p>
      <text:p text:style-name="Text_20_body">En la ĉiutagaj bataloj ne estas mensogoj, nekonataj faktoroj, ĉiu ludanto ludas propre per apertaj kartoj. Ĉe ni tio estas multe pli komplika: la decidoj kaj tio, ĉu entute estu prijuĝado (ekzamenoj, denuncoj, esploroj ktp) dependas de indikoj kolektitaj de homoj kaj ties analizo. Ĉe tio la homoj, al kiuj la sistemo konfidis la taskojn de kontrolo, esploro, individue konfrontiĝas kun la kontraŭaj interesoj de enorma potenco, ĉu temas pri investo realigota de investa grupo aŭ ties efikoj sur la medion aŭ pri kriminala esplorado „kondukanta tro alten”, dum kiu la koncernatoj povas fari laŭvorte ĉion, por ke skribiĝu fakspertulaj opinioj, decidoj, kiuj konformas al iliaj interesoj. Tiamaniere la garantio de la sistemo sufiĉas nur por tio, ke ĝi trovos pli-malpli frue por la „problema rolo” la personon, kiu „en konvena maniero aliros la demandojn”; kaj tio estas diagonale kontraŭa al la bazaj postuloj de la objektiveco.</text:p>
      <text:p text:style-name="Text_20_body"/>
      <text:p text:style-name="P4">Nia sistemo do estas koncerne la konkurencon nur karikaturo de la evolucio; sed ne estas pli bona situacio ankaŭ sur la kampo de kunlaboro, nutraĵĉenoj. Teorie la grandaj organizoj (ŝtataj institucioj, ekonomiaj rolantoj) estas priservantoj de la individuoj, ilia tasko estas ja kontentigi niajn bezonojn. Se tio ne okazas, ni forturnas nin de ili, kaj ili „restos malsataj”, ili devos ŝanĝi sin por povi ricevi resursojn certigatajn de ni (monon perlaboritan de ni). Fakte okazas ĝuste la malo. La „grandaj” elspuris, ke ili ne estas konkurenckapablaj kompare al la lokaj produktantoj en la provizado de esence memvivtenaj komunumoj konsistantaj el homoj kun tute individuaj bezonoj; ili estas lertaj nur en la provizado de homogenaj homamasoj kun grandaj individunombroj (sed ankaŭ tie nur, se ni konsideras sole la financan efikecon en tre limigita maniero). Se ili disponas konvenan administracian fonon (lerte formulitajn leĝojn) kaj subtenon de la amaskomunikiloj, ili kapablas krei bezonojn kaj lasi formorti aliajn. Kio estas bezonoj? Sanigaj manĝaĵoj kaj trinkaĵoj, instigo al komunumaj sportaj aktivadoj, kontinua evoluigo de la stato de nia medio, funkciantaj familioj… Kiom kontribuas al tio la magazenĉenoj, trinkaĵfabrikantoj, kosmetikaj firmaoj kaj la sportindustrio? Nur tiom, ke elvringinte la naturajn bezonojn ili klopodas fari la celitan merkatsegmenton produktodependa. Ili ne adaptiĝas, sed formas la konscion, ili ne kontentigas, sed kreas bezonojn. Ĉu evolucio? Jes, sed ankaŭ ĉi-foje kun negativa signumo.</text:p>
      <text:h text:style-name="Heading_20_3" text:outline-level="3">La tria eraro: generacioj</text:h>
      <text:p text:style-name="Text_20_body">La metodoj de la evolucio estas kruelaj, tio bone videblas en ĉiuj naturfilmaj televidkanaloj: ĝi neniigas malgajnintojn. Tio ne estas tro simpatia por la homo timeganta pri sia morto ĉe ĉiu pereo. Bedaŭrinde malgraŭ tio la definitiva solvo, per ĝentila nomo la natura selektiĝo estas nepreterirebla rimedo de la evolucio. Se la puno ne estas sufiĉe forta, ne sufiĉe ĝenerala, se oni povas iel preteriri ĝin, tiam ĉiuj reguloj, kontroloj estas vanaj: ankaŭ la marĉandado fariĝas parto de la adaptiĝa strategio, vidu la agadon nomatan laŭ politikista vortumo „optimumigo de la impostoj”.</text:p>
      <text:p text:style-name="Text_20_body">Sed la plej grava problemo sidas ne ĉi tie, sed en la neevitebleco de la morto. La plej grava leĝo de ĉiu vivanta sistemo estas, ke la individuoj, tute sendepende de sia adaptiĝa kapablo, agoj kaj feliĉo, disponas finohavan vivodaŭron esence saman por ĉiu individuo de la specio, kaj kun la paso de la tempo la transvivaj ŝancoj grade reduktiĝas ĝis nulo.</text:p>
      <text:p text:style-name="Text_20_body">La morto ne estas puno, reprezalio pro ia eraro, sed la plej grava ludregulo de la vivo. Ĝi malhelpas la estiĝon de „supermonstro”, kiu ĉiujare kreskigas pli novan karapacon, estas pli forta kaj eligas pli da veneno, kiu neniigas kaj englutas la estaĵojn vivantajn en ĝia ĉirkaŭaĵo, ĝis ĝi restos sola kaj malsatmortos. Unu afero pensigas ĉiun homon: kion mi kunprenos por trans la morto? Kion valoras kolekti, kion valoras alstrebi, kio estos tio, pri kio ankaŭ en la momento de mia forpaso pensos fiere, pro kio ankaŭ en la konscio de mia morto valoras al mi travivi kaj la feliĉajn, kaj la amarajn minutojn de mia vivo?</text:p>
      <text:p text:style-name="Text_20_body">En la mondo kreita de ni (ŝtatoj, partioj, oficejoj, entreprenoj, bankoj aŭ eĉ objektoj, konstruaĵoj) mankas la nocio de la neevitebla morto. Kian sintenon trudus al la firmaoj de la mondo, se post kelk-dekjara agado ili devus nepre ĉesi; ĉiujn iliajn „eretojn”, agadejojn, fakspertajn laborfortojn, novigojn, estrarojn ktp oni ekzamenus, forigus kaj alikampe reuzus? Ĉu ekzistus la hodiaŭa patentohamstrado, sekretumado, neetika konduto, nepublikaj poluoj, kiujn kaŝadas la sinsekvaj generacioj de gvidantoj?</text:p>
      <text:p text:style-name="Text_20_body">Leviĝas la demando: kial ekzistus tiam entute la ekonomiaj, ŝtataj rolantoj, por kio ili laborus, se estas scieble, ke post kelkaj jaroj egale ili malkomponiĝos? Sed la respondo estas evidenta: eble tiam estus dediĉita pli da atento al la propraj deklaritaj taskoj: al la kontentigo de la efektivaj bezonoj de la homa socio kaj pli malmulte al merkataj bataloj kaj distroj de la gvidanta tavolo.</text:p>
      <text:p text:style-name="Text_20_body"/>
      <text:p text:style-name="P4">Tiam eble jam nun ni sukcesus certigi al ĉiuj homoj vivnivelon konforman al iliaj kapabloj kaj al la vivtena kapablo de la planedo, anstataŭ kvindek-miloble troplenumi la dezirojn de la „pagokapabla tavolo koste de la fatala trouzo de la resursoj”.</text:p>
      <text:p text:style-name="Text_20_body">Interesan escepton reprezentas la terenoj, kie la merkataj interesoj kongruas kun la sobra racio: tiel ekzemple en la kazo de aviadiloj, kie la risko kaj damaĝo pro maljuniĝo ŝarĝas ne la posedantan individuon sed la flugkompanion; ekzistas fiksita vivodaŭro, post kiu oni devas eltrafikigi la maŝinon. Estas interesa propreco de nia mondo, ke tiaj maŝinoj tamen pluflugas post „ĝenerala riparo” aŭ kiel vicpartoj en malpli subtilemaj partoj de la mondo, kie oni ne kalkulas la viktimojn de akcidentoj…</text:p>
      <text:h text:style-name="Heading_20_3" text:outline-level="3">Rezultoj</text:h>
      <text:p text:style-name="Text_20_body">Per la negativa leĝofarado ni kreas sintenon, laŭ kiu esti civilizita estas afero kontraŭa al la homa naturo: baza principo de la kapitalismo estas havi individuojn instinkte atakantajn unu la aliajn, ĉiukampe konkurantajn, kiujn oni devas reteni per leĝoj de tio, ke ili damaĝu unu la aliajn aŭ la komunumojn. Male al tio la socialismo supozis – same senbaze –, ke la deziro de la formado de komunumoj estas pli forta en la homo ol la voĉo de individuaj interesoj.</text:p>
      <text:p text:style-name="Text_20_body">La socialismo fiaskis, la adeptoj de la kapitalismo konkludis el tio, ke ili pravas, kvankam la fakto, ke ni gajnas batalon, ne pruvas nian pravecon, nur tion, ke en la donitaj cirkonstancoj kaj minuto ni estis pli fortaj. La nuntempaj fenomenoj (la tuttera kreditokrizo kaj la plifortiĝanta rolo de Ĉinio) indikas, ke la bankroto de la kapitalisma pensado staras sursojle. Ĉinio ellernis la lecionon, ne rezignis pri la principo de la rigora aranĝado de la socio, ne inklinas transformi sian organismon en homogenan amason de konkurantaj individuoj – kaj ĝi ŝajnas venki pri tio.</text:p>
      <text:p text:style-name="Text_20_body">Hodiaŭ sur multegaj produktoj ofte videblas la surskribo: „Made in China”, sed kion fakte tio signifas? Tion, ke Ĉinio staras fronte de la vico, la ĉinoj estas tiuj, kiuj laboras, kiuj el krudaĵoj pretigas produktojn, kiujn ni poste aĉetas; ĉe ili okazas la efektiva, valorkrea procezo de la produktado. Ni, en Okcidento komercas kaj procesas ĉefprofesie, kio ja cirkuligas la monon, sed ne produktas valoron – praktike la mono silente kaj kontinue likas el la sistemo direkte al Oriento. Ĉi tiun procezon oni povis vuali helpe de la bankoj, kiuj seninterrompe „fabrikas” monon (ili havas ĉi tiun taskon, pro tio ili estas taksataj en la borso; se iu el iliaj konkurantoj faras pli bone, ili bankrotas), per tio ili nutras la iluzion, ke la mezo de la mondo malgraŭ ĉio troviĝas ankoraŭ en la „evoluinta Okcidento”. Nu iom post iom renversiĝas ankaŭ ĉi tiu kuliso, kaj la realo venas en la taglumon: la mezo de la mondo, la pli granda potenco nun, kiel ĉiam, estas – la laboro, la valorkreado. Se ni malŝparas ĝin sekvante mallongtempajn interesojn, tiam ĝin havos aliaj.</text:p>
      <text:h text:style-name="Heading_20_3" text:outline-level="3">Konkludo</text:h>
      <text:p text:style-name="Text_20_body">La resursoj de la homa socio estas nenio alia ol nia monigita vivotempo, kiu estas laŭvorte la sola „enira” valoro en la sistemo, se tiel plaĉas, la „planto” de la sociaj sistemoj estas la individuo, la primara energifonto, kiu el sia vivotempo kaj mediaj resursoj produktas socie utilan valoron. La tasko de ĉiuj pluaj sistemoj estas la uzo de la produktoj de la „plantoj”, por certigi la produktokapablon, la bonan ĝeneralan farton de la plantoj; neniel pravigeblas agado, kiu efikas damaĝe sur ilin. Aplikante la evolucian leĝon – ne nur sinpravige – al nia nuntempa civilizo fareblas unusola konkludo: la sistemo kreita de ni multe trouzas, venenas la nutrofontojn – kondamnante sin mem al kolapso.</text:p>
      <text:h text:style-name="Heading_20_2" text:outline-level="2"/>
      <text:h text:style-name="P30" text:outline-level="2">Diagnozo kaj interveno </text:h>
      <text:p text:style-name="Text_20_body">Ni serĉas rifuĝon antaŭ la ĝena konscio de nia vundebla kaj neeviteble pasema ekzistado tiamaniere, ke ni klopodas „bone”, senerare fari la aferojn… Kaj per tio ni faras pli novan eraron fatalan en ties efikoj por la medio kaj ni mem: ni perdas la kapablon de memkontrolo, pli precize eĉ la intencon de objektiva memanalizo.</text:p>
      <text:p text:style-name="Text_20_body">Ekzamenante la demandon sur la nivelo de la individuo, la „eraro” estas negativa nocio. Estas malagrable konsciiĝi, ke mi faris eraron, ekzemple en interhoma rilato per tio, ke mi imagis la partneron alia homo, ol li fakte estas. La sekva paŝo de la konsiderado estas jam la kulpigo de la aliulo: li mensogis al mi aŭ la membedaŭro: ho, kiom mi oferis por li, sendanka!</text:p>
      <text:p text:style-name="Text_20_body">La negativaj pensorondoj ligitaj al la malkovro de eraro, la malbona ĝenerala farto kaj konfuziĝo estas negativa respondsignalo al la cerbo: oni devas preteri ĉi tiun staton! Ni ne forgesu: la cerbo estas programebla per sentoj, ĝi estas sistemo, senĉese ŝanĝanta sian strukturon, funkciajn procezojn, ĝi pesas ne logike, sed adaptiĝas kaj ĉi tiu adaptiĝo estas regata de ni.</text:p>
      <text:p text:style-name="Text_20_body">Ĝi investas ekzemple enorman laboron en tion, ke agoj rezultigantaj postvivadon (kiel sukcesa elsaviĝo) kaj agoj rilataj al la konservado de la specio (ekde amindumo ĝis orgasmo) integriĝu malgraŭ laciĝoj, doloroj, eventualaj vundiĝoj kiel pozitivaj modeloj en la konscion, tial ĝi evoluigis internan narkotan, entuziasmigan meĥanismon. Bedaŭrinde ne eblas alkroĉi tian sistemon sur biologia nivelo al la rekono de pensadaj eraroj; ekzamenante el ĉi tiu vidpunkto ni ne povas miri, kiel multe okupiĝas religioj, mitologioj pri pensadaj eraroj, pri ties traktado kaj la pardonado. Tiel ili donas komunuman, spiritan kadron por tio, ke ni konfrontiĝu kun niaj eraroj, ni akceptu ilin kaj nin mem kune kun la eraroj kaj ties sekvoj.</text:p>
      <text:h text:style-name="Heading_20_3" text:outline-level="3">Komunuma nivelo</text:h>
      <text:p text:style-name="Text_20_body">Eraro estas kompleksa fenomeno: simplige, ne optimuma uzado de resursoj, dum kiu la investitaj bonhavoj – malgraŭ la originaj supozoj – ne alportis la esperatan utilon, samtempe la amplekso de la malutilaj sekvoj transpasis la antaŭviditan (se ni ne kalkulis kun ili, tio estas eraro de planado). La kialo estas la misa aŭ ne sufiĉe profunda konsidero de la cirkonstancoj, fiksado de ne konformaj celoj kaj la misagado sekvanta el tio.</text:p>
      <text:p text:style-name="Text_20_body">„Eraro” ne estas Dia puno aŭ kontraŭnatura okazado kuracebla per trovo kaj malhonorigo de la respondeculo.<text:span text:style-name="T1"> Eraro estas fakte neprecizeco de konformiĝo,</text:span> kiu aperas kun des pli granda verŝajneco, al ju pli grandaj sistemoj ni rilatas; ekskludi ĝin eblas en neniaj fermitaj cirkonstancoj. Do la demando estas ne tio, kiom da eraroj okazas, eble eĉ ne tio, kiel gravaj ili estas, sed tio, kiel la donita sistemo estas preparita por ili, kiel efika ĝi estas pri ties rekono kaj traktado.</text:p>
      <text:p text:style-name="Text_20_body">Koncerne la efikojn estas decide, kiel rapide ni perceptas eraron, ĉu ekzistas ellaborita metodiko por la forigo de eraroj, mildigo de ties sekvoj: t.e. ĉu ni dediĉas sufiĉan energion ĉe la planado de agadoj kaj dum la agadoj al tiaj aferoj, kiuj espereble estos superfluaj? Demando estas plue, kia interveno sekvas en konkreta okazo la rekonon de eraro, kaj kiamaniere ni klopodas eviti, ke similaj eraroj okazu poste. Ni ekzamenu ĉi tiujn punktojn en ordo de pliiĝanta graveco, t.e. retroirante.</text:p>
      <text:h text:style-name="Heading_20_3" text:outline-level="3">Kion ni konsideras nuntempe eraro?</text:h>
      <text:p text:style-name="Text_20_body">Kvankam la supra difino aŭdiĝas bone en absoluta senco, en nia nuna mondo ĝi tute ne validas. Nuntempe la resursoj, mediaj kaj homaj valoroj nome ne estas partoj de la reganta taksada sistemo, la sola reala retroinformado okazas laŭ financa linio.</text:p>
      <text:p text:style-name="Text_20_body"/>
      <text:p text:style-name="P4">Kompreneble oni povas kontraŭargumenti, ke ekzistas leĝoj, sed la punoj – kiel ekzemple medioprotekta monpuno aŭ proceso pro delikto – estas fakte nur po unu pozicio sur la pesilo de la financaj, porpotencaj ludoj, ili baze ne difinas decidojn, nur influas ilin konforme al la ŝancoj, pliigas la kostojn kaj la riskojn.</text:p>
      <text:p text:style-name="Text_20_body"><text:span text:style-name="T1">Eraro konsideriĝas nuntempe unusence miskonsidero okaziganta financajn perdojn,</text:span> kiu malbonigas la „vivoŝancojn”, pozicion de la donita rolanto en la merkata konkurenco. Nur ĉi tiu estas nepardonebla; la interesoj de la komunumo, la ŝparado de resursoj, entute la sobra menso ricevas rolon nur tiam, se la rilataj konsideroj valoras sian prezon (tial iĝas „verda” lesivo aŭ pneŭmatiko: la firmao esperas kovri sian investon per plusa duonprocento da aĉetantoj gajnota per ĉi tiu „vokvorto”. Se tio ne okazas, medioŝirmado signifas malavantaĝon en la konkurenco kaj estas ĉesigenda.)</text:p>
      <text:p text:style-name="Text_20_body">El financa vidpunkto estas bona solvo por la produktanto, se laŭeble plej alta procento de la kostoj estas elspezebla por la produktado de enspezigaj produktoj kaj laŭeble plej malalta ono por agadoj, kiuj ne produktas enspezon (sociaj elspezoj, rubotraktado ktp). Tiel ni venas de la bierbotelo al la aluminia bierskatolo: kvankam ĉi tiu estas pli multekosta kaj kaŭzas senĉesan forrubiĝon, la botelreaĉeto ne rezultiganta enspezojn pezas ne sur la produktanto. La celo do estas atingi la devige minimuman nivelon, ĉiu plusa kosto estas eraro.</text:p>
      <text:p text:style-name="Text_20_body">La tasko de la ŝtato estus starigi regulojn, kiuj devigas la produktantojn, liverantojn vivantajn sur ĝia teritorio, elspezi tioman parton de sia mono por la protektado de la medio kaj socio, kiu jam sufiĉas por ties sana konservado. Sed tiaj leĝoj signifus sur la internacia merkato konkurencan malavantaĝon por la firmaoj kaj sekvigus ilian formigradon, bankrotiĝon, estus do eraro flanke de la ŝtato starigi tiajn regulojn. La konkurenco inter la ŝtatoj iras do por tio, en kia grado ili povas „vendi” al siaj civitanoj la detruon de la propra medio, aŭ en kia grado ili povas tion „aleksterigi”: la propraj entreprenoj kaŭzu damaĝon sur la teritorio de aliaj ŝtatoj.</text:p>
      <text:p text:style-name="Text_20_body">La ŝtato povus defendi la sialandajn firmaojn malavantaĝitajn per la propraj, rigoraj leĝoj nur tiamaniere, se ĝi povus rezervi al ili la merkaton de sia teritorio, sed tio kontraŭdirus al la konvencioj pri libera komercado kaj havus gravajn financajn kaj politikajn sekvojn – tio do estus erara koncepto.</text:p>
      <text:p text:style-name="Text_20_body">La supernaciaj komercaj kaj industriaj kompanioj disponantaj la plej grandan financan potencon certigis al si tiamaniere, ke ili ĉiam povas trovi por sia produktado tiun lokon, kiu estas malplej sentema pri mediodamaĝado, sana vivo de siaj loĝantoj, rajto de siaj posteuloj pri la estonteco; kaj per la tiamaniere minimumigitaj kostoj ili povas akiri maksimuman profiton danke al la tuttera liverado (kies kostojn: la foruzon de resursoj kaj la mediopoluadon ili povas transŝarĝi sur la sekvajn generaciojn).</text:p>
      <text:p text:style-name="Text_20_body">Kaj kun tio la rondo iĝas kompleta: la sola mezurilo de la internaciaj firmaoj estas la borso, kiu „taksas” sole la aktualan rendimenton kaj la mallong-perspektive antaŭvideblajn financajn rezultojn tiamaniere, ke ĝi certigas la transvivadon de la sukcesaj firmaoj; kaj la postrestintojn glutas la gajnintoj. Ĉio ĉi do estas ne malbona intenco, ne „senrespondeco” – <text:span text:style-name="T1">tio estas la senerara funkciado de la ekzistanta sistemo.</text:span></text:p>
      <text:h text:style-name="Heading_20_3" text:outline-level="3">Ĉu eraro malutilas?</text:h>
      <text:p text:style-name="Text_20_body">Por la tuto de la komunumo sendube, en ĉiu okazo, ni ja malbone uzas la elĉerpeblan resursaron de la planedo, ni damaĝas la fermitan medion de la planedo. Sed se ni rigardas ĝin el la vidpunkto de la nuntempa konkureca modelo, la situacio aspektas malpli klara: <text:span text:style-name="T1">por mi estas damaĝa nur eraro farita de mi.</text:span> Kaj plupensante: eraro farita de mia kunkonkuranto signifas por mi avantaĝon, ĝi do estas <text:span text:style-name="T1">utila!</text:span></text:p>
      <text:p text:style-name="Text_20_body"/>
      <text:p text:style-name="P4">Ĉi tiu absurda aliro enkorpiĝas en la nuntempa koncepto pri patentoj, en la ĉi-maniere interpretata konkurenco, kiu donas komunuman kadron rajtigantan min teni senscia mian kunkonkuranton okupiĝantan pri simila agado, devigi lin al ne optimuma utiligo de la resursoj. Mallonge: la socio donas helpon al tio, ke la rolantoj de la merkato faru damaĝon al ĝi…</text:p>
      <text:h text:style-name="Heading_20_3" text:outline-level="3">Kontraŭrimedoj</text:h>
      <text:p text:style-name="Text_20_body">Konforme al tio nenio do garantias, ke por la prevento de la rekonitaj agadoj damaĝaj al la komunumo efektiviĝu tutteraj kontraŭrimedoj sur la donita faktereno – ĝuste male! La elpensinto de tia solvo konsideras ĝin „sia propra spirita produkto” kaj postulas por ĝi patentan protekton, fiksante per tio la konkurencavantaĝon originan el la pli efika solvo; li utiligos ĝin evidente tiel, ke la kunkonkurantaj firmaoj ne povu apliki ĝin tiel, ke pere de ĝi ili povu iam forlabori sian malavantaĝon. Kaj tiuj, kiuj pro sia malavantaĝa situacio ne povas pagi la teĥnologion, nu tiuj bankrotiĝu kaj aĉetu prefere la konkurencajn produktojn.</text:p>
      <text:p text:style-name="Text_20_body">Konklude el tio estus eble optimume, se en la posedo de ĉiuj patentoj de iu faktereno unusola produktanto fabrikus per la plej efikaj rimedoj ĉiujn produktojn? Tute ne, ĉar de tiu momento nenio instigus lin investi pluajn resursojn en esploradon, evoluigon. Krome, se koste de la investitaj resursoj li ricevus eble ian rezulton, li devus formalŝpari pli novajn resursojn por la ŝanĝado de sia propra sistemo, por povi apliki sian inventaĵon. Tio estas tutcerte vera, ja eĉ la nunaj industrioj dividitaj inter multaj konkurantoj konservas prefere la ekzistantan staton, ne farante grandajn paŝojn, ĉar la „fiksiĝinta merkato” kun iom da konkurenco surface estas por ili pli bona, ol iu tute nova situacio, novaj rolantoj, grandaj investoj, krome se ĉio ĉi farus la industrion vere pli efika, t.e. finrezulte malpliigus la kostojn de la „konsumanto”, tio kaŭzus neantaŭvideblajn sekvojn por ili.</text:p>
      <text:p text:style-name="Text_20_body">Mallonge: la agadoj eraraj por la tuto de la komunumo ne nepre ŝanĝiĝas eĉ post sia rekono, ĉar lanĉi ŝanĝojn estus el financa vidpunkto grava eraro.</text:p>
      <text:h text:style-name="Heading_20_3" text:outline-level="3">Prevento</text:h>
      <text:p text:style-name="Text_20_body">Ĉe tio ree stariĝas la demando: kion ni konsideras eraro? La taksado farata ekskluzive sur financa bazo unusence evidentigas, ke la merkata planado de la agado okazas treege zorge (esplorado de la rondo de konsumantoj, merkatika strategio, konkurencigo de liverantoj, ekspluatado de ŝtataj subvencioj, „optimumigo de impostoj”). Aliflanke (medioŝarĝado, sociaj efikoj) la firmaojn limigas la validaj leĝoj. Sed ĉi tiujn ili povas ankaŭ senpere influi, se ili disponas konvenan „premforton”, povas „malakrigi” ilin konforme al siaj interesoj (bona ekzemplo por tio estas la sorto de la leĝo pri rubo en Hungario). Kaj la validaj estas „moligeblaj” ankaŭ sur la kontrola flanko (ekzamenoj fare de aŭtoritatoj, „nevidebligo” de rubaĵoj). La esenco resumeblas jene: ne la fakta medioŝarĝado, sed la pruvita malobservo al la leĝaj preskriboj estas eraro; inter ili kuŝas vastega „griza zono”, kie la konkurencavantaĝon donas la necesa minimumo.</text:p>
      <text:p text:style-name="Text_20_body">Konforme al tio dividiĝas ankaŭ la resursoj de la planado: la financaj planoj estas kritaj, ĉar ili povas kaŝi en si tuj rebatajn stumbligilojn, eventuale endanĝerigantajn la pluvivadon de la firmao. La dua rondo estas la observo de la reguloj, leĝoj (ĉi-kampe konkurencas la kostoj de la ekologia, socia daŭripoveco kun tiuj de la transportado el malpli „pretendemaj”, pli malproksimaj landoj). Nur post tio sekvas la efektivaj principoj de la daŭripoveco: rezervado de resursoj por eventualaj teĥnologiaj problemoj, optimumigo de materialcirkulado, daŭripova ekspluatado de lokaj resursoj, utiligo de fabrikadaj kromproduktoj anstataŭ forrubigo ktp. Ties preterlaso estas el la vido de la longtempaj interesoj de la komunumo gravaj eraroj, sed finance ne nur ilia realigo, sed eĉ ilia planado jam estas malŝparo.</text:p>
      <text:p text:style-name="Text_20_body"/>
      <text:h text:style-name="P26" text:outline-level="3">Mildigo de efikoj</text:h>
      <text:p text:style-name="Text_20_body">Eraroj aperas ĉe ĉiaspecaj agadoj: materialoj laciĝas, atento de homoj malstreĉiĝas, povas okazi ekstremaj naturcirkonstancoj, la konsumado povas subite ŝanĝiĝi. Sed la efikoj de eraroj altgrade dependas de tio, kiom la sistemo estas „preparita” por la eraroj eventuale okazontaj en ajna ĝia punkto. Por tio necesas konscia trodimensiado. Uzo de materialoj, strukturoj, kiuj kapablas elteni la pluroblon de la atendebla plej granda ŝarĝo. Necesas certigi en kritaj punktoj la samtempan ĉeeston de multaj homoj, por kiel eble plej rapide percepti la faritajn erarojn, kaj por ke la nekoncentriĝanta persono povu transdoni sian laboron al iu alia. Necesas krei tiajn transportajn strukturojn, kies elementoj povas transpreni la taskojn de aliaj elementoj (provizaj retoj), konscie pluroble trodimensii, flankenmeti rezervojn.</text:p>
      <text:p text:style-name="Text_20_body">El financa vidpunkto ĉiu de la menciitaj faktoroj estas absoluta monforĵeto: ja multobligas la kostojn prepari sin por situacioj, kies ŝanco estas minimuma. Ne parolante pri la trodimensiado de la produktoj, kiu unuflanke pliprezigas la varon, pro kio la fabrikanto perdas merkaton favore al siaj kunkonkurantoj en la nuntempo, aliflanke daŭra (aŭ Dio gardu, sendepende de la fabrikanto riparebla) produkto malpliigas la postulon de la varo en la estonteco!</text:p>
      <text:p text:style-name="Text_20_body">Merkata rolanto povas entrepreni ion tian de si mem en neniaj cirkonstancoj, tiel refoje restas la leĝa reguligo malboniganta la konkurencokapablon, kies kostoj estas optimumaj – ĉe minimuma konformeco. Bona ekzemplo por tio estas la transformiĝoj okazantaj en la hungara sansistemo aŭ la funkciado de kurentoprovizaj entreprenoj donitaj en privatajn manojn.</text:p>
      <text:p text:style-name="Text_20_body">En la unua okazo ege necesus kuracistoj korbopilkantaj sur hospitalaj kortoj, kafumantaj asistantinoj kaj flegistoj, malplenaj hospitalaj litoj, ĉar nun ĉe iu eventuala naturkatastrofo, amasakcidento funkcias la provizado nur surpapere. Sed nun ankaŭ la vivoŝancojn de akcidentintoj grave influas, kiom da homoj venas samtempe en kritan staton. Por ties mezurado la nuna kontrolsistemo estas netaŭga. Senkulpigante sin per ekstrema vetero kaj malmulte da fakuloj la kurentoprovizantoj levas la ŝultrojn, kiam homoj restas dum pluraj tagoj sen kurento; ties kostoj ŝarĝas ja ne ilin, malkiel la salajroj de tiuj maldungitoj, kiuj estus povintaj restarigi la servojn.</text:p>
      <text:p text:style-name="Text_20_body">Resume: la sistemo neniel povas certigi, ke por la mildigo de la postsekvoj de eraroj la rolantoj apartigu sufiĉajn resursojn. Ĝuste male: ĉar „stagnanta” resurso estas tuja perdo, sed la kostoj de eventualaj gravaj eraroj povas esti „eksterigataj”, aranĝeblaj post longa procesado eĉ en plej malbona okazo per rekompenco, „puno de la respondeculo”; la celo estas minimumigi la rezervojn, kaj kun tio transŝovi, sen mildigi, la postsekvojn de eventualaj eraroj sur la „konsumantojn” aŭ en okazo de rubo sur la estontajn generaciojn.</text:p>
      <text:h text:style-name="Heading_20_3" text:outline-level="3">Preventaj metodikoj</text:h>
      <text:p text:style-name="Text_20_body">Krita kondiĉo ĉu por la perceptado kaj malkovrado de eraroj, ĉu por la mildigo de ties postsekvoj estas, kiom preparita, agordita teamo staras preta, ĉu konvenaj estas la rimedoj de la malkovrado kaj preventado, ĉu disponeblas ĉiuj necesaj informoj en la donita momento. Se ĉi tiuj kondiĉoj ne plenumiĝas, estiĝas paniko, mankas la necesaj organiziteco, scio, rimedoj, kaj simpla eraro povas konduki al katastrofo.</text:p>
      <text:p text:style-name="Text_20_body">Aparte grave estas, ke la pli fruaj spertoj, solvoj disponeblu, oni povu uzi antaŭe ellaboritajn elementojn de solvoj, kiujn, post zorga analizado kaj trejniĝo ĉiu partoprenanto bone konas, kaj ĉiu scias sian lokon en la komuna agado. Tiel la ŝanco de sukceso estas multe pli granda, ol se ĉiuj rolantoj mem provus elpensi la plej taŭgajn solvojn. Ĉio ĉi egale validas pri la operaciejo tra la fajroestingado ĝis kontraŭinundaj defendlaboroj kaj preventado de katastrofoj.</text:p>
      <text:p text:style-name="Text_20_body"/>
      <text:p text:style-name="P4">Bedaŭrinde ĉi tiuj konsideroj estas obeataj nur tie, kie rekte kaj sendube necesas la preventado de eraroj, kaj la partoprenantoj estas ĉiuj interesataj pri la sukcesa sendanĝerigo, antaŭ ĉio finance: pro ŝirmado de siaj instalaĵoj, malpliigo de la daŭro de nefunkciado aŭ sub la premo de konformiĝo al la leĝoj. Kie la eraro mem restas kaŝita pro svagaj difinoj, forestas ĉia motivo por tiel sukcesa prepariĝo. Plue, pro la konkurenco</text:p>
      <text:list text:style-name="L6">
        <text:list-item>
          <text:p text:style-name="P31">la rolantoj estas senpere interesataj pri la nesukcesa preventolaboro de siaj kontraŭuloj;</text:p>
        </text:list-item>
        <text:list-item>
          <text:p text:style-name="P31">la diskoniĝo de la propraj eraroj malbonigas la konkurencsituacion;</text:p>
        </text:list-item>
        <text:list-item>
          <text:p text:style-name="P31">la plena divido de informoj ofendas „industriajn sekretojn”.</text:p>
        </text:list-item>
      </text:list>
      <text:p text:style-name="Text_20_body">Krome, la koncernatoj estas interesataj ellabori por ĉiu tasko propran, individuan solvon, oni ja povas pagigi ilin per la konsumantoj (aŭ uzante subvencian monon ktp). Sed tiel la preventaj metodikoj ne estas ĝeneralaj, ne havas modulelementojn, kiuj ebligus la unuecan, superindustrian konceptadon de erarpreventaj procedoj.</text:p>
      <text:p text:style-name="Text_20_body">La kostoj de la propraj erarpreventaj metodikoj peziĝas sole sur la konkreta firmao, konforme al tio ili estas ellaborataj je minimuma amplekso kaj krome prioritatas la deturnado de la propraj damaĝoj. Grandaj „fortostreĉoj” sperteblas nur tie, kie minacas gravaj kompensopagoj. La celo estas ĉie minimumigi la eblojn de perdoj; se la preventado estas pli kosta ol la eventuala kompensopago, estas finance eraro elekti la unuan solvon. Kaj inter la nunaj kadroj estas nenia ŝanco koncepti komunajn, modulecajn prevent-metodikojn, kie la kostoj estus dividitaj, la spertoj kaj fakscio reuzeblaj.</text:p>
      <text:h text:style-name="Heading_20_3" text:outline-level="3">Rekono</text:h>
      <text:p text:style-name="Text_20_body">Refoje stariĝas la demando: kion ni konsideras eraro? Koncepti ĝin en financa senco estas simple: la malpliiĝo de enspezoj kaj profito, falo de akciaj kurzoj estas „malbonaj”, ties kaŭzoj estas iaj eraroj (ĉar la atendata „normala” stato estas ties kontraŭo), ilin oni devas do korekti. Tio estas relative simpla modelo, en nia nuna mondo ĝi sufiĉas por la vivtenado; la okulsekvado de la tendencoj estas tre grava afero, ili ja povas tuj kaj tre senteme rebati. Valoras dediĉi seriozajn resursojn al la kontrolado de la financa stato, por ke oni estu kapabla pli rapide reagi al la ŝanĝiĝoj ol la kunkonkurantoj.</text:p>
      <text:p text:style-name="Text_20_body">La samo estas multe pli komplika, se ni celas la konservadon, se eblas, plibonigon de la stato de la ekologiaj kaj sociaj sistemoj konsistigantaj la funkciadan medion. Se ni vidas tion skribita, la afero ŝajnas altgrade utopieca, la baza marketika teksto de nia mondo tamen ade-ree revenas al tio, ke danke al la progreso ĉio iĝos ĉiam pli bona, eĉ se ĉi tie kaj nun ni ne sentas tiel …nu jes, ”malicaj bankoj”, „aĉa krizo”…</text:p>
      <text:p text:style-name="Text_20_body">La kompleta preventa esplorado, konstanta observado de ĉiuj mediaj indicoj kaj sociaj fenomenoj influataj de la firmaoj, la purigo – je hazardaj efikoj – kaj analizado de la datenoj estas praktike grandega tasko, kiuj alportas nenian senperan utilon al la firmaoj. La ŝtato kaj komunumaj administracioj egale ne havas resursojn por tio, la kovron de tiaj kostoj ili ja devas enkasigi finrezulte de la firmaoj sub diversaj titoloj. Krome, se oni sukcesas malkaŝi iajn ŝanĝiĝojn, por la adaptiĝo oni devas ŝanĝi ekzistantajn procedojn, kio signifas pli novajn elspezojn.</text:p>
      <text:p text:style-name="Text_20_body">La problemo do estas tio, ke la merkataj kaj komunum-administraciaj rolantoj estas egale interesitaj „ne rekoni” la mediajn/sociajn (do la daŭripovecon grave tuŝantajn) misaĵojn, ĉar ties efektiva traktado postulus seriozajn materialajn resursojn – sen tuja financa utilo. Estas multe pli facile eksterigi ilin el la sistemo, transŝovi ilin al malpli altaj niveloj (ŝtatajn taskojn al komunumaj administracioj, strukturajn problemojn de la sansitemo al hospitaloj, energikostojn de malbone izolitaj konstruaĵoj al enloĝantoj ktp), kiuj pro sia kreivo parte tamen iel solvas la problemojn (kvankam multe pli malbone ol se oni sukcesus ripari la sistemmisaĵojn), kaj la reston, konsiderante ĝin socia problemo, flikadi per subvencioj.</text:p>
      <text:h text:style-name="P26" text:outline-level="3">Origina kaŭzo</text:h>
      <text:p text:style-name="Text_20_body">Al la nocio de la eraro asociiĝas negativa senco, la eraro estas en nia mondo „malbona afero”, kvankam se ni alrigardas ĝin pli vide, ĉi tiu asociigo estas sensenca. La eraro estas nenio alia ol nekonforma adaptiĝo al la disponeblaj kondiĉoj, kies sekvo estas la ne optimuma utiligo de la resursoj kaj la efektiviĝo de ne atendataj sekvoj kaj kromefikoj.</text:p>
      <text:p text:style-name="Text_20_body">Nia mondo estas grandega, nemezureble komplika tuto konsistanta el interefikantaj subsistemoj troviĝantaj en konstante ŝanĝiĝanta interekvilibro, kiun ni ne kapablas ekkoni ĝis la plej etaj detaloj. Kaj depost la malkovro de la nocio ĥaoso ni scias ankaŭ, ke eĉ se ni havus konojn pri ĉiuj ĝiaj punktoj, eĉ la plej malgranda neprecizeco ĉe mezurado, kalkulado aŭ datenkonservado, rondigo povas rezultigi neproporcie grandajn diferencojn inter la modelita kaj reala kondutoj. Tamen ni povas fari nenion alian: per la disponeblaj datenkvanto kaj scio ni klopodas plani, decidi kaj agi. Sekve eraroj estas origine neeviteblaj: eterne ni eraras, se ni agas, ĉar ni ne scias sufiĉe pri la sistemo.</text:p>
      <text:p text:style-name="Text_20_body">Eraroj estiĝas ne tiam, kiam ili fariĝas videblaj. Mediokatastrofo kaŭzita de vastega naftomakulo estiĝas ne tiam, kiam cisternoŝipo damaĝiĝas, sed multe pli frue: kiam la energiavido naskita de artefaritaj bezonoj trudas enorme grandan kvanton da krudoleo al ĉirkaŭmonda vojaĝo, kiam ne troviĝas sufiĉa rezervo en la sistemo, por prokrasti la transportadon pro malbona vetero, kiam la sekurigaj sistemoj de la transporta ĉeno ne estas konvenaj, kiam ne estas preparita tuj uzebla scenaro por la forigo de la damaĝoj.</text:p>
      <text:p text:style-name="Text_20_body">Erarojn kaŭzas ĉiam konkretaj rolantoj, procedoj, instalaĵoj; ties identigo, „respondecigo”, ŝanĝo tuj indukas potencbatalojn, kaj estas en tre esceptaj okazoj objektivaj kaj neniel sufiĉaj; tamen ofte tute forrestas la ekzamenado de la sistemo, kiu pufigis al eraroj la individuajn malfortojn de la rolantoj. Kaj se tamen okazas analizo, ĝi ofte misiras, kaj oni modifas la celojn aŭ la reguligajn rimedojn de la sistemo, anstataŭ malkovri la kaŭzojn. La „rolo” ebliganta la eraron restas, nur la rolanto ŝanĝiĝas; la kulisoj aliiĝas, sed ne la motivoj: la konkreta erarkazo estas neripetebla, sed la eraro de la sistemo ne ĉesas.</text:p>
      <text:p text:style-name="Text_20_body">Samtempe pere de ĉiu malkovrita, analizita eraro ni scias pli multe ne nur pri la sistemo, sed (kaj tio estas eĉ pli grava): pri ni mem, pri niaj analizokapabloj, pri la motivoj, kiuj kondukis al erara datuminterpreto, decido kaj agado. Se ni konforme traktas niajn erarojn, ili fariĝas la plej bonaj – eĉ, ni povas diri: la solaj – rimedoj de la ekkono de la mondo kaj ni mem. Ni faras bedaŭrinde ĉiupunkte la malon de „la konforma traktado”, ne estas do mirinde, ke nia bildo pri la mondo kaj ni mem tiagrade distancas de la realo. Tamen ankaŭ tio estas pli bona, ol se ni farus la absolutan eraron, kaj ĝuste pro nia timo al eraroj ni forfermus nin de ĉia agado, tiamaniere forfermus nin ankaŭ de la ebloj de lernado.</text:p>
      <text:p text:style-name="P4"><draw:frame draw:style-name="fr7" draw:name="Keret2" text:anchor-type="paragraph" svg:width="14.616cm" draw:z-index="8"><draw:text-box fo:min-height="1.277cm"><text:p text:style-name="Text_20_body">Ĉe la trarigardo mi tuŝis ĝis nun du grandajn temojn. En la ĉapitro Fenomenoj mi klopodis pruvi, ke nehaltigeble ni kuregas kontraŭ muro, kvankam ĉiuklopode ni provas ne okupiĝi pri tio, sed la muro staras ja tie, kaj vere tre gravan prezon ni pagos por tio, se ni kontraŭkuros ĝin.</text:p><text:p text:style-name="Text_20_body">Ĉe la spurado de la kaŭzoj mi provis prilumi, ke nia specionivela konduto devenas el niaj individuaj, neeviteblaj konfliktoj, ĝi konsidereblas laŭleĝa, kaj neniel necesas serĉi eksterajn malhelpajn faktorojn, spuri pri obskuraj, tutteraj komplotoj (kvankam certe troviĝas kelkaj), aŭ montradi al ia transcenda pekokapro. Kion ni, kiel pensokapablaj biologiaj estaĵoj, devas elteni, estas abunde sufiĉa, por kaŭzi al ni problemojn, precipe se ni fariĝos tutgloba specio movebla de fermitaj interesrondoj en homogena maniero (komprenu: per mono) el laŭplaĉa distanco kaj en laŭplaĉa grado.</text:p><text:p text:style-name="Text_20_body">Ni kuregas antaŭen sur vojo kun fina longeco kun ĉiam pli kapturna rapido, kun mallevita kapo, antaŭrigardante ĉiam malpli foren, spasme obstinante pri konataj reguloj, grundo. Stumbli ne estas permesite al ni, ĉar tio sekvigus terure grandan falon, kaj kvankam ni faladis sufiĉe multe, sed neniam ĉe tiel freneza akceliĝo. Ŝajnas, ke eĉ se ni volus, ni ne plu povus halti antaŭ la fino de la vojo, eĉ se tuj ni tirus ĉiujn bremsojn. Devojiĝi ne eblas, ni atingus per tio nur, ke pli rapide ni venus en tute nekonatan kampon – ne fine de la vojo sed apud ĝi.</text:p><text:p text:style-name="Text_20_body"/><text:p text:style-name="P25">...</text:p><text:p text:style-name="Text_20_body"/><text:p text:style-name="Text_20_body">Estus interese scii, kion sentis la fratoj Wright en sia krake knaranta, flike malfortika konstruktaĵo, kiam ili multe superis la rapidecon, eble kondukantan al grava, eĉ morta akcidento, kaj komencis mallongiĝi la vojo antaŭvidita por la provo, kaj fariĝis neeble forturniĝi aŭ halti? Por la piloto restas en tia kazo nenio alia ol la kredo, ke li eble sukceos fari ion tian, kio ankoraŭ neniam sukcesis al li, aŭ morti en la konscio, ke eĉ por la provo valoris la klopodo.</text:p><text:p text:style-name="Text_20_body">Mi elektis la kredon, ke ankaŭ nia nuna mondo, nia hodiaŭa stato estas „bona”, uzebla por io; mi volas kredi, ke mi ne nur imagas, esperas, sopiras, sed vere aŭdas la voĉon sidante en la disskuata, knaranta, fumanta flugantaĵo, kroĉante min al la sidilbrako: </text:p><text:p text:style-name="P32">„Sinjorinoj kaj sinjoroj, bonvolu buki la zonojn, forte kroĉiĝi – nun ni leviĝos!”</text:p><text:p text:style-name="P22"/></draw:text-box></draw:frame></text:p>
      <text:h text:style-name="P21" text:outline-level="1">La efektiva rolo de la krizofaktoroj</text:h>
      <text:p text:style-name="Text_20_body">Sube mi elstarigas kelkajn pensojn, kiuj plej grave rolas en la generiĝo de frustriĝoj inundantaj nin kaj enkorpiĝantaj en nia nuna mondo. La listigo estas sufiĉe arbitra, mi povus analizi ankaŭ plurajn aliajn temojn. La konkludoj estas personaj, ne nepre havas en si „absolutan veron”. Mia celo estas nur ilustri, ke nia mondo, vivo havas bazajn ludregulojn, kiuj estas tiel same ĝenaj kiel gepatraj malpermesoj por scivolema knabo. Malgraŭ tio estas multe pli bone por ni ĉiuj akcepti ĉi tiujn regulojn kaj tion, kio sekvas el ili por ni, kaj serĉi nian feliĉon en la tiel markitaj kadroj. Por tio necesas uzi nian pensokapablon iom „inverse”. </text:p>
      <text:p text:style-name="Text_20_body">Ĉe esplorado de konkreta situacio kutime dumaniere mi uzas mian menson. Mi klopodas analizi la agojn, intencojn de mia ĉirkaŭaĵo; ĉe tio mi klopodas esti preciza, objektiva, antaŭkalkuli la eventualajn paŝojn; mi cerbumas, kiel aliuloj devus agi alimaniere. Aliflanke mi provas trovi klarigon, pravigon por miaj konduto, pensoj, klopodas laŭeble eviti fari konkludojn pri mi mem, kiuj videbligus la eventualajn erarojn de mia pensado, instigus min al ŝanĝoj. Tio estas la natura protekto de mia stabileco de pensado, memfido, memkono; estas tute nature, ke mi tiel kondutas.</text:p>
      <text:p text:style-name="Text_20_body">„Donu firman punkton kaj mi elturnos la mondon el ĝiaj anguloj” – diris Arĥimedo, kaj ni ja bezonas tian punkton, por ŝanĝi nin, kaj ke tiamaniere la mondo ŝanĝiĝu ĉirkaŭ ni. Ĉi tiu punkto devas troviĝi ekstersisteme kiel firma bazo ne postulanta klarigon, motivadon, konfirmon: ĝi estas la fido pri ni mem. Ĝi povas origini evidente de religio (laŭ la kristanismo Jesuo vivas en mi, judo estas membro de popolo elektita de Dio, budhanoj havas Budhan naturon), sed ne nepre; gravas, ke ĝi estu travivita sperto: mia ĉeesto, kvankam provizora, povas havi sencon, mi povas utili al aliuloj, povas fariĝi parto de okazadoj transpasantaj mian falemon.</text:p>
      <text:p text:style-name="Text_20_body">Se mi povas tion fari, fariĝos superflue protekti mian propran sistemon de pensado: ne gravas, ke hodiaŭ mi akceptas pensojn, kiuj hieraŭ estis por mi fremdaj, kaj miajn hieraŭajn pensojn hodiaŭ mi jam trovas tre strangaj. La transformiĝon de mia personeco mi travivas ne kiel perdon, sed kun la ĝojo de evoluo kaj fidante pri la valoro de la transformiĝo; pro ĉi lasta tamen estas sufiĉe grave, ke ĝi okazu laŭ pozitiva mondobildo…</text:p>
      <text:p text:style-name="Text_20_body">Nur tio ebligos al mi inversigi mian pensadon. Miajn cirkonstancojn mi ne povas ŝanĝi, ili estas eksteraj rolantoj kaj estas kreitaj de la bazaj funkciadaj reguloj de la mondo: mi estas mortideva, vundiĝema kaj la „homojn” ne tro interesas, kion kaj kial ili devus fari laŭ mia opinio. La sola estaĵo en ĉi tiu mondo, por kies agoj, pensoj, ŝanĝiĝoj mi estas centprocente respondeca, kaj kiun mi efektive povas influi – estas mi mem. Do serĉi klarigojn, pravigojn, akceptemon, konsideri ilin kiel konstantojn valoras <text:span text:style-name="T1">nur rilate la mondon ĉirkaŭ mi kaj la agojn de la homoj;</text:span> dum analizi, serĉi punktojn de ŝanĝiĝoj en <text:span text:style-name="T1">mi mem</text:span> estas pli utile. Sub la influo de la konkludoj povas ŝanĝiĝi mia pensado, la intenco kompreni povas fari min pli malfermita al la fenomenoj, signaloj de la medio, rezulte mi povas vortigi instruojn.</text:p>
      <text:p text:style-name="Text_20_body">Sube mi volas ekzempligi kelkajn tiajn pensoĉenojn inversajn, kiuj estis por mi gravaj, kaj kiuj induktis ŝanĝojn en mi. La vicon povas kiu ajn daŭrigi konforme al siaj interesoj, konoj kaj spertoj. Gravas, ke ne nepre kaŝiĝas klarigo, senco, bona intenco malantaŭ la okazadoj de la mondo, kaj ne nepre pravaj estas la konstatoj, al kiuj mi venis. Sendepende de tio povas lanĉi pozitivajn procezojn en mi la akceptema vidmaniero, kial do ne ludi iom per ĉi tiuj pensoj?</text:p>
      <text:p text:style-name="Text_20_body"/>
      <text:h text:style-name="P30" text:outline-level="2">Vivo, morto, ŝanĝiĝoj</text:h>
      <text:p text:style-name="Text_20_body">Nia biologia-fizika estado estas bazita sur esenca paradokso. Unu el la bazaj leĝoj de la fiziko estas la tezo pri entropio, kiu, iom simpligita, konstatas, ke ĉiu procezo pasas al senordeco, la komplikaj strukturoj iom post iom diseriĝas, ŝanĝiĝas en pli-malpli homogenan mason. Karakteriza ekzemplo estas forlasita konstruaĵo, kiu, perdinte sian pli fruan ordigitecon iom post iom transformiĝas en amason da ruino.</text:p>
      <text:p text:style-name="Text_20_body">Kontraŭa al tio ŝajnas esti la historio de la biologia mondo, kiu ekiris de homogenaj organismoj kun malmulta ordigiteco kaj venis al la nunaj vivuloj, interalie ni, homoj, kun tre kompleksaj strukturoj. La kontrasto ekzistas efektive nur por supraĵe observantoj. Post pli zorga ekzamenado videblas, ke la vivanta mondo perdas batalon en ĉiu sia individuo: laŭ la leĝoj de la fiziko ĉiu unuopa ekzemplero estas kondamnita al pereo, ne estas escepto ĉe tiu ĉi regulo. Samtempe ĉiu individuo gajnas iom da (laŭ la kalkuloj de la fiziko ereton da) tempo, dum kiu ĝi povas estigi posteulojn. Ĉi tiuj, kvankam pereontaj kiel siaj generintoj, ree kaj denove gajnas tempon. Krome, la senĉesa pereo estas la sola maniero de la evolucio: la „pli bona” gajnas iom pli da tempo, tiel havas pli da ŝancoj por multobliĝi, pliigas la nombron de individuoj kun pli avantaĝaj ecoj.</text:p>
      <text:p text:style-name="Text_20_body">La samo validas pri ni, homoj konsiderantaj nin memstaraj, neripeteblaj individuoj: nia vivo estas efemera kaj tre mallonga, nia morto estas per si mem antaŭdecidita, neevitebla nepro. Kaj la garantio por nia evoluo estas la apero de senĉesaj, diverse kombinitaj diferencoj, „eraroj” de diversaj ampleksoj, kontraŭ kiuj estas sensence batali, kiujn estas sensence kaŝi, sed kiujn nepras preni sub objektivan kontrolon respegulantan efektivan valorsistemon, kiu zorgos pri la avantaĝigo de la ĝustaj modeloj kaj per tio pri la pozitiva direktiĝo de la pensado de la komunumoj.</text:p>
      <text:p text:style-name="Text_20_body">Nia hodiaŭa ekzistado estas jam pli forte difinita de la socia medio, nia pozicio en ĝi ol de la biologiaj-fizikaj kondiĉoj. Ĉu ni venas en ekstremajn fizikajn kondiĉojn (frosto, varmego, sekeco ktp), ĉu diferencas niaj biologiaj karakterizoj de la kutimaj (staturo, forto, rapideco aŭ evoluaj anomalioj, malsanoj, neresanigeblaj lezoj), la influo de ĉi tiuj al la kvalito de nia vivo, al nia atendebla vivodaŭro, multobliĝaj ŝancoj estas des pli malforta, ju pli altan socian pozicion, respektive ju pli multan monon, ĝin reprezentantan, ni havas.</text:p>
      <text:p text:style-name="Text_20_body">Samtempe la strukturon de la socio, bedaŭrinde, ni mem formas (nun mi parolas kompreneble pri la „evoluinta mondo”), tiel ĝi enkorpigas efektive nian ribelon kontraŭ la leĝoj de la biologio kaj fiziko: ni klopodas krei „eternajn” aŭ almenaŭ „temporezistajn”, neŝanĝemajn strukturojn, ĉu temas pri konstruaĵo, instrumento, ŝtata organizo, firmao, ĉu filozofia ideo. Kaj nian propran pasemon ni enkonstruas en ĉi tiujn strukturojn, de ili ni atendas tiun sekurecosenton, kiun ni senĉese volas trovi pro la bazaj leĝoj de nia vivo. Tiel do la „farita mondo” kontrastas koncerne siajn bazajn leĝojn al la „efektiva mondo” kaj konforme al tio reprezentas kontraŭajn interesojn, kontraŭbatalas kaj senĉese detruas tiun, sed ankaŭ nin, ja niaj bazaj leĝoj, se negataj de ni, ne fariĝos pro tio malpli validaj pri ni.</text:p>
      <text:p text:style-name="Text_20_body">Inversigante la supran konstaton: ni mem kreis tian socian sistemon, kiu enkorpigante niajn internajn konfliktojn detruas nian naturan medion samkiel nian animon. Tion ni povas malhelpi nur, se ni kreas por la tuttera homa komunumo novajn regulojn, kiuj konformas al la de ni sendependaj, absolute super ni starantaj leĝoj de la fiziko kaj biologio – inkluzive ankaŭ, ke la leĝoj de la socio samtiel staras super la sistemo, kiel la leĝoj de la fiziko kaj biologio super la vivuloj. Ankaŭ ĉi-direkte jam okazis eksperimentoj de la totalismaj diktaturoj ĝis la ŝtatreligioj, sed ili ne tuŝis la bazan problemon: ĉi tiun sistemon kapablas krei nur homa komunumo kun radikale ŝanĝita pensmaniero, kiu rekonas kaj akceptas la bazajn leĝojn de sia ekzistado.</text:p>
      <text:h text:style-name="P33" text:outline-level="2">Mono – tuttera valorportanto</text:h>
      <text:p text:style-name="Text_20_body">La valorportanto de nia mondo estas la mono, ties kritiko estas unu el la ŝlosilmotivoj de jena analizo. Kaj la kaŭzo de la problemo estas la tuttereco de la mono kaj tio, ke ni, ties elpensintoj kaj uzantoj ne maturiĝis por ties ecoj. Mi konsideras la monon tuttera el tri vidpunktoj: loko, „vendanto” kaj „aĉetanto”.</text:p>
      <text:p text:style-name="Text_20_body">Geografie ĝi estas tuttera, mi ja povas kunporti ĝin ien ajn, la nocio de la mono kiel interŝanĝilo sen propra utilo estas donita por (preskaŭ) ĉiu komunumo; en ajna punkto de la „evoluinta mondo” ĝi estas interŝanĝebla. El la vidpunkto de la vendanto ĝi estas tuttera, ja por (preskaŭ) ĉio, de bulko tra prisilento ĝis honesteco fikseblas prezo, por kiu ni pretas vendi ilin. Ankaŭ flanke de la aĉetanto ĝi estas tuttera, ĉe konvena oferto ja (preskaŭ) ĉio akireblas. La esceptoj de la listo signifas, ke kvankam certaj cirkonstancoj, pli konkrete certa homa pensmaniero kapablas limigi, en donita situacio, la validon de la aserto „la tuta mondo estas vendebla”, sed ĝi havas nenian definitivan trudan efikon, ĉar per pli da mono ĉiu kontraŭstaro estas rompebla, la obstakloj (leĝoj, personoj) estas preterireblaj, formoveblaj.</text:p>
      <text:p text:style-name="Text_20_body">La tuttereco per si mem ne estas „problemo”, eĉ, ĝojiga rezulto de longa evoluo, kiu ebligas koncepti kaj solvi tutterajn taskojn. La geografia tuttereco ebligas en (preskaŭ) ajna loko de la planedo mobilizi potencajn resursojn, tiel ekzemple eblas konstrui observatorion meze de ĝangalo aŭ sur montopinto – tute sendepende de tio, ĉu en la donita loko ekzistas aŭ ne la necesa resurso, aŭ la funkciigo de la observatorio havas konkretan utilon aŭ ne. Gravas, ke la komunumo fiksinta la celon disponas sufiĉajn resursojn kaj bezonas ĝin.</text:p>
      <text:p text:style-name="Text_20_body">La tuttereco de la aĉetanto ebligas la tujan akiron de resursoj, oni ne devas kontentigi la momentajn bezonojn de la produktanto. Bona ekzemplo por tio estas la fabelo pri la koko kaj kokineto: ĉi lasta sufokiĝas pro tro granda piro misglutita kaj ricevos akvon de la puto – por forlavi ĝin –, nur se ŝia amiko, la koko alportos florkronon de la knabino, la knabino donos florkronon nur, se ŝi ricevos spegulon de la spegulisto ktp, kaj kiam la koko fine revenas kun la akvo, la kokino estas jam sufokiĝinta. Kiom pli simple estas jene: „puto, ĉu vi donas akvon por dudek forintoj? Vi povas aĉeti por ili florkronon aŭ kion vi volas…”?</text:p>
      <text:p text:style-name="Text_20_body">Rezulto de la vendista tuttereco estas, ke ĉiu servo, produkto aŭ ajno monigeblas, tiel ebliĝas iaspeca „baza enketado”: do troveblas aĉetonto, antaŭ ol ideo realiĝus aŭ aperus postulo por ĝi. Sufiĉe bona ekzemplo estas la granda parto de la mondo ĉirkaŭanta nin: rimedoj, servoj, por kiuj ne estus eble trovi interesiĝantojn antaŭ cent jaroj, estas memkompreneblaj (pli-malpli nemalhaveblaj) partoj de nia nuna vivo.</text:p>
      <text:p text:style-name="Text_20_body">Ĉi tiuj ecoj kune donas grandegan liberecon al nia specio: niaj riĉfontoj estas enormaj, ni havas vastegan eblon akiri kaj koncentri vere tutplanede resursojn aŭ ankaŭ male: disdividi tuttere produktitajn bonojn; la evoluon ne limigas la aktuala gamo de postulo-oferto, miloj kaj miloj da novaj ideoj povas konkurenci ĉe la malkovrado kaj kontentigo de estontaj bezonoj. Al ĉio ĉi ŝuldeblas tiu nekredeble akcelita evoluo, kiun ni trapasis en la pasintaj jarcentoj – dum nur kelkaj jardekoj (laŭ tio, kiel la mono konkeris ĉiam pli grandajn terenojn).</text:p>
      <text:p text:style-name="Text_20_body">Problemon kaŭzas la traktado de la potenco ebligata de la mono, respektive nia nekapableco je tio. La sekvo de la listigitaj aspektoj de la tuttereco estas ĉio tio, kion mi menciis en la ĉapitro Fenomenoj: ekzemple la senrespondeca kaj senlima ruboproduktado, detruado de sociaj strukturoj, la fermado de la homoj en la revomondo de artefaritaj bezonoj. Krom ĉio ĉi, nia rilato al la mono brulfiksas en la sistemo la leĝon de la interezo kaj intereza interezo kaj kun ili la trudon de eksponenta kresko. Tio estis akceptebla en sistemo kun „konkerebla, nemalkovrita” planedo kaj subigeblaj najbaroj, sed specio volanta vivi sen militoj ne plu povas apliki tion en tiel limigita vivtena sistemo, kiel la tuta planedo.</text:p>
      <text:p text:style-name="Text_20_body">Kvankam okazis provoj „malsovaĝigi la monon, ili, unu post aliaj, senescepte fiaskis ĝis nun, kaj kreiĝis nia nuna mondo. Tiu „Unu Ringo” ne estas posedebla, transformebla kaj ankaŭ ne neniigebla, ĉar ĝi estas ne ĉi-monda fenomeno, sed parto de nia pensado, nociaro.</text:p>
      <text:h text:style-name="Heading_20_2" text:outline-level="2">Kapabloj kaj nekapabloj </text:h>
      <text:p text:style-name="Text_20_body">Ni ĉiuj alvenas ĉi-monden kun diversaj kapabloj, kvazaŭ ni trovus grandan dorsosakon ĉe ekvojo apud la pordo, kun nia nomo sur ĝi. La vojo estas longa, ĉiuminute ni devas fari decidojn, kaj dependas ankaŭ de la enhavo de la dorsosako, en kiu direkto valoras pluiri.</text:p>
      <text:p text:style-name="Text_20_body">Tre gravas ekkoni, precize scii, kiuj rimedoj kaŝiĝas en ĝi, ĉar nur konante ilin ni povas tute klare vidi tiujn kvin procentojn da ebloj disponeblaj por ni en tiu donita momento, por kiuj ni estas efektive bone ekipitaj.</text:p>
      <text:p text:style-name="Text_20_body">Pli grava ol ĉi tiu scio estas nur unu afero: scii, kio<text:span text:style-name="T1"> ne estas</text:span> en la sako. Sciante tion ni ja povas senhezite ekskludi la plejparton de la vojoj, kiuj ŝajnas al ni eblaj alternativoj, ni diru okdek procentojn. Ĉi tiuj vojoj ja povas al ni ŝajni simpatiaj, ni povas revi pri tio, ke veninte iam vojfinen, ni povos fiere rigardi nin. Sed fakte estas malgranda ŝanco por tio, ke apud konkurantoj, multe pli bone ekipitaj ol ni por la donita vojo, ni povos havi laŭrojn, kaj se koste de enormaj luktoj ni tamen atingos la sopiratan celon, eble evidentiĝos, ke nenion komunan ni havas kun ĝi, sed forĵeti ĝin ni ne plu povas. Tio povas esti kariero, posteno, geedzo – io ajn.</text:p>
      <text:p text:style-name="Text_20_body">Tial por racie pensanta homo fiaskoj signifas enorman valoron, ĉefe tiuj, ĉe kiuj li domaĝis neniajn fortostreĉojn, elĉerpis ĉiujn rezervojn, do oni ne povas kulpigi lin: li investis ĉion kaj tamen malvenkis, krome en maniero, ke la kontraŭulo ne tro forte streĉis sin. Li tamen faris pli novan paŝon al tio, ke li kapablu preteratenti alian onon de la okdek procentoj de la vojoj neireblaj por li.</text:p>
      <text:p text:style-name="Text_20_body">Homo kredanta krome konfesas kun plena konvinkiĝo, ke ekzistas en la mondo iu loko, iu tasko, por kiuj liaj kapabloj estas mezuritaj. Li respektas la potencon, kiu kreis tiun lokon kaj lasis apud la pordo ĝuste tiun sakon kun ĝuste tiuj rimedoj. Li dankas por la fido, ke en la sako ne estis preciza mapo, kiu kondukus lin al la atingenda celo, estis allasita al lia libera volo, bontrovo, matureco trovi tiun lokon. Li ricevis la respekton ŝuldatan al li kiel libera estaĵo – kaj ĉiupene li klopodas ankaŭ elmeriti tiun respekton.</text:p>
      <text:p text:style-name="Text_20_body">Ni konfrontu nin kun la fakto: la glaso estas por neniu el ni „duone plena aŭ malplena”, fakte <text:span text:style-name="T1">apenaŭ io troviĝas en ĝi,</text:span> tial ni opinias ĝin ofte malplena. Inter la pluraj miliardoj da homoj vivantaj kun ni dividiĝas neimageble multaj fizikaj, mensaj, financaj aŭ sociaj eblecoj, kiujn ni ja kelkfoje ŝatus havi, sed neniam povos posedi. Ili ne estas niaj, kiel ankaŭ la taskoj, kies plenumo estas ebligita por iliaj posedantoj. Kun tio, se ni ekkonas tion malmultan, kio doniĝis al ni, kaj rezigne akceptas tion multan, kion ni ne disponas, ni povas rekoni la direkton, por kies sekvado ni eble estas la plej taŭgaj. Nin komencas allogi iu tasko, iu rolo, iu bildo, ia vivoformo, iu kunulo, iu loko – kaj retrorigardante ni ĉiam pli povas senti, ke ĉiu paŝo, ĉiu sperto kaj kapablo kuniĝis en ia mirakla maniero por tio, ke loko, tempo kaj homo trovu unu la aliajn.</text:p>
      <text:h text:style-name="Heading_20_2" text:outline-level="2">Taskoj </text:h>
      <text:p text:style-name="Text_20_body">El biologia vidpunkto por ĉiuj vivuloj estas per si mem koditaj jenaj taskoj: „restu viva” kaj „kontribuu al la vivtenado de via specio”. Ĉe la plantoj ili integriĝas en ilia biologia strukturo: la semo, sub influo de humideco, komencas ĝermi, kreskigas radikojn en la teron kaj tigon, foliojn direkte al la lumo, helpe de la alprenitaj nutraĵoj kaj energio ĝi kreskas kaj ree produktas semojn. La estaĵojn kapablajn je aŭtonoma moviĝo la meĥanismo de doloro trudas al la ŝirmado de sia korpo, la bezonoj kaj cikloj de ties kontentigo al individua vivkonservado.</text:p>
      <text:p text:style-name="Text_20_body"/>
      <text:p text:style-name="P4">Vivuloj havantaj pli evoluintan cerbon, do kapablaj realigi ne nur antaŭe difinitajn programojn, sed ankaŭ lerni, komuniki, disponas ĉiam pli kompleksiĝantajn komunumajn meĥanismojn: ekzemple sur la kampo de komuna ĉasado, defendo de la propra teritorio, vivtenado de posteuloj. La formiĝo kaj ŝanĝiĝo de ĉi tiuj taskoj konsidereblas kiel evoluo de la komunumo – kun samaj selektiĝaj manieroj: erara solvo (miskomprenebla komunikado, malpli sukcesa kondutmodelo) povas konduki al la ekskludo de ĝia portanto, ĉe ĝia disvastiĝo al la malpliiĝo de la konkurencokapablo de la komunumo, do malplimultiĝo de ties individuoj, sekve ĝi malaperas el la vivo, dum modeloj rezultantaj pli efikan funkciadon (alarmsignaloj, pli efika roldivido) disvastiĝas.</text:p>
      <text:p text:style-name="Text_20_body">Sed ĝis ĉi tiu punkto la selektiĝo de individuoj estas la ŝlosila punkto, la individuoj formantaj komunumon estas pli efikaj, ol se memstare ili agadus, membroj de individugrupoj kun pli efikaj komunumaj modeloj havas pli grandan ŝancon transvivi. La evolua salto okazas tiam, kiam aperas la „identeco” de la komunumo kaj ĝi komencas funkcii kiel reguliga faktoro staranta super la individuoj. La individuoj difinas sin kiel membroj de la donita komunumo, konceptas superindividuajn, grupnivelajn postulojn. Tia diferenco estas ekzemple, ke ili ne ellernas la pretigon de instrumentoj aŭ armiloj unu de la aliaj, sed elektas la plej lertajn „metiistojn” en laŭbezona nombro, kiuj kontentigas tiajn bezonojn de la komunumo. Samtiel gravas, ke la komunumo povu „forselekti”, do forpeli aŭ eĉ neniigi individuojn ne respektantajn ĝiajn kutimojn.</text:p>
      <text:p text:style-name="Text_20_body">Tia komunumo difinas taskojn, rolojn, alkomandas al ili siajn membrojn, ellaboras rimedojn por konservi kaj pludoni la spertojn akiritajn de la individuoj – kaj kun tio ĝi leviĝas sur novan nivelon. Simile al la specifa kunekzistado de la vivularo kun la fizikaĵaro la komunumo transvivas la pereon de ĉiu sia individuo kaj zorgas per instruado pri sia konserviĝo; la diverseco de la individuoj kaj la neperfekteco de la transdono certigas la hazardecon necesan por la evoluo, kaj la komunaj valoroj kaj la rigora observado de la kutimordo validas kiel selekta faktoro.</text:p>
      <text:p text:style-name="Text_20_body">La tasko, rolo estas do nenio alia ol ŝlosilo por la vivtenado kaj evoluo de la komunumo: ties kaŭzo kaj samtempe rezulto. Pere de ĝi la komunumo kapablas doni pli grandan sekurecon al siaj membroj, ol se ili devus individue kontentigi ĉiujn siajn bezonojn, samtempe pere de superindividuaj organizoj, taskoj ĝi povas doni konsolon pro la pasemo de la ekzistado.</text:p>
      <text:p text:style-name="Text_20_body">Konsiderante, ke la nuna homo estas rezulto de ĉi tiu komunuma evoluo, prave ni povas supozi, ke li selektiĝis en sia pensado, bazaj kondutmodeloj por plenumi komunumajn taskojn, subteni la komunumon kaj konforme interpreti ties retrosignalojn. Ne estas hazarde, ke li sentas kontentecon, kiam li povas helpi al siaj kunhomoj aŭ ajnaj vivuloj, ke li serĉas la komunumon de siaj kunspecianoj. Kaj vere ne multaj deziras daŭran solecon, kaj pluraj el ĉi tiuj konsideras ĝin multe pli defio ol natura stato. Kaj la komunumo ĉiam aperas en formo de roloj, taskoj, kies plenumon ĝi taksas; la kontenta homo estas aktiva, utila kaj rekonita rolanto de la komunumo ŝatata de li, ricevas taskojn provantajn liajn kapablojn, kiujn li sukcese solvas kun la helpo kaj por la ĝojo de siaj kunuloj.</text:p>
      <text:p text:style-name="Text_20_body">Kun tio ni alvenis al la nuna sistemo, kap-al-tere renversita. La mono kiel unusola valormezurilo metas la akcenton sur la premio kontraŭ la tasko. Por la direktantoj de la sistemo, elpensantoj de la taskoj ne percepteblas la efektivaj bezonoj de la komunumformantaj individuoj; la esploroj, enketoj ne multe valoras kaj ofte preteriras la traktendan problemon, aŭ estas kontraŭaj al la interesoj de la direktantoj. Sed precize aperas la bezonoj kaj interesoj de la „sinanoncantoj por la realigo”, subtenataj ofte per fonaj marĉandoj; estas karakterize, ke por ĉi tiuj la ĉefa celo estas ne la realigo de la tasko sed la akiro de la fiksita premio, la tasko estas nur ŝarĝo. Por la individuo laboranta pri la solvo de tasko ofte ne estas klare, por kia komunumo li laboras, ĉu efektivajn bezonojn li kontentigas per sia agado kaj nur de sia labordonanto li ricevas retroinformojn, kiuj ofte ne harmonias kun la taksado de la komunumo.</text:p>
      <text:p text:style-name="Text_20_body"/>
      <text:p text:style-name="P4">Ne estas do mirinde, ke la respekto al kaj traktado de la tasko malproksimas de tiu elstara rolo, kiun ĝi normale ludas en normala komunumo, socio; tiel ĝi aperas por la individuo ne kiel honorigo, eblo por lernado kaj pruvado, sed multe pli kiel ŝarĝo. La lokon de la ĝojo pri la solvo transprenas jam en la lernejo la noto ricevita por ĝi kaj pli poste: la pago. Kaj la sekvo estas vivo ĉiam pli supraĵa kaj sencela, pelanta anstataŭ kreado konsumadon, amuzojn en la pli altaj socitavoloj, kaj kondukanta al idiotiĝo, kreskanta agresemo en pli malaltaj tavoloj – kaj sur individua kaj sur komunuma niveloj.</text:p>
      <text:h text:style-name="Heading_20_2" text:outline-level="2">Posedado </text:h>
      <text:p text:style-name="Text_20_body">Por la konservado de nia persona ekzistado, sano, bona ĝenerala farto, kiel ankaŭ por la plenumo de niaj komunumaj taskoj ni bezonas rimedojn, objektojn, servojn. Iu parto de ĉi tiuj estas nia persona propraĵo, apartenas al ni (vesto, loĝejo, dommastrumaj rimedoj, aŭto ks). Alia parto, kvankam ne nia, tamen kontinue staras je nia dispono kaj akireblas laŭ kutima maniero (nutraĵo, akvo, energio). Tria parto estas aliula propraĵo, al kiu ni ricevas alirrajton (ekzemple laboriloj, laborloke atingeblaj servoj).</text:p>
      <text:p text:style-name="Text_20_body">Iom retroirante: mi, kiel individuo diferenciganta sin „de ĉiuj aliaj”, disponas pensokapablon kaj homan korpon: ili estas miaj, mi posedas ilin – mi dirus en la kutima maniero. Sed tio per si mem ne estas vera, mi ja ne povus diferencigi min de aliaj sen la kapablo de pensado, mi ne estus homo; mia ekzistado kaj ĝenerala farto dependas de la stato kaj kontentigo de la bezonoj de mia korpo, sen ĝi mi ne ekzistus, mi dependas de ĝi, ĝi influas miajn pensojn kaj agojn: estas vera ne nur tio, ke ĝi estas mia, sed ankaŭ tio, ke mi apartenas al ĝi. <text:span text:style-name="T1">La posedrilato estas reciproka, tien-reen-kontakto.</text:span></text:p>
      <text:p text:style-name="Text_20_body">Kiamaniere iĝas el proprieto posedo? Tiel, ke <text:span text:style-name="T1">mi posedas ĝin:</text:span> mi konas ĝiajn fortojn kaj malfortojn, taksas la eblojn donantajn de ĝi kaj la limigojn necese kunekzistantajn. Ekzemple: mi povas proprieti skulptilon, sed por ke ĝi „fariĝu mia posedo”, mi bezonas forton, spertojn por ĝia aplikado; lokon, kie mi povas uzi ĝin; materialon, kiun mi povas formi per ĝi; scion kaj rimedojn, por bonteni ĝin; kaj taskon, por kies solvo mi povas utiligi ĝin. Krom ĉio ĉi kiel membro de komunumo mi devas ankaŭ konsideri, kiom da fortostreĉoj kostas la akiro de ĉi tiuj kondiĉoj kaj scio, kaj kiajn kapablojn mi havas por la uzado de la ilo. Povas esti, ke estas tute sensence okupiĝi pri ĝi, miaj kapabloj estas pli taŭgaj por io alia, kaj por ĉiuj estus pli bone, se ĉi tiun tranĉilon kaj la kondiĉojn necesajn por ĝia uzado akirus ne mi, sed iu pli kapabla, kaj mi estus posedanto de alia ilo.</text:p>
      <text:p text:style-name="Text_20_body">La kapablo pensi fariĝos mia posedo, se mi ekkonas miajn malfortojn, dezirojn, se mi kapabliĝos koncentri min dum la necesa tempo kaj laŭ la necesa maniero, samtempe mi povas malstreĉi min, nutri kaj regeneri mian pensadon per pozitivaj modeloj (sen endanĝerigi ĝin). Post ĝia ekkono mi povas trovi tiun laboron, kiun mi kun ĝojo farados dum mia vivo, ĉar ĝi donas al mi ĉiam ion novan, kaj pere de ĝi mi fariĝos utila membro de mia komunumo (tion oni nomis iam „metio”), tiel mia menso fariĝas aprezata kaj ameme bontenata ilo. La samo validas ankaŭ pri mia korpo: se mi ekkonas ĝiajn bezonojn, fortojn kaj malfortojn, dediĉas tempon por bonteni, evoluigi ĝin, mi fariĝos ĝia bona mastro: ĝi donas al mi la trankviligan senton, ke mi povas fidi al ĝi en atendebla grado, ĝi estos bona rimedo por la praktikado de mia metio, kaj mi povas regi tiujn instigojn, kiuj ne konformas al miaj internaj reguloj aŭ la ordo de la komunumo. Se mi ne fariĝos ĝia mastro, mi sklaviĝos al miaj deziroj, timoj, prainstinktoj kaj miaj svagaj ideoj; mi viktimiĝos al tiu industrio, kiu pelas la amasojn perdintajn la regon super sia propra korpo kaj menso al konsumartikoloj, bankkreditoj, politikaj fabelistoj, armeo da ĉarlatanoj nutrantaj sin el korpaj-psiĥaj malsanoj.</text:p>
      <text:p text:style-name="Text_20_body"/>
      <text:p text:style-name="P4">Iom abstrakta speco de la posedado estas la sistemo de la homaj kontaktoj, kiun ni tamen priskribas per la samaj vortoj, kaj kiu estas same konceptebla. Mi havas edzinon kaj tri filojn, kaj tio estas gramatike „poseda sintagmo”, sed ĉu ankaŭ fakta? Ĉu mi disponas tiujn kapablojn: amon, forton, sindediĉon, rezolutecon, malfermitecon, atentemon, danke al kiuj mi povas trakti ĉi tiun „posedrilaton” parto de mia „metio”, ĉar se ne, kiel viktimo aŭ ribelanto mi ĉiel sklaviĝos al la edza kaj patra roloj. Bonvolu atenti: „posedi” signifas ĉi-rilate ne „posedaĵon”, ne la totalan direktadon kaj subigon de la aliaj homoj, sed harmonian kontakton konforman al miaj kapabloj kaj rolo. Se mi posedas mian edzinon, tio ne ekskludas, ke ankaŭ ŝi posedu min, ĝuste male: la ebloj imanentaj en kontakto disvolviĝos tiam, se ni reciproke posedas unu la alian, ni dividas niajn taskojn ne laŭ niaj individuaj sed komunaj interesoj.</text:p>
      <text:p text:style-name="Text_20_body">La samo validas pri la fizika posedado: kreiĝas ĉiam reciproka rilato inter posedanto kaj posedaĵo. Ĝuste mi procedas, se antaŭ la estigo de posedorilato mi pripesas, kiamaniere la dezirata aĵo ŝanĝos mian vivon, al kiaj kondiĉoj mi devos konformi, kiajn novajn rilatojn de dependeco ĝi estigos, entute, ĉu mi fariĝos konvena posedanto kaj ĉu mi faros bonan negocon per tio, ke mi kreos ĉi tiun rilaton. Kaj en miaj posedorilatoj mi havas nur du elektojn: aŭ mi „posedas” mian havaĵon aŭ sklaviĝos al ĝi, tria eblo ne ekzistas.</text:p>
      <text:p text:style-name="Text_20_body">La supraj konstatoj admonas al singardo, ŝajnas, ke la prezo de posedado estas rezigno pri la libereco, pro ĝi ja estiĝas ĉiam pli komplikaj dependaj rilatoj; sekve la plej liberaj ŝajnas la migrantaj ĉasantaj-kolektantaj komunumoj, ekzemple la boŝmanoj. Ĉi tiuj homoj havas nur tiom da persona proprietaĵo, kiom ili povas ĉiam kunporti tra grandaj distancoj; la posedado de ĉiu unuopa objekto estas permesebla pro ties pezo kaj amplekso nur, se ĝi alportas tiom da utilo, ke valoras portadi ĝin. Sed ĉi tiu senposedeco tre foras laŭ niaj nocioj disde la libereco, la membroj de la grupo ja estas tute senpovaj kontraŭ senperaj mediaj influoj. Alie vortumante: la boŝmanaj komunumoj estas la posedantoj de siaj vivejoj, kion ili realigas per ĝia detala ekkono kaj kompleta adaptiĝo al ĝi. Sed per minimuma kvanto da kunporteblaj objektaj bonoj kaj per sia komunume heredigata scio ili kapablas resti vivaj sur teritorio, kie krom ili sen ekstera helpo iu ajn baldaŭ perdus sian vivon.</text:p>
      <text:p text:style-name="Text_20_body">Ĉiuj ceteraj homaj komunumoj vivantaj inter malpli ekstremaj kondiĉoj elektis alian vojon: ili realigas la posedadon de sia vivejo per ties ŝanĝado: agrikulturo, mastrumado, produktado bazita sur mineraloj, transportado. Por tio ili kreas komunumajn kaj individuajn posedrilatojn: propran komunuman kaj individuan areojn, laborilojn, konstantan loĝlokon, reciprokajn servojn. Sen ĉi tiuj posedaĵoj, sole el la natura medio ili ne plu povus certigi sian vivtenon, ili dependas de ĉi tiuj, kompense ili liberiĝas de la totala dependeco disde sia vivejo.</text:p>
      <text:p text:style-name="Text_20_body">La historio pruvas, ke la intervena aliro estas pli efika, aŭ almenaŭ povas forpuŝi la adaptiĝantojn, ili ja, pro la senpera dependeco, ne kapablas regi la mediajn kondiĉojn, rapide ŝanĝiĝantajn pro la interveno. Krome, la intervenemaj komunumoj konstante evoluas, formiĝas, ŝanĝas sin kun neimagebla rapideco kompare al la naturaj procezoj, dum la vivo de la adaptiĝantoj estas preskaŭ eterna kaj senŝanĝa simile al la ekstreme rafinita socio de formikoj kaj abeloj.</text:p>
      <text:p text:style-name="Text_20_body">Ni, la tuttera homa specio estas intervenema komunumo vivanta inter posedrilatoj, kreis sendube sukcesajn funkciadajn modelojn, kiuj antaŭenigis nin ĝis ĉi tie. Sed ni estas malfortaj, ĉar ni ne konas la bazajn regulojn de nia funkciado, ni ne posedas ilin, tial ili regas super ni. Tia estas ankaŭ la nocio mem de la posedado; kaj aparte mencienda estas la „posedado de la eblo posedi ion ajn”, tio estas la eblo individue akumuli monon. Ĝi estas specifa, ĉar ĝi vualas la reciprokan rilaton de la posedado: oni ne devas konstrui garaĝon al la mono aŭ kultivi ĝin, ne necesas por ĝi fakscio, ĝi ne postulas taskojn, „ĝi nure ekzistas”.</text:p>
      <text:p text:style-name="Text_20_body"/>
      <text:p text:style-name="P4">Mi ne devas pripensi, ke la sumo akumulita de mi pro la deziro posedi eblon signifus por iu alia vivon, laboreblecon, ke mi, kiel respondeca mastro, devus riĉigi per ĝi mian komunumon; ne gravas, kiajn agadojn subtenas per ĝi la banko, en kiu mi deponis ĝin; fakte mi dependas de la banko cirkuliganta mian monon: se ĝi faras grandan eraron, ties sekvojn devos gluti ankaŭ mi. Pro la fakto, ke ĉi tiu posedo ne enkorpiĝas en konkretaj objektoj, servoj, rimedoj, ĝi ne havas supran limon, ĝi povas iam ajn plimultiĝi, neniam oni povas „satiĝi” per ĝi; la ĝojo kaŭzata de ĝi ne malpliiĝas pro la sekvoj de la posedo (malkiel la deka domo, aŭto aŭ biero jam ne donas tian plezuron kiel la unua). Se tamen estus tiel, tiam montriĝas la alia vizaĝo de la mono: en la konkurso por ĝi la ŝancoj de la pli fortaj ĉiam kreskas, kiu postrestas aŭ volas halti je iu nivelo, tiu tre verŝajne elkonkurenciĝos, senindulge elpuŝos lin la pli malsataj.</text:p>
      <text:p text:style-name="Text_20_body">Ĉi tiun rimedon ni elektis, por ke ĝi regu nian rilaton al niaj fizikaj posedaĵoj, sekve – ĉar ni estas „intervenema, posedema” socio – nian vivon. Ni ne plu taksas, kiuj estas niaj faktaj bezonoj, kian prezon ni pagas por ilia kontentigo, kiagradan dependecon ni akceptas dume, kaj kiel fariĝos la rezulto de nia arte generita liberecdeziro totala sklaveco al la priservaj sistemoj (kiuj el tio, el ni vivas).</text:p>
      <text:h text:style-name="Heading_20_2" text:outline-level="2">Kunlaboro kaj konkurenco </text:h>
      <text:p text:style-name="Text_20_body">Observante fenomenojn de la naturo ni povas veni al la konkludo, ke la vivuloj kaj en mallonga, kaj longa tempospaco senĉese konkuras. Amaso da plantoj kreskantaj unu apud aliaj luktas por lumo, zebro kuras antaŭ leono por sia vivo en eksterordinare neegala konkurso: se ĝi perdos, ĝi pereos. La specioj troviĝas en evolucia konkurso unu kun aliaj, iliaj internaj mutacioj, modifiĝoj same „luktas” por vivi. La kunlaboro, komunikado, divido de taskoj karakterizas pleje la bestojn vivantajn grupe, ties formiĝo kaj evoluo dankeblas same al konkurso: se la pli efike kunlaboranta grupo estas pli vivokapabla ol la kunkonkurantoj moviĝantaj en ĝia vivospaco, tiam la ŝancoj de ĉi tiu grupo estas pli bonaj, la koncerna specio, grupo havanta pli evoluintan komunikadon povas elpuŝi siajn kunkonkurantojn: aliajn speciojn aŭ aliajn grupojn de la sama specio.</text:p>
      <text:p text:style-name="Text_20_body">Sed la konstanta lukto okazanta surface estas vere la plej efika formo de kunlaboro. La „taksada sistemo” de la vivularo estas eksterordinare simpla: la celo estas konstrui la plej grandan biomason el energio akirebla el ajna fonto en la vivejo. La primara energifonto estas la sunlumo, kiun plantoj integras en si, la pli rapidaj havas pli grandan avantaĝon, sed ankaŭ en iliaj ombroj iras intensa batalo por la resto de la lumo. La energion akumulitan en ili reutiligas la nutra piramido de la bestoj; en ĉiuj punktoj de la sistemo troveblas malkomponantoj, kiuj transformas la pereintojn en simplajn nutraĵojn, tiel ili recikligas la „rubaĵon”.</text:p>
      <text:p text:style-name="Text_20_body">La konkurso estas nenio alia ol senĉesa komparado de „eblaj solvoj”, dum kiu la „momente pli bona” ricevas iom pli bonan ŝancon por vivteni, disvastigi sin, sed per tio ankaŭ la organismoj utiligantaj ĝin ricevas pli riĉan nutraĵfonton, multobliĝajn ŝancojn (bakterioj, parazitoj, simbiozuloj, rabobestoj). Aliflanke, kvankam je la nivelo de individuoj okazas laŭvorte porviva batalo, koncerne la vivejon la venkinto ne neniigas, nur flankenpuŝas la kunkonkurantojn, malpli bone adaptiĝintajn al la momentaj kondiĉoj, kiuj ĉe la eventuala ŝanĝiĝo de la mediaj kondiĉoj aŭ kolapso de la superreganta specio, vario ree antaŭeniĝas. De supre observata, ĉio ĉi vidiĝas kiel konstante ŝanĝiĝanta sistemo, kiu ne celas ekskludi katastrofojn, sed minimumigas la tutterajn efikojn de la laŭleĝe okazantaj, specionivelaj kolapsoj.</text:p>
      <text:p text:style-name="Text_20_body">La evoluo de la homa civilizo utiligis la saman konkuradon. La grupoj kun pli evoluinta komunikada kapablo flankenpuŝis aŭ asimilis la malpli evoluintajn. La sociaj sistemoj kun pli alta nivelo de memorganizo subigis la pli lozajn; ĉe tio grandan rolon ludis la pli rigora hierarĥa strukturo kaj pli karakteriza superŝtata organiziĝo de la eklezioj.</text:p>
      <text:p text:style-name="Text_20_body"/>
      <text:p text:style-name="P4">La pli agresemaj sistemoj kapablaj reprezenti kaj realigi interesojn starantajn super individuaj kaj lokaj vidpunktoj fariĝis dominantaj en lokaj komunumoj, tiel formiĝis el vilaĝaj komunumoj latifundioj, el ĉi tiuj ŝtatoj, poste la hodiaŭa mondo regata de supernaciaj bankoj, investaj grupoj kaj firmaoj.</text:p>
      <text:p text:style-name="Text_20_body">Ĉi tiu konkurso je pli alta nivelo estis same rimedo por kunlaboro, danke al kiu la homa socio formiĝis la sola de ni konata tuttera socio de la planedo Tero. Ĉiu komunumo partoprenanta en ĉi tiu procezo kunportis, koditaj en sia pensmaniero, la motivojn de disvastiĝo, kresko, multobliĝo, konvertado, kaj kiu ne, tiu laŭlogike subiĝis al la konkerantoj, escepte se ĝi posedis por tiuj tute seninteresan teritorion. La pli efika flankenpuŝis la malpli sukcesan, transprenis ĝian teritorion kaj tiel plukreskadis akirante ĉiam pli novajn teritoriojn.</text:p>
      <text:p text:style-name="Text_20_body">Vide al tio, la kaŭzo de la hodiaŭa neperfekta stato jam estas klara: ĉesis tiu pli altnivela kunlaborado, kiu donis al la individu-nivela konkurso fonon, pravigon, pli altnivelan kontrolon. La kapitalisma socio ekirinta en la momento de sia venko al sia falo kaj bazita laŭ sia memanalizo sur la leĝoj kaj konkursoj de la merkato povis danki sian evoluon al tio, ke super ĉiuj konkursoj staris la kunteniĝo de la rolantoj kontraŭ la „komunista bloko”. Kaj la konkurso de la du „blokoj” estis evolucia batalo por la mondpotenco inter la du forte diferencaj, materialismaj organizoprincipoj.</text:p>
      <text:p text:style-name="Text_20_body">La merkata konkurso „zorgis” pri la transvivo de la pli bonaj solvoj; sed antaŭ ĉio validiĝis, ke oni devas esti pli bona eĉ ol la „malamiko”, do ne la maksimumigo de gajno estis la fina celo. Kiu ne estis sufiĉe bona en utileco, daŭreco, tiu povis trovi sin en la rolo de la „agento de la malamiko”, estis malfacile trovi pli gravan kaj absolute super la sistemo starantan selektan faktoron ol ĉi tiu. Jes, entreprenisto kun sufiĉa memfido povis superruzi, ŝmiri per mono la sistemon, sed super lia kapo ĉiam ŝvebis kiel Damokla glavo kredofidela, nekoruptebla, kolera oficisto, partia sekretario, ŝtata prokuroro…, kiu havis la povon prispuri (kun la aktiva kunagado de la kunkonkurantoj) la tutan imperion kaj disŝirigi lin per la amaso timanta la malamikon.</text:p>
      <text:p text:style-name="Text_20_body">La evoluigan efikon de la konkurenco povas do stabiligi sole reguloj starigitaj de pli altnivela kunlaboro, kiuj kondutas kiel nepreterireblaj selektaj faktoroj. Manke de ili ekiris nia nuna mondo direkte al konkurenco regata ekskluzive de la financa utilo, kio estas akceptebla nek pro la uzmaniero de la resursoj, nek pro la neceso, kvalito kaj divido de la produktataj bonoj, nek pro la daŭripoveco de la procezoj. Tial provas la plej multaj komunumformaj sistemoj (religio, politiko) preskaŭ senĉese krei fantomojn de malamikoj, per kiuj ili certigas la forton de nemalhavebla, pli altnivela kontrolo.</text:p>
      <text:p text:style-name="Text_20_body">Sed ĉi tiu vojo estas neirebla, por nia civilizo estas vivneceso, ke ni povu paroli pri la lasta tuttera konflikto nur en pasinta tempo, ke Hiroŝima estis la unua kaj Nagasaki vere la lasta atomfrapo. Pri unusola armilo oni povas diri, ke ĝi estas sendamaĝa: kiu eĉ ne aperis en la homa menso, kiel ankaŭ pri sekureco oni povas paroli nur tiam, se la komunumo de la homoj posedas modelojn, kiuj kapablas trakti en trankviliga maniero ĉiujn intereskonfliktojn eksplodantajn laŭnature inter la individuoj. </text:p>
      <text:p text:style-name="Text_20_body">La vivbatalo, konkuro por transvivo de niaj „eterne vivantaj”, gigantaj firmaoj, bankoj kaj ŝtataj oficejoj senigitaj je ĉiuj efektivaj celoj kaj objektiva taksado havas nenian pruveblan utilon: la celon de ilia ekzistado kaj luktado ili atingis. Por sia konserviĝo kaj pluevoluo nia tuttera fariĝinta civilizo devas koncepti la celon kaj regulojn de nova, pli altnivela kunlaboro, al kiu la konkurso estas subordigebla.</text:p>
      <text:p text:style-name="Text_20_body"/>
      <text:p text:style-name="P4">Ĉi-momente tio estas eble eĉ tro simpla: difini tiun bezonmason, je kiu ĉiu unuopulo kiel nia kunspeciano havas rajton sendepende de naskiĝloko kaj -tempo (kvankam estas pli ĝuste etendi ĝin pro nia komuna vivospaco al ĉiuj vivestaĵoj). Ĝis tiu nivelo oni devas mallevi la provizadon de la loĝantoj de la „evoluinta mondo” kaj levi tiun de la „evoluanta mondo”, plue certigi, ke ties kontentigo ne malbonigu la eblojn de niaj infanoj. Por vivantoj en la nuna mondo tio aŭdiĝas kiel fabelo, sed fakte ĉi tiu estas la unua tasko, kiun devas solvi socio opinianta sin inteligenta kaj priloĝanta tute-plene sian vivospacon sen la eblo de pluaj „akiraĵoj”: ĝi devas difini la regulojn de la justa divido de la disponeblaj resursoj.</text:p>
      <text:p text:style-name="Text_20_body">Ĉi tiu celo difinas multnombrajn taskojn, por kies realigo necesas konkurso inter la plej bonaj ideoj kaj realigantoj. Sed la celo de la konkurso estas ne transvivo, „gloro”, akiro de potenco aŭ posedaĵoj, sed tio, ke vere la plej taŭgaj partoprenantoj laboru pri la plej bonaj solvoj, kaj ĉiu ricevu taskon konforman al la propra talento.</text:p>
      <text:h text:style-name="Heading_20_2" text:outline-level="2">Samtempeco </text:h>
      <text:p text:style-name="Text_20_body">La funkciadon kaj kapablojn de nia civilizo influis ĝis la plej lasta tempo eksterordinare serioza, samtempe nevidebla faktoro: la rapido de la disvastiĝo de informoj. La gravecon de la fenomeno estas malfacile unuavide konscii, sed ekzemplo eble helpos.</text:p>
      <text:p text:style-name="Text_20_body">La astronomio okupiĝas pri la kosmo, esploras ĝiajn fenomenojn, sed pri unu afero ĝi malmulte parolas: la nuna situacio de la kosmo havas nenion komunan kun tio, kion nun ni vidas el ĝi. Ne nur pro tio, ke antaŭ multa tempo ĝi estis tia, kia nun ni vidas ĝin, <text:span text:style-name="T1">sed efektive neniam ĝi estis tia.</text:span> Du galaksioj kovras unu la alian, sed ili ne estis unu malantaŭ la alia, nur dum la moviĝo de la pli proksima (antaŭ kelkaj milionoj da jaroj) hazarde krucis la vojon de la (tiam jam plurajn milionojn da jaroj veturanta) lumradio venanta al ni de pli malproksime. Helpe de la astronomio neniam ni ekscios, kiel la universo aspektas hodiaŭ, en ĉi tiu minuto, ĉar la elektromagneta radiado (lumo, radio, iks-radioj) estas simple netaŭga rimedo por tio.</text:p>
      <text:p text:style-name="Text_20_body">Unu el la ŝatataj „informadikaj ludoj” de la fiziko estas la kato-eksperimento de Schrödinger, laŭ kiu teorie kreeblas tiaj cirkonstancoj, kiam pri kato ŝlosita en skatolo ne difineblas, ĉu li vivas aŭ mortis, la ŝanco estas ja ĉiuminute po 50%. La rolantoj de la eksperimento en la praktiko estas ni mem. Nenio ekskludas, ke la tera civilizo ĉesis antaŭ dek kvin mil jaroj, kiam iu astro (nevidebla por ni pro bonvola polvonubo) ĉe sia kolapso produktis tian gama-radian erupcion, kiu forbalaos la vivon de sur granda parto de la planedo. Sed ĝi disvastiĝas per lumrapido kaj ankoraŭ ne atingis nin, kaj ni ne scios pri ĝi ĝis la momento, kiam ĝi alvenos kaj forbalaos nin.</text:p>
      <text:p text:style-name="Text_20_body">Se per niaj hodiaŭaj rimedoj ni trovos hazarde spuron de fremda civilizo, ni scios nur, ke antaŭ centmil aŭ miliono da jaroj io okazis. Ĉiuj niaj informsendoj pri ni povas atingi aliulojn dum similaj tempodistancoj – bela babilo, kie la partneroj atendas centmil jarojn por unu respondo. Se entute ekzistas glaksia komunikado inter diversaj specioj, pri ĝi scieblas du aferoj: ĝi havas nenion komunan kun tiuj rimedoj, per kiuj ni hodiaŭ eksperimentas, kaj: la aligalaktianoj vivas en radikale alia, samtempa universo, pri kiu ni nun (konante la luman botelpoŝton) nenion scias.</text:p>
      <text:p text:style-name="Text_20_body">Dum ĝia relative tra mallongega historio, por 99% procentoj de la homaro estis eĉ 100 kilometroj „senfina” distanco, oni ja kutime ne iris tiel malproksimen, havis neniajn kontaktojn en tia „distancego”. Krome, la informoj atingantaj nin de malproksime, venis ĉiam per unuopaj vojaĝantoj, tiel ili neniel estis nomeblaj fidindaj; trans la persone trairebla spaco imageblis eĉ fabelmondo.</text:p>
      <text:p text:style-name="Text_20_body"/>
      <text:p text:style-name="P4">La institucia instruado, la komune akceptita „veroimago” kreis jam iomgrade pli bonan situacion: ĝi povis krei iascpecan interagordiĝon de la mondobildoj en la kapoj de homoj vivantaj fore, vidintaj neniam unu la aliajn: kvazaŭ oni estus montrintaj fotojn de malproksimaj aferoj. Vere, mi neniam estis tie kaj ankaŭ ne estos, sed se mi volas, mi povas scii pri la monto Kilimanĝaro; mi povas scii, ke la homoj travagis ĉiujn angulojn de la planedo; mi povas legi, rigardi sur desegnoj, fotoj, kion ili vidis tie. Tiam, kiam ili veturis tie. T.e. la disvastiĝa rapido de informoj ankoraŭ ne multe ŝanĝiĝis, ĝi estas tia, kiel la scio de la astronomio pri la kosmo.</text:p>
      <text:p text:style-name="Text_20_body">Kompreneble la militado, politiko ankaŭ ĉi-foje antaŭiras: por ili estas plej grave ricevi kun laŭeble plej malmulta malfruo informojn pri malproksimaj okazaĵoj. Aperas kuriera servo, agentoj provizitaj per mesaĝkolomboj; kiu prenas decidon surbaze de pli rapidaj kaj fidindaj informoj, tiu gajnas. En milito, sed ankaŭ en ekonomiaj bataloj.</text:p>
      <text:p text:style-name="Text_20_body">Kaj la evoluo estas nehaltigebla, aperas la telegrafo, telefono, la senpera lumrapida kontakto inter du laŭplaĉaj punktoj de la planedo, kio ĉe tiaj ampleksoj signifas samtempecon: la informo aperas preskaŭ tuj inter du punktoj, sen homa peranto kaj en fidinda formo. Interreto fariĝinta atingebla por ĉiuj etendas ĉi tiun kapablon unue de la armeoj al la politikistoj, poste al la rolantoj de la negoca vivo, amaskomunikiloj kaj fine al ĉiuj homoj.</text:p>
      <text:p text:style-name="Text_20_body">Nun ni estas ĝuste meze de ĉi tiu procezo. La ekonomiaj gvidantoj jam transprenis la potencon de la ĉefrolantoj de la politika vivo: la tuttera samtempeco ebligas tiagradan montransigon, kiu multoble superas la eblojn de ĉiu nacia ŝtato. Indas rimarki: la gvidantoj de la financa mondo mem plenblovis ĉi tiun balonon, rezulte de kio hodiaŭ povas koncentriĝi pli da mono en la mano de unu investanto, ol kiom da valoroj ajna ŝtato, eĉ la tuta planedo povas havi. Ankaŭ ĉi tiu estas duvizaĝa aserto, ĉar unuflanke ĝi diras, ke ĉi tiu investanto estas pli potenca ol iu ajn, kaj aliflanke tion, ke lia potenco efektive neniom valoras. </text:p>
      <text:p text:style-name="Text_20_body">Por la ĉiutaga homo la samtempeco hodiaŭ signifas tion, ke sur unu kurejo li konkuras kun ĉiuj simile kapablaj homoj de la mondo, ĉu li estas inĝeniero, ĉu dezajnisto, ĉu telefondeĵoristo, ĉu fabrika ŝprucmuldisto; kaj la konkurson gajnos, kiu povas pli malmultekoste produkti varon ankoraŭ altrudeblan al aĉetantoj. Kaj la prezon difinas la ĝenerale akceptitaj vivkondiĉoj: kiu pretas vivi en barakoj kaj sklavlabori dek du horojn, tiu gajnos. Nu ne persone, li ja atendeble pli mallonge vivos ol lia malproksima kunkonkuranto, kiu elbatalis por si hom-indajn cirkonstancojn, kiu tamen venis pro tio en malbonan situacion, li ja fariĝos senlabora, kaj ĉar tio estas socinivela fenomeno, la sociala ŝirmoreto pli-malpli frue ŝiriĝos ĉirkaŭ li.</text:p>
      <text:p text:style-name="Text_20_body">Por la homoj de la financa mondo, gvidantaj teorie la sistemon, la samtempeco signifas, ke ili analizas la procezojn per komputikaj algoritmoj kaj klopodas akiri sekundonojn da avantaĝo kontraŭ siaj kunkonkurantoj. Kaj la analizoj baziĝas sur ekskluzive financaj taksadoj, koncentras sin sur borsaj antaŭdiroj, ĉiuj ceteraj vidpunktoj estas sekundaraj. Kiel ĉe la rilato inter Pilato kaj Jesuo, Pilato aperas kiel absoluta potenco, tamen ne povas savi Jesuon, ĉar li ne povas pasi kontraŭ la komuna volo de la teorie de li gvidata amaso.</text:p>
      <text:p text:style-name="Text_20_body">La formado de la samtempeco, tuttereco kaj lokaj diferencoj troviĝas nun en la manoj de la potenco-posedantoj. Ili reguligas, kiom tuttera estu la mondo, kiom konserviĝu nekredeble grandaj diferencoj inter la regionoj, el tio ja ili povas tiri profiton. Ili protektas per patentoj, minacas per procesoj la tutteran sciofluon, ĉar el tio ili havas gajnon. Ili sufokas memstarajn komunumojn, ĉar ĉiuj transportoj, ĉiuj vojaĝoj ilin riĉigas; ili konceptas al si la tutterecon kiel tien-reen-movadon de varoj kaj homoj.</text:p>
      <text:p text:style-name="Text_20_body">La malpli evoluintaj zorgas per cenzuro pri tio, ke enhavoj fremdaj por ilia koncepto ne povu veni al la homoj; la pli lertaj ĵonglas per la iluzio de ĉioscio: Guglo, Vikipedio scias ĉion, kvankam ili estas nur la spegulbildoj de la averaĝo de la komunumo, meza nivelo, netaŭga por la konscia memevoluigo de la civilizo.</text:p>
      <text:p text:style-name="Text_20_body"/>
      <text:p text:style-name="P4">Estas ironie, ke en la centro de la „informa socio” staras taksada sistemo bazita sur la internaj kontaktoj de la senfina rubamaso de Interreto (kaj ni povas nur esperi, ke ekskluzive sur ili ĝi baziĝas, ne kaŝiĝas fone selektado aŭ malpermeso laŭ investistaj interesoj… ĉu reala estas ĉi tiu espero?). Nian „mondcivitanan” kontaktaran reton ni konservas en informadikaj sistemoj kun niaj multaj personaj datenoj kvazaŭ prezentante ilin al tiuj, kiuj volas analizi nin el nacisekuraj aŭ konsumulaj vidpunktoj.</text:p>
      <text:p text:style-name="Text_20_body">Ankoraŭ unu mallonga rimarko: se ekzistas fremda civilizo kapabla je interglaksia komunikado, ĝi eble jam ĉeestas en nia planedo kaj tamen povas fari nenion kun ni. Dum nia specio ne kapablas prilabori ĉi tiun planednivelan samtempecon, polvere etan kompare al ili, estas tute sensence paroli pri ia ajn pli granda sistemo.</text:p>
      <text:p text:style-name="Text_20_body">Sed la evoluo de la samtempeco estas nehaltigebla. Ju pli da realtempaj informoj venas en nian posedon, des pli kreskas la streĉo, nekomprenemo pri tio, kiel ni povas tiel stulte trakti la naturtrezorojn kaj niajn homajn resursojn. Kiel povas okazi, ke nenombreble multe da homoj vivas hodiaŭ, en ĉi tiu minuto inter neakcepteblaj cirkonstancoj? Por kiu estas bone, se oni donas al malfeliĉuloj samaĝaj kun miaj infanoj armilojn, plenŝtopas ilin per drogoj kaj lasas, ke amase ili mortpafadu unu la aliajn?</text:p>
      <text:p text:style-name="Text_20_body">Nuntempe ni venis en epokon, kiam voĉo, vorto, penso povas atingi ien ajn en la mondo. Bonaj ideoj ne plu havas lokon en sekurŝrankoj sub protekto de patentoj, industriaj rajtoj. Ni kapablas koncepti tutterajn revojn, kaj ili enkorpiĝas ne en luksaj vilaoj, mondregado aŭ solvo de la enigmo de la mondorigino, sed en tio, ke ni povas krei tian vivmodelon, kiun ni povas kaj emas dividi kun ĉiuj niaj kunhomoj. Ni kapablas konstrui virtualan templon por la scio levinta nin sur la hodiaŭan nivelon kaj doni efektivan taksadon al la laboro, kiu nutras kaj vivtenas nin kaj finfine kreas harmonion inter ni kaj nia ĉirkaŭaĵo.</text:p>
      <text:h text:style-name="Heading_20_2" text:outline-level="2">Kilkoro, golemo </text:h>
      <text:p text:style-name="Text_20_body">Al la tibeta monaĥo Pema Tense, kiam li atingis konvenan gradon de spirita evoluo, lia mastro Kang Rinpoche donis la taskon alvoki instruantan spiriton (jidamon). Tio estas longa procedo: oni devas trovi konvenan lokon, desegni tie magian figuron (kies nomo estas kilkoro). Poste la disĉiplo pasigas plurajn monatojn antaŭ la kilkoro senĉese koncentrante sin, por foje ekvidi la spiriton en la interno de la kilkoro. Se tio sukcesas, li devas aŭdi lian voĉon, senti lian tuŝon, fine persvadi lin forlasi la kadron de la kilkoro kaj libere iri apude; en ĉi tiu stato de la spirito jam ankaŭ aliaj perceptas lin kiel realan estaĵon. En iu soleca groto de la monto Himalajo Pema Tense plenumis kun multe multmonata fortostreĉo ĉiun paŝon de la tasko.</text:p>
      <text:p text:style-name="Text_20_body">Tiam la majstro diris al sia disĉiplo, ke tiu ne plu bezonas lin, ĉar la spirito daŭrigos lian instruadon. En Pema vekiĝis dubo, kvankam la jidamo sciis aferojn, kiujn li ne sciis, faris agojn, kiujn li ne kapablis, li sentis tamen tiel, ke li alvokis fakte ne jidamon (do dion ekzistantan sendepende de li), kaj tiu estas propre lia kreaĵo, devenas el li. Lia majstro skoldis lin kaj preskribis por li rigorajn meditajn ekzercojn, por forpeli lian sakrilegian dubemon. Malgraŭ ĉio la dubo de Pema fariĝis ĉiam pli forta, li do revenis al sia majstro kaj klarigis al li sian problemon: li ne kapablas liberiĝi de la penso, ke la jidamo ne estas reala. „Ĉi vi ne vidas lin? Ĉu vi ne aŭdas lin? Ĉu li ne estas tiel reala por vi, kiel Himalajo mem?” – demandis la majstro. „Jes ja” – respondis la disĉiplo – „tamen mi estas konvinkita, ke li estas nur la produkto de mia menso.” – „Nu, tiam vi fine komprenis la lecionon” – diris la majstro.</text:p>
      <text:p text:style-name="Text_20_body"/>
      <text:p text:style-name="P4">Laŭ la juda kabalo konvene instruita rabeno povas formi homon el argilo, poste vivigi lin skribante sur lia frunto la hebrean vorton „vero”, sed ankaŭ suspendi lian vivon per la forviŝo de la unua litero de la vorto, tiel la surskribo ja signifas: „morto”. La nevundebla, dolorojn ne sentanta, timon ne konanta, potence forta golemo servos sian kreinton, sed oni devas atenti kun li, li ja ne kapablas paroli, ne havas animon aŭ intelekton, tial li plenumas ĉiun ordonon laŭvorte, sen pripenso; krome, ju pli longe li ekzistas, des pli malfacile eblas direkti lin. Plue leĝo preskribas, ke en <text:span text:style-name="T1">sabbath</text:span>, la tago de ripozo, dediĉita al la Sinjoro li ne povas resti viva. Laŭ iu legendo la Praga rabeno Löw preteratentis tion, tial lia golemo, kiun li kreis por la deturno de la pogromaj atakoj kontraŭ la juda kvartalo, komencis furiozi kaj detruis la duonurbon, ĉar li ne povis haltigi lin.</text:p>
      <text:p text:style-name="Text_20_body">Tiaj historioj enhavas multajn instruojn pri la potenco kaj ankaŭ vundebleco de la homa kreokapablo. Hodiaŭ ni vivas en mondo kreita plejparte de ni. Grandan parton de nia tempo okupas pensoj, kiuj rilatas ne al la efektiva mondo (manĝo, trinko, medio, homoj), sed al tiu kreita de ni (varoj, politiko, ekonomio, kariero, amuziĝo). Ĉi tiu mondo kondutas kiel memstara estaĵo kreita de ni, kiu havas enorman potencon, estas sensenta je ĉia doloro kaj timanta nenion. Efektive ni kreas ĝin, niaj individuaj doloroj, suferoj kaj faladoj okazas en la korpo de ĉi tiu golemo, sed li senpripense interŝanĝas nin por konkurantoj aspirantaj nian lokon.</text:p>
      <text:p text:style-name="Text_20_body">Ankaŭ la problemo kun li samas: ni ne respektis la regulojn de la golemokreo. Ni preteratentis, ke la golemo interpretas ĉion laŭvorte, mankas en li „animo” konsideranta la sekvojn de liaj agoj, ties longtempajn efikojn, influon al la pli malfortaj. Se ni diras al li, ke „la homo estas la plej granda valoro”, kaj ke oni devas strebi al efikeco, tiam la golemo anstataŭigas la lokajn „valorajn” homojn per amaso da malproksimaj, senvizaĝaj sklavoj, klopodas laŭeble malmulte uzi el la tro valora „krudmaterialo”. La golemo estas rimedo, kiun oni devas uzi, kaj estas sensence transŝovi la respondecon ligitan al lia uzo sur lin, kaj senkulpigi nin per „la logiko de ekonomiaj leĝoj”.</text:p>
      <text:p text:style-name="Text_20_body">Ni lasis lin vivanta en la tago de Sabbath. En profana vortumo: laŭ la ordono de la Sinjoro, pasigu ĉiun sepan tagon per ties observado, kion vi faris dum la pasintaj ses tagoj, kaj faru tion ne inter la kutimaj cirkonstancoj de agado, sed antaŭ Lia vizaĝo, tio estas antaŭ ekstera observanto juĝanta en posedo de absoluta, plena potenco kaj scio, en la konscio de via respondeco, sen ekskuzoj kaj senkulpigoj! Ĉi tiu tempo estas dediĉenda al la persona renkontiĝo de la homo kun Dio; la golemo, servisto kreita de la homo ne devas interveni, lian vivon ni devas ĉesigi. Ni rompis ĉi tiun regulon, mankas en nia vivo ia kontinua konfrontiĝo kun la sekvoj de ĉiuj niaj agoj, nia respondeco; kaj la golemo kreita de ni kaj havanta enorman potencon komencis furiozi. Li detruadas nian urbon, nian naturan vivospacon kaj endanĝerigas ankaŭ nin mem.</text:p>
      <text:p text:style-name="Text_20_body">La golemon ni mem kreis per tio, ke ni modlis figuron el argilo: en nia propra sistemo ni modelis la vivon, evolucion, la modelon de nia civilizo, poste skribis sur ĝia frunto: „vero”. Ni opinias veraj la financajn leĝojn, ekonomiajn regulojn, kredas la golemon vivanta kaj forgesis, ke ĉiun sepan tagon ni devus forviŝi la unuan literon de sur lia frunto, kaj anstataŭ al rimedo ni devus turni nin al nia interno, niaj moralaj leĝoj; ni forgesis, ke ni kapablas superi la golemon. Pro tio la golemo fariĝas ĉiam pli nedirektebla, ja liaj mastroj, do ni ne plu kredas pri nia potenco super li, eĉ, ni prefere elturniĝas al mensogoj, anstataŭ konsciigi nian respondecon.</text:p>
      <text:p text:style-name="Text_20_body">La golemo haltigeblas per tio, ke ni forviŝas la unuan literon de la vorto „vero” skribita sur lia frunto (do la literon alfa, simbolon de la komenco, naskiĝo, kreo), kaj la signifo de la restintaj literoj fariĝos: morto. Ĉi tiu penso inversigeblas tiel, ke la forviŝo ne signifas neniigi la golemon, sed aperigi lian esencon. Ni mem skribis sur li, ke li estas la vero, ke li efektive ekzistas, sed se ni forprenas de li nian krean forton, anstataŭe restos la morto: la golemo mem ne estas vivanto kaj alportas morton al ĉio, kion li tuŝas. Alivorte: por ke li ne detruu nin, nepre necesas nia kredo, krea forto, respondeco.</text:p>
      <text:p text:style-name="Text_20_body"/>
      <text:p text:style-name="P4">La instruo de la Tibeta rakonto estas simila, kvankam kondukas alidirekte. La jidamo, estaĵo kreita de nia pensado, se ni pasigis sufiĉan tempon kun li, fariĝos precize tiel reala, kiel ajna, de ni sendependa estaĵo, la diferenco povas tute malaperi. Same reala ŝajnas esti la terkulturisto, meblisto, flegistino, impostokontrolisto, bankiero aŭ ĉefministro, sed dum la rezulto de la laboro de la terkulturisto estas la pano, kiun ni manĝas, dum la meblisto pretigas la ŝrankon en nia domo, dum la flegistino luktas por nia resaniĝo, la aliaj okupiĝas en diversaj punktoj de iu de ni elpensita sistemo pri la konservado de la sistemo mem. La nuntempa „ekonomia krizo” klare monstras, ke la konservantoj de la sistemo fariĝis pere de sia potenco multoble kaj nepravigeble dominantaj super la produktantoj de realaj valoroj, tial la „farita mondo” malsanas. Kaj tio estas feliĉa afero, ĉar tiamaniere eble falos la vualo de sur la senĉesaj fabeloj kaj kaŝagoj kaj evidentiĝos: la reala mondo grave malsanas, kaj se ni havas farendojn, ni devas serĉi ilin ne ĉe la helpo al la financa sistemo, bankoj, produktistoj de poŝtelefonoj aŭ aŭtoindustrio, sed ĉe la savo de nia planedo kaj civilizo de la detruoj, kiujn faras la supre menciitoj.</text:p>
      <text:p text:style-name="Text_20_body">La kreo kaj detruo de la kilkoro estas logika parto de la evoluo de la disĉiplo, tio estas verŝajne same neevitebla en la ebeno de la homa civilizo. Vane priskribas nia majstro la jidamon kiel instruantan spiriton, li ne portas de ni sendependan saĝecon. Ni povas lerni nenion de nia farita mondo, politiko, industrio, historio: ili ne estas eksteraj fontoj, sed potence pligrandigaj speguloj de nia pensado. Ni ne forgesu: por nia evoluo nepre necesas, ke ni kreu la kilkoron, komence ni opiniu lin kiel eksteran, ke ni admiru lian potencon kaj forton. Poste ni rekonas nin mem en li; kaj ĉiuklopode ni luktas kontraŭ la dubo vekiĝinta en ni, kiu sugestas, ke ĉio ĉi havas nenian sencon, ke efektive li ne estas tie, lin kreis ni mem. Estas grave, ke ĉiuforte ni volu kredi lian realecon, kaj fine tamen ni falu kaj konsciiĝu: efektive li ne estas tie, fakte ni mem elpensis lin, kaj ni lasas forvanui lin kiel ajnan svagan penson alian.</text:p>
      <text:p text:style-name="Text_20_body">La Tibeta mistero promesas iluminiĝon al la disĉiplo, kiam tiu travivas ĉi tiun ŝanĝiĝon, komprenon de tio, ke io ajn en la mondo povas esti ĝuste tia – de li kreita, de lia konvinkiĝo kaj spertoj vivtenata – iluzio, kaj ke la esenco troveblas ĉiam malantaŭ la videblaj, sperteblaj aferoj. Sekvante ĉi tiun analogion kion do signifas la tuttera, specio-ebena iluminiĝo?</text:p>
      <text:h text:style-name="Heading_20_2" text:outline-level="2">Por kio utilas krizo?</text:h>
      <text:p text:style-name="Text_20_body">La nuna krizo estas nenio alia ol malkaŝiĝo de tre delonge vualata, forgesi dezirata vero: se ni lasas, ke la valormezurilo, la mono forŝiriĝu de la valorkoncepto de la civilizo (egale, ĉu homa valoro aŭ media resurso), ĉi tiu procezo ne haltigeblos; kaj ajnan sumon oni povos skribi sur papero, en komputilo, la malfacilaĵo aperos nur, se iu volas fakte ŝanĝi ĝin por io. Grandegajn sumojn oni povas ĝiradi sendepende de tio, kiom da homoj produktas valorojn en iu lando, kaj kompare al ili kiom da homoj vivas per liverado, komercado, reklamado, direktado ks.</text:p>
      <text:p text:style-name="Text_20_body">Norda ventaĉo nun frapfermis nian fabellibron. Kvankam tre multaj klopodas, ke ni resinku en dormon, ankoraŭ ne videblas faktoroj, retrankviligitaj de kiuj ĉiuj reprofundiĝus en sian revon pri bela, nova mondo. </text:p>
      <text:p text:style-name="Text_20_body">Ni ne devas lasi, ke tio sukcesu. Sojle ja staras vera monstro, multoble pli granda krizo ol la ĝisnunaj. Portempe ĝi ankoraŭ pacience atendas: elĉerpiĝantaj provizoj de energioportantoj, mil kruelaj sekvoj de la tutplaneda klimatŝanĝiĝo (fakte ties antaŭĵetita ombro furiozas nun en la borsoj, ne la fakto mem, sed la timo al ĝi kaŭzas panikon: ĉiuj scias iagrade, ke ĉi-foje sur ĉi tiu vojo ne estos „dek jaroj antaŭe”, nek estonteco simila al la nuno).</text:p>
      <text:p text:style-name="Text_20_body"/>
      <text:p text:style-name="P4">La monstro ankoraŭ atendas, eble ni ankoraŭ havas kelkajn jarojn por malfermi la pordon al ĝi kun iom dormemaj okuloj, enlasi ĝin endomen kaj babili pri tio, kien ni devus turni nin, por ke ankaŭ niaj infanoj havu estontecon, liberan decidopovon, por ke ili ne fariĝu ludiloj de la konsekvencoj de nia senpripenseco. Se ni ne faros tion, ĝi renversos la domon sur nian kapon, kaj ni, uzante komiksan bildon, postrestos kun nura pordo en la mano…</text:p>
      <text:p text:style-name="Text_20_body">Bonefika estas ĉi tiu krizo! Ni devas konfrontiĝi kun la fakto, ke tuta industribranĉo (nome la aŭtoindustrio vivanta de jardekoj nur el marketiko superanta pluroble la racie pravigeblan amplekson) rompiĝas, la vivopano de centmiloj, milionoj endanĝeriĝas, buĝeto de landoj renversiĝas pro ĝi.</text:p>
      <text:p text:style-name="Text_20_body">Sed la kreo de ekologia daŭripova stato postulas multe pli grandajn transformojn ol ĉi tiu. Kiam fine ni serioze konsideros kaj taksos la kromajn damaĝojn kaj kostojn – longe forvualatajn – de la longdistanca transporto, subite ĉesos ekzisti kargoŝipaj, kamionaj, kargaviadilaj flotoj, aŭ kuntiriĝos ĝis sia ioma ono. Ĉesos la longdistanca turismo, ĉar la veturado fariĝos ree trokosta; la komunumoj, kiujn por la interesoj de la „ripozi dezirantoj” ni tute distaŭzis, restos de unu minuto al la alia tute sen enspezoj. Se ni emos efektive bone uzi la informadikon por la organizado de nia civilizo, la peza kapo de la aktoŝovula memregado preskaŭ tute ĉesos ekzisti. Nenecesa fariĝos la giganta aparataro de la per-mona ĵonglado. Se ĉesos la sinteno de la intustrio protektantan ĉiun novan ideon per patentoj, inventanta kaj realiganta ĉion milfoje, kreanta kaj produktanta nenecesajn kaj rekte por rubujo projektitajn objektojn, ĝi kapablos kontentigi la efektivajn bezonojn per ioma ono de siaj ekzistantaj rimedoj. En la mondo de individuoj kun sana memtaksado krevos la falsa balono de la modo, lukso, mirmondo de kosmetikaĵoj… Mi scivolas, kion ni tiam faros?</text:p>
      <text:p text:style-name="Text_20_body">Laŭ pesimisma antaŭvido ni ĉiuj klopodos produkti nutraĵon sur malgrandaj parceloj, luktos en sangaj bataloj por vivo, akvo; nin dekumos ridindaj infektoj, ĉar ĉesos la nun konata kaj kiel natura konsiderata civilizo. Aŭ: ni alfrontos ĉi tiujn demandojn, antaŭ kiuj ni fuĝis en la nunan inkubaĵon kaj projektos la estontecon prizorgante ĉiun unuopan homon, ĉiuklopode ni helpos ilin kompreni la tendencojn kaj ŝultr-al-ŝultre ni prenos sur nin la taskojn kaj la sekvojn. Ni realigos ne la militon de maŝinoj, civilizoj, religioj aŭ malfeliĉaj ĉifonaj postvivantoj kaj diversajn similajn fantaziaĵojn memdetruajn, sed tian 21-an jarcenton, post kiu troviĝos homoj, kiuj kalkulos la 22-an kaj kiuj kun kontenta, eĉ iom pardonema rideto fieros pri siaj prauloj: pri ni…</text:p>
      <text:p text:style-name="Text_20_body">Estas mode mire rigardi dirante „ni scias tiel multe pri la klimatŝanĝiĝo, kial ni faras nenion kontraŭ ĝi?” Nu, la respondo estas tre simpla: temas pri tio, ke tuttere ni vidas nin leonoj, de kiam ni vekiĝis al konscio, kaj ĉio, kion ni faras kaj per kio ni detruadas nian planedon, sekvas el ĉi tiu leoneco. Por transvivi, ni devos fariĝi ŝafoj… Tuttere, inkluzive ĉiun unuopan homon, ni devus ŝanĝi nian estantecon (en ju pli evoluinta parto de la mondo ni vivas, des pli), por havi estontecon. Eĉ, por ke mi estu pli preciza: ni devus disponi propre tian koncepton pri la estonteco, kun kiu ni povas identiĝi kaj en konscia, kaj en senta ebenoj, kiun ni ne povas desegni laŭ la „evolua” vojo de la nuna mondo. Ne ekzistas ja vojbranĉo, devojo, kiu kondukus nin el la nuna mondo en iun efektive belan.</text:p>
      <text:p text:style-name="Text_20_body">Ni havas movadon kun bela nomo: Eblas Alia Politiko. Mian respekton pro la ideoj, kiuj ĝin movas, sed…. Ĉu ĝi havas fone konon, kiun ni ne scias jam de kvin jaroj (ekz. analizoj de György Soros aŭ klimatesploristoj), de kvindek jaroj (ekz. Ekotopio) aŭ eĉ de dumil kvincent jaroj (Konfuceo), kaj kiu nun, en ĉi tiu momento radikale transaranĝus la interesrilatojn? Aliflanke, ĉu ĉi-kampe ne validus la leĝoj de la evolucio?</text:p>
      <text:p text:style-name="Text_20_body"/>
      <text:p text:style-name="P4">Estas nur politiko, kiun nun ni vidas el ĝi (pli precize ties „suna” flanko, en la fono ĉio estas eĉ pli sombra). La socia evolucio de miloj da jaroj formis la rolojn, kondutmodelojn, procedojn. Evidente, ĉio povas esti „alia”, ja povus esti bluaj musoj, sesgambaj rajdĉevaloj, kaj antaŭ ĉio: ĉiu leono povus esti karesinda kateto, por ne murdi tiujn amindajn zebrojn. Sed ne… Ni faris savanon el nia socia vivo – kun multaj remaĉuloj kaj perfektaj rabobestoj; ĉiu ludas sian rolon. La fabeloj, en kiuj la protagonisto faras miraklojn kaj kondutante tute fremdule postvivas neverŝajnajn aventurojn, estas nuraj simboloj kaj en tia formo ne transplanteblaj en la ĉiutagan vivon. La „politiko” ne povas esti „alia”, ĉar <text:span text:style-name="T1">ĝi estas precize tio, kio ĝi povis fariĝi pere de ni.</text:span></text:p>
      <text:p text:style-name="Text_20_body"><text:span text:style-name="T1">Ni mem povas esti aliaj. </text:span>Ekzistas unusola vojo: konsciiĝi pri tio, ke ĉi tiu mondo ja estas senlime grandega, tamen ni, unuopaj individuoj konsistigas kaj prirevas ĝin tia, kia ĝi fariĝas. Se ni emos alfronti la demandojn kaj problemojn, kiuj paralizas kaj tenas nin en ĉi tiu inkubo, jes ja, ni povas ion kaj tion fari por tio, ke ĉio eblu alia; ni estas respondecaj; kaj se ni prenas sur nin ĉi tiun respondecon, ni povas esti kreantoj de la okazaĵoj de nia mondo. Kompreneble, ne estas garantio por tio, ke ni kapablos krei ĉi tiun „alian mondon” – tio estas demando de kredo. Sed estas ja certe, ke se ni ne ekiros sur ĉi tiu vojo, venos al ni alia mondo: tia, kian ni treege ne ŝatus vidi.</text:p>
      <text:h text:style-name="Heading_20_1" text:outline-level="1">Eliro </text:h>
      <text:h text:style-name="Heading_20_2" text:outline-level="2">La malantaŭa elirejo</text:h>
      <text:p text:style-name="Text_20_body">Laŭ mia analizo troviĝas du eblaj eliroj el la nuna stato. La situacio similas plej multe al lanĉo de raketo. La nun kiel malantaŭa elirejo nomata eblo konsistas en tio, ke atinginte apogeon la raketo returniĝas kaj traarkinte trajektorion ĝi ree atingas la teron. Laŭ la dua varianto, pri kiu mi okupiĝas en la tuta libro, la raketo, post forbruliĝo de la unua ŝtupo, funkciigas novan propulsiilon kaj atinginte kun kontinua akceliĝo la apogeon de la trajektoria arko, forlasas ĝin kaj ekvojas al ĝis nun nekonata mondo. La libro tamen ne estus kompleta, se ni ne dirus kelkajn vortojn pri la alternativa disvolviĝo.</text:p>
      <text:p text:style-name="Text_20_body">La evoluon de la homaj komunumoj karakterizis la etendo de la homogena direktado, la ĉiam pli granda koncentriĝo de resursoj. Al ju pli granda homamaso kaj areo etendiĝis la kapablo de regado, des pli multe da resurso-superfluo povis estiĝi en la centro, kiu ebligis la eltiron de ĉiam plinombra homamaso el la produktadaj procezoj. Ĉi tiuj homoj konsistigis la „kaston” de scienculoj, artistoj kaj gvidantoj, kiuj difinis la direkton de la plua evoluo de la komunumo, formis ties rimedojn. Rajte de ilia naskiĝo doniĝis al ili alia mondo ol al la amaso; pri ili temas la historio gvidata same de ili, dum la vivo de la priserva amaso ne multe ŝanĝiĝis tra la jarcentoj. La amplekso de la direkteblaj amasoj, posedeblaj teritorioj dependis de la disponeblaj rimedoj (komunikado, armeo) kaj de la najbaroj (militaj fortorilatoj, aliancoj), ili konsistigis konstantan supran limigon.</text:p>
      <text:p text:style-name="Text_20_body">Abruptan ŝanĝon alportis la fakto, ke dum la industria revolucio la evoluo de la scienco trarompis de interne la ŝelon de la supra kasto: la inventaĵoj disradiis inter la amasojn kaj transformis ties strukturon. La rilato de la „simpla homo” al la scio ŝanĝiĝis, ĝi fariĝis akirebla, evoluigebla, regebla. Ĉio ĉi abrupte plimultigis la superfluon da resursoj, jam pli multajn ne-produktantojn povis sekure vivteni la sistemo. Krome evidentiĝis, ke la spirita kapablo ne estas naskiĝa privilegio, do valoras „fiŝi” ankaŭ inter la popolo, instrui kaj ellevi kapablulojn (tio estis pli frue la privilegio de la eklezio traradikanta profunde la populacion). La plimultigita evoluiga kapablo rapide laboris, utiligis ĉiam pli novajn inventojn en la produktado, la spiralo alportis evoluon de kaprompa rapideco.</text:p>
      <text:p text:style-name="Text_20_body">Samspeca evoluo kondukis al la mondmilitoj, al la ĝin sekvanta malvarma milito; la baze ekspansiema koncepto de la komunumoj, rigardanta la najbarojn kiel kunkonkurantojn ja ne ŝanĝiĝis. La kapablo mezuriĝis ankaŭ plue per la amplekso de la homogene direkteblaj teritorio kaj homamaso. Tiel ni venis al la nuna stato, kiam ĉesis la kunkonkurantoj, surface funkcias la homogena direktado: ni ĉiuj konas kaj parolas la lingvon de la mono.</text:p>
      <text:p text:style-name="Text_20_body">Sed ĉi tiu mondo ne estas perfekta: miliardoj da kontraŭaj interesoj nutrataj de la ideoj de la demokratio, klerismo, opinilibereco kaj egalrajteco faras ĝin ĥaosa. Dum la potence pufiĝinta proviza industrio faras gigantajn negocojn el la stultigo de la amasoj kaj kontentigo de ties artefaritaj bezonoj, ĝi avide voras la lastajn resursojn de nia planedo. La raketo transpasis la supran mortopunkton kaj komencas kraŝi… Se la direktado restos en tia formo, ni pagos por ĝi gigantan prezon, la kolapso de la financa direktado (kies venton ni nun sentas) rezultigos totalan ĥaoson, la disĉifiĝon de la tuttera teksaĵo. Ni <text:span text:style-name="T1">devas</text:span> malpufigi la ĝiskreve plenpumpitan balonon, ni <text:span text:style-name="T1">devus</text:span> malpliigi la konsumadon de nia specio.</text:p>
      <text:p text:style-name="Text_20_body">Kiel eblo plu ekzistas, ke la mondo denove disduiĝos laŭ la malnova modelo al direkta kaj vivtena kastoj. Por tio necesas, ke la vivtenantoj ree fariĝu obeemaj, konscie submetiĝaj servistoj al la direktantoj, mem rezignu eme pri sia libereco por la sekureco (pano, laboro, paco). Laŭ mia opinio nun ni tre proksimas al tio: vastegaj amasoj fariĝis por 5-10-20 jaroj senperspektivaj kaptitoj de la financa mondo, ilia vivsekureco dependas sole de la malstabilaj kurzoj, ŝanĝiĝoj de strangaj kaj nekompreneblaj indicoj. La sociala kaj sanitara sekureco estas same dependaĵoj de la mono, la loĝebleco, laboro, kuraciĝo, vivo estas en konstanta danĝero.</text:p>
      <text:p text:style-name="Text_20_body"/>
      <text:p text:style-name="P4">La sinjoroj de la financa mondo, se ili sukcesos kunteni sin, povos agi tiel, ke motivante per la financa-direktada krizo, manko de resursoj kaj premo de ĉiam pligraviĝantaj ekologiaj problemoj (ni ne forgesu: ene de kelkaj jaroj multaj milionoj da homoj konfrontiĝos kun la ĉeso de sia vivejo pro la leviĝo de la marnivelo, dum ekzemple parto de la loĝantaro de Hindio povos veni al la sojlo de malsatmorto pro la reduktiĝo de siaj akvoprovizoj) kaj en la posedo de la teritoria plenpotenco (la naciaj ŝtatoj jam de jardekoj ne povas esti nomataj sendependaj) plus informadikaj rimedoj ili deklaros tutteran krizostaton. Tiel rajtigitaj, ili povos perforte redukti – pli precize forpreninte de la tutteraj amasoj ebligi por sia etnombra grupo – la malŝparadon kaj efektive „fari ordon” en la planedo kaj certigi en formo de iaspeca klerisma teokratio la sekurecon de la dume neeviteble malpliiĝanta populacio. Ilia devizo estas plurmiljara kaj tekstas jene:<text:span text:style-name="T1"> „Oni povas atingi ĉe la popolo, ke ĝi sekvu la ĝustan vojon, sed ne eblas atingi, ke ĝi ankaŭ komprenu ĝin”</text:span> (Konfuceo).</text:p>
      <text:p text:style-name="Text_20_body">Pri ĉi tiu solvo estas probleme, ke ĝi estas neniam realigebla. La novaj regantoj de ĉiuj epokoj komencis sian funkciadon en la kredo, ke iliaj komunikadaj kaj direktadaj kapabloj, armeaj fortoj multoble superas tiujn de la pli fruaj generacioj, kio certigos por ili stabilecon. Same ili forgesis legi la historion kaj lerni el ĝi la sekvajn regulojn:</text:p>
      <text:p text:style-name="Text_20_body"><text:span text:style-name="T1">Ĉiam troviĝas interna opozicio.</text:span> Vanas iliaj plej bonaj intencoj komencaj, la oponado estas eterna, kaj se la potenco de la socio (kiu pro sia strukturo ne povas esti nomata „komunumo”) baziĝas sur forto kaj malpermesoj, ili devos pli-malpli frue konfrontiĝi kun tio. Post certa tempo ili jam devas minaci per forto, poste ankaŭ apliki ĝin, fine neeviteble atestos sian pli frue nur supozatan malbonecon, kaj tiel ili perdas la apogon de la amasoj.</text:p>
      <text:p text:style-name="Text_20_body"><text:span text:style-name="T1">La reganta tavolo ĉiam forputriĝas.</text:span> La belaj ideoj iom post iom rustiĝas pro la narkoto de la ĉiutagoj de la potenco, la leĝon de la senindulga interna selektiĝo moligas la homaj interkontaktoj kaj interesrilatoj, ĉiam etendiĝas eksteren la limo de „mi povus fari…”, „mi faros kaŝe”, „mi konkuras kun aliaj, kiu povas fari pli malbele…”; la generacioj perdas sian personan kontakton kun la motivaro, kiu kreis la sistemon levintan ilin al la pinto.</text:p>
      <text:p text:style-name="Text_20_body"><text:span text:style-name="T1">Ĉiam ekzistas konkuranta sistemo.</text:span> La potenco de la financa mondo nun ŝajnas laŭvide superreganta, fakte ĝi gvidas porvivan batalon (fojfoje videblan) kun la religio: la „teritorio” estas sendube ĝia, sed devas batali de paŝo al paŝo por ĉiu unuopa membro de la „amaso”.</text:p>
      <text:p text:style-name="Text_20_body">Efektive oni sukcesis lule direkti nin en mondon de sonĝoj. Efektive oni sukcesis fari supraĵa la instruadon, la rilaton al la konoj, scio, fermi en bestokaĝon la nocion de la saĝeco. Oni sukcesis malbonigi la rektajn kontaktojn inter la homoj, anstataŭigi nian spegulbildon per multnombraj, draste buntaj mozaikeroj, kaj ni ne plu vidas nin mem. Oni sukcesis fari nekompreneblaj la nociojn necesajn por la konservado de la homaj komunumoj, kiel respekto, humileco, honesteco, amo… Oni sukcesis fari kaptitoj de la politiko ĉiujn valorajn pensojn: ajnon bonan iu diras, iu partio neeviteble skribas tion en sian liston de karakterize neplenumeblaj promesoj, se ĝi esperas de tio kelkajn procentojn; poste ni provas trovi ekskuzojn: „mi ne estas tia…, nur ĉi tiun unu aferon mi volus”. Pluraj enketoj montras, ke de tago al tago ni proksimiĝas esti libere pelebla grego.</text:p>
      <text:p text:style-name="Text_20_body">Ankaŭ la historio atestas: ne ĉi tiu estas la natura stato de la homo. En senespera situacio li ja kunpeleblas en unu gregon, sed la ŝlosilo estas ne la timo sed la senperspektiveco. Se li vidas ŝancon antaŭeniĝi, li akceptas timon, danĝeron, eĉ neniiĝon por tio, ke li utilu al siaj ideoj, komunumo. La mono, fizika potenco ne povas longe regi lin, ili ja ne kapablas trakti liajn plej profundajn, plej sanktajn gvidprincipojn, konceptojn. Vane ili anoncas hodiaŭ la finan venkon, vane ili konsideras infanecaj aŭ pentras sovaĝbestoj tiujn, kiuj ankaŭ publike konfesas sian kredon, ili kondamnas sin per tio al eterna batalo kaj fine malvenko.</text:p>
      <text:p text:style-name="Text_20_body">Tial mi ne volas okupiĝi per la „malantaŭa elirejo” de la direktata surteriĝo, anstataŭe mi serĉos, kiel oni povus bruligi en la nun vere kraŝanta raketo la sekvan ŝtupon, per kiu ni povos elsaviĝi el nia nuna ĥaosa situacio antaŭen, en iun efektive nekonatan mondon.</text:p>
      <text:p text:style-name="Text_20_body"/>
      <text:h text:style-name="Heading_20_2" text:outline-level="2">Ju pli malbona, des pli bona </text:h>
      <text:p text:style-name="Text_20_body">Ŝanceliĝas la mirinde konstruita, mondskala merkatekonomio, unu post alia alvenas informoj pri bankrotoj, ŝtataj intervenoj, havaĵoj degelintaj al nulo, kolapso de la merkato de nemoveblaĵoj, recesio. Vanas la armeo da inteligentaj, plaĉe vestitaj kaj tre bone salajrataj financaj fakspertuloj, ili devos miaopinie iom post iom recedi antaŭ la simpla fakto: se oni fabrikas en alia mondoparto grandan parton de la varoj kutime aĉetataj (de nafto tra vestoj, ŝuoj ĝis ludiloj kaj elektronikaĵoj), kaj tiel ĉio iĝas malpli kosta – la ekvilibro renversiĝas, kaj oni senĉese pagas eksteren. Tio povas esti vualata pli-malpli per mono (kreditoj), sed poste senindulge rebatos.</text:p>
      <text:p text:style-name="Text_20_body">Ni prenu la politikon ĉe ni, en Hungario: „herooj” kaj „primadonoj” okupiĝantaj teorie pri publikaj aferoj, fakte enamiĝintaj al sia voĉo tiras-puŝas unu la aliajn en senfinaj sukerdolĉaj operetoj, dum ni sentas proprahaŭte, ke la sanitara sistemo, la socialaj vivtenaj sistemoj, la instruado iel glitas ĉiujare en pli malfacilan situacion, post ĉiu „imposta plifaciligo” restas ĉiufoje malpli da mono en nia poŝo; en spektaklecaj procesoj konsumantaj pluajn terure grandajn sumojn ridetante forpromenas la veraj utilhavantoj kun milionoj, miliardoj mankantaj el nia poŝo.</text:p>
      <text:p text:style-name="Text_20_body">La kria bruado en la amaskomunikiloj iĝas ĉiam pli ĝena. En la mila rondo de mirkvizoj, kompreneble, oni povas nur pene „spikumi” estontajn talentulojn, kaj jam estas iom tedaj la fabrikado de falsteloj, la telefonaj babilprogramoj kaj filmoj de speco „mi ja elspuros, kiu sentripigis lin – plaŭd-krak-pum”.</text:p>
      <text:p text:style-name="Text_20_body">Ĉiam malpli da „veraj viroj” kredas, ke iu nova parfumo, postraza ĵeleo, alkoholaĵo aŭ miraŭto faros lin vera viro, se li devas paŝveturi en tumultoj aŭ trafikŝtopiĝoj; la samo validas pri ŝampuoj, lesivoj, jogurto. La ok-decimetra plasmotelevidilo ne plu ŝajnas tre pli bona ol la sep-decimetra… Aŭdante pri la programo de la „transiro al cifereca programdissendo kun granda distingivo” ne eviteblas la demando: ĉu ne troveblas eble kelkaj pli gravaj aferoj ol ĉi tiu (ne parolante pri tio, ke kio unuflanke estas elspezo, aliflanke estas gajno)?</text:p>
      <text:p text:style-name="Text_20_body">Kurioza momento: la du ekstremoj de cirklo malrapide rekuniĝas: en la vivon de la Kaliforniaj „pintokonsumantoj” penetras pro la troŝarĝataj provizaj retoj tiuj samaj problemoj, pri kiuj ni pensis, ke ili povas kaŭzi zorgojn nur en iu Dio-forgesita angulo de la mondo: kurentoĉesoj etendiĝantaj al vastaj areoj trudas ilin al komuna pensado, al malpli intensa, komunume bazita energiuzado, mastrumado per lokaj energifontoj kaj lokaj solvoj, do evoluigo de rimedoj, kiuj estos senŝanĝe aplikeblaj ankaŭ en la energimankaj Afriko, Hindio, Azio. La vere fidinde funkciantaj rimedoj ja pli valoras ol miraparato, al kies malluma ekrano mi povas nur gapi, kiam mi pleje bezonus ĝin.</text:p>
      <text:p text:style-name="Text_20_body">La apatio, senfina enuo kaj seniluziiĝo ne estas agrablaj sentoj, tamen bonefikaj. Pri la rimedoj, kiuj klopodas transformi nin en unuecan, procente kaj indice mezureblan amason, unu post aliaj evidentiĝas, kiom ili fakte valoras kaj kiom kostas al ni kaj nia planedo. La reĝo estas nuda, vanas la hurlaj vokoj de la diskriistoj kaj flustroj de la pagataj humorfarantoj en la amaso – ni denove komencas serĉi la manon de la najbaro.</text:p>
      <text:p text:style-name="Text_20_body">Ni jam scias, ke la teamoj pentrantaj nin ruĝaj, oranĝkoloraj, bluaj aŭ verdaj, asertantaj ion ajn por procentoj senĉese kaŝobservas, taksadas nin; ĉiun deziron kaj ankaŭ ties kontraŭon ili skribas sur sia standardo, sed jam malmultas spaco tie apud la pli fruaj principoj kaj promesoj.</text:p>
      <text:p text:style-name="Text_20_body">Tiel do ĉiam pli forte ni deziras, ke iu eldiru la veron, eĉ se ĝi doloras, kaj li ne ĉesu nur kaŭze de tio. Jes ja, li piku per nadlo, tranĉu karnon, kaŭzu doloron, se necese, sed amo, respondeco kaj kredo brilu en liaj okuloj, li ne tenu glason por mia sango kaj ne intertintu ĝin sub la operacia tablo.</text:p>
      <text:p text:style-name="Text_20_body">Tio nun estas nura revo – sed ne pro la rolantoj, ĉar kvankam individue ili estas kompreneble respondecaj pro la damaĝoj kaŭzitaj de ili, sed se ni anstataŭigos ilin, samspecaj stariĝos ilialoke. Sed eble ĝuste tio faros nin fortaj, decidemaj preni sur nin la taskon kaj eldiri: jes, mi mem estas ĉi tiu sistemo.</text:p>
      <text:p text:style-name="Text_20_body"/>
      <text:p text:style-name="P4">Mi mem sopiris, ke oni mensogu al mi pli belan mondon, mi mem deziris, ke oni blindigu, narkotu min kaj mi same partoprenas en la trompado de aliuloj. Sed nun mi volas vidi kaj la averson, kaj la reverson de la aferoj, kiaj ili fakte estas, kaj volas eldiri la veron eĉ tiam, se tio multe kostos al mi, ĉar mi jam tediĝis de ĉi tiu konfuza, memkontraŭdira sistemo, kies parto mi estas. Estas tre malagrable fali de sur lito, sed se estas necese por tio, ke fine ni vekiĝu el febra sonĝo, tiam valoras fali.</text:p>
      <text:h text:style-name="Heading_20_2" text:outline-level="2">Kreo de pozitivaj modeloj, ekskludo de malutilaj </text:h>
      <text:p text:style-name="Text_20_body">Ni ekzamenas la tendencojn de nia nuna mondo „racie”, laŭ fakterenoj; baze de ties rekonitaj leĝoj ni taksas kaj agas. Pri tio estas tamen probleme, ke la aliro mem estas erara. Mi povas ekzameni la problemojn de homgrupo el instruadaj, socialaj, kriminalaj, ekonomiaj, etnaj ktp vidpunktoj, mi povas tiri konkludojn, ellabori planojn. Ili ĉiuj estos neeviteble eraraj, la intervenoj elreliĝos, ĉar tiu grupo – kiel ĉio en la mondo – partas en sistemo, mi ne povas ellevi unuopajn vidpunktojn, mi ne povas analizi ilin aparte, for de la ceteraj, mi ne povas modifi la funkciadon nur baze de unu aŭ kelkaj vidpunktoj.</text:p>
      <text:p text:style-name="Text_20_body">Rekoninte, ke kaj la homa pensado, kaj la mondo mem konsistigas kun ĉiuj siaj fenomenoj „sistemojn”, la tasko estas rekoni la modelojn, la karakterizojn de la sistemoj kaj ties interefikojn, poste baze de la spertoj krei novajn pensadajn, vivgvidajn modelojn, ekzameni ties efikojn kaj laŭnecese modifi ilin.</text:p>
      <text:h text:style-name="Heading_20_3" text:outline-level="3">Deziro de sekureco</text:h>
      <text:p text:style-name="Text_20_body">Kiel biologia estaĵo kapabla al pensado, antaŭvido mi konscias, ke dum mia vivo kun granda verŝajno mi suferos fizikajn vundiĝojn, malsanojn, kaj se mi ne mortos pro akcidento, la foruziĝo de mia fizika korpo kaŭzos al mi ĉiam pli da problemoj. Por esti trankvila mi bezonas iaspecan sekurecosenton, ke en tiaj okazoj mi ricevos la necesajn helpon, prizorgon, atenton, miaj doloroj estos reduktitaj konforme al la aktuala homa scio, por la restarigo de mia vivokvalito oni faros ĉion eblan.</text:p>
      <text:p text:style-name="Text_20_body">Ties plej grava antaŭkondiĉo estas nenio alia ol bonstata homa civilizo certiganta, ke troviĝos apud mi homoj dum mia malforteco, kiuj respektos mian vivon, sanon, kiuj havos fakscion kaj disponos la necesan rimedaron. La relevo de la falintoj bezonas enormajn rezervojn kaj ĝi dediĉas resursojn al homoj, kiuj en la donita momento estas senvaloraj, kaj nur espereblas, ke poste ili iel redonos la resursojn foruzitajn por ili. Dum ĝenerala malsato, intercivitana milito, epidemioj, sinsekvaj inundoj tute vanas la bona intenco, eĉ plej granda, ĉar mankas la kondiĉoj por relevi la falintojn.</text:p>
      <text:p text:style-name="Text_20_body">La garantio por mia sekureco estas do ne la akumulo, koste de la komunumo, de persona havaĵo, kiu ja elstarigas min, sed malfortigas la reton, kiu kuntenas nin; portempe ĝi povas luli min en la esperon, ke se min trafos ia malbono, oni aparte zorge okupiĝos pri mi, sed se mi malsaniĝos tiam, kiam ĉi tiu reto jam estos ŝirita, mi estos en la sama aŭ eĉ pli malbona situacio ol tiuj, sur kies kapoj mi estas stariĝinta.</text:p>
      <text:p text:style-name="Text_20_body">Por mi estas pli avantaĝe kontribui al tio, ke la komunumo akumulu resursojn: per mia laboro mi apogas la komunumon, dume mi bone utiligas la resursojn konfiditajn de ĝi al mi kaj ŝpareme uzas tiujn, kiujn ĝi disponigas al mi. Per tio mi enigas bonajn modelojn en la komunumon, pliigas nian komunan sekurecosenton, nerekte aŭ eĉ senpere mi helpas tiujn, kiuj nun troviĝas en malfeliĉo. Mi kontribuas al tio, ke aliuloj akiru la kapablojn necesajn al helpodono, konservu sian vokiĝon, restu kaj evoluu la bezonataj resursoj kaj rimedoj – el tio konsistiĝos la sistemo, kiu ankaŭ min vivtenos dum mia falinteco.</text:p>
      <text:p text:style-name="Text_20_body"/>
      <text:p text:style-name="Text_20_body"/>
      <text:h text:style-name="P26" text:outline-level="3">Mortonteco, posedado, dividado</text:h>
      <text:p text:style-name="Text_20_body">Nia pensado fuĝas antaŭ la mortonteco, t.e. la konscio de la neevitebla malvenko, al ĉi tio atribueblas la „eterne vivantaj” pensadaj skemoj, organiziĝoj ribelantaj kontraŭ la bazaj leĝoj kaj funkcioj de la vivo, kiel ankaŭ la streboj posedi, konsumi, foruzi. Se mi kapablas integri en mian konscian pensadon la mortontecon, se mi komprenas, ke mia ekzistado malgraŭ mia falemo estas elstara valoro, kaj mia mortonteco, falemo ne estas ia neproporcia puno, sed la sola rimedo de la biologia kaj socia evoluo de la specio, pluraj nun kutimaj modeloj turniĝos en sian kontraŭon.</text:p>
      <text:p text:style-name="Text_20_body">Mi rekonas, ke enorman laboron enkorpigas flanke de la komunumo, ke mi ne devas pasigi grandan parton de mia vivo-tempo per lukto por mia biologia konservado, tiel la restantan tempon mi ŝuldas al mia komunumo. La interrilato estas tiam korekta, se laŭ mia konscio mi klopodas akiri ĉiuforte konojn, kapablojn kaj fortojn, per kiuj mi povas iĝi utila membro de la sistemo vivtenanta min, povas partopreni en la vivtenado de aliuloj, realigi komunajn celojn.</text:p>
      <text:p text:style-name="Text_20_body">Ĉar mi estas valora kaj utila ano de la min akceptinta komunumo, sen timo mi povas partopreni en taksadaj mezuradoj, kie ĉiuklopode mi montras miajn kapablojn. Individua kaj komunuma celo estas, ke mi ekkonu miajn fortajn kaj malfortajn flankojn, ricevu precizan bildon pri la rimedaro disponebla de mi, tiel mi povu trovi la taskon plej konvenan al mi kaj mian lokon en la komunumo kreita por la solvo de la tasko. (Por tio kompreneble necesas, ke la mezurado okazu sur kampoj kaj inter kondiĉoj, kiuj havas komunuman utilon, male al la nuna konkurenco.)</text:p>
      <text:p text:style-name="Text_20_body">La aĵoj posedataj de mi servas mian sanon, feliĉon, fizikan kaj psiĥan evoluon kaj estas destinitaj ne por tio, ke mi signalu per ili mian gravecon, potencon; ĉi lastaj dependas de la taskoj prenitaj sur min kaj realigitaj sukcese laŭ la takso de la komunumo, kaj konforme al tio, sendepende de la posedo ŝanĝiĝas. Samtempe ankaŭ la posedado estas portempa, rilato konforma al la aktualaj bezonoj, taskoj kaj kapabloj – en la morton mi ja nenion kunportos. Tial mi do estas prefere respondeca, portempa mastro de miaj posedaĵoj (ĉu de mi uzataj energioj, resursoj, ĉu daŭraj utilaĵoj, nemoveblaĵoj), ol ilia absoluta, eterna sinjoro. Mia baza respondeco estas transdoni ilin en konvena stato, kiam ne plu mi estos la plej taŭga persono por ilia posedado.</text:p>
      <text:p text:style-name="Text_20_body">Produkto realigita de mi (de seĝo ĝis scienca teorio aŭ muzikaĵo) portas en si ne nur mian laboron, sed ankaŭ spertojn de pluraj generacioj; laboro de multaj homoj vivantaj kun mi necesis por ili (de miaj instruistoj ĝis la homo elminanta, fandanta kaj prilaboranta la ŝtalon de la ĉizilo ks), kaj renkontos ilin ankaŭ la generacioj sekvantaj post mi (ĉu la realigitajn daŭrajn produktojn, ĉu la rubaĵojn estiĝintajn ĉe iliaj produktado, uzado, ĉu la mankon de la energio kaj resursoj foruzitaj por ilia realigo, uzado, forigado). Do ankaŭ ili ne estas „miaj propraj posedaĵoj”, sed laŭlogike dividiĝas inter la homa komunumo, tiel mia celo kun ajna kreaĵo povas esti nenio alia ol ĝia dividado. Konsciante tion mi realigas produktojn, kiuj eniras la vivon de la homaj komunumoj starantaj ja tempe kaj space super mi, helpas laŭ mia plej bona scio kaj neniel detruas ilin.</text:p>
      <text:p text:style-name="Text_20_body"/>
      <text:h text:style-name="P26" text:outline-level="3">Rubo</text:h>
      <text:p text:style-name="Text_20_body">Tenu ordon en via ĉambro! – ni petas, postulas de niaj infanoj. Sed ili ĉiam ree enportas tien aĵojn, malfermas skatolojn, saketojn, botelojn, flakonojn, poste ĵetas ilin en malluman angulon, balaas sub tapiŝon, kaŝas ilin en „ne uzataj” ŝrankaj tirkestoj. Ĉu tio estas ordo? – muĝas la gepatra rigoro…</text:p>
      <text:p text:style-name="Text_20_body">Precize la samon ni faras nun al nia hejmo, la planedo nomata Tero. Kiam ni estis „malgrandaj”, sufiĉis ŝovi la rubon ĝis la limo de la konata teritorio, poste ni forgese lasis ĝin tie. Hodiaŭ ni estas tiel same malgrandaj, sed fariĝis tre multopaj, niaj limoj intertuŝiĝas, kaj ni produktas rubon, kiun nia planedo ne plu povas trakti. Mia ŝatata ekzemplo estas la plasta saketo, kiun, ni supozu, forĵetis sultano Solimano ĉe Szigetvár<text:note text:id="ftn4" text:note-class="footnote"><text:note-citation>4</text:note-citation><text:note-body><text:p text:style-name="Footnote">Sultano Solimano sieĝis en 1566 la fortikaĵon de Szigetvár.</text:p></text:note-body></text:note> – ĝi nun malkomponiĝus. Certe ankaŭ li kelkfoje postlasis rubon, sed forĵeti tiajn materialojn kaj en tia kvanto, kiel ni nun, li certe ne estus povinta.</text:p>
      <text:p text:style-name="Text_20_body">Ni estas tiuj malsaĝaj infanoj kune kun nia rubo – ne esceptante la aparte kolektatan, reutiligeblan rubon –, longe konservataj konstrurestaĵoj, oficiale traktataj danĝeraj rubaĵoj (foruzitaj oleo, elektronikaĵoj, medikamentoj), ja ankaŭ ilin ni ofte nur transmetas en alian angulon – <text:s/>ne solvante per tio la bazan problemon.</text:p>
      <text:p text:style-name="Text_20_body">Ĉu tro ambicia estas la principo „nul rubo”? Kiam <text:span text:style-name="T1">nenio venos en la rubujon,</text:span> kaj ĉesos la komunuma rubotransporto, kaj la rubotraktado fariĝos escepta, sed por ĉiu produkto unuece reguligita kazo (rompaĵoj, brulrestaĵoj, neeviteble estiĝantaj materialrestaĵoj)? Kvankam tio ne estas „la celo mem”, nur komenco! Temas nur pri tio, ke ni ne plu pliigu tiun teruran ŝarĝon, kiun ni metis sur nian ĉirkaŭaĵon, kaj per kiu ni malbenis niajn posteulojn devigotajn vivi en ĝi. Nur post tio komenciĝos la vera tasko: forlavi la vomaĵojn de nia civilizo, meti nian loĝejon en hom-indan staton…</text:p>
      <text:p text:style-name="Text_20_body">Tuj videblas, ke tio estas nesolvebla sur individua nivelo. Ne tial progresis nia civilizo al tia evolugrado, ke poste ni eliru el ĝi individue en tendojn kaj mortu pro intesta infekto, ĉar dume ankaŭ aliaj „eliris”, kaj pro tio mankas medikamentoj, kuracistoj, hospitaloj. Ni povas solvi, ni havas ĉiujn rimedojn por tio, ke la produktoj, vere necesaj por nia ĉiutaga ekzistado alvenu al ni en grado de pureco konforma al niaj scio kaj kapabloj, sed sen forĵetotaj pakumoj.</text:p>
      <text:p text:style-name="Text_20_body">Povas esti, ke en ĉi tiu „aĉetkorbo” ne troviĝos tridek specoj da fruktojogurtoj kaj kombiskatolaj fruktosukoj, povas esti, ke ni ne povos vivteni la multnaciajn nutraĵmagazenajn ĉenojn, formortos ankaŭ la superbutikoj, sed la laboro de la tie okupataj homoj, la energio formalŝparita tie por transporto kaj „spektakloj” ege necesos por tio, ke ekz. mia laktisto portu aldome la tiutage melkitan lakton en kvanto bezonata de mi – ne en odoraĉetantaj, interŝanĝeblaj PET-boteloj, sed uzante eĉ malpli da energio – en higienaj ujoj, vere konformaj al la 21-a jarcento.</text:p>
      <text:p text:style-name="Text_20_body">Kompreneble, nun ni rilatas al la afero tiel, ke mi povas pagi la luksan brilon, la ĉiam pli novajn ludilojn, la forporton de rubo, do mi havas rajton je ili. <text:span text:style-name="T1">Ne, mi ne havas! </text:span>Nenia admirinda merito, nenia nekompareble granda individua aŭ komunuma utilo (se entute ekzistas tia) rajtigas iun ajn al tio, ke li kaŭzu persone damaĝon al homoj, al kiuj la afero ne donas plezuron, kun kiuj li ne faris rilatan kontrakton (niaj infanoj, nepoj, sed ankaŭ ni mem, kiam ni konfrontiĝas kun la odoraĉo, vidaĵaĉo de rubejo aŭ ties fiziologiaj postsekvoj, manko de areoj okupitaj de ĝi). Eĉ tiam ne, se ili (aŭ „ni” mem) ne protestas pro malforteco, mankanta scio aŭ simple tial, ĉar ili ankoraŭ ne naskiĝis.</text:p>
      <text:p text:style-name="Text_20_body">Ĉi tie temas ne pri la „respondeco al niaj posteuloj”, sed pri la fakto, ĉu ni entute kuraĝas rigardi en spegulon. Jes, ni vivas sub la trudo de katastrofeca regulsistemo, sed ni kreis kaj vivtenas ĉi tiun regulsistemon kaj kiel komunumo ni rajtas krei novan.</text:p>
      <text:p text:style-name="Text_20_body"/>
      <text:p text:style-name="Text_20_body"/>
      <text:h text:style-name="P34" text:outline-level="3">Mezurebleco: mono – CO2 – energio – interveno</text:h>
      <text:p text:style-name="Text_20_body">La homa specio kreskis el dise vivantaj populacioj el kelkmil homoj al tuttera amasego el baldaŭ sep miliardoj da individuoj. Kresko de tia rapideco metas gigantan ŝarĝon sur la vivtenajn sistemojn, ilia grandskala transformo estas neevitebla. Se ni ne volas draste malpliigi la individunombron de nia specio, ni devas kalkuli kun la bezonoj de tia, aŭ eĉ iom pli granda homamasego kaj la postsekvoj de niaj intervenoj. Kalkuli ni devas, ĉar la ekologia ekvacio ekzistas kaj ĉiam pli ĝi efikas sur nin, ĉu ni rekonas ĝin, ĉu ne.</text:p>
      <text:p text:style-name="Text_20_body">La rimedo de kalkulo estis ĝis lastatempe la mono, kiu konsideras ekskluzive gajnon atingeblan en donita momento kaj kalkulatan same en mono; pli longtempaj efikoj rekte ne influas ĝin. Estas vere, en kelkaj ne ĝeneralaj okazoj, post rekono de la mediaj efikoj oni sukcesis influi la merkatajn procezojn: la plej bela ekzemplo por tio estis la esploro de la rilato inter la CFC-koncentriĝo kaj la ozontruo kaj la koneksaj disponoj. Ĉi-okaze la homaro unuafoje konfrontiĝis kun la drastaj postsekvoj de sia efiko, apud la komunuma konsterniĝo ankaŭ la produktistoj trovis sian negocon en la transformoj, do la afero sukcesis. Sed kontraŭekzemplas la tutteraj malriĉeco, malsato, militoj aŭ arbarneniigo: vanas la spektaklecaj amasprotestoj, ne ekzistas tia financa modelo, kiu iel farus la aferon profitodona, do la protestoj neniam atingos sian celon.</text:p>
      <text:p text:style-name="Text_20_body">Nova mezurmaniero estas registri la karbondioksidan emision. Laŭdinda iniciato, oni ja sukcesis elekti indicon, kiu estas relative bone kaj objektive mezurebla (kvankam kreiĝas samtempe ankaŭ „industrio” preteriri ĝin por la okazo, se oni prenos la aferon serioza), eĉ, ĝi estas principe sendependa de la financa taksado kaj celas la bremsadon de la senlima evoluo. Se ni konsideras, tre esprima estas ekzemple la sekva donitaĵo: la jara karbondioksida emisio por persono en la listogvida Aŭstralio estas 10 tunoj, por unu usonano 9,5 tunoj, averaĝe por la tuto de EU 3,3 tunoj. Kruelaj ciferoj, se konfrontitaj al la individunombro de nia specio. Malgraŭ tio la CO2-emisio estas tipe „tubofina” kontrolo, indico, pro kiu oni povas puni, per kiu oni povas komerci; samtempe ĝi diras nenion pri tio, kiel oni devus ŝanĝi la procezojn en la intereso de pli bona funkciado. Karakteriza ekzemplo estas: oni lanĉis la ideon, sorbigi la karbondioksidon per la oceanoj, dume oni preteratentas, ke pro la acidiĝo de la akvoj la atoloj troviĝas jam nun en kriza stato, kaj tio senpere endanĝerigas la nutraĵan ekvilibron de la tuta oceana vivularo.</text:p>
      <text:p text:style-name="Text_20_body">Pli promesa ŝajnas la esploro de la energibilanco. Ĝi atentas sur la „enira flanko”, kiom da energio necesas por la funkciigo de iu procezo, premiante kompreneble tiun, kiu finsume konsumas malpli. Vestoj amasproduktataj nun en Ĉinio, Hindio, Bangladeŝo per etkosta laborforto kaj veturigataj tra plurmil kilometroj estas ja malpli prezaj, butero produktata en Pollando kaj germana fromaĝo estas ja malpli kostaj ol nia-landaj, tamen se ni konsideras la energibilancon, la ciferoj aspektas alie. Hodiaŭ la loke produktata energio el vento kaj suno ne estas konkurenckapabla kun la prezo de la energio produktata en tradiciaj energiejoj, sed se ni enkalkulas en la energiprezo la (tre malbonan) rendimenton de la energiejoj kaj la konsternajn perdojn en la transporta reto (ĉi tiuj kune konsumas ekz. 85% de la energio el ŝtonkarbo!), la afero aspektas tute alie. Tion ni devas klare vidi, ĉar en tragika grado ni trokonsumas la energiprovizon de la planedo tiel, ke la relative eta kvoto de la populacio respondecas por la pli granda parto de la trokonsumo. La konsumadon de la sistemoj priservantaj nin, „riĉulojn” oni devas redukti ĝis ĝia oneto, se ni volas krei egalecan dividon.</text:p>
      <text:p text:style-name="Text_20_body">Kaj la fina celo estas la mezurado de ĉiuj intervenoj. La menciitaj kontrolmetodoj liveras ĉiam pli precizan bildon, ĝis ni povos starigi la demandon, de kie venas la resursoj akiritaj por la kontentigo de niaj bezonoj, kiom da kio ni fakte bezonas. Ĉu valoras la kontentigo de la esplorata bezono la uzadon de ĉi tiuj resursoj, la intervenon en la naturon, en la nunan staton de la medio? Ĉu ĉi tiu postulo etendeblas al sep miliardoj da kun ni vivantaj, samrangaj samspecianoj havantaj rajton je samaj vivkondiĉoj, ĉu ĝi estas dividebla kun ĉiuj ĝiaj sekvoj kun la post ni sekvontaj generacioj? La mezurado de la intervenoj rilatas ne al iuj tempopunktoj, sed estas konstanta procezo, kiu daŭras de la planado de la servo ĝis ĝia tuta ĉeso aŭ ŝanĝo per alia. Se la proporcioj ne estas konvenaj, la interveno estas tro granda, la retropaŝo, trovo de nova solvo estas pli ĝusta ol la mildigo de la postsekvoj de eraraj paŝoj.</text:p>
      <text:h text:style-name="Heading_20_3" text:outline-level="3">Identigeblo, transpreno de respondeco, posteulserĉado</text:h>
      <text:p text:style-name="Text_20_body">Simile al ĉiu mia samspeciano mi, kiel homa estaĵo, estas posedanto de individuaj kaj neripeteblaj konoj kaj kapabloj difinitaj de miaj naskiĝaj donitaĵoj kaj mia tuta vivhistorio. En ili enestas ĉiuj miaj sukcesoj, luktoj kaj fiaskoj; ĉio, pri kio mi estas fiera kaj ĉio, pri kio ne. Se iun ajn mi forneas el ili, ili ne plu estos mi. Plue: per ĉiu mia decido, ĉiuminute mi elektas, en kiun aron venos mia sekva ago en la hodiaŭa tago, ĉu en tiun, kiu servas por la utilo de mi kaj mia komunumo, per kiu mi evoluas, kreas ion bonan, kaj kiun mi povas trankvile konfesi publike, aŭ kiun mi volus kaŝi antaŭ ĉiuj. Ties pripenso povus bone servi, se oni devas elekti inter agrabla kaj utila…</text:p>
      <text:p text:style-name="Text_20_body">Mi do ŝuldas al mi per tio, ke mi akceptas mian tutan memon tiel antaŭ la spegulo, kiel ankaŭ antaŭ la komunumo integrinta min. Farante tiel mi povas reale prijuĝi min kaj taksi, por la plenumo de kiuj taskoj mi plej taŭgas. La komunumo akceptinta min, certiganta miajn vivkondiĉojn, sekurecon havas rajton ekkoni min kaj doni al mi tiel taskon plej konvenan al mi, kaj mi same rajtas aliĝi al la komunumo plej konvena por mi. Konforme al tio identigeble, unusence mi rekonigas min en ĉiuj miaj agoj, rilatoj.</text:p>
      <text:p text:style-name="Text_20_body">Mi akceptas respondecon por ĉiu mia ago, vorto, penso. Se mi faras eraron, estas plej bone kaj por mi, kaj por la komunumo, se ĝi plej baldaŭ evidentiĝas. Ĝia malkonfeso pliigas unuflanke la efikon de la eraro, povas postsekvigi aliajn erarojn, malfaciligas ĝian reĝustigon – rezulte, ĝia misinfluo al la komunumo povas fariĝi pli granda. La respondeco estas ĉiam afero duflanka, en ĝi havas parton la erarinto kaj la komunumo, kiu ebligis ties efektiviĝon: ĝi ja ne konstatis mian nepreparitecon, ne certigis la konvenajn kondiĉojn, ne kontrolis la taŭgecon de mia stato en la donita momento, ne donis eblon anstataŭigi min, aŭ per nekonvena traktado de la menciitaj faktoroj kreis en mi motivojn kaŝi la eraron – pliigante tiel ties damaĝojn.</text:p>
      <text:p text:style-name="Text_20_body">Aliflanke la eraro kaŭzas al mi damaĝojn, malpliigas mian memestimon, naskas en mi timon kaj pliigas la ŝancon, ke pli novajn erarojn mi faros ĉu por kaŝi la unuajn, ĉu ĉar mi ne povas sufiĉe koncentri min sur miajn taskojn. La unua eraro estas tio, kio ĝi mem estas: ĝi indikas, ke miaj prepariteco aŭ kapabloj (ankoraŭ) ne estas konvenaj por mia aktuala tasko; tion prijuĝi taskas al pli spertaj ol mi. Se la aktuala tasko ne estas konvena por mi, estas pli ĝuste serĉi novajn vojojn; sed, kompreneble, se laŭ mia instruisto efikos bone al mi, se malgraŭ la eraro mi daŭrigos la taskon kaj evoluos pere de ĝi, tiam ĉi tiu estas la ĝusta direkto. Kaŝitaj eraroj estas veneno, pli novaj eraroj faritaj kiel konsekvencoj estas jam signaloj generitaj sub trudo kaj neuzeblaj.</text:p>
      <text:p text:style-name="Text_20_body">Se mi kutimigas min al memestimo, mi ne plu bezonos difini min per miaj taskoj farataj aŭ per miaj <text:s/>komunumaj roloj. Mi estas, kio mi estas, kaj ĉi tiu iu nun laboras pri donita tasko, plenumas donitajn rolojn. Ne estas mia celo labori ĝis la fino de mia vivo pri certa tasko, mia celo estas solvi la taskon kontentige por mi kaj por mia komunumo, poste trovi novan. Se en la komunumo troviĝas homo kapabla pli bone solvi la taskon, estas ja ĝuste, se tiu laboros pri ĝi, kaj mi entreprenos novan. Eĉ, konsciante, ke mia ekzistado estas finohava, kaj la de mi farata tasko estas grava por la komunumo, mi havas la devon interese de mi kaj de la komunumo konstante serĉi homon aŭ homojn, kiuj povos transpreni la de mi plenumatajn agadojn, kaj daŭrigi ilin kun laŭeble plej malmultaj perdoj.</text:p>
      <text:p text:style-name="Text_20_body">Ĉio ĉi kontrastas al la kondutmaniero regata de la nuntempa pensado kaj prijuĝa sistemo: mi ne devas batali kontraŭ eventualaj talentitaj posteuloj; mi ne devas insisti pri kaj kontinue reprodukti la taskon, pri kies solvo mi lertas, per tio mi ja kaŭzas damaĝojn kaj al mia komunumo kaj al mi mem.</text:p>
      <text:p text:style-name="Text_20_body"/>
      <text:h text:style-name="P26" text:outline-level="3">Koncepto de lokaj valoroj, neces-baziteco</text:h>
      <text:p text:style-name="Text_20_body">Ni estas pli efemeraj, malfortaj kaj falemaj ol ni ŝatus; la homoj vivantaj ĉirkaŭ ni ne estas tiaj, kiaj ni; ili pensas kaj faras ne tion, kion ni ŝatus. Por harmonie kunvivi, ni devas ŝanĝi nin. La allogon de nia nuna mondo donas ĝuste tio, ke ĝi povas forturni nian rigardon de ni mem, de nia senpera ĉirkaŭaĵo, esperigas nin per senĉese novaj kaj senlimaj ebloj. La fabrikistojn de revoj pelas iliaj interesoj al tio, ke la problemojn nesolvitajn en ni ili senĉese kaŝvualu per ĉiam pli novaj surogatoj – trudante nin doni al ili nian unusolan trezoron: nian vivotempon koste de la akiro de ĉi tiuj „bonoj”. Ili celas ankaŭ apartigi nin unu de la aliaj penetrinte en niajn komunumojn, kaj por ĉio, kion la membroj de viva komunumo nature donas unu al aliaj, ni devu turni nin al ili. Sekvante iliajn logojn ni ĉiam pli apogas nin sur ili, klopodas realigi modelojn sugestitajn de ili, ni forapartiĝas de nia ĉirkaŭaĵo kaj ni mem – alportante finrezulte pereon por ambaŭ.</text:p>
      <text:p text:style-name="Text_20_body">Se mi ne volas esti trafita de ĉi tiuj postsekvoj, restas nur unu vojo: mi devas forŝiri mian rigardon de ĉi tiu revomondo kaj starigi al mi la plej gravajn demandojn: <text:span text:style-name="T1">kiu mi estas, kaj kio estas bona al mi mem?</text:span> Ne al la mozaikfiguro kunflikita el televidaj filmoj kaj reklamoj, gazetanoncoj, modaj opinioj, deklaroj de partiaj kaj spiritaj gvidantoj, amaskomunikaj personecoj, efemerfamuloj, sed <text:span text:style-name="T1">al mi mem</text:span> kiel individua kaj neripetebla homa estaĵo ekzistanta ĝene mallongtempe, infano, patro, edzo, kolego, amiko…</text:p>
      <text:p text:style-name="Text_20_body">Ĉu vere mi bezonas ĉi tiun novan televidilon, trilantan poŝtelefonon, aŭton „donantan senkomparan travivaĵon de stirado”, forlandan somerumadon? Kiom valoras vide al mia finohava tempo la duonkuŝa „amuziĝo” antaŭ la televidilo aŭ „frenezumado” en partioj? Kiom valoras vide al miaj kapabloj kaj estonteco la ĝuekscito kaŭzita kaj taŭzita de konscimodifaj rimedoj? Ĉu momenta adrenalina narkotiĝo valoras la riskon de vundiĝo aŭ morto, ĝenon aŭ endanĝerigon de miaj apuduloj, la elspezitajn tempon kaj resursojn? Kiuj estas miaj efektivaj bezonoj kaj kiuj estas bezonoj adherintaj sur mi el la ĉirkaŭ mi frenezanta bazara kirliĝo?</text:p>
      <text:p text:style-name="Text_20_body">Ĉu la nuna strukturo servanta laŭaserte nur miajn interesojn kaj libersopiron restigas al mi eblon kontentigi miajn efektivajn bezonojn? Jen tiajn: sankonserva nutraĵo en kvanto ĝuste konforma al mia organismo kaj de konvena konsisto…, pura akvo, por ke mi povu sensoifigi min… silento kaj senvenena aero… respekto de mia libera tempo, dum kiu miaj korpo kaj menso vere povas refreŝiĝi kaj regeneriĝi… sufiĉa atento al mi, postulebla ĉe la hodiaŭaj konoj, kiu ĝustatempe helpas preventi sano- aŭ psiĥoproblemojn… amoplena homa medio, kiuj respektas kaj uzas miajn kapablojn, helpas trovi mian vojon, mian taskon kaj min mem, kiu rekuraĝigas min, se mi faras erarojn, helpas min, se mi falus kaj hom-inde adiaŭas min ĉe la fino de mia vojo.</text:p>
      <text:p text:style-name="Text_20_body">Ĉar jenaj estas la efektivaj bezonoj, je kies kontentigo ĉiu homo rajtas, kaj se ni povas suprenrigardi el la pelateco de nia senfina revomondo, ni eble trovos ankaŭ eblon por tio.</text:p>
      <text:h text:style-name="Heading_20_3" text:outline-level="3">Taskoj translandlimaj</text:h>
      <text:p text:style-name="Text_20_body">Nia pensado senĉese turniĝadas kvazaŭ ensorĉita ĉirkaŭ respondoj, senĉese ni serĉas respondojn, ni premias, rekonas, starigas ekzemplige tiujn, kiuj trovas la ĝustajn respondojn, dum ni konsideras demandojn per si mem donitaj, naturaj. Tio estas vera, sed ankaŭ ne. Ne vera, respondo ja estas nur la alia flanko de demando, ĝin ja unusence difinas la ĉirkaŭaĵo kaj la aktuala stato de la demandanto – ni povus diri –, ke la respondo estas unu paŝo antaŭen, sed la paŝdirekton difinas la demando. Pro tio same gravas meti bonan demandon, kiel trovi respondon.</text:p>
      <text:p text:style-name="Text_20_body"/>
      <text:p text:style-name="P4">Ĉi lasta frazo enhavas, kial ni pravas: la demando estas vere donita, pli precize la donita medio kaj la rilato al ĝi naskas aron da demandoj. Inter ili ni elektas, trovas la starigotajn demandojn. La respondoj al ili kreas novan situacion, kiu aliigas la demandojn. La starigo de demandoj generas ĉiam ŝanĝiĝojn, ja la fakto, ke mi scias pri iu problemo, sed ne kapablas trovi solvon al ĝi, aŭ se mi konas la solvon, tamen mi ne faras paŝojn por ĝi, rezultigas novan situacion, kvankam estas ja vere, la ŝanĝiĝo okazas ne ekstere, sed interne.</text:p>
      <text:p text:style-name="Text_20_body">La rilato de la tuttera homa komunumo al si mem kaj al la planedo same generas aron da demandoj, ilin oni povas starigi kaj trovi al ili respondojn nur je komunuma nivelo, tio estas la respondeco de la komunumo pri la propra medio, pri si mem kaj pri siaj membroj. Per tio ni ricevas konsolon en nia forpasemo: ni ja estas fieraj pri nia vivo, se ni povis kune agadi por grandaj celoj taskigitaj al ni, povis kredi, ke se ni mem ne vidos ĉiujn rezultojn, ni tamen klopodis doni bonajn respondojn al vere gravaj demandoj.</text:p>
      <text:p text:style-name="Text_20_body">La „demandoj” estas problemoj solvendaj de la homa civilizo, tio estas taskoj, kiujn ni devas trovi, starigi vicordon inter ili kaj konforme solvi ilin: labori por tio, ke poste oni ne plu devu labori pri ili. Ĉi tiuj demandoj estas malagrablaj, kaj ilia solvo diagonale kontrastas al la interesoj de la nuntempa direktada sistemo, tial ni ne povas, ne volas solvi ilin. Jen kelkaj hazardecaj ekzemploj:</text:p>
      <text:p text:style-name="Text_20_body"><text:span text:style-name="T1">Plimultiĝo de la populacio</text:span>… malgraŭ la nuna maljuniĝo de la evoluintaj socioj la individunombro de la homa specio kreskas kun alarma akceliĝo – danke al la iom pli longa vivodaŭro kaj pli multaj infanoj restantaj vivaj. Ne estas bela solvo, sed klarigante per ekonomiaj kialoj ni provas reguligi ĝin tiel, ke ni lasas malsat-, soif- kaj malsanmorti milionojn da homoj, infanoj, kiuj estus saveblaj koste de elspezoj, por ni ridinde malmultaj. Samtempe estas fakto, ke ankaŭ tiel ni malfacile regas la plimultiĝon de la populacio, kaj se ni ebligus plenan asistadon, la situacio kondukus al katastrofo. Estus pli ĝuste eksporti la 21-an jarcenton, kie infanoj ne hazarde faladas el la ĉielo, kaj en feliĉa okazo nur du el dek ekvidas la taglumon; sed kiu naskiĝas, tiu havas tre bonan ŝancon ĝisvivi la maljunaĝon. Tiel la akcepto de infanoj signifas rangon, samtempe taskon: personan respondecon pri la plenkreskigo de nova homo kun konvenaj kapabloj kaj vidmaniero; tuttera respondeco estas la tenado, je konvena nivelo, de la individunombro kaj genetika pureco de la homa specio.</text:p>
      <text:p text:style-name="Text_20_body">Jes, <text:span text:style-name="T1">genetiko</text:span>… nia civilizo de la 21-a jarcento draste reduktis la rolon de la selektaj faktoroj, kiuj gardis super la pureco de la genprovizo de nia specio dum la evolucio: la sankteco de la homa vivo estas pli alta valoro ol la fizikaj kapabloj de rifuĝo aŭ ĉasado, ĉi tiuj estas donitaj pere de la vivsekureco certigata de la komunumo. Sed estas neeviteble trovi meĥanismojn, kiuj malgraŭ tio kapablas pensade kaj genetike („mimetike”<text:note text:id="ftn5" text:note-class="footnote"><text:note-citation>5</text:note-citation><text:note-body><text:p text:style-name="Footnote">mimetiko = mim[ado] + [gen]etiko</text:p></text:note-body></text:note> ) selekti, purigi, evoluigi kaj respondece ĝardenadi super nia specio eĉ tiam, se tio rezultigus je individua nivelo gravegajn sekvojn. Ni posedas la necesan scion, sed elekti metodon estas neeble, dum kontraŭvivaj interesrilatoj similaj al la nunaj difinas nian pensadon.</text:p>
      <text:p text:style-name="Text_20_body">Ni devas identigi la <text:span text:style-name="T1">bazajn bezonojn</text:span> kaj resursojn necesajn por kontentigi ilin en maniero, ke ni povu efektive dividi ilin kun la sep miliardoj da homoj vivantaj kun ni kaj kun la nenombreblaj kunhomoj sekvontaj post ni. Pri la supraj limoj zorgos la publikeco… la intimeco de la privata vivo, kiun la nuntempaj amaskomunikiloj en pluraj formoj malhonorigas, misuzas, devas esti ja sankta, sed tio ne rajtigas je tiaj agadoj aŭ je tia akumulado de havaĵoj, kiuj estas damaĝaj por individuoj aŭ ajnaj komunumoj, eĉ nur per tio, ke ne valoras krei, uzi ilin.</text:p>
      <text:p text:style-name="Text_20_body"/>
      <text:h text:style-name="P26" text:outline-level="3">Ŝlosilfrazoj de la kredo</text:h>
      <text:p text:style-name="Text_20_body">Ĉi tiuj ŝlosilfrazoj estas por mi difinaj punktoj en la rilato inter homo kaj kredo; ili konstruiĝas unu sur la alia, la nova elemento ne „transpasas” la antaŭan, nur kompletigas, sekvebligas ĝin. Por la nova regulo validas, ke estus estinta sensence koncepti ĝin ĉe la ekesto de la pli frua regulo, ĝian estiĝon ebligis ja la funkciado de la pli frua regulo en la komunumo. La du unuaj estas historiaj, la trian mi volus vidi miaflanke komplete realiĝi.</text:p>
      <text:list text:style-name="L7">
        <text:list-item>
          <text:p text:style-name="P35">Eĉ se vi ne vidas, ekzistas ia ĉiopova, ĉioscia potenco, kiu enkorpigas la komunumajn postulojn starantajn super viaj individuaj interesoj kaj la regulojn devigajn ankaŭ por vi kiel komunumano. La malobeo al la reguloj havas postsekvojn, kiujn ŝarĝos ne nur vin, sed ankaŭ viajn posteulojn. Mallonge: <text:span text:style-name="T1">„timu la Ĉiopovan”</text:span>. Problemo: kun la tempo estiĝas kasto de nekredaj kredantoj, kiuj opinias, ke la observo de ia komplika regularo garantias por ili la gracon de Dio, tiel ili povas procedi kiel perantoj inter la „ĉiutagaj homoj” (kiuj, kvankam sincere timas la Sinjoron, sed ne povas observi la regulojn) kaj la Sinjoro, kaj ili faras el tio bonan negocon (tavolo de „skribistoj kaj fariseoj”).</text:p>
        </text:list-item>
        <text:list-item>
          <text:p text:style-name="P35">La esenco de ĉiu komunumo estas, ke ĝiaj membroj konsideras sin unu kun la aliaj komunumanoj, konceptas siajn postulojn estiel membroj de la komunumo, kaj tiamaniere la postuloj vortigitaj de ili validos ankaŭ por la ceteraj. Kiu povas observi ĉi tiun simplan regulon, tiu estos ĉiam „kara al la Sinjoro”, li ja, sekve de sia sinteno, ne kapablas kulpi kontraŭ siaj kunhomoj, tio ja estus, kvazaŭ li turnus sin kontraŭ si mem. Mallonge: <text:span text:style-name="T1">„amu vian proksimulon, kiel vin mem!”</text:span> Problemo: se iu ne amas sin mem, por tiu ne validas ĉi tiu regulo, la amo ja baziĝas sur profunda ekkono, akcepto de ecoj konsiderataj bonaj kaj malbonaj, signifas senindulgan sincerecon al ni mem kaj sekvadon de rigoraj reguloj. Estiĝas do kulturo, kiu konstruiĝas sur frustriĝoj, estas interesita konservi ilin kaj organizas al si komunumon el individuoj altgrade izolitaj unu de aliaj, ne okupiĝantaj unu kun aliaj – spilante ĉiujn eblajn procezojn, kiuj okazadas inter homoj.</text:p>
        </text:list-item>
        <text:list-item>
          <text:p text:style-name="P35">La bazaj leĝoj de la vivo ne atentas niajn personajn aspirojn, bezonojn sentatajn pravigitaj, sed ĝuste male: ni ricevas finohavan tempon en medio, en kiu ni devas perlabori ĉiun valoron. En ĉiu feliĉo enestas la kerno de doloro, kiel ankaŭ ĉiu perdo enhavas la ĝermon de nova eblo. Ĉi tiuj estas la neŝanĝeblaj reguloj de la vivo, oni povas provi preteriri ilin, sed kiu faras tion, tiu fakte jam ne vivas, nur vegetas. Oni povas batali kontraŭ ili, sed estas tute sensence, tio alportas nur suferojn kaj adigas la streĉon, la internan konfuzon, ĉio ĉi malebligas la kompletan akcepton de ni mem kaj kreon de komunumo bazita sur amo. Pli valoras ekkoni kaj akcepti ĉi tiujn regulojn, ellerni, kion ili donas al ni rekompence, kiamaniere ili pliriĉigas, plisencigas nian ekzistadon. Mallonge: „<text:span text:style-name="T1">amu la Sinjoron samkiel vian patron!”</text:span> Problemo: nur malmultaj kapablas interpreti tion ĝuste. Patro ne volas interveni en ĉion. Li starigas nemalobserveblajn regulojn, kiujn li, en posedo de pli profunda scio, opinias taŭgaj, por plej progresigi sian infanon. Li ne atendas post ĉiu ago la demandon „vidu, patro, ĉu bone farita?”, li volus, se mi mem decidus, kio ĝustas, kio konformas kaj kio ne al la leĝoj. Li atendas nur unusolan okazon, kiam mi finas la laboron, turnas min al li kaj diras: „rigardu, patro, ĝi estas preta. Mi uzis ĉiujn miajn fortojn, scion kaj bonan intencon. Ĉu ĝi plaĉas al vi?” Kion do „volas” efektive la patro? Kia precize li estas? Kiel oni devas voki lin? Eĉ, ĉu li estas fakte tie, ie apud la pordofosto, ĉiam ekster mia vidospaco? <text:span text:style-name="T1">Ĉu ne estas egale?</text:span></text:p>
        </text:list-item>
      </text:list>
      <text:p text:style-name="Text_20_body"/>
      <text:h text:style-name="P30" text:outline-level="2">Bazaj kondiĉoj </text:h>
      <text:p text:style-name="Text_20_body">Ekzistas kelkaj bazaj kondiĉoj, kiujn estas grave antaŭe konsciigi. Ĉi tiuj aŭdiĝas tre-tre malagrable – praktike antaŭ ili ni fuĝas en la nunan kalejdoskopecan revomondon konstruitan sur memtrompo. De Randy Pausch mi aŭdis la sekvan eldiron: <text:span text:style-name="T1">Se elefantoj troviĝas en la ĉambro, prezentu ilin!</text:span> Jen estas la elefantoj!</text:p>
      <text:h text:style-name="Heading_20_3" text:outline-level="3">Organiziteco</text:h>
      <text:p text:style-name="Text_20_body">Nia tuta civilizo estas konstruita tiel kaj kreiĝis por tio, ke ni povu centrigi la direktadon. Triba komunumo, teokratio, diktaturo aŭ demokratio – sub la multkoloraj manteloj troviĝas egale la sama gvidprincipo: kapablo difini la agadojn de la individuoj per pli altnivela organizo reprezentanta la interesojn de la komunumo. La fakto de direktado kaj direktateco estas komuna en ĉiuj sistemoj, diferencoj troviĝas nur en la rilato inter rolantoj kaj potenco. Kiam mi serĉas elvojon el ĉi tiu nuna ĥaoso, mi volas trovi organizan manieron, kiu estas pli efika ol la nuna demokratia reĝimo vualanta finrezulte ĉi tiun simplan, sed malbone sonantan taskon per materialaj interesoj kaj procezoj.</text:p>
      <text:p text:style-name="Text_20_body">Jes, vere mi serĉas tutecan direktadan sistemon, kaj tuttere kaj loke funkcikapablan, kiu povus regi la mondon fariĝintan samtempeca. Simple pro tio, ĉar la nunan financan sistemon servantan al la sama celo oni devas ŝanĝi, antaŭ ol ĝi igas nin ekstermi nian propran specion.</text:p>
      <text:h text:style-name="Heading_20_3" text:outline-level="3">Informoj</text:h>
      <text:p text:style-name="Text_20_body">Efikan sistemon oni povas krei en posedo de realaj informoj, samtempe ni difinas parte la „liberecon” per tio, kion ni povas kaŝi unu antaŭ aliaj kaj la „sistemo”. Ĉi tiuj du kondiĉoj diagonale kontrastas unu al la alia kaj generas senĉesajn konfliktojn: la rolantoj de la ŝtato kaj ekonomio seninterrompe „nazospuras” post ni, „civitanoj” kaj „konsumantoj”, klopodas eltrovi aferojn, kiujn ni ne malkaŝas (ekzemple tio estas la prezo por Iwiw, MySpace, Gmail, tial sekvas Guglo niajn krozadojn en la reto – AdSense).</text:p>
      <text:p text:style-name="Text_20_body">Kiel konsumantoj ni provas trovi fidindajn informojn pri la ofertataj produktoj, kaj ĉi tiu nia intenco ofte kolizias kun la deziro de la produktisto: li volus influi nin prefere trainstinkte – sendepende de la efektiva utilo, enhavo, efikoj de siaj produktoj. Ni klopodas forkaŝi nian sanstaton, parton de niaj rilataj kutimoj, kvankam nia vivo povas dependi de tio, kiom la helpanta kuracisto sukcesas ekscii pri ni, kiam ni mem ne kapablas komuniki.</text:p>
      <text:p text:style-name="Text_20_body">Resume: sur informada kampo ni strekas frontlinion kaj gvidas konstantan batalon meze de sistemo. Efikan direktadan sistemon kapablan trovi post konsidero de niaj retrosignalojn taskojn idealajn por ni kaj inverse: laŭeble plej bone apliki la disponeblajn resursojn (niajn kapablojn kaj tempon), oni povas krei nur en posedo de precizaj informoj pri ni. Oni povas batali kontraŭ ĝi, aŭ akcepti ĝin kiel fakton kaj tiri el ĝi konkludojn, ĉiel estas ja vere, ke la libereco ne egalas al tio, ke mi provas sekreti pri informoj; la vera libereco estas kreo de sistemo, al kiu mi trankvile konfidas ĉiujn informojn, ĉar ĝi akurate reguligas la manieron de aliro kaj uzas la informojn konforme al miaj longtempaj interesoj.</text:p>
      <text:h text:style-name="Heading_20_3" text:outline-level="3"/>
      <text:h text:style-name="P26" text:outline-level="3">Motivado</text:h>
      <text:p text:style-name="Text_20_body">La bazo de ĉiuj decidoj kaj agoj estas la motivado aganta en mi; forto, kiu movas kaj antaŭenigas. Celoj povas ŝanĝiĝi efike de la medio, sed miaj intencoj fontas el mia propra memo kaj estas konstantaj, ĝis mi mem radikale ŝanĝiĝos.</text:p>
      <text:p text:style-name="Text_20_body">La bazon de miaj motivoj konsistigas la strebo kontentigi miajn proprajn bezonojn aŭ la kunsento – ĉi lasta estas celado al tio, ke la individuaj kaj komunumaj bezonoj de la min akceptintaj komunumoj egale plenumiĝu. En feliĉa okazo preskaŭ ĉiuj miaj bezonoj kovras sin kun tiuj, kiujn mi kiel komunumano konsideras dezirindaj por ĉiu membro de la komunumo.</text:p>
      <text:p text:style-name="Text_20_body">Tute ĝis nuntempe ni ne sukcesis krei tian socian ordon, kiu kapablus daŭre solvi la oftan kontraŭecon de individuaj motivoj en la komunumo, anstataŭe observeblas iaspeca ondado. La senespereco de individuaj sortoj kunigas en komunumon suferantojn, subprematojn, kiuj pretas oferi sin konforme al la interesoj kaj estonteco de la komunumo. La komunumo atingas sian celon, ĉesas la individua premo sur ĝiajn membrojn, kun tio ĉesas la forto kuntenanta ilin, kaj se ne pli frue, en la sekvaj generacioj la individuaj interesoj certe ree fariĝos pli gravaj.</text:p>
      <text:p text:style-name="Text_20_body">La tasko do estas formi sistemon kapablan transheredigi la motivojn, kiu estiĝas ne por difinita celo, ĉefe ne kontraŭ io, sed ekskluzive por stiri la motivojn de siaj membroj en konvenan direkton. Tio aŭdiĝas terure, sed ĉi tiu estas la plej malbona de ĉiuj negativaj utopioj, supozeble tial, ĉar ni profunde konscias: ĉiu sistemo strebas al tio, ke ĝiaj membroj feliĉe oferu sin konforme al ĝiaj interesoj, ĉi tiun modelon ili transheredigu al siaj posteuloj kaj laŭeble eĉ ne konsciu tion. Ne esceptas ĉi-rilate ankaŭ la moderna demokratio trumpetanta pri la libereco de la individuo, sed ĉi tiujn katenojn nun ni nomas kariero, salajro, kredito kaj vivasekuro.</text:p>
      <text:p text:style-name="Text_20_body">Resume: demandindas ne tio, ĉu la ekzistanta sistemo volas influi niajn motivojn, ĝi ja ĉiam kaj ĉie volas. La tasko estas krei sistemon, kiu eldiras, kion ĝi faras kaj kion donas interŝanĝe kaj certigas al siaj membroj la eblecon elekti, publikigi kontraŭopiniojn – kaj ĉe sufiĉa subteno – ŝanĝi. Samtempe ĝi malebligas la kaŝiĝon antaŭ la rilata plena respondeco. Se iu kaŭzas damaĝon referencante min, mi havas la nepran devon, formetante ĉiujn ceterajn taskojn, provi reĝustigi la mison.</text:p>
      <text:h text:style-name="Heading_20_3" text:outline-level="3">Kredo</text:h>
      <text:p text:style-name="Text_20_body">La vera bazo de la „elvojo” estas mia kredo pri la homa boneco. Mi scias, ke mi <text:span text:style-name="T1">volas</text:span> trovi senkulpigon por ĉiuj eraroj, kiujn mi renkontas, kaj ĉi tiu intenco metas demandosignon pri la objektiveco de la tuta analizo.</text:p>
      <text:p text:style-name="Text_20_body">Ĉio klarigeblus simple per tio, ke la homo estas origine fuŝa konstruo malkapabla ĝuste regi sin je individua kaj tuttera niveloj. Se ni akceptus tion, tiam ĉio ŝajnus vana, ni efektive ne lernos el nia historio kaj nunaj eraroj, nia nuntempa civilizo neeviteble kolapsos. Ne maleblas tia evoluo, sed <text:span text:style-name="T1">min ĝi ne interesas,</text:span> kaj konscie mi turnas min al la alia eblo.</text:p>
      <text:p text:style-name="Text_20_body">Se iu opinias simpatiaj, sekvindaj miajn pensojn, simile al mi li devas konsciigi al si: povas esti, ke mia pensovico estas erara, ĉar ĉi-punkte mi faris decidon laŭ mia individua kredo. Se mi eraras, tiam la menciita rimedaro venos en laŭeble plej malbonajn manojn: tuta informadika sistemo akceptita de ĉiuj kaj donanta samtempe enhavon influatan kaj filtratan de direktantoj, estas taŭga por la kreo de perfekta diktaturo.</text:p>
      <text:p text:style-name="Text_20_body">La afero similas al la kernofuzio: se ni povus sekure manipuli ĝin, ni disponus praktike neelĉerpeblan, puran energiofonton, sed ĝis nun ni ne povis tion. Sed por praktike neniigi per ĝi ion ajn, estas superflue kontroli ĝin: la hidrogenbombo estas stabila, ankaŭ hodiaŭ ekzistanta, funkcianta inventaĵo.</text:p>
      <text:h text:style-name="P30" text:outline-level="2">Resursoj</text:h>
      <text:p text:style-name="Text_20_body">Kiel ĉe ĉiu plano, ankaŭ ĉi-okaze endas klarigi, kun apliko de kiuj resursoj ĝi realigeblas. Mia unua kaj plej grava aserto estas: ne sencas paroli pri financaj resursoj. La monbazan optimumigon sendube evoluigis ĝis perfekteco nia nuna mondo, sed dume la mono tute disapartiĝis de la nocio „resurso”, kiun ĝi iam reprezentis. Pro tio mi nun parolos pri la efektivaj fizikaj, homaj rezervoj, kiujn ni, blindumataj de la peliĝo por financa gajno, en konsterna grado malŝparas.</text:p>
      <text:h text:style-name="Heading_20_3" text:outline-level="3">Senpera ruboproduktado – pakumo</text:h>
      <text:p text:style-name="Text_20_body">Oni devus resumi, kiom da energio, krudmaterialo, homa laboro (de planado ĝis pakado) eliras el la fabriko sen vera utilo en la rubujon, de la reklamsaketoj ĝis la individue dezajnitaj parfumflakonoj. Tio estas totala, 100-procenta malŝparo de resursoj. Nu koncede, konsiderante la recikligan industrion 98%.</text:p>
      <text:p text:style-name="Text_20_body">Ekzistas ja efektiva bezono rilata al transporto, magazenado, tamen ĉi-rilate oni devas aparte zorgi pri daŭreco, interkonformeco, antaŭvidita vivociklo, ĉe kies fino la foruzita pakumo reuzeblas kiel krudmaterialo. Ne apartenas al ĉi tiu kategorio ekz. la superbazara objekto ŝajnanta trinkbotelo, kiu difektiĝas dum du semajnoj kaj kiu apartenas laŭ mi al la kategorio de rekta rubo.</text:p>
      <text:p text:style-name="Text_20_body">Ekzistas postuloj, kiujn starigas la granddistanca transporto (ŝarĝeltena, malpeza, surpaledigebla) kaj la portempa stokado antaŭvenda (brila, senaera, travidebla, …) – ĉefe por produktoj, kiuj estus fabrikeblaj eĉ loke kaj transporteblus en praktika „tenujo” eĉ en unu paŝo de la produktisto al la konsumanto…</text:p>
      <text:h text:style-name="Heading_20_3" text:outline-level="3">Senpera ruboproduktado en la dua potenco – pasioj</text:h>
      <text:p text:style-name="Text_20_body">Ĉu temas pri insista uzo de malrapide efikantaj venenoj, ĉu pri ĉiam pli ekscesaj manifestiĝoj de la seksa vivo, ĉu pri pluraj formoj de la adrenalin-dependeco aŭ kontinua nokta televidado, komputado (ĉi lasta katenas ankaŭ min) – ili ĉiuj estas eksplicitaj formoj de resurso-malŝparo. Ni oferas seriozajn resursojn por produkti, venigi al la uzantoj kaj popularigi la uzon, trans ĉiuj raciaj limoj, de alkoholaĵoj, tabakaĵoj, drogoj (kaj sammaniere uzataj oficialaj aŭ neleĝaj medikamentoj), amuzelektronikaĵoj, diversaj rimedoj de la „teĥnikaj sportoj”: motorcikloj, aŭtoj, kvadoj ks.</text:p>
      <text:p text:style-name="Text_20_body">Ĉi tiuj estas la primaraj efikoj, sed krom fortiri resursojn uzatajn por ilia produktado for de efektivaj, sencohavaj celoj kaj la senperaj mediodamaĝaj efikoj ĉe ilia uzo ili kaŭzas ankaŭ pluajn malutilojn. La regula konsumado de alkoholaĵoj kaj drogoj draste reduktas komunumajn valorojn: la kapablojn, fidindecon de iliaj uzantoj, ili efikas negative al homoj kunvivantaj en personaj kontaktoj, ĉu pro la konstantaj konfliktoj, ĉu pro la disvastigo de pasiomalsanoj; la viktimoj de la rapidecfrenezumo endanĝerigas sian propran sanon kaj vivon kaj tiun de sia ĉirkaŭaĵo kaj tiel plu.</text:p>
      <text:p text:style-name="Text_20_body">Dum la evolucio de la homa komunumo la mem- kaj komunumdanĝeraj, resurs-malŝparaj kondutformoj rolis kiel rektaj selektaj faktoroj, ilia sekvo estis la brulstampado de la kondutformo, elkomunumigo de la individuo. La resursoj de la komunumo estis nome tre limigitaj, por sia vivtenado kaj evoluo la komunumo devis marki kaj ekskludi kvazaŭ en karantenon la danĝerajn kaj infektajn modelojn negativajn. Per la devio la individuo do konscie riskis sian sekurecon, vivon kaj kvankam la kontraŭrimedoj evidente ne povis kuraci la jam superregan malsanon, sed forte reduktis la ŝancon de la transpreno de la malbona modelo kaj la daŭron de la infektodanĝero.</text:p>
      <text:p text:style-name="Text_20_body"/>
      <text:p text:style-name="P4">Hodiaŭ sur la korpoj de la socioj, parazite vorantaj resursojn evoluas diversaj variantoj de memdetruaj, mem- kaj komunumdanĝeraj, komunumdetruaj kondutformoj. La obseditoj de laŭleĝaj kaj neleĝaj pasioj akiras kaj uzas enormajn resursojn por kontentigi siajn dezirojn, kiujn ili fortiras de aliaj, pli utilaj celoj. Ilia ĉiutaga valoro malpliiĝas, kaj se kaŭze de ilia pasio ili suferas damaĝojn, ili povas kalkuli tiel same je la helpo de la komunumo, kiel tiuj, kiuj estas senkulpaj viktimoj de vundiĝoj, malsanoj. Kompreneble la pasioj kaj dependecoj generas grandegan negocon, ĉu pro la spektakleca kontentigo de iliaj laŭleĝaj, ĉu pro la fona priservo de ilia neleĝaj variantoj, ne parolante pri la spektakleca publika batalo kontraŭ ili kaj la rilataj reklamoj.</text:p>
      <text:p text:style-name="Text_20_body">La komunumo devas klare limigi la pravan bezonon de ludo kaj distriĝo servantaj la bonon, evoluon kaj ekvilibron de la individuoj disde la nepermesebla malŝparo per la tropelado de la sango. Ĝi devas montri pozitivajn vivmodelojn (taskojn kaj distriĝojn) por tiuj, kiuj havas pli grandan bezonon je fizika, spirita ŝarĝo, samtempe ĝi devas liberigi sin de la reklamado de negativaj modeloj. Oni devas trakti la eraran konduton ne kiel eblon por negoco sed kiel efektivan malsanon, helpi kaj konsciigi, ke per la insisto pri ĝi la individuo malplivalorigas sin mem, kaj de tio povas dependi lia sorto kaj finrezulte ankaŭ lia vivo.</text:p>
      <text:h text:style-name="Heading_20_3" text:outline-level="3">Senpera ruboproduktado en la tria potenco – armiloj</text:h>
      <text:p text:style-name="Text_20_body">Kvankam armiloj aperas malofte publike, sed kiam jes, ni klopodas etikedi ilin „necesa malbono, kvankam plej bona”. Nekredeble grandan onon de la resursoj de la tuttera homa komunumo foruzas la plej evoluintaj ŝtatoj, la memelektitaj gardantoj de la tuttera paco por produkti detruilojn, esplori kaj testadi novajn armilojn. Tio ne estas la sekvo de hazarda aŭ malica intenco: el financa taksado armilo estas <text:span text:style-name="T1">perfekta produkto!</text:span></text:p>
      <text:p text:style-name="Text_20_body">En la armada konkurso aperas ne pere, sed rekte la timo al senpoveco, morto: ju pli teruran armilon oni sukcesas <text:span text:style-name="T1">inventi</text:span>, des pli granda estas la timo al la malamiko, ja eble ankaŭ tiu havas tian, eventuale pli teruran. Tiel do la komunumo malpliiganta sian propran sekurecosenton ĝis nulo pelas sin sen ĉia ekstera efiko en senfinan spiralon, volas uzi ĉiajn siajn ekzistantajn resursojn dum sia peliĝo por sekureco, kaj ni ankoraŭ ne parolis pri la okazo, kiam pluraj komunumoj turniĝas en tia magia cirklo. Inkubo en la tria potenco: la malamiko ŝtelas mian mirarmilon kaj uzas ĝin kontraŭ mi! Iu ajn povas esti malamiko, eĉ mia najbaro, mia kolego laboranta de jardekoj apud mi, mia edzino, kiu vivas apud mi, lavas miajn tolaĵojn kaj edukas miajn infanojn, ĉar ŝi estas konfidita de la malamiko! La „penetra punkto” de la revomondo kreita laŭ financaj interesoj estas ĉiam la individuaj kaj komunumaj frustriĝoj – jen la perfekta fonto.</text:p>
      <text:p text:style-name="Text_20_body">La <text:span text:style-name="T1">konservado</text:span> de la produktitaj armiloj postulas seriozajn fortostreĉojn: homan laboron kaj bontenadon, por havi rilatajn konojn oni devas uzi ilin (karburaĵo, poluado, foruziĝo). Ĉion ĉi pravigas la interesoj de la defendo, sendube „ili estas” super ĉio „necesaj”.</text:p>
      <text:p text:style-name="Text_20_body">Dum <text:span text:style-name="T1">uzado</text:span> ili baldaŭ difektiĝas, nemalgranda ono da ili estas unuuzaj: bomboj, raketoj, municio, tiel do multo da ili bezonatas. Se uzataj, ili kaŭzas problemojn, necesigas taskojn (konstruaĵoj, vojoj, infrastrukturo), kio generas pli novajn investojn, postulas resursojn.</text:p>
      <text:p text:style-name="Text_20_body">Kaj ankoraŭ unu detaleto: la uzadon laŭeble oni devas eksporti. Ne pro tio, ke la loke kaŭzataj damaĝoj ne ebligus tiel same bonajn investojn kiel en ajna angulo de la mondo, sed tial, ke multaj homoj, kiuj proprahaŭte spertas la efikon de la armiloj, la sensencecon de la militado, fariĝas ĝene pacifistaj kaj pretas prefere eĉ morti, ol mortigi por kamuflitaj devizoj. Eĉ, ili eble pretus turni la armilojn kontraŭ siaj veraj subpremantoj…</text:p>
      <text:p text:style-name="Text_20_body"/>
      <text:p text:style-name="P4">Multe pli utila modelo (senĉese martelata en la mensojn ekde infanaĝo) estas la eterna batalo, en konvena distanco, de la artefarite generita „heroo” kontraŭ la senvizaĝa, ĉiam malica, nerekonebla „malamiko”. Tia pensmaniero ne konsideras valoro la homan vivon, vane paliĝas la brilo de malnovaj herooj post la ekkono de faktoj kaj la historio. Iam fiere trumpetataj devizoj fariĝas hontomakuloj (vd. „Nur mortinta indiano estas bona indiano!”, „La koloro de la homo estas blanka!”), sed tio ne malhelpas la estiĝon de analogaj devizoj aŭ la revenon de la samaj.</text:p>
      <text:h text:style-name="Heading_20_2" text:outline-level="2">Sekundara ruboproduktado</text:h>
      <text:p text:style-name="Text_20_body">Al ĉi tiu kategorio apartenas ĉio, „kion mi, en mia situacio, povas permesi al mi”, nu jes, ja ankaŭ mia konato havas ion tian. Do amuzelektronikaĵoj, kosmetikaĵoj, „furora” meblaro, modaj vestoj, ŝuoj, sportiloj, veturiloj, trinkaĵoj, manĝaĵoj ks. Ĉio, kio kontentigas ne efektivajn sed amaskomunikile generitajn bezonojn aŭ io ajn, por kio estus pli efika, simpla solvo.</text:p>
      <text:p text:style-name="Text_20_body">Tio estas la plej tikla tereno, ja ne povas esti celo konstrui kubodomojn, havi unuformajn vestojn, uniforman vivon kaj uniforman pensadon konatajn el 1984 de Orwell. Sed ni devas konsciigi al ni, ke 1: ni trokonsumas la resursojn de nia planedo, ni pli multe foruzas, ol kiom – inkluzive ĉion – dum unu jaro rikoltiĝas, 2: se ĉiu loĝanto de la planedo vivus „je eŭropa nivelo” laŭ ĉi tiu nuna difino, eĉ ĉi tiu trokonsumado multoble pliiĝus.</text:p>
      <text:p text:style-name="Text_20_body">Konklude: ni devas multe reteni ĉi tiun nunan voradon, por povi krei medion bonfartigan, atingeblan por ĉiu homo. Eble pli bone sonas: per la malpliigo de la bezonoj super la efektiva neceso liberigeblas enormaj resursoj.</text:p>
      <text:h text:style-name="Heading_20_3" text:outline-level="3">Rubiĝo</text:h>
      <text:p text:style-name="Text_20_body">Alivorte: planita malnoviĝo, vivociklo de produkto. La celo de ĉiu produktisto estas la kontentigo de iaj aĉetulaj bezonoj, sed lia praktika celo estas la financa utilo per fabrikado kaj vendado de laŭeble plej multaj produktoj. Ĉar la rondo de uzantoj estas limigita, la unusola solvo de la formulo estas redukti la vivodaŭron de la produktoj kaj akceptigi tion per la uzantoj. Dum la teorie okazanta merkata konkurso kreiĝas efektive karteloj, kies celo estas konkuri sur la kampo de servoj: ĉiam pli da kapabloj, pli allogaj ciferoj kaj mezuroj. Kvankam dujara produkto povas resti ankaŭ plu en uzebla stato, tamen ĝi ŝajnas „malnovaĉa aĉaĵo” kompare al la novaj variantoj. Kie tio ne „sufiĉas”, la produkto „devas” bedaŭrinde difektiĝi, kaj la difektita parto elŝanĝeblas nur kune kun grandaj blokoj, en fakservejoj – „neniu ja ripar-lutaĉu hejme”. Tiel la riparado revenas al la fabrikisto, kaj pro ĝiaj kostoj sentiĝas granda premo instiganta al aĉeto de pli nova produkto.</text:p>
      <text:p text:style-name="Text_20_body">Se ni povos forŝiri nin de la motivado „vendi-vendi-vendi” kaj anstataŭe koncentriĝi efektive al la longtempa, malaltkoste efektivigebla kontentigo de bezonoj, ni povas malkaŝi pli novan orminejon.</text:p>
      <text:h text:style-name="Heading_20_3" text:outline-level="3">Dividado</text:h>
      <text:p text:style-name="Text_20_body">Hodiaŭ ĉiu servanto, produktisto ks estas interesita alparoli laŭeble plej vastan rondon de aĉetontoj kaj vendi laŭeble plej multajn pecojn el siaj produktoj, aŭ ke la fabrikado efektiviĝu je laŭeble plej malaltaj kostoj. Konforme al tio ili tenas en sekreto ĉiun teĥnoligian trukon, per kiu ili optimumigas la produktadon; klopodas dezajni siajn produktojn laŭeble plej individuaj, por ke aliaj produktistoj ne povu fari interkomformajn kun ili. Sufiĉas mencii la variecon de retadaptiloj, akumuliloj de elektronikaĵoj.</text:p>
      <text:p text:style-name="Text_20_body">Ni malkovrus enormajn neekspluatatajn eblojn, se ni ĉesigus la paralelajn solvojn servantajn sole financajn avantaĝojn, kreus tute malfermitajn industriajn normojn, kaj komuna, moduleca projektado transprenus la lokon de la nuna vidmaniero „laŭeble plej multe en mian aparatujon”.</text:p>
      <text:p text:style-name="Text_20_body"/>
      <text:h text:style-name="P26" text:outline-level="3">Transportado</text:h>
      <text:p text:style-name="Text_20_body">Iam preskaŭ ĉiu produkto kontentiganta ĉiutagajn bezonojn de la konsumantoj pretiĝis surloke, aŭ veturis laŭeble plej mallongajn distancojn pro la fizikaj malfacilaĵoj kaj riskoj de la transportado. Ankaŭ nun ni ne manĝas miloble pli multe, ne konstruas kaj mebligas miloble pli grandajn domojn, tamen eĉ la plej simplaj produktoj veturas nekredeble longajn distancojn, kelkfoje eĉ plurfoje (sufiĉas preni ekzemple la lakton elportitan en Italion kaj reportitan en formo de fromaĝo).</text:p>
      <text:p text:style-name="Text_20_body">Kompreneble, por certigi la nunan, kutiman medion necesas multe pli granda areo; produktoj de nenombreblaj fabrikistoj kaj servantoj akumuliĝas en la hejmoj de ni ĉiuj, tiel do transporto estas ne malhavebla. Samtempe validas bazregule, ke ju pli malriĉa estas la laboristo kaj ju pli riĉa la aĉetanto, des pli granda iĝos la profito akirebla per la produkto. Ĉi tiu leĝo formas de jardekoj la tutteriĝantan, ĉiam pli grandajn distancojn traarkantan livernegocon.</text:p>
      <text:p text:style-name="Text_20_body">„Malriĉeco” kaj „riĉeco” estas nocioj kreitaj nur de la financa mondo, dum la vojreto, la ŝipoj kaj havenoj, aviadiloj kaj kamionoj konsumas efektivajn kaj terure grandajn resursojn kaŭzante enormajn kromdamaĝojn. Se oni sukcesus optimumigi la transportadon laŭ la efektivaj bezonoj, malaperus evidente multaj produktoj de sur la vendotabloj, el ludilvendejoj, vesto- kaj meblobutikoj, sed samtempe pretiĝus nur ono de la hodiaŭa kvanto da kamionoj, aviadiloj kaj ŝipoj, kaj ili ne forbruligus la ĉiam malpliiĝantan nafton; anstataŭ senarbarigo, grundovendado kaj similaj ni direktiĝus al daŭripova agrikulturo kaj tiel plu…</text:p>
      <text:h text:style-name="Heading_20_3" text:outline-level="3">Komerco</text:h>
      <text:p text:style-name="Text_20_body">La celo de la komerco estas alvenigi produktojn aŭ servojn elde la produktanto al la konsumanto, almenaŭ teorie. Praktike ĝi celas trovi laŭeble plej vastan tavolon de konsumantoj kaj superŝuti ilin per produktoj kaj servoj konformigitaj por ili ĝis la limo de ilia financa pagokapablo. Aŭ malpli elokvente: elspurado de stagnantaj monoj en la poŝoj de la homoj kaj ties ekspluatado per la altrukado de ia produkto aŭ servo. Por tio oni serĉas kaj uzas homojn aŭ firmaojn, kiuj realigas la elpensitan produkton (ĉio povas okazi kompreneble ankaŭ ene de unu entrepreno, sed valoras streki la limon ne laŭjure sed laŭfunkcie). El financa vido la rolo de la komerco estas ideala: ĝi metas sin inter du rolantojn kaj ekspluatas ties kontraŭajn interesojn – maksimumigante per tio sian profiton. Ĝia funkciado estas rimarkinda ankaŭ pro tio, ke ĝi ebligas la „spiladon” de la natura interhoma varo- kaj servotrafiko. Ekzemple: el la varinterŝanĝo de iu plejparte memvivtena komunumo oni ne povas elgajni profiton, sed se la sama komunumo laboras en fabrikoj kaj aĉetas en vendejoj, ĝi produktas gajnon al la komercisto malgraŭ tio, ke ĝi daŭrigas la saman agadon kiel pli frue.</text:p>
      <text:p text:style-name="Text_20_body">En plej bona okazo la tasko de la komerco estas loke kaj tempe optimumigi la produktadon kaj distribuadon de bonoj (transporto, magazenado, minimumigo de perdoj kaj mankoj), portempe magazeni kaj venigi ilin al la konsumantoj. Por specio disponanta tutteran informadan sistemon tio ne povas prezenti problemon. Eĉ tiam ne, se oni ne uzas por (kontraŭ) tio produktomanaĝistojn, reklamfakulojn, merkatikistojn, superbutikojn kaj supermagazenojn.</text:p>
      <text:h text:style-name="Heading_20_3" text:outline-level="3">Veturado</text:h>
      <text:p text:style-name="Text_20_body">Ni veturas lige al nia laboro – multaj navedas inter siaj labor- kaj loĝlokoj, aŭ faras longajn oficajn vojaĝojn. Ni veturas private, kutime pli mallongdistance: por aĉeti, aranĝi aferojn, amuziĝi, transporti infanojn aŭ pli maljunajn parencojn; longdistance pro familiaj kialoj aŭ por ekskursi, somerumi. La traveturita distanco de la homoj dum ilia vivo subite, dum unu generacio enorme kreskis. Ĉu tio estas efektiva bezono aŭ plie nur deziro nutrata de ebloj? Eventuale, pli precize: bezono generita por vivteni la establitajn transportsistemojn…</text:p>
      <text:p text:style-name="Text_20_body"/>
      <text:h text:style-name="P26" text:outline-level="3">Klerigado</text:h>
      <text:p text:style-name="Text_20_body">Ĉefe pri evoluintaj socioj validas, ke ili starigas kiel allogajn, pozitivajn ekzemplojn – ĉefe por junuloj – karierojn, kiuj bezonas longan lernejan klerigadon (altlernejo, universitato, pluraj diplomoj, plukleriĝo post studofino), kaj estas fakto kaj vero, ke la „gajnuloj” de la financa mondo elvenas karakterize el ĉi tiu tavolo. La rilataj institucioj, luktante por sia vivtenado, klopodas havi kiel eble plej multajn junulojn inter siaj muroj, por ricevi pli multan monon por la klerigado. Tia sinteno kaŭzas seriozajn damaĝojn.</text:p>
      <text:p text:style-name="Text_20_body">Junuloj, kiuj povus esti elstaraj majstroj de multegaj utilaj, produktadaj profesioj, ne ricevas por tio konvenan subtenon, instigon, esperigon pri sufiĉe taksata kariero, kvankam nia socio ege bezonas metiistojn, kiuj vivigas ĝin per la lerto kaj forto de siaj manoj. La vivantaj komunumoj similas al piramidoj: ili bezonas multajn fortajn manojn, por vivteni tiujn, kiuj per siaj spiritaj kapabloj povas alporti pli grandan utilon, da ili bezonatas pli malmulte, nur vere elstaraj. Funkcianta hospitalo bezonas multajn flegistinojn, malsanulportistojn, laboratoriajn asistantojn kaj kompare al ili malmulte da kuracistoj, kiuj tamen posedas la scion, kredon necesan por la praktikado de sia profesio, kaj prenas sur sin ties enorman respondecon.</text:p>
      <text:p text:style-name="Text_20_body">La klerigaj institucioj ne havas rektan kontakton kun la publiko, por kiu ili produktas fakulojn, ili perdas la motivadon de elektado, kvankam taskus al ili kiel eble plej baldaŭ forkonsili junulojn, kies kapabloj aŭ diligento ne konvenas. Tiel do ne intensas la motiva forto, per kiu ili povus instigi siajn studantojn por la akiro de la necesaj konoj kaj koncentriĝa kapablo. Kaj ĉi tiuj venas kun diplomoj eldonitaj de la institucio sed ne promesantaj certan estontecon sur necertan vivovojon, aŭ fuĝas en pli novan kleriĝon.</text:p>
      <text:h text:style-name="Heading_20_3" text:outline-level="3">Resume</text:h>
      <text:p text:style-name="Text_20_body">Ni voras konsterne multe da tempo, resursoj, energio per la sistemo konstruita de ni, dume ni timzorgas, ke da ili ni ne havos sufiĉe. Ni havas unu vojon ireblan: malkonstrui ĝis la efektive necesa nivelo kaj tiel longtempe vivteni niajn prizorgajn sistemojn. Se ni ne faros tion, ili post iom da jaroj kolapsos. Alivorte: ni povas fari, ke ilian povon ni reduktas de 100 ĝis la efektive bezonataj 5 procentoj per kontinua transformado, dume ni ekspluatas kaj resurse reutiligas la malŝparitajn 95%-ojn! Se ne, povos okazi, ke ilia povo falegos ĝis nulo, dum ni tute ne estas preparitaj por tio.</text:p>
      <text:h text:style-name="Heading_20_2" text:outline-level="2">Vojplano</text:h>
      <text:p text:style-name="Text_20_body">Estus naive atendi, ke la nun reganta potenco subtenus aŭ eĉ nur tolerus la kreon de sistemo, kiu tute neglektus la nunajn konceptojn, rilatojn. Verŝajne estus por ĝi pli oportune eĉ, se ĝi deklarus militon por la potenco; tiam forto kaj adaptiĝemo decidus pri tio, kiu kian parton akaparas por si kaj siaj aliancanoj el la nova sistemo. Pro tio mi neniel volas konfrontiĝi kun la reprezentantoj de la sistemo: laŭ mia analizo ili (ilia scio, forto, spertoj) estas ja bezonataj sed ne iliaj roloj. Se mia teorio estas erara, kaj la nuna sistemo tamen kapablas funkciigi la planedon, ili, laŭ miaj esperoj, ne povos damaĝigi ĝin; kaj se ĝusta, tiam post kelkaj jaroj ni devos alfronti gravegajn konsekvencojn. Ĉu mia teorio estas ĝusta aŭ ne, mia celo estas egale, ke Mondo Aŭrora estu sufiĉe preparita kaj forta, por povi doni efikan helpon inter ajnaj cirkonstancoj.</text:p>
      <text:p text:style-name="Text_20_body">Mondo Aŭrora pridubas la nocion de la potenco, se ĝi estas funkcikapabla, tute sensencas ajna dispartigo, akumulado, negocado kaj sekretado simila al la nuna. Ĝia koncepto baziĝas sur tio, ke pere de informadikaj, komunikadaj, trafikaj, transportaj rimedoj de la nuntempo estas transinterpreteblaj multaj fizikaj kaj tempaj baroj; nia medio radikale ŝanĝiĝis, kaj la homa estaĵo ankoraŭ ne povis adaptiĝi al ĝi.</text:p>
      <text:p text:style-name="Text_20_body"/>
      <text:p text:style-name="P4">Mian kredon, ke ĝi kapablas por tio, ne konfirmas historiaj spertoj, la signifo kaj aplikeblo de la teorio ne antaŭdifineblas. Konforme al tio mi povas koncepti nur vojplanon, kiu tempe ne limigeblas, sed enhavas esencajn mejloŝtonojn; mi nur supozas la rilatajn bezonojn, antaŭvideblajn okazaĵojn.</text:p>
      <text:h text:style-name="Heading_20_3" text:outline-level="3">Sinprezento – virtuala subjekto</text:h>
      <text:p text:style-name="Text_20_body">Hodiaŭ la homa estaĵo deviĝas krei en virtualaj medioj (telefonnumeroj, retpoŝtaj adresoj, retlistoj, rolludoj, blogoj, sed ankaŭ bankaj sistemoj, ŝtataj oficejoj, servantoj) kreitaj de la informadiko kaj kontaktantaj nur tuŝe unu la aliajn, multegajn lokajn „identigaĵojn” (ensaluto, enpaŝo), ne malofte li aperas en la sama sistemo kiel paralela rolanto, ĉu por amuziĝo, ĉu por ia alia celo. Ĉi tiu konduto estas rezulto de rolakumulado, forte subtenata de la nuntempa mondo, kaj kaŭzas gravegajn damaĝojn: la rolantoj de la virtuala mondo ne identas kun si mem sed kun roloj alprenitaj unu por la aliaj, homecaj interrilatoj apenaŭ kreiĝas, nur maskoj interkomunikas. Aliflanke ĉi tiu konduto etendiĝas ankaŭ al la ĉiutaga pensado, mondkonceptado.</text:p>
      <text:p text:style-name="Text_20_body">La unua tasko estas krei Mondon Aŭroran kiel virtualan spacon kun la enpaŝanta individuo kiel virtuala subjekto. Ĉiu partoprenanto disponas <text:span text:style-name="T1">precize unu</text:span> virtualan subjekton, kiu ekde la ensaluto kontinue ekzistas: ne estas elsaluto, forstreko, rea registriĝo kun malplena konto, tri diversaj roloj: mi estas unusola estaĵo en Mondo Aŭrora, postlasas eternan spuron, kiu eĉ post mia morto ĉeestos tiel same, kiel en la efektiva.</text:p>
      <text:p text:style-name="Text_20_body">Ĉiu ago, opinio, manifestiĝo restas neforviŝebla, neŝanĝebla, mi havas rajton nur postfakte noti rimarkojn. Tio laŭ mia espero reportos en la virtualan mondon la nocion de fido ŝajnanta jam eĉ en la ĉiutagoj elmodiĝinta. Kaŝata sub elektitaj nomoj mi povas altavoĉe kriaĉi, trafiki tra kaŝpordoj de leĝoj kaj firmaoj kaj permesi al mi ion ajn; sed se ĉio ĉi akompanos min eterne kaj videbliĝos por ĉiuj, la memlimigo havos pli fortan validon. Estas grave, ke la kondutformoj, pensadaj strukturoj kaj organizoj detruantaj la personecon kaj komunumon aperos ne kiel „kulpoj”, sed regeblaj eraroj; povos formiĝi komunuma kulturo, kiu helpos ĉe la adaptiĝo, donos modelojn, eble eĉ personan helpon ĉe la traktado de la neeviteblaj interpuŝiĝoj de opinioj kaj interesoj.</text:p>
      <text:p text:style-name="Text_20_body">En Mondo Aŭrora ne ekzistas elpensitaj rolantoj kaj historioj, ĝi ne estas unu el la „paralelaj” fantazimondoj. La celo de ĝia ekzistado estas, ke la informadiko ebligu al la homo persone travivi la eblon de superlimaj interkroĉiĝoj, kunlaborado, helpado. Ĝi helpos formi kaj funkciigi komunumojn por memvivtenado, memprizorgo kaj realigo de lokaj celoj.</text:p>
      <text:p text:style-name="Text_20_body">Ĉe la projekciado kaj efektivigo de la komputilaj programoj uzotaj por la realigo elstaras la celo, povi funkciigi ilin en laŭeble plej vasta rondo, kun laŭeble malplej granda resursobezono, ebligi konektiĝon al laŭeble plej vasta rondo aŭ aliron plej facilan. La informadika sistemo estas malfermita, pluevoluigebla de iu ajn, dum ilia evoluigo kaj uzo estas akordigeblaj kun la celoj de Mondo Aŭrora, sed estas malpermesite uzi ĝin por celoj kontraŭaj al ĝi. Konforme al tio ĝi neniel uzeblas por kreo de sistemoj rilataj al armiloj, perforto, potenco, mono aŭ kontraŭaj al la baza individua kaj komunuma moralo.</text:p>
      <text:p text:style-name="Text_20_body">Kio do restos post ties ekskludo? La esenco: krei kontaktojn, interkomunikadi, dividi nin mem: niajn konojn, spertojn, fizikajn fortojn kun nia loka komunumo, koncepti komunajn celojn, organizi la realigon, kolekti spertojn kaj dividi ilin kun similaj grupoj.</text:p>
      <text:p text:style-name="Text_20_body">Laŭ miaj esperoj la unuaj setlantoj de Mondo Aŭrora rekonos la eblojn imanentajn en la virtuala subjekto, fariĝos respondecaj, kreemaj partoprenantoj de siaj naturaj kaj elektitaj komunumoj. Ili rekonos la valoron de diferencaj opinioj kaj la kreivajn manierojn de ties akordigo kaj helpe de ili riĉigos la rimedaron de Mondo Aŭrora per ekzemplodonaj solvoj. Dumtempe la informadika sistemo de Mondo Aŭrora tiom vastiĝos, ke jam eblos plenumi per ĝi delikatajn publikajn taskojn.</text:p>
      <text:p text:style-name="Text_20_body"/>
      <text:p text:style-name="Text_20_body"/>
      <text:h text:style-name="P26" text:outline-level="3">Kolekto de fortoj</text:h>
      <text:p text:style-name="Text_20_body">Se la setlantoj ricevos efektive valoran helpon de Mondo Aŭrora, la alireblo, „famo” de la rimedaro disvastiĝos, la formiĝantaj solvoj, spertoj donos funkcikapablajn, elprovitajn kaj alireblajn modelojn al komunumoj solvontaj similajn taskojn. Al ĉi lastaj vicigeblas la organizado de loka energioprovizado, energisekureco, loka divido de bazaj nutraĵoj, sezonaj laboroj kaj komunumaj taskoj (flegado de publikaj areoj, ludejoj, infanĝardenoj, lernejoj ktp, organizado de sociala prizorgado, transportado, minimumigo kaj traktado de rubo). Pligraviĝos la konkretaj taskoj kaj la necesaj resursoj; la fone direktanta potenco de la mono kaj aŭtoritatoj transformiĝos en rimedojn kaj venkeblan portempan baron.</text:p>
      <text:p text:style-name="Text_20_body">Dume supereblos landlimoj kaj etnaj diversecoj danke al la dividado de spertoj kaj personaj travivaĵoj, la komunumoj rekonos siajn fortojn, eblojn kaj limojn. Realigeblos pli grandskalaj solvoj per kunteno de komunumoj, plue okazos la unuaj seriozaj konfliktoj, el kiuj la koncernatoj espereble pli saĝe elvenos.</text:p>
      <text:p text:style-name="Text_20_body">Mondo Aŭrora povos paŝi en la periodon de fortokolekto: ĝi komencos prepari sin kontribui al la solvo de taskoj starantaj antaŭ la tutteriĝinta specio de la homaro. Kreiĝos rimedoj, kiuj doneblos en la manon de ĉiu homo, ilin bezonanta, por ke aliĝo al la lokaj komunumoj povu fariĝi subjekta rajto tra la tuttera sistemo. Tio signifas permanajn rimedojn kun minimuma konsumo, ŝargeblajn eĉ per sunenergio aŭ manforto, retajn nodojn kun malalta konsumo. Por ili jam nun disponigeblas granda parto de la necesaj konoj kaj teĥnologio, sed mankas motivo uzi ilin tiamaniere.</text:p>
      <text:p text:style-name="Text_20_body">En posedo de la rimedaro kaj jam fidindaj programoj la sistemo povos kontribui al la solvo de specialaj situacioj (katastrofoj, fermitaj areoj, humaneca helpado, naturprotektado) kaj doni pli efikan helpon ol nun. Apartan gravecon havos la transportebleco de la sistemelementoj kaj konoj akumulitaj en ĝi, kiu faros la individuajn kazojn, loke investitan laboron, pozitivajn kaj negativajn organizadajn spertojn tuj utiligeblaj en ajna angulo de la mondo. Rezulte ĝi katalizos, simile al la industria revolucio, la evoluon de krizaj teritorioj neglektataj de la nuna mondo.</text:p>
      <text:h text:style-name="Heading_20_3" text:outline-level="3">Disvolviĝo</text:h>
      <text:p text:style-name="Text_20_body">Se la fazo de la fortokolekto okazos laŭ la imagita maniero, post certa tempo iĝos evidente, ke spertiĝas rapida evoluo male al la nuna „ŝlimoluktado” sur ĝis nun neglektataj kampoj (kie homoj ariĝintaj en aktivaj komunumoj koncentriĝantaj al siaj taskoj transprenos la lokon de firmaoj kaj organizoj specialiĝintaj al produktado de financa gajno; kie la dividado kaj uzo de la faka scio ricevos subtenon male al ties sekretigo kaj kaŝado per patentoj). Mondo Aŭrora demonstros, ke la direktada strukturo baziĝanta sur la akordigo de interesoj kaj liberigo de informoj ne postrestas en la konkurso, eĉ, estas pli efika sur la kampo de la efektiva taskosolvado ol la merkata-politika sistemo. En certaj okazoj ĝi kapablos konfronti la deklaritajn principojn de la demokratio kun la ŝtataparato reprezentanta ofte kontraŭajn interesojn, ĝi jam iĝos pli efika komunikada rimedo ol la amaskomunikiloj mem. Tio estus la momento de la eksplodo de la „granda milio”, kiam la malnova kaj nova reĝimoj provus laŭ praa kutimo muskole superi unu la alian anstataŭ argumentoj kaj objektiva komparado, kaj eĉ la dediĉiteco kaj bonaj intencoj de la civitanoj de Mondo Aŭrora estos subigataj al seriozaj elprovoj fare de la amaskomunikiloj, intenca perturbado.</text:p>
      <text:p text:style-name="Text_20_body">Sed laŭ mia opinio ne nepras, ke tio okazu, en la fono ja atingos nin la kruela rebato de la ekologiaj sistemoj, kiam ne plu eblos kontentigi la ĉiam kreskantan energibezonon de la ekonomio, senĉese pelata de la senindulgaj financaj sistemoj; kiam sinsekvaj naturkatastrofoj malplenigos la kasojn de la internaciaj asekuraj kompanioj; kiam oni vere volus lanĉi militon por nafto, akvo; kiam oni devos vere elloĝigi milionojn el teritorioj venintaj sub la marnivelon, provizi per nutraĵo amasegojn malsatantajn pro la agrikulturo kolapsinta manke de akvo.</text:p>
      <text:p text:style-name="Text_20_body"/>
      <text:p text:style-name="P4">Por ĉi tiu situacio ne ekzistas solvo elpensebla en blanka ĉemizo, malvarmeta ĉambro ĉe susuranta fonmuziko, realigebla per konkursoj kaj leĝoj, por tio bezonatas fortaj, rapidaj, oferemaj kaj spertaj komunumoj, ĉiam kunsentaj kun siaj homfratoj, pretaj ĉiuforte labori por ili; fidindaj gvidantoj kunluktantaj kun siaj grupoj kaj individue konantaj ĉiun sian grupanon. Necesas plue komunikadaj kaj organizaj sistemoj funkciantaj inter la plej ekstremaj kondiĉoj kun minimuma energibezono, evoluintaj dum la jaroj fidindaj – do ĉio, kion signifas Mondo Aŭrora.</text:p>
      <text:p text:style-name="Text_20_body">La tasko ne ĉesas post la tuja damaĝodeturno ĉe katastrofoj; ludos gravan rolon ankaŭ en la reorganizado de la vivo tiu komunuma sperto, kiun Mondo Aŭrora akiris en la sinprezenta kaj fortokolekta fazoj. Por ĝia vivtenado ne necesas konstanta ĉeesto, la komunumoj aliĝintaj senpere al Mondo Aŭrora povas senpere aliri la konojn de similaj grupoj, kun minimuma komenca helpo povas elekti kaj formi solvojn plej konvenajn por si.</text:p>
      <text:h text:style-name="Heading_20_3" text:outline-level="3">Plena disvolviĝo</text:h>
      <text:p text:style-name="Text_20_body">En la fina fazo Mondo Aŭrora revenos al sia lulilo; utiligante la spertojn akiritajn dum la helpado kaj reorganizado pace ĝi transprenos ankaŭ la lastajn remparojn de la „malnova reĝimo”. Por tio ĝi havos eblon, nur se la skizitaj procezoj povos vere ĉi-maniere okazi, ja tiutempe jam por ĉiu homo evidentiĝos, ke ilia senĉesa, kramfa timo al siaj kunspecianoj estas superflua, ĝi estis nur la necesa, sed nun jam transpasita parto de pli frua evolucia periodo.</text:p>
      <text:p text:style-name="Text_20_body">Kune kun ĉiuj ni elserĉos tiujn orminejojn kaj kadavrejojn, kiuj akumuliĝis dum la jarcentoj de la reciproka kaŝiĝado; ni elektos, kion ni povos utiligi por niaj sencohavaj, komunaj celoj, la ceterajn ni eterne konservos en la memoro de nia specio, por ke ĉi tiu scio kaj sperto servu kiel instruo kaj retenu nin proksime unu al aliaj.</text:p>
      <text:h text:style-name="Heading_20_3" text:outline-level="3">Ŝancoj?</text:h>
      <text:p text:style-name="Text_20_body">Ĉio ĉi estas bela revo, sed racie trapensinte mi donus 1%-an ŝancon por la sukcesa realiĝo. Necerta estas la evoluigo de la necesa informadika sistemo kaj ankaŭ, ĉu la spertoj de la unuaj aliĝintaj uzantoj kaj komunumoj estos vere pozitivaj, ne okazos misuzo per datenoj kaj funkciigo de la sistemo, ĉu ĝustatempe ni povos evoluigi la homan kaj teĥnologian fonojn por la efika problemtraktado, kaj ĉu efektiviĝos la pozitiva, paca transiro el la nuna direktada sistemo en la regadon fare de Mondo Aŭrora. Plua demando estas por la kazo, se ĉio ĉi funkcios, ĉu ni sukcesos kroĉfiksi nin transflanke, konservi kaj transheredigi la kognajn modelojn, kiuj elkondukos nin el la nuna sakstrato…</text:p>
      <text:p text:style-name="Text_20_body">Sed ĉio ĉi ne forprenos mian emon okupiĝi pri ĝi. Finsume mi ja povas esplori samtiel iun ajn alian, supozatan estontecon, la ŝanco de realiĝo de ajna konkreta imago estas samtiel ereta, kiel tiu de Mondo Aŭrora. Sed spite al tio mi opinias, ke valoras kredi Mondon Aŭroran, klopodi helpi ĝian realiĝon; se miaj supozoj estas ĝustaj, tiam mi povas fidi la apogon de simile pensantaj homoj, mi povas kredi, ke en la aktuale sekvaj minutoj ĉiufoje klariĝos la sekva paŝo.</text:p>
      <text:p text:style-name="P22">Ĉi tiun gvidadon senĉese mi sentis dum mia vivovojo, ankaŭ nun mi skribas pro tio. Mi kredas, ke se mi iras la ĝustan vojon, ĝi ne forlasos min, kaj se mi vojerarus, ĝi helpos tiujn, kiuj sekvas la ĝustan direkton.</text:p>
      <text:p text:style-name="Text_20_body"/>
      <text:h text:style-name="P30" text:outline-level="2">Komuna konscio </text:h>
      <text:p text:style-name="P22">(Kvankam mi tre klopodis, mi ne povas elturniĝi sen spiritaj kromtonoj. Bedaŭrinde ĉi tie mi povas skribi nur la pretan tekston kaj ne la procezon: kiel mi vekiĝas de mateno al mateno kun ĉi tiu bildo, kiel ĝi disvolviĝas antaŭ miaj okuloj, kaj kiel mi komencas kompreni, kion ĝi signifas…)</text:p>
      <text:p text:style-name="Text_20_body">La scio, inteligenteco, kreivo – kiuj fine alprenas formon, videbliĝas kaj ekkontaktas sian medion en pensoj, vortoj kaj agoj – similas al la maldika haŭto de sapveziko: fenomeno individua, ĉiufoje kolora, ĉiufoje ŝanĝiĝanta. Kaj la saĝeco similas al la aero loĝanta ene de ĉi tiu haŭto: nevidebla, konstanta, senŝanĝa en ĉiuj vezikoj, ni povas diri, ankaŭ en la tuta ekstera medio. Niaj konoj, ebloj kaj spertoj faras nin individuaj, sed la leĝoj de la ĝusta homa vivo, la reguloj de la moralo, la ecoj de la trankviliĝinta animo estas konstantaj sendepende de tempo kaj loko; ili rigardas propre egale al ĉiu veziko, al la en- kaj ekstervezika partoj de la mondo, ili ja egale ĉeestas en ĉiuj.</text:p>
      <text:p text:style-name="Text_20_body">Nia nuntempa mondo perdiĝas en la kalejdoskopo de koloroj, koncentras sin nur al la eksteraĵo de la veziko. Bedaŭrinde klara estas la regulo: ju pli granda estas veziko, des pli ĝi similas al alia; malgraŭ la individueco pli akcentiĝas la nevidebla enhavo; diference de tio malgrandaj vezikoj estas tre buntaj, individuaj kaj distrumpetas nur ties gravecon; celo do estas produkti laŭeble malpli grandajn, pli specifajn vezikojn, ĉar tio estus la „libereco”.</text:p>
      <text:p text:style-name="Text_20_body">De tempo al tempo aperas en nia historio la tendenco akcenti anstataŭ diferencoj la serĉadon de similaĵoj. Aŭ en pli preciza vortigo: dum sia evoluo ĉiu reĝimo „individuiĝas”, kontentigas ĉiam pli la personajn bezonojn de la potencohavantoj. Tio daŭras, ĝis la „subestantoj” komencas konsciigi sian sortokomunecon. Ju pli da homoj enfokusigas la reciprokajn similaĵojn anstataŭ la diferencoj, des pli granda fariĝas la forto de la tiel formiĝanta komunumo. Fine ĝi superas la forton, kiun la regantoj de la reĝimo povas kontraŭmeti, kaj „venkas la revolucio” – ĉu koste de bataloj, ĉu per paca transformiĝo. En Hungario estas bone konata la regado de la kolektivismo, kiu, laŭ mia opinio, eraris ne pri tio, ke ĝi formis komunumon el la homoj, sed pri tio, ke sendepende de siaj nomo kaj ideoj neeviteble transformiĝis dum sia historia evoluo favore al la priservo de la potencohavantoj. Estas jam alia demando, ke la „revolucio” kondukis nin en tian „novan reĝimon”, kiu eĉ pli baziĝas sur tio.</text:p>
      <text:p text:style-name="Text_20_body">Sed la komunumformantaj procezoj spertataj dum la historio baziĝas laŭ karakteriza maniero sur la surfaco de la veziko: materiala situacio, rasobazaj grupiĝoj; aŭ sindiferencigo disde alia grupo interligas la membrojn – tio estas bedaŭrinde sufiĉe karakteriza ankaŭ pri ĉiuj religiaj/spiritaj grupoj: iliaj anoj deziras elstariĝi inter kaj diferencigi sin de la „nekredantaj ceteruloj” – ne parolante pri la „konfesantoj de fremdaj kredoj”.</text:p>
      <text:p text:style-name="Text_20_body">Sed ĉio ĉi estas la eksteraĵo de la veziko: socia situacio, rango, religio, libroj, ritoj. En la profundo de la tuto sidas la silentema, ne videbla esenco, sur kies surfaco okazadas nia vivo, pensoj, agadoj, spertoj. La sekva paŝo estas nekredeble malfacila, kaj interese, retrovebla laŭ mia opinio en ĉiuj religioj, orientaj instruoj: serĉi nin mem (per moderna vorto: nian identecon) ne sur la surfaco, sed en ĉi tiu nevidebla profundo ŝajnanta homogena kaj nediferencigebla, ekstreme „senindividua”. Scio, spertoj, mondovido, bildo pri ni mem – ili ĉiuj estas ne pli multaj aŭ tempe pli stabilaj ol ŝatata vestaĵo aŭ kolĉeno: same ili povas perdiĝi, rompiĝi aŭ esti forĵetataj pro seniluziiĝo; novajn, tute diferencajn ni povas ekŝati dum nia vivo. Kaj jen el tio fontas nia nesuperebla malcerteco: senĉese ni serĉas ion kapteblan, samtempe sekuran en la vivo, ĝis evidentiĝos: kio kapteblas, estas ĝuste pro tio ankaŭ nesekura. Ni do kreis la nekapteblan, universalan tenilon: la monon kaj ellernis ĉion pendigi sur ĝi. Ĝi havas nur unu mankon: estas farita de ni, tiel ĝi heredis ĉiujn niajn necertecojn.</text:p>
      <text:p text:style-name="Text_20_body"/>
      <text:p text:style-name="P4">Estas jam tempo akcepti, ke la unusola efektiva certeco, la unusola „absoluta valoro” loĝas en ni mem, tie, kie „nenio estas”. Mia plej bona komparo pri tio originas el mia infanaĝo, kiam mi gapis en la spegulon kaj serĉis en ĝi mian memon: ĉu ĝi estas mia korpo? miaj manoj? miaj gamboj? mia vizaĝo? miaj okuloj? La rezulto estas bizara: mi komenciĝas kun la nigraj punktetoj meze de miaj okuloj (pro tio kompreneble, ĉar mi provis kapti min <text:span text:style-name="T1">per vido</text:span>, se mi eksperimentus per palpado, mi estus veninta al miaj fingropintoj): la „individueco” de miliardoj da diversaj figuroj kaŝiĝas en tio, kio en ni ĉiuj estas precize samtia.</text:p>
      <text:p text:style-name="Text_20_body">Patrujo, lingvo, religio, mondovido – estas nura vesto, la esenco estas la homa estaĵo komuna en ni ĉiuj, kiu ricevis ĉi tiun lokon kaj tempon por ekzisti. Se ni kredas, ke „nia memo” estas sendependa de ĉi tiuj, tiam ni ne bezonas konstrui baron ĉirkaŭ ni: ni ne devas konscie apartigi, forlimigi nin de niaj kunhomoj. La miliardoble miliardoj da koloraj, ĉiuklopode konservataj interhomaj muroj, al kiuj ni kroĉas nin, kiam ni diras: mi – estas superfluaj.</text:p>
      <text:p text:style-name="Text_20_body">Mi restos mi ankaŭ, se anstataŭ ĉi tiuj mi enfokusigas min mem, mian internan, nevideblan memon, se mi ekaŭdas en mi la voĉon de ĉiuj miaj homfratoj, ni ja ĉiuj kundividas ĉi tiun nivelon. Dume, kompreneble, mi restas la sama, mia ekstera mantelo ne ŝanĝiĝas: miaj patrujo, religio, lingvo restas la samaj, sed ekzemple la kanto kaj danco ne plu estas por mi la fiera manifestiĝo de mia nacia aparteno, nur maniero donita al mi, travivi feliĉon.</text:p>
      <text:p text:style-name="Text_20_body">Uzante alian komparon: kvankam ni fariĝis unusola tuttera specio, je individua konscinivelo hodiaŭ ni estas unuĉeluloj, ĉiu kun propra „tegumento”: mi estas mi kaj la ceteraj estas „aliaj”. La problemo ĉe tio estas, ke niaj specinivelaj kapabloj superkreskis ĉi tiun pensmanieron: la ses miliardoj da estaĵoj pensantaj kiel unuĉeluloj venis al vojdisiĝo. Se ili daŭrigas sian ekzistadon kiel unuĉeluloj, metas siajn individuajn motivojn antaŭ tiujn de la komunumo, koncentras sin al diferenciĝo disde sia medio, tiam plupasante laŭ la nuna vojo ene de unu generacio praktike ili kondamnas sin al katastrofo: per la definitiva poluado de siaj biologia kaj homa medioj draste reduktos ties vivtenan kapablon, la postsekvoj fariĝos netrakteblaj je individua nivelo, kaj tio kondukos al la disfalo de ĉiuj hodiaŭ konataj sistemoj kaj ĥaoso.</text:p>
      <text:p text:style-name="Text_20_body">La elvojo? Fariĝi plurĉelaj organismoj. Ni ja estas jam nun tio: ĉio, kion ni vidas ĉirkaŭ ni, kion ni manĝas, trinkas, uzas, ĉio, kion ni scias, estas la rezulto de la laboro de multaj miloj da nevideblaj, kun ni vivantaj aŭ jam antaŭ jarcentoj forpasintaj homfratoj, kiel espereble ankaŭ ni ĉeestas (videble aŭ kaŝe) en la ĉiutagoj de kelkaj kun ni vivantaj aŭ eĉ post ni naskiĝontaj homoj. Sed ĉion ĉi ni travivas je konscia nivelo konstante batalante unu kun aliaj, defendante niajn limojn, dezirojn kaj identecon enkorpiĝintan en objektoj kaj principoj. </text:p>
      <text:p text:style-name="Text_20_body">Propreca ironio de nia mondo estas, ke ĝuste la batalo por individueco faras nin vere homogena maso. Ni prenu ekzemple ajnan reklamon, kiu helpe de kosmetikaĵoj, aŭtoj, trinkaĵoj, elektronikaj pepiloj promesas blindige: jen estas via tono, via stilo, vi meritas tion… Tiel do mi povas fariĝi parto de plurcentmila amaso, kiu per uniformeco esprimas sian „individuecon”. Nu jes, en kazo de luksaj ŝipoj ĉi tiu „amaso” konsistas nur el kelkdek homoj, sed propre ankaŭ ili enkorpigas plurcentmilan amason en formo de „aĉetoforto”.</text:p>
      <text:p text:style-name="Text_20_body">Eblon specialiĝi, individuiĝi donas nur organiziĝo, en kiu ĉelo aŭ homo trovas taskon, lokon, al kiu vokas ĝin respektive lin kapabloj, sorto, individuaj proprecoj. Li renkontas kunulojn kun simila koncepto. Ili mezuras sin ne en formo de persona „premio” aŭ „sukceso”, sed per tio, ke kune ili evoluas dividante inter si rezultojn kaj erarojn, ĉiam lernante kaj donante reciproke ekzemplojn kaj priservante la organizon per tio, kion ili scipovas plej bone. Tio povas esti vitkultivo, aktorado, lignoskulptado, aŭtostirado – io ajn. Kaj pere de ĉi tiuj agadoj mi konscie travivas, ke antaŭ ĉio kaj unuavice <text:span text:style-name="T1">mi estas homo</text:span>, unu kun ĉiuj, unu el la ses miliardoj, kiu ricevis taskojn kaj lokon, tempon kaj kapablojn por ties realigo, same kiel ankaŭ aliuloj ricevis alian lokon, alian tempon kaj aliajn kapablojn por aliaj taskoj; aliajn spertojn kaj alian mondovidon. Kaj ĝuste tiel estas bone.</text:p>
      <text:p text:style-name="P4"><draw:frame draw:style-name="fr8" draw:name="Keret6" text:anchor-type="paragraph" svg:x="1.191cm" svg:y="0.21cm" svg:width="14.616cm" draw:z-index="9"><draw:text-box fo:min-height="23.797cm"><text:p text:style-name="Text_20_body">La fina konkludo de mia analizo estas relative simpla: mi estas konvinkita, ke ni troviĝas meze de evolucia salto. Ni faras gigantajn paŝojn antaŭen, kaj necesas tempo por tio, ke la prezentiĝantaj novaj ebloj, la bildo de la nova mondo transprenu la lokon de la malnovaj.</text:p><text:p text:style-name="Text_20_body">La nunan situacion mi povus plej bone kompari kun tio, kiam la homo rektigis sin kaj pasigis la pliparton de sia tempo restante sur du piedoj. Iom post iom li kutimiĝis al tio, ke por kuri li ne bezonas relasi sin sur la kvar piedojn kaj dupiede li povas pli rapide kuri, krome, dume li povas porti objektojn en siaj manoj. Ankaŭ liaj manoj fariĝis multe pli lertaj, povis fari ĝis tiam neimageblajn aferojn.</text:p><text:p text:style-name="Text_20_body">Sed la plej grava ŝanĝo estis, ke dum ĝis tiam li gapis al la tero kaj nur mallongtempe suprenrigardis aŭ rektigis sin, de tiam estis nature, ke rektigita en plena alto, li vidas pli malproksimen. Li konsciiĝis, ke li dividas sian vivospacon kun multaj similaj, evoluintaj kaj admirindaj estaĵoj. Unuavice li perceptis ĉirkaŭ si ne nutraĵojn, radikojn kaj odorojn, sed vizaĝojn, homfigurojn, kiujn li povis kontakti. La distanco signifis ĝis tiam eternan baron, nekoneblecon, sed nun la tuta vivospaco fariĝis por li sinkrona, li sciis pri la okazaĵoj en ĝi, pri la estaĵoj vivantaj tie.</text:p><text:p text:style-name="Text_20_body">Kvankam laŭŝajne nenio ŝanĝiĝis, ĉi tiu estis radikale alia mondo por la homo, kaj li ankoraŭ ne sciis, kiel vivi en ĝi. Antaŭe li vivis en malgrandaj grupoj, klarajn interesojn, vivovojon destinis por li la fermitaj fortorilatoj kaj la laŭsorte akceptenda medio, sed nun li povis travidi grandegajn distancojn, veni malproksimen, plani longperspektive; li akceptis la momentajn malavantaĝojn por realigi pli grandajn planojn. Liaj intencoj devis do konformiĝi al pli granda sistemo, al la komunumo konsistanta el ĉiuj samspecianoj, ĉiuj vivestaĵoj; li ja vidis, perceptis ilin, sciis, ke ili troviĝas tie, kaj nun li jam influas ilin.</text:p><text:p text:style-name="Text_20_body">Sed la modeloj estis ankoraŭ malnovaj, originis el la tempo, kiam oni devis dividi malvastan spacon, malmultajn fermitajn resursojn, kiam li ankoraŭ ne havis kapablon serioze interveni en la okazaĵojn ĉirkaŭ si. Tial neeviteble li faris grandegajn erarojn, kiam senŝanĝe li uzis la malnovajn skemojn en posedo de siaj novaj fortoj, kapabloj. Li spertis, ke ĉiuj liaj provoj turniĝas en sian kontraŭon, eĉ liaj bonaj intencoj havas katastrofajn sekvojn.</text:p><text:p text:style-name="Text_20_body">Li provis fermi sin en revomondon, imagis iaspecan fatalan trudon ĉirkaŭ si, de kiu li estas nur senpova rimedo, tiel li povis eskapi la respondecon. Sed tio ne estis eskapo: se iu ricevas tranĉilon en la manon, ne senkulpigas lin, se li svingas ĝin kun fermitaj okuloj.</text:p><text:p text:style-name="Text_20_body">Li bezonis novajn modelojn, novan pensadon, kuraĝon alpreni respondecon. Al la kapablo vidi malproksimen aliĝis multaj, ĝis tiam nekonataj problemoj, apero de sufero kaj timo, ties prilaboro nepre necesis, por fariĝi el la de fojo al fojo surkvarpiediĝanta duonsimio eterne rektiĝinta, pura homo.</text:p><text:p text:style-name="Text_20_body"><text:span text:style-name="T1">La tempo de elekto, ŝanĝoj alvenis</text:span> kaj ne forpasos de tio, se ni elektas memkompaton, enfermiĝeman senpovemon, anstataŭ fiere akcepti la sorton donitan al ni – la grandegan eblon.</text:p><text:p text:style-name="Text_20_body"/><text:p text:style-name="P32">Ek do kun levita kapo!</text:p></draw:text-box></draw:frame></text:p>
      <text:h text:style-name="P21" text:outline-level="1">Penseroj</text:h>
      <text:p text:style-name="Text_20_body">Plurfoje mi provis aŭtori ion pli ampleksan, „koheran” kun certa strukturo, tiel mi renkontis la malfacilaĵon, ke dume neeviteble venas en mian menson pensofragmentoj, kiuj ne enigeblas en la kreotan tuton. Tro malgrandaj ili estas, por ke mi skribu ĉapitron ĉirkaŭ ili, sed samtempe tro gravaj por mi por ellasi ilin, ĉar iel ili rilatas al la tuto. Tiajn penserojn mi kolektis en ĉi tiu parto.</text:p>
      <text:h text:style-name="Heading_20_3" text:outline-level="3">Vivo</text:h>
      <text:p text:style-name="Text_20_body">La homa vivo estas admirinda: ĝojoj, amo, amoro, sindediĉo, ekscitoj, flugado; kaj terura: sinsekvo de eraroj kaj fiaskoj, suferoj, malsanoj, perdo de amatoj kaj morto. La kuna ĉeesto de ambaŭ faras la vivon bonega, nekutima donaco, kiun ni ne povas travivi, se ni neas, klopodas forgesi unu aŭ alian ĝian flankon.</text:p>
      <text:h text:style-name="Heading_20_3" text:outline-level="3">Inversa Parkinsona malsano</text:h>
      <text:p text:style-name="Text_20_body">Se la celo de iu grupo estas solvi certan taskon, la nombro de la grupanoj optimumiĝas laŭsperte konforme al la efikeco: ĝi havos tiom da anoj, kiom necesas, ĉiu ricevas ian rolon kaj kreiĝas rezervoj. Ĉies intereso estas, ke la plej bonaj ĉeestu kaj povu kunlabori en bona etoso. Sed se la individua celo de la grupanoj estas laŭeble plej multe akiri el la mono destinita por la solvo de la tasko, ĉiuj motivoj turniĝos en sian kontraŭon: inter ju malpli da homoj dividiĝas la mono, des pli multe al mi akireblas, eĉ se mi devas ĝiskreve labori; ju pli saĝaj estas, ju pli multe scias la kolegoj pri la laboro, en des pli granda danĝero estas mia pozicio kaj mono… Mi do gajnos pli multe, se mi hunde formordas de mi la vere valorajn homojn, tiel pli bone videblas mia brilado (kvankam pli verŝajnas ankaŭ, ke fine iu vere senvalora kunkonkuranto elpuŝos min el mia pozicio – sed eĉ tio ne gravas, mia manko tiam ja pli akre sentiĝos).</text:p>
      <text:h text:style-name="Heading_20_3" text:outline-level="3">Ĉevalkurigo</text:h>
      <text:p text:style-name="Text_20_body">Tre mode estas diri, ke la merkata konkurso estas bona por la konsumantoj. Kelkaj bagateloj tamen nuancas la bildon. La konkurantoj ne estas malamikoj de siaj interesoj. Kio de ekstere ŝajnas konkurenco, tio transformiĝas fakte en kartelajn interkonsentojn en la momento, kiam fermiĝas la merkato. Konkurenco viglas efektive nur, dum ekzistas malfermita, „virga” merkato. La alia afero: estas mode forgesi, ke sufiĉe malofta besto estas tia „konsumanto”, t.e. homo, kiu senlime disponas monon kaj bezonas nur konsumi. Ni, „ceteraj” devas perlabori ĉi tiun monon en la „konkurenca merkato”, kiu similas al ĉevalkurigo, en kiu ni estas… la ĉevaloj.</text:p>
      <text:h text:style-name="Heading_20_3" text:outline-level="3">Incitaĉuloj</text:h>
      <text:p text:style-name="Text_20_body">Senpripensa ribelanto neeviteble fariĝas ties rimedo, kontraŭ kiuj li ribelas.</text:p>
      <text:h text:style-name="Heading_20_3" text:outline-level="3">Mondo Aŭrora</text:h>
      <text:p text:style-name="Text_20_body">Antaŭ nelonge mi legis la libron de Isaac Asimov: Antaŭ la Fondaĵo, kies hungara traduko ofte mencias „Mondon Aŭroran” kiel praplanedon loĝatan de homoj. Pri ĝi ĝis nun mi ne sciis, la nomon „Mondo Aŭrora” mi elektis sendepende de tio kaj post multa cerbumado – ĉiuokaze la koincido estas interesa…</text:p>
      <text:h text:style-name="P34" text:outline-level="3">Kredo 1</text:h>
      <text:p text:style-name="Text_20_body">Racie observata, la vivo estas tre granda maljustaĵo: limigita, sekve ĉiel mallonga, plena de fizikaj kaj spiritaj suferoj (ekzemple malsanoj kaj morto de nia propra korpo kaj tiuj de niaj amatoj). Kredi estas decidi: ni metas ĉion ĉi en neracian medion, en sistemon transan de nia vivo. Ni klopodas koncepti la vivon donaco de ekzistanto aŭ ekzistantoj, de ni ne komprenataj, tamen nepre bonintencaj, kaj konsideri ĝin malgraŭ ĉio kaj tiel komprenante – sencohava. Sekve la kredo estas neracia bazo kreita de la kredanto, tamen konsiderata kiel ekzistanta, laŭ kiu li povas akcepti siajn suferojn kaj ne punas aliulojn en sia doloro, eĉ male, klopodas kompreni aliulajn dolorojn, kunlabori kun ili. Eĉ tiam, kiam ĉio iras al li bone. Ĉar la racia menso akompanas lin nur ĝis la limo de malfeliĉoj, kaj kiam ĉesas kurento, uragano forlavas la urbon, la medicino ne plu povas kuraci lian infanon, tiam la racia homo tamen komencas preĝi.</text:p>
      <text:h text:style-name="Heading_20_3" text:outline-level="3">Demandoj kaj respondoj</text:h>
      <text:p text:style-name="Text_20_body">Nia vivo pasas kun tio, ke ni serĉas respondojn al demandoj, kvankam la demando mem estas multe pli grava: kio estas tio, kion mi volus ekscii, kaj kial ĝuste tion?</text:p>
      <text:p text:style-name="Text_20_body">La unua paŝo de la evoluo estas: trafi demandon, kiu ja ĉiam ŝvebis en mi, sed ne konsciiĝis al mi, ke ĝi povas esti ankaŭ demando, ke ĝi povas funkcii alie ol „kutime”. La respondo estas nur la „alia parto” de la demando, ĉiam po unu paŝo antaŭen, sed la direkton fiksas la starigo de la demando. En la momento, kiam mi starigis la demandon, la respondo estas antaŭdestinita konforme al miaj konoj kaj homa malfermiteco. Malgraŭ tio povas kosti multan tempon kaj fortostreĉon, ĝis mi „trovos”, akceptos ĝian enhavon, fariĝos matura por vortigi ĝin, kvankam poste retrorigardante ĝi ŝajnas evidenta.</text:p>
      <text:p text:style-name="Text_20_body">Se tiel plaĉas, la demando estas „absoluta”, sed la respondo ĉiam relativa, dependas de la konoj de la respondanto kaj malfermiteco de la akceptanto (ĉefe, se ambaŭ estas la sama persono). La plej bona ekzemplo por tio estas la por ĉiu homo, tiel ankaŭ por mi plej grava demando: kiu mi estas? La demando estas dumvive senŝanĝa, la respondo ĉiam portempa kaj senĉese ŝanĝiĝanta. La demando ŝanĝiĝas en la momento de fermado, morto je: „kiu mi estis?” kaj nur ĉi-momente respondeblas definitive.</text:p>
      <text:p text:style-name="Text_20_body">Nia nuna civilizo vivas ravita de la serĉado de respondoj forgesante, ke al ĝi taskas la respondeca vortigo de la demandoj, tiel ankaŭ la fiksado de ĝia evoluvojo. Ĝi konsideras donita sian strukturon, ne starigas rilatajn demandojn, kvankam ĉi tiu strukturo unusence decidas la respondojn troveblajn en ĝi, tiel ĝi fiksas la nunan memdetruan direkton de la „evoluo”.</text:p>
      <text:h text:style-name="Heading_20_3" text:outline-level="3">Kredo 2</text:h>
      <text:p text:style-name="Text_20_body">Mi sonĝis pri tio, ke kredanta homo povis fari miraklojn, sed lia filo ne kredis tion. Foje doniĝis perfekta okazo, kaj la homo preĝis jene: mi petas vin, Sinjoro, montru vin al mia filo – kaj <text:span text:style-name="T1">ne okazis miraklo.</text:span> La esenco de la kredo estas ne tio, ke ni akiras certecon pri la supernatura, sed male: ni akceptas la breĉon, kiu faŭkas inter nia mondobildo kaj la objektiva realo, ĉar ĝi restas eterne tie. Ni trankviliĝas pri tio, akceptas tion kiel ĝustan kaj nepridubeblan bazan regulon kaj ni komencas tiel vivi, ke ni scias: ĉio estas nia respondeco, ĉar profunde de ĉiu nia scio kaj logiko sidas nia propra decido: kia ni volas vidi la mondon.</text:p>
      <text:p text:style-name="Text_20_body">De la alia flanko: nian homan valoron donas ne nia scio kaj niaj raciaj paŝoj bazitaj sur ĝi, sed ĝuste male: nia kredo. Kaj sub ĝi komprenendas ne religia konvinkiĝo, sed tio, pro kiaj ideoj, sonĝoj, esperoj ni emas preni neraciajn decidojn. Jen pro tio enkuregas homo en brulantan domon konsciante la minimuman ŝancon, se li aŭdas kriojn de interne.</text:p>
      <text:p text:style-name="Text_20_body">„Jesuo diris al li: Ĉar vi vidis min, vi kredas; feliĉaj estas tiuj, kiuj ne vidis, tamen kredas.” Laŭ mia lego: nur tiel ni povas esti feliĉaj, se egale ni konas kredon kaj scion; ni scias, kiu kie havas sian lokon, kaj ni ne konfuzas ilin unu kun la alia.</text:p>
      <text:h text:style-name="Heading_20_3" text:outline-level="3">Kred-ito</text:h>
      <text:p text:style-name="Text_20_body">Estas ĉiam interese lingve ludi, jen tia ludo estas ankaŭ jena: super ĉia ordo, reguligo kaj trudado estas la plej forta faktoro influanta la anojn de la socio la komuna bildo de la estonteco, alivorte la kredo: kia estos la mondo, en kiu miaj infanoj vivos.</text:p>
      <text:p text:style-name="Text_20_body">Jen estas la forto, kiu kapablas konstrui novajn urbojn sur ruinoj, traarkigi pontojn, krei trafikajn retojn. Ĝi montras taskojn, por kies realigo valoras uzi nian finohavan tempon, valoras fari nian plejeblon, neglektante laciĝon kaj dolorojn kaj forpasi fieraj pri niaj vivo kaj faroj, kiam alvenos ties tempo.</text:p>
      <text:p text:style-name="Text_20_body">Ĉi tiun kredon povas nenio anstataŭi; se ĝi perdiĝas, perdiĝas la grandaj revoj, celoj kaj sinofero, anstataŭ la rikolto de la futuro restos ties forkonsumo, anstataŭ pliriĉiĝo formagriĝo, <text:span text:style-name="T1">anstataŭ kredo kred-ito…</text:span></text:p>
      <text:h text:style-name="Heading_20_3" text:outline-level="3">Moderna sklaveco</text:h>
      <text:p text:style-name="Text_20_body"><text:span text:style-name="T1">La sklavismo estas afero malbela. </text:span>Unu homo traktis la alian kiel sian propraĵon; li povis humiligi, uzi lin kvazaŭ ludilon, povis turmenti, eĉ mortigi lin. Samtempe gravas ankaŭ memori, ke propre li gardis lin kiel ĉiun sian alian posedaĵon, sklavoj ja kostis multe. Dum li povis, li kontinue certigis al ili manĝon, klopodis konservi ilin sanaj, fortaj, ĉar se li donis malpi da manĝo-trinko, ne okupiĝis pri ilia sano, aŭ trolaborigis ilin, la sklavoj perdis de sia valoro, fariĝis neuzeblaj, kaj li devis aĉeti anstataŭ ili novajn. Tial la komunumo de la sklavoposedantoj iel reguligis la sklavokonsumon, oni ja devis perbatali ilin (ĝis oni faris ankaŭ el tio industrion en la moderna epoko): gvidi militojn aŭ kalkuli kun la kreskanta, en certaj okazoj danĝera kontraŭstaro de la konkeritaj gentoj; tio certigis, se ne home, tamen posedaĵe, grandan valoron al la sklavoj.</text:p>
      <text:p text:style-name="Text_20_body"><text:span text:style-name="T1">Demandindas, ĉu la nuna mondo estas pli bona ol tiu?</text:span> Estas vere, la homo alpreninta kredon estas libera, nur sklavo de siaj revoj aŭ fojfoje de siaj vivnecesaĵoj; la kreditanta banko ja ne estas lia posedanto, ĝi pretendas havi nur parton de liaj bonoj akirotaj en la sekvaj kelkaj jaroj. Ĝi ne devas streĉi sin, por akiri novajn, la amaskomunikiloj kaj la senpova ŝtato ja pelas amasojn kiel ŝafojn al ĝiaj pordoj. Ĝi ne estas interesita, ke ĝia „sklavo” bone funkciu, ĝi ne zorgas pri lia nutro, sano, ne donas al li laboron; ili ne havas komunan respondecon, li ja estas libera, li solvu mem siajn problemojn, kiel li povas, ĝi „ekstermurigis”, puŝis ilin al la ŝtato, same ŝuldiĝinta al ĝi. Ĝi ne minacas lin per morto, nur per tio, ke ĉion lian ĝi povas forpreni, elĵeti lin el tiu vivo kaj iluzia sekureco, por kiu li vendis sian necertan estontecon. Lian falegon haltigus la ĉiam pli disfadeniĝanta sociala reto menciata jam nur en malnovaj gazetoj, fakte li trafalas tra la truoj, ĉiam pli larĝiĝantaj ĉe kunkulpula prisilentado.</text:p>
      <text:h text:style-name="Heading_20_3" text:outline-level="3">Glaso</text:h>
      <text:p text:style-name="Text_20_body">Ofte ni mencias la gravecon de vidangulo ekzempligante, ke la saman glason iu vidas duone malplena, alia duone plena. Estas homo, kiu koncentras sin nur al atingeblaĵoj kaj sentas mankon, alia ĝojas pri jamaj atingoj. Iom nuancas la bildon, ke ankaŭ ties prijuĝo ne estas unusenca, ofte ni laŭdas homon, kiu ne klinas sin dorsen kontente en sia fotelo ĉe akiro de rezultoj, sed sekvante siajn revojn rigardas ĉiam antaŭen kaj strebas pluen, alifoje ni mallaŭdas la saman homon pro lia nekontenteco.</text:p>
      <text:p text:style-name="Text_20_body">Ĉu enmensiĝas al ni dum tia meditado, ke la pleneco, senco, difino de la „glaso” estas ĝuste tiu ĉi situacio! Malplena glaso kun nenio ene estas sensenca, ĝi ja ekzistas por enhavi ion en si, kaj same sensenca estas plena glaso, nenio ja plu verŝeblas en ĝin. Gravas ne la diferenco inter la vidpunktoj duone malplena – duone plena, sed tio, ĉu ni komprenas la necesecon de ĉi tiu stato, la konstantan kaj laŭnecesan ŝanĝiĝon de nia vidpunkto (kaj prijuĝo de la vidpunkto), la totalan sensencecon de la prijuĝo, taksado de la du vidpunktoj…</text:p>
      <text:p text:style-name="Text_20_body"/>
      <text:h text:style-name="P34" text:outline-level="3">La limoj de kreado</text:h>
      <text:p text:style-name="Text_20_body">La tri limoj de kreado estas la valora, la sensenca kaj la neebla. La homan civilizon spronas al kontinua kreskado la konscio, ke ĝi <text:span text:style-name="T1">ne povas</text:span> efektivigi aferojn, kiujn <text:span text:style-name="T1">indus</text:span> realigi. Sed lastatempe ĝi nehaltigeble ŝovadas la limon de la realigebleco trans la <text:span text:style-name="T1">indecon</text:span> (do kreis aferojn, kies suma efiko estas negativa malgraŭ la momente mezurebla pozitiva efiko), poste ĝi fore transpasis ankaŭ la limon de la <text:span text:style-name="T1">sensenca</text:span> kreinte amasegon da aĵoj, kies pozitiva utilo eĉ en la estanteco ne montriĝas.</text:p>
      <text:h text:style-name="Heading_20_3" text:outline-level="3">Kontakto de civilizoj</text:h>
      <text:p text:style-name="Text_20_body">Teme de la vojaĝoj mi jam meditis pri tio, kian influon havas nia civilizo al konkerita komunumo, tiel mi pensis ankaŭ pri tio, kiel oni povus fari la aferon bone.</text:p>
      <text:p text:style-name="Text_20_body">Al pli evoluinta civilizo ŝajnas logike elpreni individuojn el neevoluinta grupo, instrui al ili la transdonindan parton de siaj konoj kaj konfidi al ili, kiel ili pludonos ĉi tiujn konojn. Ĝi atingas ne multe, se ĝi forrabas kelkajn homojn, ĉar tiel ĝi aperas kiel malamiko. Logika solvo ŝajnas, ke ĝi elektas individuojn, kiuj suferas je morta malsano aŭ vundiĝo, pri kiuj la propra grupo jam rezignis, kaj kiujn ĝi konsideras mortontaj. Ĉi-momente povas senprobleme ekagi la pli evoluinta grupo, preni al si la mortantojn, resanigi kaj poste uzi ilin kiel perantojn.</text:p>
      <text:p text:style-name="Text_20_body">Tio donas okazon al konkludoj interesaj el du vidpunktoj. Unuflanke, en la neevoluinta grupo estiĝas la kredo pri la postmorta vivo, ja homoj, por ili nesaveblaj, do mortintaj, ree aperas inter ili sanaj, kvankam ne estas tiaj, kiel ili: „ili vojaĝis transmonde”, scias multe pli pri ĉio. Aliflanke, kio okazos, se la pli evoluinta civilizo interrompas la kontakton? Supozeblas, ke ĝis tiam kreiĝis ia formo de kunlaboro inter la du kulturoj, estiĝis iaspeca „pastraro” inter la „fremduloj” (iliaj perantoj) kaj la ĉiutagaj homoj; ilian potencon certigas ilia kontakto, kunlaboro kun la superestaĵoj.</text:p>
      <text:p text:style-name="Text_20_body">Se la fremduloj foriras, ĉi tiu privilegio ĉesas, kvankam la pastroj tre ŝatus, se ĝi restus; ili volus revoki la fremdulojn en maniero plej simpla por si: ili proponas perantajn subjektojn, eventuale puŝante ĉi tiujn en situacion, el kiu la fremduloj devas savi ilin… t.e. aperas la homoferado al la dioj.</text:p>
      <text:h text:style-name="Heading_20_3" text:outline-level="3">…instruu lin fiŝi…</text:h>
      <text:p text:style-name="Text_20_body">Estas bela proverbo: „Donu fiŝon al malsatanto kaj vi satigos lin por unu tago, instruu lin fiŝi kaj vi satigos lin por la tuta vivo”. Bedaŭrinde la sekva frazo ĉiam forlasiĝas ĉe la fino: „…kaj li ne plu dependos de vi, ne aĉetos viajn fiŝojn!”</text:p>
      <text:p text:style-name="Text_20_body">Kiu estas tiel <text:span text:style-name="T1">malsaĝa</text:span>, instrui fiŝi malsatanton, anstataŭ forpreni de li la lagon interŝanĝe por fiŝoj, kiujn li poste elkaptos por tiu eble el la sama lago kaj igos lin elfiŝi ĉiujn fiŝojn el sia iama lago, por „satmanĝigi”aliajn malsatantojn? Ĉu ekzistas ŝtato, kiu apogus nin, solvi mem niajn problemojn, eventuale interhelpe kun nia najbaro, anstataŭ servi por mono, kiun poste ni pagos por la laboro de la najbaro, ĉiupaŝe subtenante per impostoj tiun ŝtaton, kiu „ebligas ĉion ĉi”, sed samtempe ne emas fari konton pri nia mono?</text:p>
      <text:p text:style-name="Text_20_body">Ĉu mirige? Semproduktantaj firmaoj okupiĝantaj pri genmanipulado klopodas malpermesi al mastroj per patentoj pri spiritaj produktoj, uzi parton de sia tiu-jara rikolto kiel sekvajaran semaĵon, trudante ilin aĉeti la semojn de ili. Ekzemplo: de la jaro 2004 leĝo malpermesas semi grenon rikoltitan el grajnoj liveritaj al Irako kiel usonan „subvencion” al la irakaj mastroj, kiuj tra jarcentoj tiel kultivis siajn kampojn konforme al la reguloj de la sobra menso. Ĉu mirindas, ke ili ne entuziasmas?</text:p>
      <text:p text:style-name="Text_20_body">La proverbo do tekstas ĝuste jen tiel: <text:span text:style-name="T1">Forgesu ĉiuj fiŝi, mi de tago al tago manĝigos vin ĉiujn, kaj vi servos al mi, por ne malsatmorti!</text:span></text:p>
      <text:p text:style-name="Text_20_body"/>
      <text:h text:style-name="P26" text:outline-level="3">La freneza forĝista majstro</text:h>
      <text:p text:style-name="Text_20_body">Ĉu vivis, ĉu ne, estis iam forĝista majstro. Ĉi tiu forĝisto estis tre brava homo. La loĝantoj de la vilaĝo amis lin ekde lia infanaĝo, ĉar li tre longe lernis sian malfacilan metion, pri ĉio alia li rezignis por ĝi kaj praktikis ĝin kun granda dediĉiteco. El liaj manoj elvenis ĉiuj sarkiloj, falĉiloj, hakiloj de la vilaĝo, unuvorte en ĉiu domo troviĝis multaj nemalhaveblaj iloj formitaj de liaj manoj.</text:p>
      <text:p text:style-name="Text_20_body">Post kiam li ellernis sian profesion kaj scipovis fari perfektajn hakilojn, la forĝisto fariĝis ĉiam pli malĝoja: ne sufiĉis al li feliĉigi la loĝantojn de la vilaĝeto per sia arto. Ofte li parolis al siaj amikoj pri tio, ke li estas destinita por io pli alta kaj vidas perdiĝi sian vivon en la ĉiutagaj taskoj, kiujn ajna forĝisto povus fari. Ĉi tiuj laboroj ja ne konformas al liaj kapabloj, scio.</text:p>
      <text:p text:style-name="Text_20_body">La vilaĝanoj komprenis lin, kapjesadis, konsoladis la forĝiston, kiom ili povis, ili ja alte taksis lin kaj – ne estis alia forĝisto en la vilaĝo. Dume al ĉiuj memoriĝis io: rompita sarkilo, antaŭ longe promesita tranĉilo, iam mendita ĉe la forĝisto, kiun li ne havis tempon fari. Eble ankaŭ la forĝisto sentis tion, ĉar ĉiam malpli ofte li iris en la preĝejon, drinkejon, se li renkontis iun, li resalutis ĉiam pli malafable.</text:p>
      <text:p text:style-name="Text_20_body">Iun tagon lia najbaro kaj plej fidela amiko konsilis al li, vidi ne nur ilon en la hakilo, kiun li ĝuste faras, sed ankaŭ ĝian belecon. La forĝisto brakumis lin kaj kuris hejmen. La loĝantaro de la vilaĝo feliĉe orelumis al la forĝejo esperante, ke la forĝisto resaniĝis, lia amboso ja denove gaje tintas. Kaj sekvatage la najbaro ricevis la delonge atendatan hakilon, kiu estis ne nur bona, sed plibeligita per enbatita birdo. Prave, la forĝisto postulis por ĝi monuj-malpezigan prezon, sed la amiko volonte pagis, ĉar tian hakilon havis vere neniu vaste en la ĉirkaŭaĵo.</text:p>
      <text:p text:style-name="Text_20_body">Tian vere ne. Sed jes ja ornamitajn per arbaro, folioj, vinbero, dancistoj, ĉasistoj … Depost tiam la forĝisto ne plu faris simplajn ilojn, al ĉiu el ili li donis nomon, rakontis pri ili historiojn, arte ornamis ilin – kaj vendis ilin multe pli preze ol ĝis tiam, li ja laboris multe super ili kaj demonstris per ili ĉiujn fajnaĵojn de sia metio. Ĝis iun belan tagon arbohakisto, simpla homo, kiu ne ŝatis la grandan ŝanĝiĝon de la forĝisto, reportis en la forĝejon rompitan segilon, en kies klingon tiu estis preginta arbaron. Li ĵetis la rompitan ilon sur la plankon de la metiejo kaj jene parolis: „He, forĝisto, mi ne scias, kio vin obsedis. Sed mi bezonas nenian miraklaĵon, mi volas segilon, kian vi antaŭe faris, kiu estis neniel aparta, sed servis dudek jarojn! Ne plu donu al mi tian luksan fatrason, ĉar nur kelkfoje mi eliris kun ĝi en la arbaron, kaj ĝi fariĝis rubo en miaj manoj. Por ĉi tiu vi postulis kvinoble pli ol por la malnova, sed eĉ dudekonon de tio ĝi ne valoras. Redonu, forĝisto, mian monon!”</text:p>
      <text:p text:style-name="Text_20_body">La forĝisto estis forta homo, elpuŝis la hakiston kaj ne plu laboris por li, vane oni petegis lin, kompati la malfeliĉulon, kiu per siaj malnovaj, breĉiĝintaj iloj ne plu povis tiel bone labori; kaj oni ankaŭ timzorgis, ke ne sufiĉos ligno por la vintro, malpli haviĝos por konstruado, al ĉarpentistoj, meblistoj. Novaj, ĉiam malpli uzeblaj iloj pretiĝis en la forĝejo, ankaŭ malpli multe, kvankam la amboso tintadis senhalte, la blovilo spiregis tage-nokte…</text:p>
      <text:p text:style-name="Text_20_body">Iun tagon la forĝisto vizitis sian najbaron kun stranga feraĵo en la mano. Tiu apenaŭ rekonis lin: anstataŭ la malnova, flegata vizaĝo de la forĝisto li vidis antaŭ si taŭzhararan, longbarban figuron kun ardaj okuloj, ĉifonaj, brulmakulitaj vestaĵoj. Li alportis forĝitan piedripozilon, kiu, pedale pelata, komencas vibri kaj malstreĉas la enmetitajn piedojn. Li montris ĝian funkciadon al la najbaro, kiu ne komprenis, por kio utilas, se iu pedalas, por ke la piedoj de iu alia malstreĉiĝu. Tiel do li ne volis aĉeti la aparaton.</text:p>
      <text:p text:style-name="Text_20_body">Tiam la forĝisto komencis petegi lin, aĉeti ĝin eĉ malpli preze, ĉar apenaŭ restis fero en lia metiejo, karbo tute mankis, kaj li jam de monatoj ne manĝis bonguste, ĉar lia edzino iun nokton forlasis lin, ŝi ne plu povis vivi kun li. La najbaro donis vespermanĝon al la forĝisto, poste transiris kun li en la forĝejon, kie iam li ofte gastadis.</text:p>
      <text:p text:style-name="Text_20_body"/>
      <text:p text:style-name="P4">La vidaĵo estis konsterna. Ĉie amase diskuŝaĉis duonpretaj, strangaj meĥanismoj, sarkiloj kun tratruitaj kapoj, akrarandaj ansoj, enormaj seruroj, disĵetitaj forĝiloj, karbopecoj, fulgo, senordo. La forĝisto kuris kun brilantaj okuloj de unu amaso al alia, montradis al sia amiko siajn kreaĵojn, kiu aŭskultis lin kun kreskanta amareco. Fine la forĝisto tiris lin en la ĉambron de sia edzino, de kie malaperis ĉiuj mebloj (la malfeliĉulo vendis eĉ la keston, kiun li ricevis nuptodonace de la meblisto…), kaj en kies mezo tronis grandega ferglobo. Pri ĝi la forĝisto plej fieris, nomis ĝin la pinto de sia arto. Li diris, ke ĉi tiu estas la plej granda ferglobo en la mondo, ĉiufoje, kiam li havas iom da superflua materialo, li ruĝardigas kaj alforĝas ĝin. Ĝi havas perfektan rondoformon, kaj eĉ li mem ne povus forpreni peceton el ĝi, tiel perfekte ĝi estas kunforĝita.</text:p>
      <text:p text:style-name="Text_20_body">La najbaro urĝeme forlasis la forĝejon, vendis sian domon kaj transloĝiĝis al la alia fino de la vilaĝo. </text:p>
      <text:p text:style-name="Text_20_body">Kaj la forĝisto komencis produkti armilojn… glavojn, lancokapojn, ĵettranĉilojn, ĉiaspecajn kutimajn kaj nekutimajn murdilojn… Li disdiradis ĉie, ke oni devas defendi sin, ĉar malamiko iam ajn povos surprizataki ilin, li ĉie ofertadis siajn armilojn, sed nur tre malmultajn li sukcesis konvinki, kaŝe oni pensis, ke prefere oni devus defendi sin de la forĝisto, eĉ, la forĝiston de li mem. Konsternitaj oni aŭskultis, kiel li fiere trumpetas pri la detruaj kapabloj de siaj novaj inventaĵoj.</text:p>
      <text:p text:style-name="Text_20_body">La homoj forturnis sin de li, tiel li iris al la infanoj kaj komencis rakonti al ili terurajn fabelojn, vendis al ili siajn produktojn: al iuj plumbosoldatojn, al aliaj ŝildojn, lancojn, glavojn. Kaj la infanoj komencis militludi per la veraj armiloj de la forĝisto, ĉiam pli multaj vundiĝis aŭ kripliĝis pro ili. La homoj komencis malami unu la aliajn pro la malfeliĉoj kaj damaĝoj, la paco malaperis el la vilaĝo, ĉiam pli multaj forloĝiĝis el la vilaĝo, la restintoj retiriĝis en siajn domojn, kun kreskanta timo al siaj najbaroj kaj ĉefe al ties infanoj, ili meditis pri tio, kien malaperis la iama beleco, trankvilo kaj amo.</text:p>
      <text:p text:style-name="Text_20_body">En la laborejo de la freneza forĝisto ankaŭ nun ardas karbo alportita de la infanoj, flamoj ruĝigas la forĝejajn murojn. El la vilaĝo malaperadas la metalaj iloj, ĉar ŝtelataj, por fariĝi pli kaj pli novaj meĥanismoj kaj armiloj sur la eterne tintanta amboso de la forĝisto. La homoj timante aŭ eble esperante atendas la tagon, kiam la forĝejon kaptos flamoj kaj ruĝa koko trakuros la vilaĝon detruante ĉion, kio ankoraŭ restis, konsumos fine la forĝejon kaj inter ardaĵoj kaj flamoj revenigos la tempon, kiam iĝos necese kunteni sin, por havi ŝancon transvivi la proksimiĝantan vintron. Kaj kelkaj esperas pri tio, ke iun matenon la forĝisto dormos iom pli longe kaj… </text:p>
      <text:p text:style-name="P22">…kiam li malfermas la okulojn, frotas la vangojn, konsternita konsciiĝas, kiom neflegata li estas. Li ĉirkaŭrigardas en sia laborejo kaj fine ekvidas tion, kio puŝis lin en frenezon: la amason da fatrasoj, la interrompitajn, malsaĝajn revojn, la ĉie flamantan, ĉies vivon minacantan, liberlasitan fajron. Malrapide li stariĝas, komencas serĉi inter la fatrasoj kaj trovas senornaman, malnovan sarkilon, kiu surhavas krom la faka perfekteco de sia kreinto ankaŭ la simplecon de la humileco, kiu rekondukos lin en iun malperfekte perfektan, ronde homan mondon, kie forestas armilklakoj, ŝtelo, detruo kaj frenezumo. Tamen estas akraj sarkiloj, per kiuj oni egale faras kavon en la tero por semoj kaj eterne ripozemaj homoj, kaj dume ŝvitogutoj perlas de la vizaĝoj sur la teron, el kiu fontas nova vivo, kaj fine de la tago manoj serĉas unu la aliajn, kaj laboristoj kune salutas la liberigan vesperon. </text:p>
      <text:p text:style-name="P22">Ĉi tiun sarkilon li najlas sur la ĉeftrabo, ripozigas sian rigardon sur ĝi, dum li preĝas por beno por sia laboro; kaj reflamas la fajro, sed nun ĝi ne vomas detruon, sed konsumas la memoraĵojn de la freneza fantazio, kaj la scio akirita ĉe ilia kreo nun denove formas simplajn, utilajn objektojn.</text:p>
      <text:p text:style-name="P22">Fine, kiam la forĝejo refariĝas templo anstataŭ buĉejo de la metio, kiam la fatrasoj malaperas, la amboso suspiras por fero, kiam la malvarmeta mano de la forpelita kunulino tuŝas tiun varman de la forĝisto, </text:p>
      <text:p text:style-name="P36">la martelo peze falegas sur la feran globegon.</text:p>
      <text:p text:style-name="Text_20_body"/>
      <text:h text:style-name="P21" text:outline-level="1">Postvorte</text:h>
      <text:h text:style-name="Heading_20_2" text:outline-level="2">Mallonga demand-respondado</text:h>
      <text:h text:style-name="Heading_20_3" text:outline-level="3">Ĉu vi pensas serioze, kion vi skribis?</text:h>
      <text:p text:style-name="Text_20_body">Jes, tute serioze mi pensas. Certe pluraj ideoj ŝajnas utopio, sed mil diabloj! – troviĝas ne malmultaj, kiuj pensas serioze, ke ili bezonas unu (aŭ eĉ ok) Ferrari-aŭtojn, por esprimi sin; troviĝas tiaj, kiuj pelas sin post vivobildoj prenitaj el magazinreklamoj. Kial mi ne povus elekti al mi memkreitan revon kiel vivotaskon?</text:p>
      <text:h text:style-name="Heading_20_3" text:outline-level="3">Vi gustumas plurajn sciencojn – ĉu vi scias entute, pri kio vi parolas?</text:h>
      <text:p text:style-name="Text_20_body">Efektive mi kompetentas nur pri programado, sed ĝin mi opinias bona lernejo. Mi povas skribi programojn rilatajn al ajna faceto de la vivo, sen bezono pli profunde koni ĝin, sed nepre mi devas kapabli konstrui modelojn el la scio de la fakspertuloj de la tereno.</text:p>
      <text:p text:style-name="Text_20_body">Programoj ne „malboniĝas” kaj ĉefe ne „pliboniĝas”; se io misas, la erarojn faras mi, ankaŭ al mi plej bone estas, se iu laŭeble plej baldaŭ atentigas min prie, per tio li ja helpas min. Pli bone estas kompreneble, se mi mem trovas kaj riparas la erarojn, tiel mi ja lernas plej multe el ili. Mi devas scii peti helpon, ĉar okazas, ke mi ne vidas krian eraron en mia programo: vane mi kontrolas ĝin, mi ne vidas, kion mi skribis, nur kion mi volis skribi. Ĉe la projektado mi devas scii, ke la solvo konsiderata de mi unusence bona kaj reprezentata ĉiukonvinke povas esti mankohava aŭ ankaŭ fundamente malbona, tial dum la diskutoj ĉiuklopode mi devas atenti, eble ja miaj „kontraŭuloj” efektive pravas. Estas tre malagrable ĵeti multan laboron en rubujon, eĉ pli malbone estas scii, ke la kritikataj punktoj estas tiuj, kiujn mi estus devinta atenti, sed malsaĝe mi ne havis orelojn por ili.</text:p>
      <text:p text:style-name="Text_20_body">Fakte mi kompetentas pri neniu el la tuŝitaj temoj, mi nur klopodas vidi kaj pensi. Mia celo estas trovi kaj starigi demandojn, bonajn demandojn, mi klopodas doni al ili laŭ miaj kapabloj plej bonajn respondojn akcepteblajn por mi. Pro tio ili povas esti ja principe misaj, por fakulo laŭnecese skizaj, sed la detala prilaboro taskas ne al mi, eble ne eĉ ĉe konkreta programado.</text:p>
      <text:h text:style-name="Heading_20_3" text:outline-level="3">Similaj iniciatoj?</text:h>
      <text:p text:style-name="Text_20_body">Ekzistas multaj similaj ideoj, proponoj, planoj, homoj, komunumoj; miaopinie mi diras aŭ skribas nenion tian, kio ne ekzistus en la nuna mondo. Se ion mi aldonas, tio estas la strukturo, esploro de tio, kial izolitaj iniciatoj ne trovas unu la aliajn, kial ne sufiĉas la bona intenco por ŝanĝi la mondon. Kiel granda estas fakte la kontraŭvento, kontraŭ kiu ni luktas, ĝis kie ĝi atingas, kio movas ĝin, kaj kion fakte faras la „nevidebla mano de la merkato”.</text:p>
      <text:p text:style-name="Text_20_body">Se sufiĉe bone mi faras mian aferon, mi donas rimedojn en la manojn de homoj kaj komunumoj, kiuj imagas al si alian estontecon. Mi ŝatus montri miajn revojn, por ke ni povu formi komunajn revojn, krei taskojn komunajn kaj longdistancajn, tamen realigeblajn kaj porluktindajn. Se mi bone faros mian taskon, ĝi dismultiĝos sendepende de mi en unuopajn taskojn en multaj komunumoj, kiuj ĉiam trovos unu la aliajn, se la tasko superkreskos ilin. Tiel teksiĝos unusola, planede vasta reto baziĝanta sur amo, respekto, kredo kaj homa forto, en ĉiu unuopa homo ni fariĝos tuttera specio.</text:p>
      <text:p text:style-name="Text_20_body">La historio de tri ŝtonĉizistoj saltas en mian menson, kiuj unu apud la aliaj faras ŝtonkubojn el la sama materialo, per la samaj iloj, sed al la demando, kion ili faras, ili tamen respondas diference. La unua ĉizas ŝtonkubojn, la dua preparas materialon por apogarko kaj la tria konstruas katedralon. </text:p>
      <text:p text:style-name="P22">Mia granda revo estas veni al la nivelo de la tria ŝtonĉizisto.</text:p>
      <text:p text:style-name="Text_20_body"/>
      <text:h text:style-name="Heading_20_3" text:outline-level="3">Kio sekvos post ĉi tio?</text:h>
      <text:p text:style-name="Text_20_body">Io tute alia… Estas interesa ĉi tiu tempodeŝoviĝo, al mi signifas Mondo Aŭrora la pasintajn unu kaj duonjarojn, kaj mi ĝojas, ke mi finis ĝin, ke mi povis diri, kion mi volis. Evidente, mi faras al mi la demandon, kio okazos, se eventuale multaj interesiĝos pri la temo? Ĉu interparoladoj, prelegoj, intervjuoj? Nu, tio tute ne plaĉus al mi, tio signifus, ke mi ne povis kompreneble vortigi tion, kio koncipiĝis en mi. Mi estas programisto, ne verkisto aŭ filozofo; mi esperas, ke nun mi pli bone povos koncentri min al mia sekva tasko, planado kaj kreo de la sistemo menciita en la Vojplano de Mondo Aŭrora. Mi fidas, ke mi havos helpon kaj konvenan medion por krei ĝin. Gravas ne atingi multajn komunumojn, sed formi kun tiuj kelkaj, kiujn mi povas atingi, vere utilan rimedaron kaj spertobazon, ke estu bonaj modeloj, kiuj poste transherediĝos.</text:p>
      <text:h text:style-name="Heading_20_3" text:outline-level="3">… kaj la amaskomunikiloj?</text:h>
      <text:p text:style-name="Text_20_body">Ĉi-momente mi ne kredas, ke ni bezonus unu la aliajn. Laŭaserte ajna temo atinginta 5%-ojn de la populacio, penetros „en la publikan konscion” kaj generas interesiĝon; sed por mi tio ne estas celo. Multe pli gravas evoluigi la enhavon, kiun poste komunumoj transdonos unu al aliaj; la rolo de la mediatoj ĉe tio estas preteratentebla.</text:p>
      <text:p text:style-name="Text_20_body">La amaskomunikiloj vivas per tio, ke per la iluzio de diskonateco sorbas en sin ĉion kreivan, poste malplenigas ĝin sur la propran sedimentamason inter la tie akumulitan, sufiĉe dubindan enhavon. Ion ajn ili varigas, atentas nur unu aferon: ne endanĝerigi la propran rolon. Se mi sukcesis sufiĉe bone klarigi, ke la nunaj formoj de la amaskomunikiloj devos baldaŭ malaperi el la mondo, tiam mi povas esperi, ke ili lasos min por ioma tempo en paco, de si mem ne „distrumpetos” Mondon Aŭroran „kiel novaĵon”. Se malgraŭ tio ĝi fariĝos novaĵinformo, tiam aperos la klaĉĵurnalismo aŭ la politika kolorigado esperante subtiri ĝin en sian marĉon. Mi esperas, ĝis tiam mi atingos tian nivelon en la realigo, ke tio ne plu signifos danĝeron.</text:p>
      <text:p text:style-name="Text_20_body">Ĉu mia sinteno ŝajnas pesimisma? Jes. De neniu rabobesto mi esperas, ke ĝi amu min por miaj du belaj okuloj, se ĝi ankaŭ povas manĝi min …</text:p>
      <text:h text:style-name="Heading_20_3" text:outline-level="3">Ĉu vi ne timas?</text:h>
      <text:p text:style-name="Text_20_body">Jes ja. Ne malofte mi sidadas antaŭ mia televidilo, spektas ian boksan matĉon („mi ne estus kredinta, ke ni estas tiel unuformaj, patro…”) aŭ ian pensvomaĵon en la kanalo Spectrum kaj mi meditas: kiel kompatinda estas ĉi tiu mondo-aŭrorumado. Ĉu ne povus resti ĉio same? Kion mi efektive volas? Mi havas familion, domon, vivon…</text:p>
      <text:p text:style-name="Text_20_body">Kiom da homoj montros sin nekomprenemaj, priridos min, faros ŝercojn pri mi tial, ĉar mi prezentas tiajn patetikajn malsaĝaĵojn? Aŭ kiom da homoj kaj kiel multe koleros min, minacos aŭ ofendos min, se mi estas vere sufiĉe bona kaj tuŝos vunde ilian sentemon aŭ negocajn interesojn? Kaj se vere senvalora ideofatrasaro estas, kion mi prezentas, ĉiuj prave forĵetos ĝin en rubujon, kaj la mondo trankvile plupasos sur sia vojo, kaj okazos nenio malbona, kaj mi nur malŝparas mian tempon, kiam mi okupiĝas pri tio?</text:p>
      <text:p text:style-name="Text_20_body">Jes ja, mi timas, estas necerta. Sed mi sentas kun plena certeco: ĉi tiuj ideoj enestas min kaj volas liberiĝi el mia kapo; ne estas nun pli granda timo, ol vidi en la momento de mia morto: mi ne donis al ili ĉiujn ŝancojn.</text:p>
      <text:p text:style-name="Text_20_body"/>
      <text:h text:style-name="P30" text:outline-level="2">Motivoj</text:h>
      <text:p text:style-name="Text_20_body">El la supraj vortoj ne senteblas miaintence, sed kompare al ili grava demando estas, kio instigis min skribi. Miaaserte mi esploras la fenomenojn de nia mondo el vidpunkto, tute diferenca de la ĝenerala. Kio faras min kapabla je ĉi tiu alia vidmaniero? Ĉu mi havas ian kaŝitan, fonan celon, kiun mi povas atingi per ĝi? Kiaj motivoj movas min? Al ĉi tiuj demandoj mi mem kompreneble ne povas respondi, mi povas fari nur, ke mallonge mi skribos pri mi, klopodas resumi la decidajn okazaĵojn de mia vivo, poste mi cedos al la Leganto: ĉu li akceptos aŭ ne la analizon – ekkoninte la analizanton.</text:p>
      <text:p text:style-name="Text_20_body">Mi naskiĝis la 6-an de januaro 1973 en Szeged, miaj gepatroj estis muzikistoj. Mi aĝis ĉirkaŭ ses jarojn, kiam mia fratino naskita kun mongolismo mortis en aĝo de unu kaj duonjaro, ŝia truhava koro kaŭzanta al ŝi malbonfarton ĉe ĉiu veterŝanĝo, ne estis operaciebla. El ĉi tiu periodo mi praktike ne havas memorbildojn. La memorkapablo funkcias ĉe mi depost tio strange: procezoj, strukturoj bone konserviĝas en mia memoro, sed konkretaĵoj (okazaĵoj, datoj, vizaĝoj, nomoj) apenaŭ.</text:p>
      <text:p text:style-name="Text_20_body">Post la infanĝardeno en Szeged mi komencis la lernejon en Debrecen kaj post la disedziĝo de miaj gepatroj mi plulernis de mia triaklasana aĝo en Szombathely, pro transloĝiĝo en mia kvinaklasana aĝo ree en nova loko. Ĝenerale en ĉiuj komunumoj mi bone sentis min kaj mi kredas, ankaŭ nun ne kaŭzas al mi problemojn adaptiĝi al nekonata sed ne malamikema medio. Mi klopodas rapide mezuri la fortorilatojn kaj meti min en neŭtralan pozicion, klarigi en mi mem kaj konigi al mia medio miajn motivojn. Ofte mi konfrontiĝis kun la tuta ŝanĝo de la homa medio, tiel mia „pozicio” perdis sian signifon, multe pli gravis ĉiufoje, kion mi povas fari kaj lerni en la donita loko. Tiel unu post aliaj estiĝis kaj forpasis amikecoj, eble tial mi klopodas plejeble riĉigi la kontakton, dum ĝi daŭras, kaj poste mi ne proploras, se ĝi ĉesas.</text:p>
      <text:p text:style-name="Text_20_body">Mian patrinon, kun kiu ni vivis duope ekde mia triaklasana aĝo ĝis la fino de la gimnaziaj jaroj, la perdo de mia fratino, gravaj kaj doloraj malsanoj kaj la ĉiutagaj luktoj puŝis en profundan krizon. Tiel ĉiutage mi devis alfronti problemojn, kiujn mi povis nek kompreni, nek solvi. Dudekjara mi komprenis, kiel multe mi povas danki al ŝi, kiel multe ŝi oferis por tio, ke mi fariĝu tio, kio nun mi estas. Ŝi kreis tiun medion, antaŭ kiu mi senĉese fuĝis internen, al miaj pensoj, praktike mi vivis monaĥan vivon en la ĉiutaga medio, ĉar la distriĝoj kaj interbataletoj, de kiuj plenas la vivo de ĉiuj lernejaĝaj buboj, tute preteris la problemojn okupantajn min. Kiam mi fine povis unuafoje sincere danki ŝin por tio kaj rigardi ŝin kun amo post dek jaroj da rankoro, ofenditeco kaj membedaŭro, mi perdis ŝin: hejme ŝi falis kaj trafiĝis de kronika cerbolezo, hodiaŭ ŝia fratinoj flegas ŝin.</text:p>
      <text:p text:style-name="Text_20_body">Mia patro signifis por mi iaspecan foran rifuĝejon, sed mi sciis, ke li ne povus esti por mi plenvalora patro. La somerajn feriojn ni ĉiam kune pasigis, ni bone sentis nin kune. Mi devis fariĝi preskaŭ tridekjara, kiam mi komprenis, kiel multe ni similas unu la alian. Tiam mi ekkonis la senton travivi kiel mision mian laboron, mi eksentis, ke ekzistas aferoj, kiujn mi volas fari ĉiukoste, ĉar mi vidas perspektivon pri la realigenda tuto. Mi spertis, kiel malfacile estas harmoniigi tion kun la familio, kun la taskoj de la ĉiutagoj, kun la gvidado de la propra vivo. Ankaŭ al mi tio ne sukcesis, kiel mi ŝatus. Al mia patro ne estis donita la donaco de sana, feliĉa, sentragedia kunvivado, kiu al mi finfine jes. Li ne estus povinta plenumi sian vivotaskon, se ni restas kune. La 23-an de januaro 2007 li mortis post la dua apopleksia atako. Lia forpaso postlasis ne nur malplenon, sed ankaŭ plenigis alian: li estas <text:span text:style-name="T1">mia patro,</text:span> kiun mi konis, kaj kiu paŝis inter <text:span text:style-name="T4">la</text:span><text:span text:style-name="T1"> Praulojn,</text:span> de kiuj neniun mi konis. Nun mi estas la akraĵo de ĉi tiu instrumento, ĝis ankaŭ mi mem foriros. Dum mia ĝisnuna vivo ĉiam akompanis min kelkaj frazeroj, plej bone esprimantaj mian pensadon. Tio estis ĝis la morto de mia patro iu frazo el la filmo Blade Runner: <text:span text:style-name="T1">„…ĉiuj tiuj minutoj malaperos en la Tempo kiel larmeroj inter pluveroj”.</text:span></text:p>
      <text:p text:style-name="Text_20_body"/>
      <text:p text:style-name="P4">Hodiaŭ mi skribus jenon sur mia neekzistanta blazono:</text:p>
      <text:p text:style-name="P32">Honore al la Prauloj,<text:line-break/>Utile al ĉiuj kunuloj,<text:line-break/>Ĝojige al la posteuloj.</text:p>
      <text:p text:style-name="Text_20_body">De li mi ricevis mian unuan komputilon en mia kvinaklasana aĝo, iun Commodore C116. Mi ludis per ĝi duonjaron, poste ĝi ektedis min kaj mi komenci programadi. Tio estis bonega eskapo de la problemoj de la ĉiutaga vivo, kio funkciis ja nebone en la maŝino, tio estis mia eraro, kaj almenaŭ mi havis ŝancon rebonigi ĝin. Tiu ĉi sinteno ankaŭ nun karakterizas min: mi konsideras nature, ke mi faras erarojn, ties rekono ne kaŭzas al mi ĝenon, eĉ, mi ĉiam ĝojas trovi ties kaŭzojn (laŭ mi programisto fariĝos el tiu, kiu sincere ĝojas, se li povas skoldi sin stulta…). En mia gimnaziana aĝo, dum la someraj ferioj mi laboris plurajn semajnojn pri programo, kiun hejmenveninte mi nerevenigeble forviŝis per mia unua movo, kiam mi volis transkopii ĝin en lernejan komputilon. Post kelkminuta furiozado mi ekkonsciis, ke la efektiva laboro estis ne la skribo de la programo, sed ke mi fariĝis kapabla krei ĝin: en mia kapo ankaŭ plue troviĝas la tuta kaj post kelkaj horoj ĝi denove funkciis. Mi enskribiĝis en programistan fakon en la universitato, sed post la akiro de la altlerneja diplomo (3 jaroj) mi forlasis ĝin: estis nenio, kio instigis min daŭrigi. Sekvis unu kaj duonjaro da civila militservado (Medicina Universitato de Szeged, infankliniko, malsanulportisto), decida periodo de mia vivo, depost tiam mi ŝatas labori pri sanitaraj sistemoj. De tiam mi senĉese sidas antaŭ komputilo, havis ŝancon labori pri belaj taskoj kun bonaj homoj. Krome, de kiam mi programadas, formiĝadas en mi la ideo de sistemo: mi volus renversi ankaŭ la mondon de la komputoteĥniko.</text:p>
      <text:p text:style-name="Text_20_body">En miaj kontaktoj kun virinoj mi estis feliĉa. De mia infanĝardena „etcino” forŝiris min la transloĝiĝo, la postaj jaroj pasis sen similaj epizodoj, la interesiĝojn kaj ekzaltiĝojn de la adolesko mi transpasis sen efektivaj tiaj interrilatoj. En la mezlernejo plaĉis al mi knabino, en la someraj ferioj mi prenis al mi kuraĝon skribi al ŝi leteron, kaj kiam ni renkontiĝis, ŝi rakontis, ke li havas koramikon. Post tio sekvis Platona periodo, eble neniam mi malkaŝis al tiu knabino, ke ŝi plaĉas al mi. Dum la universitataj jaroj unu kaj duonjaron mi amikis kun la unua serioza parulino, kun kiu ankaŭ nun ni estas bonaj geamikoj, tra ŝi mi ekkonis post multaj jaroj mian duan amikinon, kiu de dek jaroj estas mia edzino kaj patrino de niaj tri infanoj. Inter la du sentoj mi estus havinta eblojn por geaj kontaktoj, sed la respekto al la alia homo neniam permesis al mi, ke por agrabla tempopasigo mi mensogu neekzistantajn sentojn. Inter senĉasaj luktoj mi prefere atendis kaj esperis havi tiel intensan allogon, al kiu mi ne povos kontraŭstari. Retrorigarde mi diras, mi perdis nenion kaj fine mi ricevis ĉion, pri kio mi revis: post jaroj plenaj de laboro, luktoj, multaj internaj ŝanĝigoj kaj tri knaboj nun ni amas unu la alian eble iom pli mature sed kun neŝanĝita intenso.</text:p>
      <text:p text:style-name="Text_20_body">Kiel patro mi spertis, kiom for mi estas de tiu idealo, kiun mi imagis al mi. En la paniko kaptinta min post la unuaj semajnoj de la entuziasmiĝo mi ne hontis demandi, ĉu ni volas havi nian naskiĝontan infanon… mi prefere estus eskapinta, sed Renata persistis, helpis min transpasi ĉi tiun punkton. La streĉa laboro, manko de sufiĉa dormo, la nova respondeco forprenis de mi pli multe da forto, ol mi iam ajn imagis, mi estis neatentema kaj kruda al la tri infanoj, kiuj senescepte heredis eksterordinare viglan menson. Tio nun estas ĝojo, sed tiutempe konkretiĝis en „por nenio mi dormiĝos”, kion mi tre malbone toleris: jen nova problemo, kiu tre ĝenas min, tamen mi ne povas solvi ĝin… Nun, kiam la knaboj jam kreskis pli grandaj, estas multe pli facile al mi, kaj maloftiĝis frontaj interpuŝiĝoj inter ni. Nun mi havas la grandan revon retiriĝi el la „regulkrea kaj -observiga” rolo kaj transiri en rilaton bazitan prefere sur priparolo, konvinkado. Sed eble mi tro multe esperas, kaj tio eblos nur post pluraj jaroj. Mi komprenas kaj sentas, kion kaj por kio ili faras, sed ofte mi forgesas, ke min, infanon formis tiaj decidaj influoj, kontraŭ kiuj mi ĉiuklopode volas ŝirmi ilin, krome tiu sistemo, kiun mi provas transdoni al ili, formiĝis en mi dum multaj jaroj. La vortoj, reguloj estas simplaj, kompreneblaj, sed eĉ kun tio ne pli facile observeblaj sendemande.</text:p>
      <text:p text:style-name="Text_20_body"/>
      <text:p text:style-name="P4">La spiriteco ĉiam altiris min, en ĝi mi esperis trovi la solvon de la streĉoj inter la efektiva funkciado de la ĉiutaga vivo kaj la publike konfesataj principoj, samtempe mi klopodis observi kun sobra-mensa kritiko la diversajn instruantojn kaj metodojn. Kiel subaklasana bazlernejano mi trafis Daŭdeĝingon de Laozio kaj meditadojn de Ĝuangzio; tiam mi opiniis, ke estas tute superflue fari ion ajn, ili ja diris ĉion esencan… Poste sekvis la paroladoj de Budho, libroj pri la zen-budhismo, la tiutempe aperinta Silva-metodo, TM, Rejkio. Tre longe daŭris, ĝis mi sukcesis diferencigi la misaĵojn de la nuntempa kaj historia eklezio disde la principoj de la religio kaj legi unuafoje kun akceptema spirito la Novan Testamenton. Mi ne konsideras min homo kun kristana religio laŭ la ĝenerala kompreno, sed profunde mi respektas tiun senkompromisan, matematikecan purecon kaj precizecon, kiuj enestas en la vortoj de Jesuo; mi lernis respekti la ofereman laboron de la konservantoj kaj sekvantoj de la eklezio. Libere mi elektis, ke mi kredas la Amon kaj amas Dion, sed ne multe mi okupiĝas pri tio, per kiu nomo mi devas alparoli kaj per kiaj ritoj respekti Lin. Mi pensas, ke la sola mezurilo estas miaj vivo, agoj, vortoj – kaj miaj revoj, kiujn sekvante mi elektas mian morgaŭon.</text:p>
      <text:p text:style-name="Text_20_body">En mia studenta aĝo mi renkontis la homon, kiun de tiam mi konsideras mia spirita majstro, kvankam tre malofte ni renkontiĝas. Tiam mi havis multajn ideojn, revojn kaj esperojn kaj li persone spertitan travivaĵon de mortoproksimeco kaj el ĝi fontantan nekutiman certecon, liberecon kaj scion. Estas karakterize, ke li fariĝis mia majstro ne tiel, ke mi tre serĉis kaj fine trovis lin, sed tiel, ke mi havis imagon prie kaj spite ĉian mian kontraŭemon mi devis akcepti, ke jes ja, li estas tio. Ni kreis fondaĵon (kaj el ĝi duan pro la ŝanĝiĝo de la kondiĉoj), kiu okupiĝas ĉefe pri demandoj rilataj al la nocio de la Amo, ties travivado kaj aperigo, kaj kiu danke al la oferema laboro de multaj eminentaj homoj hodiaŭ aktive funkciadas en pluraj lokoj de la lando. Mi mem venis sufiĉe for de ĝi, ĉar trans iu certa punkto mi ne sentis sincera la rolon, kiun mi plenumis, estus povinta plenumi. Mi ekhavis novajn taskojn: familio, infanoj, laboro kaj mi sentis tiel, ke la Vojo, por kies trairo mi venis, postulas de mi koni la hodiaŭan vivon ne nur teorie, sed ankaŭ pere de spertoj.</text:p>
      <text:p text:style-name="Text_20_body">Ĉi tiu sufiĉe ŝrumpigita historio kondukis al mia nuna stato, kiu, refoje mallongigita, estas jen tia: fine mi komencis okupiĝi pri la programada laboro prirevata kaj formadata tra pli ol dek jaroj, per kiu mi volas kap-al-ter-igi la hodiaŭajn konceptojn de la komputoteĥniko, aŭ pli ĝuste re-surpiedigi tion, kio hodiaŭ staras kap-al-tere pro la superregado de financaj vidpunktoj. Mi kreis fondaĵon por tio, ke ĝi estu proprietulo de ĉiuj kreaĵoj aŭtoritaj de mi – malebligante tiamaniere, ke ĉu mi, ĉu iu ajn vendu kaj senigu ilin je tiuj bazaj principoj, kiujn mi konsideras super ĉio gravaj. Tiel estiĝis ankaŭ ĉi tiu verketo.</text:p>
      <text:p text:style-name="Text_20_body">Se mi eraras, tiam malsaĝe mi malŝparas ne malgrandan onon de mia vivo – kiuj konas min, ili scias, ke mi havas grandan praktikon en tio… Se mi pravas, mi semas venton kaj rikoltos tempeston. Mi konscias tion kaj <text:span text:style-name="T1">volas</text:span> rikolti tempeston, ĉar ĉiuj miaj analizoj, pensovicoj kondukas min al la konkludo, ke mi vivas en memdetrua sistemo, en kiu mankas motivoj mem starigi sin sur novan vojon; kaj ĉar ene de limigita tempo ĝi konsumos siajn resursojn, ĝi ĉiel radikale ŝanĝiĝos. Se la tempesto jam estas neevitebla, ĝi atingu min almenaŭ sur la ferdeko, ĉe la veloj aŭ remiloj aŭ ie ajn, kie mi sentas havi ŝancojn fari alion, ol nur kaŭri en la kajuto, dum la ŝipon direktas intencoj, kiuj laŭ mia plej bona scio stiros ĝin en detruon.</text:p>
      <text:p text:style-name="Text_20_body">Kion mi volas atingi per tio? La cindroj de mia patro en maniero inda je li estis metitaj en perfekta, nigra granitkubo. Kiam ĉe la lasta adiaŭado mi forpaŝis de tie, mi trarigardis la kolektiĝintajn homojn, profunde suspiris, kaj kvankam tio ne estas karakteriza pri mi, du versoj venis en mian kapon. Mi sentis tiel, ke en ĉi tiu minuto Patro adiaŭis en mi ĉiujn, kiuj akompanis lin sur la vojo. Kiam ankaŭ por mi konsumiĝos la tempo, mi samtiel volas adiaŭi sen nei, plendi kaj ekskuzi min.</text:p>
      <text:p text:style-name="P32">Dankon al vi, viv’!<text:line-break/>Estis amuzo bona, virlabor’! <text:note text:id="ftn6" text:note-class="footnote"><text:note-citation>6</text:note-citation><text:note-body><text:p text:style-name="Footnote">Tradukis: Kolomano Kalocsa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o" fo:country="none"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o" fo:country="non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text-properties fo:font-style="italic" style:font-style-asian="italic" style:font-style-complex="italic"/>
    </style:style>
    <style:style style:name="P2" style:family="paragraph" style:parent-style-name="Footer">
      <style:paragraph-properties fo:text-align="start"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chapter text:display="number-and-name" text:outline-level="2">Vivo, morto, ŝanĝiĝoj</text:chapter></text:p>
      </style:header>
      <style:footer>
        <text:p text:style-name="P2"><text:page-number text:select-page="current">6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creator>Loránd Kedves</dc:creator>
    <dc:date>2011-01-29T10:08:02</dc:date>
    <dc:language>eo</dc:language>
    <meta:editing-cycles>761</meta:editing-cycles>
    <meta:editing-duration>P85DT13H39M43S</meta:editing-duration>
    <meta:user-defined meta:name="Info 2"/>
    <meta:user-defined meta:name="Info 3"/>
    <meta:user-defined meta:name="Info 4"/>
    <meta:user-defined meta:name="Ver">0.9</meta:user-defined>
    <meta:document-statistic meta:table-count="1" meta:image-count="1" meta:object-count="0" meta:page-count="118" meta:paragraph-count="931" meta:word-count="71949" meta:character-count="445860"/>
  </office:meta>
</office:document-meta>
</file>